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678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_HEA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  <table:table-cell office:value-type="string" calcext:value-type="string">
            <text:p>WX Torso</text:p>
          </table:table-cell>
          <table:table-cell office:value-type="string" calcext:value-type="string">
            <text:p>WY Torso</text:p>
          </table:table-cell>
          <table:table-cell office:value-type="string" calcext:value-type="string">
            <text:p>WZ Torso</text:p>
          </table:table-cell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office:value-type="string" calcext:value-type="string">
            <text:p>WX RArm</text:p>
          </table:table-cell>
          <table:table-cell office:value-type="string" calcext:value-type="string">
            <text:p>WY RArm</text:p>
          </table:table-cell>
          <table:table-cell office:value-type="string" calcext:value-type="string">
            <text:p>WZ RArm</text:p>
          </table:table-cell>
          <table:table-cell office:value-type="string" calcext:value-type="string">
            <text:p>X RArm</text:p>
          </table:table-cell>
          <table:table-cell office:value-type="string" calcext:value-type="string">
            <text:p>Y RArm</text:p>
          </table:table-cell>
          <table:table-cell office:value-type="string" calcext:value-type="string">
            <text:p>Z RArm</text:p>
          </table:table-cell>
          <table:table-cell office:value-type="string" calcext:value-type="string">
            <text:p>WX LArm</text:p>
          </table:table-cell>
          <table:table-cell office:value-type="string" calcext:value-type="string">
            <text:p>WY LArm</text:p>
          </table:table-cell>
          <table:table-cell office:value-type="string" calcext:value-type="string">
            <text:p>WZ LArm</text:p>
          </table:table-cell>
          <table:table-cell office:value-type="string" calcext:value-type="string">
            <text:p>X LArm</text:p>
          </table:table-cell>
          <table:table-cell office:value-type="string" calcext:value-type="string">
            <text:p>Y LArm</text:p>
          </table:table-cell>
          <table:table-cell office:value-type="string" calcext:value-type="string">
            <text:p>Z LArm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322879791" calcext:value-type="float">
            <text:p>1.2898632288</text:p>
          </table:table-cell>
          <table:table-cell office:value-type="float" office:value="1.08784162998199" calcext:value-type="float">
            <text:p>1.08784163</text:p>
          </table:table-cell>
          <table:table-cell office:value-type="float" office:value="0.0211861357092857" calcext:value-type="float">
            <text:p>0.0211861357</text:p>
          </table:table-cell>
          <table:table-cell office:value-type="float" office:value="0.0488458201289177" calcext:value-type="float">
            <text:p>0.0488458201</text:p>
          </table:table-cell>
          <table:table-cell office:value-type="float" office:value="-0.132011145353317" calcext:value-type="float">
            <text:p>-0.1320111454</text:p>
          </table:table-cell>
          <table:table-cell office:value-type="float" office:value="0.221561595797539" calcext:value-type="float">
            <text:p>0.2215615958</text:p>
          </table:table-cell>
          <table:table-cell office:value-type="float" office:value="-0.923266053199768" calcext:value-type="float">
            <text:p>-0.9232660532</text:p>
          </table:table-cell>
          <table:table-cell office:value-type="float" office:value="1.08373939990997" calcext:value-type="float">
            <text:p>1.0837393999</text:p>
          </table:table-cell>
          <table:table-cell office:value-type="float" office:value="0.126669719815254" calcext:value-type="float">
            <text:p>0.1266697198</text:p>
          </table:table-cell>
          <table:table-cell office:value-type="float" office:value="0.0467942431569099" calcext:value-type="float">
            <text:p>0.0467942432</text:p>
          </table:table-cell>
          <table:table-cell office:value-type="float" office:value="0.115265503525734" calcext:value-type="float">
            <text:p>0.1152655035</text:p>
          </table:table-cell>
          <table:table-cell office:value-type="float" office:value="0.230150699615478" calcext:value-type="float">
            <text:p>0.230150699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39433289" calcext:value-type="float">
            <text:p>1.2898623943</text:p>
          </table:table-cell>
          <table:table-cell office:value-type="float" office:value="1.08784234523773" calcext:value-type="float">
            <text:p>1.0878423452</text:p>
          </table:table-cell>
          <table:table-cell office:value-type="float" office:value="0.021185327321291" calcext:value-type="float">
            <text:p>0.0211853273</text:p>
          </table:table-cell>
          <table:table-cell office:value-type="float" office:value="0.0488457009196281" calcext:value-type="float">
            <text:p>0.0488457009</text:p>
          </table:table-cell>
          <table:table-cell office:value-type="float" office:value="-0.132011249661446" calcext:value-type="float">
            <text:p>-0.1320112497</text:p>
          </table:table-cell>
          <table:table-cell office:value-type="float" office:value="0.221561580896378" calcext:value-type="float">
            <text:p>0.2215615809</text:p>
          </table:table-cell>
          <table:table-cell office:value-type="float" office:value="-0.92326694726944" calcext:value-type="float">
            <text:p>-0.9232669473</text:p>
          </table:table-cell>
          <table:table-cell office:value-type="float" office:value="1.08373892307282" calcext:value-type="float">
            <text:p>1.0837389231</text:p>
          </table:table-cell>
          <table:table-cell office:value-type="float" office:value="0.126668855547905" calcext:value-type="float">
            <text:p>0.1266688555</text:p>
          </table:table-cell>
          <table:table-cell office:value-type="float" office:value="0.0467943325638771" calcext:value-type="float">
            <text:p>0.0467943326</text:p>
          </table:table-cell>
          <table:table-cell office:value-type="float" office:value="0.115265436470509" calcext:value-type="float">
            <text:p>0.1152654365</text:p>
          </table:table-cell>
          <table:table-cell office:value-type="float" office:value="0.23015071451664" calcext:value-type="float">
            <text:p>0.230150714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15591431" calcext:value-type="float">
            <text:p>1.2898621559</text:p>
          </table:table-cell>
          <table:table-cell office:value-type="float" office:value="1.08784246444702" calcext:value-type="float">
            <text:p>1.0878424644</text:p>
          </table:table-cell>
          <table:table-cell office:value-type="float" office:value="0.0211851708590984" calcext:value-type="float">
            <text:p>0.0211851709</text:p>
          </table:table-cell>
          <table:table-cell office:value-type="float" office:value="0.0488456785678864" calcext:value-type="float">
            <text:p>0.0488456786</text:p>
          </table:table-cell>
          <table:table-cell office:value-type="float" office:value="-0.132011249661446" calcext:value-type="float">
            <text:p>-0.1320112497</text:p>
          </table:table-cell>
          <table:table-cell office:value-type="float" office:value="0.221561565995216" calcext:value-type="float">
            <text:p>0.221561566</text:p>
          </table:table-cell>
          <table:table-cell office:value-type="float" office:value="-0.923267841339111" calcext:value-type="float">
            <text:p>-0.9232678413</text:p>
          </table:table-cell>
          <table:table-cell office:value-type="float" office:value="1.08373844623566" calcext:value-type="float">
            <text:p>1.0837384462</text:p>
          </table:table-cell>
          <table:table-cell office:value-type="float" office:value="0.126668199896812" calcext:value-type="float">
            <text:p>0.1266681999</text:p>
          </table:table-cell>
          <table:table-cell office:value-type="float" office:value="0.0467944294214249" calcext:value-type="float">
            <text:p>0.0467944294</text:p>
          </table:table-cell>
          <table:table-cell office:value-type="float" office:value="0.115265369415283" calcext:value-type="float">
            <text:p>0.1152653694</text:p>
          </table:table-cell>
          <table:table-cell office:value-type="float" office:value="0.230150729417801" calcext:value-type="float">
            <text:p>0.230150729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203670502" calcext:value-type="float">
            <text:p>1.2898620367</text:p>
          </table:table-cell>
          <table:table-cell office:value-type="float" office:value="1.0878427028656" calcext:value-type="float">
            <text:p>1.0878427029</text:p>
          </table:table-cell>
          <table:table-cell office:value-type="float" office:value="0.0211850572377443" calcext:value-type="float">
            <text:p>0.0211850572</text:p>
          </table:table-cell>
          <table:table-cell office:value-type="float" office:value="0.048845648765564" calcext:value-type="float">
            <text:p>0.0488456488</text:p>
          </table:table-cell>
          <table:table-cell office:value-type="float" office:value="-0.132011264562607" calcext:value-type="float">
            <text:p>-0.1320112646</text:p>
          </table:table-cell>
          <table:table-cell office:value-type="float" office:value="0.221561565995216" calcext:value-type="float">
            <text:p>0.221561566</text:p>
          </table:table-cell>
          <table:table-cell office:value-type="float" office:value="-0.923268556594849" calcext:value-type="float">
            <text:p>-0.9232685566</text:p>
          </table:table-cell>
          <table:table-cell office:value-type="float" office:value="1.0837379693985" calcext:value-type="float">
            <text:p>1.0837379694</text:p>
          </table:table-cell>
          <table:table-cell office:value-type="float" office:value="0.126667469739914" calcext:value-type="float">
            <text:p>0.1266674697</text:p>
          </table:table-cell>
          <table:table-cell office:value-type="float" office:value="0.0467945113778114" calcext:value-type="float">
            <text:p>0.0467945114</text:p>
          </table:table-cell>
          <table:table-cell office:value-type="float" office:value="0.1152653247118" calcext:value-type="float">
            <text:p>0.1152653247</text:p>
          </table:table-cell>
          <table:table-cell office:value-type="float" office:value="0.230150759220123" calcext:value-type="float">
            <text:p>0.2301507592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79828644" calcext:value-type="float">
            <text:p>1.2898617983</text:p>
          </table:table-cell>
          <table:table-cell office:value-type="float" office:value="1.08784282207489" calcext:value-type="float">
            <text:p>1.0878428221</text:p>
          </table:table-cell>
          <table:table-cell office:value-type="float" office:value="0.0211848486214876" calcext:value-type="float">
            <text:p>0.0211848486</text:p>
          </table:table-cell>
          <table:table-cell office:value-type="float" office:value="0.0488456189632416" calcext:value-type="float">
            <text:p>0.048845619</text:p>
          </table:table-cell>
          <table:table-cell office:value-type="float" office:value="-0.132011294364929" calcext:value-type="float">
            <text:p>-0.132011294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69808292389" calcext:value-type="float">
            <text:p>-0.9232698083</text:p>
          </table:table-cell>
          <table:table-cell office:value-type="float" office:value="1.08373725414276" calcext:value-type="float">
            <text:p>1.0837372541</text:p>
          </table:table-cell>
          <table:table-cell office:value-type="float" office:value="0.126666188240051" calcext:value-type="float">
            <text:p>0.1266661882</text:p>
          </table:table-cell>
          <table:table-cell office:value-type="float" office:value="0.0467946417629719" calcext:value-type="float">
            <text:p>0.0467946418</text:p>
          </table:table-cell>
          <table:table-cell office:value-type="float" office:value="0.115265220403671" calcext:value-type="float">
            <text:p>0.1152652204</text:p>
          </table:table-cell>
          <table:table-cell office:value-type="float" office:value="0.230150789022446" calcext:value-type="float">
            <text:p>0.23015078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67907715" calcext:value-type="float">
            <text:p>1.2898616791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7592145205" calcext:value-type="float">
            <text:p>0.0211847592</text:p>
          </table:table-cell>
          <table:table-cell office:value-type="float" office:value="0.0488456189632416" calcext:value-type="float">
            <text:p>0.048845619</text:p>
          </table:table-cell>
          <table:table-cell office:value-type="float" office:value="-0.132011294364929" calcext:value-type="float">
            <text:p>-0.132011294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0225524902" calcext:value-type="float">
            <text:p>-0.9232702255</text:p>
          </table:table-cell>
          <table:table-cell office:value-type="float" office:value="1.08373701572418" calcext:value-type="float">
            <text:p>1.0837370157</text:p>
          </table:table-cell>
          <table:table-cell office:value-type="float" office:value="0.126665726304054" calcext:value-type="float">
            <text:p>0.1266657263</text:p>
          </table:table-cell>
          <table:table-cell office:value-type="float" office:value="0.0467947013676167" calcext:value-type="float">
            <text:p>0.0467947014</text:p>
          </table:table-cell>
          <table:table-cell office:value-type="float" office:value="0.115265183150768" calcext:value-type="float">
            <text:p>0.1152651832</text:p>
          </table:table-cell>
          <table:table-cell office:value-type="float" office:value="0.230150789022446" calcext:value-type="float">
            <text:p>0.23015078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55986786" calcext:value-type="float">
            <text:p>1.2898615599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6679449081" calcext:value-type="float">
            <text:p>0.0211846679</text:p>
          </table:table-cell>
          <table:table-cell office:value-type="float" office:value="0.048845611512661" calcext:value-type="float">
            <text:p>0.0488456115</text:p>
          </table:table-cell>
          <table:table-cell office:value-type="float" office:value="-0.13201130926609" calcext:value-type="float">
            <text:p>-0.1320113093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0761966705" calcext:value-type="float">
            <text:p>-0.923270762</text:p>
          </table:table-cell>
          <table:table-cell office:value-type="float" office:value="1.08373665809631" calcext:value-type="float">
            <text:p>1.0837366581</text:p>
          </table:table-cell>
          <table:table-cell office:value-type="float" office:value="0.126665338873863" calcext:value-type="float">
            <text:p>0.1266653389</text:p>
          </table:table-cell>
          <table:table-cell office:value-type="float" office:value="0.0467947646975517" calcext:value-type="float">
            <text:p>0.0467947647</text:p>
          </table:table-cell>
          <table:table-cell office:value-type="float" office:value="0.115265160799026" calcext:value-type="float">
            <text:p>0.1152651608</text:p>
          </table:table-cell>
          <table:table-cell office:value-type="float" office:value="0.230150803923607" calcext:value-type="float">
            <text:p>0.2301508039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44065857" calcext:value-type="float">
            <text:p>1.2898614407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5710873604" calcext:value-type="float">
            <text:p>0.0211845711</text:p>
          </table:table-cell>
          <table:table-cell office:value-type="float" office:value="0.048845611512661" calcext:value-type="float">
            <text:p>0.0488456115</text:p>
          </table:table-cell>
          <table:table-cell office:value-type="float" office:value="-0.13201130926609" calcext:value-type="float">
            <text:p>-0.1320113093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1298408508" calcext:value-type="float">
            <text:p>-0.9232712984</text:p>
          </table:table-cell>
          <table:table-cell office:value-type="float" office:value="1.08373630046844" calcext:value-type="float">
            <text:p>1.0837363005</text:p>
          </table:table-cell>
          <table:table-cell office:value-type="float" office:value="0.126664891839027" calcext:value-type="float">
            <text:p>0.1266648918</text:p>
          </table:table-cell>
          <table:table-cell office:value-type="float" office:value="0.0467948205769062" calcext:value-type="float">
            <text:p>0.0467948206</text:p>
          </table:table-cell>
          <table:table-cell office:value-type="float" office:value="0.115265123546123" calcext:value-type="float">
            <text:p>0.1152651235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32144928" calcext:value-type="float">
            <text:p>1.2898613214</text:p>
          </table:table-cell>
          <table:table-cell office:value-type="float" office:value="1.08784294128418" calcext:value-type="float">
            <text:p>1.0878429413</text:p>
          </table:table-cell>
          <table:table-cell office:value-type="float" office:value="0.0211844462901354" calcext:value-type="float">
            <text:p>0.0211844463</text:p>
          </table:table-cell>
          <table:table-cell office:value-type="float" office:value="0.0488456040620804" calcext:value-type="float">
            <text:p>0.0488456041</text:p>
          </table:table-cell>
          <table:table-cell office:value-type="float" office:value="-0.132011339068413" calcext:value-type="float">
            <text:p>-0.1320113391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07326889" calcext:value-type="float">
            <text:p>-0.9232720733</text:p>
          </table:table-cell>
          <table:table-cell office:value-type="float" office:value="1.08373606204987" calcext:value-type="float">
            <text:p>1.083736062</text:p>
          </table:table-cell>
          <table:table-cell office:value-type="float" office:value="0.12666417658329" calcext:value-type="float">
            <text:p>0.1266641766</text:p>
          </table:table-cell>
          <table:table-cell office:value-type="float" office:value="0.0467948764562607" calcext:value-type="float">
            <text:p>0.0467948765</text:p>
          </table:table-cell>
          <table:table-cell office:value-type="float" office:value="0.115265056490898" calcext:value-type="float">
            <text:p>0.1152650565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32144928" calcext:value-type="float">
            <text:p>1.2898613214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4183504581" calcext:value-type="float">
            <text:p>0.0211844184</text:p>
          </table:table-cell>
          <table:table-cell office:value-type="float" office:value="0.0488455817103386" calcext:value-type="float">
            <text:p>0.0488455817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609710693" calcext:value-type="float">
            <text:p>-0.9232726097</text:p>
          </table:table-cell>
          <table:table-cell office:value-type="float" office:value="1.08373582363129" calcext:value-type="float">
            <text:p>1.0837358236</text:p>
          </table:table-cell>
          <table:table-cell office:value-type="float" office:value="0.12666366994381" calcext:value-type="float">
            <text:p>0.1266636699</text:p>
          </table:table-cell>
          <table:table-cell office:value-type="float" office:value="0.0467949435114861" calcext:value-type="float">
            <text:p>0.0467949435</text:p>
          </table:table-cell>
          <table:table-cell office:value-type="float" office:value="0.115265019237995" calcext:value-type="float">
            <text:p>0.1152650192</text:p>
          </table:table-cell>
          <table:table-cell office:value-type="float" office:value="0.230150818824768" calcext:value-type="float">
            <text:p>0.2301508188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643337488" calcext:value-type="float">
            <text:p>0.0211843643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2848129272" calcext:value-type="float">
            <text:p>-0.9232728481</text:p>
          </table:table-cell>
          <table:table-cell office:value-type="float" office:value="1.08373558521271" calcext:value-type="float">
            <text:p>1.0837355852</text:p>
          </table:table-cell>
          <table:table-cell office:value-type="float" office:value="0.12666343152523" calcext:value-type="float">
            <text:p>0.1266634315</text:p>
          </table:table-cell>
          <table:table-cell office:value-type="float" office:value="0.0467949658632278" calcext:value-type="float">
            <text:p>0.0467949659</text:p>
          </table:table-cell>
          <table:table-cell office:value-type="float" office:value="0.115265011787415" calcext:value-type="float">
            <text:p>0.1152650118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026943207" calcext:value-type="float">
            <text:p>-0.9232730269</text:p>
          </table:table-cell>
          <table:table-cell office:value-type="float" office:value="1.08373546600342" calcext:value-type="float">
            <text:p>1.083735466</text:p>
          </table:table-cell>
          <table:table-cell office:value-type="float" office:value="0.126663222908974" calcext:value-type="float">
            <text:p>0.1266632229</text:p>
          </table:table-cell>
          <table:table-cell office:value-type="float" office:value="0.0467949956655502" calcext:value-type="float">
            <text:p>0.0467949957</text:p>
          </table:table-cell>
          <table:table-cell office:value-type="float" office:value="0.115264996886253" calcext:value-type="float">
            <text:p>0.1152649969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146152496" calcext:value-type="float">
            <text:p>-0.9232731462</text:p>
          </table:table-cell>
          <table:table-cell office:value-type="float" office:value="1.08373534679413" calcext:value-type="float">
            <text:p>1.0837353468</text:p>
          </table:table-cell>
          <table:table-cell office:value-type="float" office:value="0.126662999391556" calcext:value-type="float">
            <text:p>0.1266629994</text:p>
          </table:table-cell>
          <table:table-cell office:value-type="float" office:value="0.0467950254678726" calcext:value-type="float">
            <text:p>0.0467950255</text:p>
          </table:table-cell>
          <table:table-cell office:value-type="float" office:value="0.115264974534512" calcext:value-type="float">
            <text:p>0.1152649745</text:p>
          </table:table-cell>
          <table:table-cell office:value-type="float" office:value="0.230150863528252" calcext:value-type="float">
            <text:p>0.2301508635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56338501" calcext:value-type="float">
            <text:p>-0.9232735634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746071816" calcext:value-type="float">
            <text:p>0.1266627461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5218277" calcext:value-type="float">
            <text:p>0.1152649522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682594299" calcext:value-type="float">
            <text:p>-0.9232736826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656664848" calcext:value-type="float">
            <text:p>0.1266626567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5218277" calcext:value-type="float">
            <text:p>0.1152649522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742198944" calcext:value-type="float">
            <text:p>-0.9232737422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582159042" calcext:value-type="float">
            <text:p>0.1266625822</text:p>
          </table:table-cell>
          <table:table-cell office:value-type="float" office:value="0.0467950627207756" calcext:value-type="float">
            <text:p>0.0467950627</text:p>
          </table:table-cell>
          <table:table-cell office:value-type="float" office:value="0.115264944732189" calcext:value-type="float">
            <text:p>0.1152649447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801803589" calcext:value-type="float">
            <text:p>-0.9232738018</text:p>
          </table:table-cell>
          <table:table-cell office:value-type="float" office:value="1.08373510837555" calcext:value-type="float">
            <text:p>1.0837351084</text:p>
          </table:table-cell>
          <table:table-cell office:value-type="float" office:value="0.126662477850914" calcext:value-type="float">
            <text:p>0.1266624779</text:p>
          </table:table-cell>
          <table:table-cell office:value-type="float" office:value="0.0467950701713562" calcext:value-type="float">
            <text:p>0.0467950702</text:p>
          </table:table-cell>
          <table:table-cell office:value-type="float" office:value="0.115264929831028" calcext:value-type="float">
            <text:p>0.1152649298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3921012878" calcext:value-type="float">
            <text:p>-0.923273921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343740463" calcext:value-type="float">
            <text:p>0.1266623437</text:p>
          </table:table-cell>
          <table:table-cell office:value-type="float" office:value="0.046795092523098" calcext:value-type="float">
            <text:p>0.0467950925</text:p>
          </table:table-cell>
          <table:table-cell office:value-type="float" office:value="0.115264914929867" calcext:value-type="float">
            <text:p>0.1152649149</text:p>
          </table:table-cell>
          <table:table-cell office:value-type="float" office:value="0.230150878429413" calcext:value-type="float">
            <text:p>0.2301508784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159431458" calcext:value-type="float">
            <text:p>-0.9232741594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150025368" calcext:value-type="float">
            <text:p>0.12666215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907479286" calcext:value-type="float">
            <text:p>0.1152649075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120223045" calcext:value-type="float">
            <text:p>0.1266621202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2922046185" calcext:value-type="float">
            <text:p>0.0394452922</text:p>
          </table:table-cell>
          <table:table-cell office:value-type="float" office:value="-0.174469172954559" calcext:value-type="float">
            <text:p>-0.174469173</text:p>
          </table:table-cell>
          <table:table-cell office:value-type="float" office:value="-0.00550004234537482" calcext:value-type="float">
            <text:p>-0.00550004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0388848782" calcext:value-type="float">
            <text:p>0.0394450389</text:p>
          </table:table-cell>
          <table:table-cell office:value-type="float" office:value="-0.174491450190544" calcext:value-type="float">
            <text:p>-0.1744914502</text:p>
          </table:table-cell>
          <table:table-cell office:value-type="float" office:value="-0.00541303306818008" calcext:value-type="float">
            <text:p>-0.005413033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8041915894" calcext:value-type="float">
            <text:p>0.0394448042</text:p>
          </table:table-cell>
          <table:table-cell office:value-type="float" office:value="-0.174515470862389" calcext:value-type="float">
            <text:p>-0.1745154709</text:p>
          </table:table-cell>
          <table:table-cell office:value-type="float" office:value="-0.00532420631498098" calcext:value-type="float">
            <text:p>-0.00532420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5732235909" calcext:value-type="float">
            <text:p>0.0394445732</text:p>
          </table:table-cell>
          <table:table-cell office:value-type="float" office:value="-0.174541294574738" calcext:value-type="float">
            <text:p>-0.1745412946</text:p>
          </table:table-cell>
          <table:table-cell office:value-type="float" office:value="-0.00523371109738946" calcext:value-type="float">
            <text:p>-0.0052337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3385303021" calcext:value-type="float">
            <text:p>0.0394443385</text:p>
          </table:table-cell>
          <table:table-cell office:value-type="float" office:value="-0.174569070339203" calcext:value-type="float">
            <text:p>-0.1745690703</text:p>
          </table:table-cell>
          <table:table-cell office:value-type="float" office:value="-0.00514170899987221" calcext:value-type="float">
            <text:p>-0.0051417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1150128841" calcext:value-type="float">
            <text:p>0.039444115</text:p>
          </table:table-cell>
          <table:table-cell office:value-type="float" office:value="-0.174598708748817" calcext:value-type="float">
            <text:p>-0.1745987087</text:p>
          </table:table-cell>
          <table:table-cell office:value-type="float" office:value="-0.00504834530875087" calcext:value-type="float">
            <text:p>-0.0050483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6940550804" calcext:value-type="float">
            <text:p>0.0394436941</text:p>
          </table:table-cell>
          <table:table-cell office:value-type="float" office:value="-0.174664184451103" calcext:value-type="float">
            <text:p>-0.1746641845</text:p>
          </table:table-cell>
          <table:table-cell office:value-type="float" office:value="-0.00485816271975637" calcext:value-type="float">
            <text:p>-0.00485816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4966146946" calcext:value-type="float">
            <text:p>0.0394434966</text:p>
          </table:table-cell>
          <table:table-cell office:value-type="float" office:value="-0.174700036644936" calcext:value-type="float">
            <text:p>-0.1747000366</text:p>
          </table:table-cell>
          <table:table-cell office:value-type="float" office:value="-0.0047616483643651" calcext:value-type="float">
            <text:p>-0.00476164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3103501797" calcext:value-type="float">
            <text:p>0.0394433104</text:p>
          </table:table-cell>
          <table:table-cell office:value-type="float" office:value="-0.174738168716431" calcext:value-type="float">
            <text:p>-0.1747381687</text:p>
          </table:table-cell>
          <table:table-cell office:value-type="float" office:value="-0.00466439267620444" calcext:value-type="float">
            <text:p>-0.00466439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9862499237" calcext:value-type="float">
            <text:p>0.0394429862</text:p>
          </table:table-cell>
          <table:table-cell office:value-type="float" office:value="-0.174821197986603" calcext:value-type="float">
            <text:p>-0.174821198</text:p>
          </table:table-cell>
          <table:table-cell office:value-type="float" office:value="-0.0044682645238936" calcext:value-type="float">
            <text:p>-0.0044682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8372383118" calcext:value-type="float">
            <text:p>0.0394428372</text:p>
          </table:table-cell>
          <table:table-cell office:value-type="float" office:value="-0.174866363406181" calcext:value-type="float">
            <text:p>-0.1748663634</text:p>
          </table:table-cell>
          <table:table-cell office:value-type="float" office:value="-0.00436970265582204" calcext:value-type="float">
            <text:p>-0.00436970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7105784416" calcext:value-type="float">
            <text:p>0.0394427106</text:p>
          </table:table-cell>
          <table:table-cell office:value-type="float" office:value="-0.174913957715035" calcext:value-type="float">
            <text:p>-0.1749139577</text:p>
          </table:table-cell>
          <table:table-cell office:value-type="float" office:value="-0.00427101133391261" calcext:value-type="float">
            <text:p>-0.00427101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602545023" calcext:value-type="float">
            <text:p>0.0394426025</text:p>
          </table:table-cell>
          <table:table-cell office:value-type="float" office:value="-0.174964070320129" calcext:value-type="float">
            <text:p>-0.1749640703</text:p>
          </table:table-cell>
          <table:table-cell office:value-type="float" office:value="-0.00417234655469656" calcext:value-type="float">
            <text:p>-0.0041723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5056874752" calcext:value-type="float">
            <text:p>0.0394425057</text:p>
          </table:table-cell>
          <table:table-cell office:value-type="float" office:value="-0.175016775727272" calcext:value-type="float">
            <text:p>-0.1750167757</text:p>
          </table:table-cell>
          <table:table-cell office:value-type="float" office:value="-0.00407386105507612" calcext:value-type="float">
            <text:p>-0.004073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4311816692" calcext:value-type="float">
            <text:p>0.0394424312</text:p>
          </table:table-cell>
          <table:table-cell office:value-type="float" office:value="-0.175072178244591" calcext:value-type="float">
            <text:p>-0.1750721782</text:p>
          </table:table-cell>
          <table:table-cell office:value-type="float" office:value="-0.00397570850327611" calcext:value-type="float">
            <text:p>-0.00397570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753023148" calcext:value-type="float">
            <text:p>0.0394423753</text:p>
          </table:table-cell>
          <table:table-cell office:value-type="float" office:value="-0.175130307674408" calcext:value-type="float">
            <text:p>-0.1751303077</text:p>
          </table:table-cell>
          <table:table-cell office:value-type="float" office:value="-0.00387804675847292" calcext:value-type="float">
            <text:p>-0.0038780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454999924" calcext:value-type="float">
            <text:p>0.0394423455</text:p>
          </table:table-cell>
          <table:table-cell office:value-type="float" office:value="-0.175191178917885" calcext:value-type="float">
            <text:p>-0.1751911789</text:p>
          </table:table-cell>
          <table:table-cell office:value-type="float" office:value="-0.00378101924434304" calcext:value-type="float">
            <text:p>-0.00378101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343241215" calcext:value-type="float">
            <text:p>0.0394423343</text:p>
          </table:table-cell>
          <table:table-cell office:value-type="float" office:value="-0.175255000591278" calcext:value-type="float">
            <text:p>-0.1752550006</text:p>
          </table:table-cell>
          <table:table-cell office:value-type="float" office:value="-0.00368479290045798" calcext:value-type="float">
            <text:p>-0.00368479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454999924" calcext:value-type="float">
            <text:p>0.0394423455</text:p>
          </table:table-cell>
          <table:table-cell office:value-type="float" office:value="-0.175321698188782" calcext:value-type="float">
            <text:p>-0.1753216982</text:p>
          </table:table-cell>
          <table:table-cell office:value-type="float" office:value="-0.00358951231464744" calcext:value-type="float">
            <text:p>-0.00358951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3939287663" calcext:value-type="float">
            <text:p>0.0394423939</text:p>
          </table:table-cell>
          <table:table-cell office:value-type="float" office:value="-0.175391390919685" calcext:value-type="float">
            <text:p>-0.1753913909</text:p>
          </table:table-cell>
          <table:table-cell office:value-type="float" office:value="-0.00349533488042653" calcext:value-type="float">
            <text:p>-0.003495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4609839916" calcext:value-type="float">
            <text:p>0.039442461</text:p>
          </table:table-cell>
          <table:table-cell office:value-type="float" office:value="-0.175464153289795" calcext:value-type="float">
            <text:p>-0.1754641533</text:p>
          </table:table-cell>
          <table:table-cell office:value-type="float" office:value="-0.00340241263620555" calcext:value-type="float">
            <text:p>-0.00340241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5541162491" calcext:value-type="float">
            <text:p>0.0394425541</text:p>
          </table:table-cell>
          <table:table-cell office:value-type="float" office:value="-0.175540074706078" calcext:value-type="float">
            <text:p>-0.1755400747</text:p>
          </table:table-cell>
          <table:table-cell office:value-type="float" office:value="-0.00331090344116092" calcext:value-type="float">
            <text:p>-0.00331090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26733255386" calcext:value-type="float">
            <text:p>0.0394426733</text:p>
          </table:table-cell>
          <table:table-cell office:value-type="float" office:value="-0.175619095563889" calcext:value-type="float">
            <text:p>-0.1756190956</text:p>
          </table:table-cell>
          <table:table-cell office:value-type="float" office:value="-0.00322095444425941" calcext:value-type="float">
            <text:p>-0.0032209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4817135334" calcext:value-type="float">
            <text:p>0.0394434817</text:p>
          </table:table-cell>
          <table:table-cell office:value-type="float" office:value="-0.175968587398529" calcext:value-type="float">
            <text:p>-0.1759685874</text:p>
          </table:table-cell>
          <table:table-cell office:value-type="float" office:value="-0.00287987245246768" calcext:value-type="float">
            <text:p>-0.00287987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7685608864" calcext:value-type="float">
            <text:p>0.0394437686</text:p>
          </table:table-cell>
          <table:table-cell office:value-type="float" office:value="-0.176064610481262" calcext:value-type="float">
            <text:p>-0.1760646105</text:p>
          </table:table-cell>
          <table:table-cell office:value-type="float" office:value="-0.00280004926025867" calcext:value-type="float">
            <text:p>-0.00280004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4428384304" calcext:value-type="float">
            <text:p>0.0394444428</text:p>
          </table:table-cell>
          <table:table-cell office:value-type="float" office:value="-0.176267355680466" calcext:value-type="float">
            <text:p>-0.1762673557</text:p>
          </table:table-cell>
          <table:table-cell office:value-type="float" office:value="-0.00264801527373493" calcext:value-type="float">
            <text:p>-0.0026480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48488950729" calcext:value-type="float">
            <text:p>0.0394448489</text:p>
          </table:table-cell>
          <table:table-cell office:value-type="float" office:value="-0.176374271512032" calcext:value-type="float">
            <text:p>-0.1763742715</text:p>
          </table:table-cell>
          <table:table-cell office:value-type="float" office:value="-0.00257611111737788" calcext:value-type="float">
            <text:p>-0.0025761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2884793282" calcext:value-type="float">
            <text:p>0.0394452885</text:p>
          </table:table-cell>
          <table:table-cell office:value-type="float" office:value="-0.176485016942024" calcext:value-type="float">
            <text:p>-0.1764850169</text:p>
          </table:table-cell>
          <table:table-cell office:value-type="float" office:value="-0.00250715715810656" calcext:value-type="float">
            <text:p>-0.00250715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57653164864" calcext:value-type="float">
            <text:p>0.0394457653</text:p>
          </table:table-cell>
          <table:table-cell office:value-type="float" office:value="-0.176599621772766" calcext:value-type="float">
            <text:p>-0.1765996218</text:p>
          </table:table-cell>
          <table:table-cell office:value-type="float" office:value="-0.0024413054343313" calcext:value-type="float">
            <text:p>-0.00244130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62831318378" calcext:value-type="float">
            <text:p>0.0394462831</text:p>
          </table:table-cell>
          <table:table-cell office:value-type="float" office:value="-0.176718100905418" calcext:value-type="float">
            <text:p>-0.1767181009</text:p>
          </table:table-cell>
          <table:table-cell office:value-type="float" office:value="-0.00237870728597045" calcext:value-type="float">
            <text:p>-0.0023787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74603235722" calcext:value-type="float">
            <text:p>0.0394474603</text:p>
          </table:table-cell>
          <table:table-cell office:value-type="float" office:value="-0.176967024803162" calcext:value-type="float">
            <text:p>-0.1769670248</text:p>
          </table:table-cell>
          <table:table-cell office:value-type="float" office:value="-0.00226389127783477" calcext:value-type="float">
            <text:p>-0.00226389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1159746647" calcext:value-type="float">
            <text:p>0.039448116</text:p>
          </table:table-cell>
          <table:table-cell office:value-type="float" office:value="-0.17709755897522" calcext:value-type="float">
            <text:p>-0.177097559</text:p>
          </table:table-cell>
          <table:table-cell office:value-type="float" office:value="-0.00221197982318699" calcext:value-type="float">
            <text:p>-0.0022119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8200545311" calcext:value-type="float">
            <text:p>0.0394488201</text:p>
          </table:table-cell>
          <table:table-cell office:value-type="float" office:value="-0.177232280373573" calcext:value-type="float">
            <text:p>-0.1772322804</text:p>
          </table:table-cell>
          <table:table-cell office:value-type="float" office:value="-0.00216393894515932" calcext:value-type="float">
            <text:p>-0.00216393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5651125908" calcext:value-type="float">
            <text:p>0.0394495651</text:p>
          </table:table-cell>
          <table:table-cell office:value-type="float" office:value="-0.177371293306351" calcext:value-type="float">
            <text:p>-0.1773712933</text:p>
          </table:table-cell>
          <table:table-cell office:value-type="float" office:value="-0.00211992510594428" calcext:value-type="float">
            <text:p>-0.00211992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03697752953" calcext:value-type="float">
            <text:p>0.0394503698</text:p>
          </table:table-cell>
          <table:table-cell office:value-type="float" office:value="-0.177514612674713" calcext:value-type="float">
            <text:p>-0.1775146127</text:p>
          </table:table-cell>
          <table:table-cell office:value-type="float" office:value="-0.00208008685149252" calcext:value-type="float">
            <text:p>-0.0020800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12265920639" calcext:value-type="float">
            <text:p>0.0394512266</text:p>
          </table:table-cell>
          <table:table-cell office:value-type="float" office:value="-0.177662283182144" calcext:value-type="float">
            <text:p>-0.1776622832</text:p>
          </table:table-cell>
          <table:table-cell office:value-type="float" office:value="-0.00204458320513368" calcext:value-type="float">
            <text:p>-0.0020445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30855119228" calcext:value-type="float">
            <text:p>0.0394530855</text:p>
          </table:table-cell>
          <table:table-cell office:value-type="float" office:value="-0.177970975637436" calcext:value-type="float">
            <text:p>-0.1779709756</text:p>
          </table:table-cell>
          <table:table-cell office:value-type="float" office:value="-0.00198718416504562" calcext:value-type="float">
            <text:p>-0.00198718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41025161743" calcext:value-type="float">
            <text:p>0.0394541025</text:p>
          </table:table-cell>
          <table:table-cell office:value-type="float" office:value="-0.178132146596909" calcext:value-type="float">
            <text:p>-0.1781321466</text:p>
          </table:table-cell>
          <table:table-cell office:value-type="float" office:value="-0.0019655991345644" calcext:value-type="float">
            <text:p>-0.00196559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51753997803" calcext:value-type="float">
            <text:p>0.0394551754</text:p>
          </table:table-cell>
          <table:table-cell office:value-type="float" office:value="-0.178297892212868" calcext:value-type="float">
            <text:p>-0.1782978922</text:p>
          </table:table-cell>
          <table:table-cell office:value-type="float" office:value="-0.00194895872846246" calcext:value-type="float">
            <text:p>-0.00194895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63004374504" calcext:value-type="float">
            <text:p>0.0394563004</text:p>
          </table:table-cell>
          <table:table-cell office:value-type="float" office:value="-0.178468391299248" calcext:value-type="float">
            <text:p>-0.1784683913</text:p>
          </table:table-cell>
          <table:table-cell office:value-type="float" office:value="-0.00193741836119443" calcext:value-type="float">
            <text:p>-0.0019374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7330520153" calcext:value-type="float">
            <text:p>0.0394587331</text:p>
          </table:table-cell>
          <table:table-cell office:value-type="float" office:value="-0.178823694586754" calcext:value-type="float">
            <text:p>-0.1788236946</text:p>
          </table:table-cell>
          <table:table-cell office:value-type="float" office:value="-0.00193026009947062" calcext:value-type="float">
            <text:p>-0.00193026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00331783295" calcext:value-type="float">
            <text:p>0.0394600332</text:p>
          </table:table-cell>
          <table:table-cell office:value-type="float" office:value="-0.179008647799492" calcext:value-type="float">
            <text:p>-0.1790086478</text:p>
          </table:table-cell>
          <table:table-cell office:value-type="float" office:value="-0.00193494709674269" calcext:value-type="float">
            <text:p>-0.00193494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1687207222" calcext:value-type="float">
            <text:p>0.0394616872</text:p>
          </table:table-cell>
          <table:table-cell office:value-type="float" office:value="-0.179239854216576" calcext:value-type="float">
            <text:p>-0.1792398542</text:p>
          </table:table-cell>
          <table:table-cell office:value-type="float" office:value="-0.00194438686594367" calcext:value-type="float">
            <text:p>-0.0019443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639633595943" calcext:value-type="float">
            <text:p>0.0394639634</text:p>
          </table:table-cell>
          <table:table-cell office:value-type="float" office:value="-0.179557859897614" calcext:value-type="float">
            <text:p>-0.1795578599</text:p>
          </table:table-cell>
          <table:table-cell office:value-type="float" office:value="-0.00195763516239822" calcext:value-type="float">
            <text:p>-0.00195763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03857600689" calcext:value-type="float">
            <text:p>0.0394703858</text:p>
          </table:table-cell>
          <table:table-cell office:value-type="float" office:value="-0.180449634790421" calcext:value-type="float">
            <text:p>-0.1804496348</text:p>
          </table:table-cell>
          <table:table-cell office:value-type="float" office:value="-0.00199536723084748" calcext:value-type="float">
            <text:p>-0.00199536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45282828808" calcext:value-type="float">
            <text:p>0.0394745283</text:p>
          </table:table-cell>
          <table:table-cell office:value-type="float" office:value="-0.181020975112915" calcext:value-type="float">
            <text:p>-0.1810209751</text:p>
          </table:table-cell>
          <table:table-cell office:value-type="float" office:value="-0.00201975298114121" calcext:value-type="float">
            <text:p>-0.002019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792594015598" calcext:value-type="float">
            <text:p>0.0394792594</text:p>
          </table:table-cell>
          <table:table-cell office:value-type="float" office:value="-0.181674376130104" calcext:value-type="float">
            <text:p>-0.1816743761</text:p>
          </table:table-cell>
          <table:table-cell office:value-type="float" office:value="-0.00204775435850024" calcext:value-type="float">
            <text:p>-0.0020477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846051931381" calcext:value-type="float">
            <text:p>0.0394846052</text:p>
          </table:table-cell>
          <table:table-cell office:value-type="float" office:value="-0.18240861594677" calcext:value-type="float">
            <text:p>-0.1824086159</text:p>
          </table:table-cell>
          <table:table-cell office:value-type="float" office:value="-0.00207932223565877" calcext:value-type="float">
            <text:p>-0.00207932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905582070351" calcext:value-type="float">
            <text:p>0.0394905582</text:p>
          </table:table-cell>
          <table:table-cell office:value-type="float" office:value="-0.183222472667694" calcext:value-type="float">
            <text:p>-0.1832224727</text:p>
          </table:table-cell>
          <table:table-cell office:value-type="float" office:value="-0.00211441167630255" calcext:value-type="float">
            <text:p>-0.0021144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971258938313" calcext:value-type="float">
            <text:p>0.0394971259</text:p>
          </table:table-cell>
          <table:table-cell office:value-type="float" office:value="-0.184114918112755" calcext:value-type="float">
            <text:p>-0.1841149181</text:p>
          </table:table-cell>
          <table:table-cell office:value-type="float" office:value="-0.0021529751829803" calcext:value-type="float">
            <text:p>-0.00215297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120717585087" calcext:value-type="float">
            <text:p>0.0395120718</text:p>
          </table:table-cell>
          <table:table-cell office:value-type="float" office:value="-0.186130329966545" calcext:value-type="float">
            <text:p>-0.18613033</text:p>
          </table:table-cell>
          <table:table-cell office:value-type="float" office:value="-0.00224033487029374" calcext:value-type="float">
            <text:p>-0.002240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204536616802" calcext:value-type="float">
            <text:p>0.0395204537</text:p>
          </table:table-cell>
          <table:table-cell office:value-type="float" office:value="-0.187251076102257" calcext:value-type="float">
            <text:p>-0.1872510761</text:p>
          </table:table-cell>
          <table:table-cell office:value-type="float" office:value="-0.00228904304094613" calcext:value-type="float">
            <text:p>-0.0022890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29450237751" calcext:value-type="float">
            <text:p>0.0395294502</text:p>
          </table:table-cell>
          <table:table-cell office:value-type="float" office:value="-0.18844547867775" calcext:value-type="float">
            <text:p>-0.1884454787</text:p>
          </table:table-cell>
          <table:table-cell office:value-type="float" office:value="-0.00234103365801275" calcext:value-type="float">
            <text:p>-0.00234103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39061486721" calcext:value-type="float">
            <text:p>0.0395390615</text:p>
          </table:table-cell>
          <table:table-cell office:value-type="float" office:value="-0.189712420105934" calcext:value-type="float">
            <text:p>-0.1897124201</text:p>
          </table:table-cell>
          <table:table-cell office:value-type="float" office:value="-0.00239626946859062" calcext:value-type="float">
            <text:p>-0.0023962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492874085903" calcext:value-type="float">
            <text:p>0.0395492874</text:p>
          </table:table-cell>
          <table:table-cell office:value-type="float" office:value="-0.191050678491592" calcext:value-type="float">
            <text:p>-0.1910506785</text:p>
          </table:table-cell>
          <table:table-cell office:value-type="float" office:value="-0.00245469901710749" calcext:value-type="float">
            <text:p>-0.0024546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601354539394" calcext:value-type="float">
            <text:p>0.0395601355</text:p>
          </table:table-cell>
          <table:table-cell office:value-type="float" office:value="-0.192459121346474" calcext:value-type="float">
            <text:p>-0.1924591213</text:p>
          </table:table-cell>
          <table:table-cell office:value-type="float" office:value="-0.002516282023862" calcext:value-type="float">
            <text:p>-0.0025162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716018974781" calcext:value-type="float">
            <text:p>0.0395716019</text:p>
          </table:table-cell>
          <table:table-cell office:value-type="float" office:value="-0.193936511874199" calcext:value-type="float">
            <text:p>-0.1939365119</text:p>
          </table:table-cell>
          <table:table-cell office:value-type="float" office:value="-0.00258096773177385" calcext:value-type="float">
            <text:p>-0.0025809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836941897869" calcext:value-type="float">
            <text:p>0.0395836942</text:p>
          </table:table-cell>
          <table:table-cell office:value-type="float" office:value="-0.195481657981873" calcext:value-type="float">
            <text:p>-0.195481658</text:p>
          </table:table-cell>
          <table:table-cell office:value-type="float" office:value="-0.00264871539548039" calcext:value-type="float">
            <text:p>-0.00264871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5964123308659" calcext:value-type="float">
            <text:p>0.0395964123</text:p>
          </table:table-cell>
          <table:table-cell office:value-type="float" office:value="-0.19709338247776" calcext:value-type="float">
            <text:p>-0.1970933825</text:p>
          </table:table-cell>
          <table:table-cell office:value-type="float" office:value="-0.00271947705186903" calcext:value-type="float">
            <text:p>-0.0027194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237745881081" calcext:value-type="float">
            <text:p>0.0396237746</text:p>
          </table:table-cell>
          <table:table-cell office:value-type="float" office:value="-0.200511813163757" calcext:value-type="float">
            <text:p>-0.2005118132</text:p>
          </table:table-cell>
          <table:table-cell office:value-type="float" office:value="-0.00286986911669374" calcext:value-type="float">
            <text:p>-0.0028698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53692394495" calcext:value-type="float">
            <text:p>0.0396536924</text:p>
          </table:table-cell>
          <table:table-cell office:value-type="float" office:value="-0.204182282090187" calcext:value-type="float">
            <text:p>-0.2041822821</text:p>
          </table:table-cell>
          <table:table-cell office:value-type="float" office:value="-0.00303179142065346" calcext:value-type="float">
            <text:p>-0.00303179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696291863918" calcext:value-type="float">
            <text:p>0.0396696292</text:p>
          </table:table-cell>
          <table:table-cell office:value-type="float" office:value="-0.206109032034874" calcext:value-type="float">
            <text:p>-0.206109032</text:p>
          </table:table-cell>
          <table:table-cell office:value-type="float" office:value="-0.00311696459539235" calcext:value-type="float">
            <text:p>-0.003116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862365305424" calcext:value-type="float">
            <text:p>0.0396862365</text:p>
          </table:table-cell>
          <table:table-cell office:value-type="float" office:value="-0.208095237612724" calcext:value-type="float">
            <text:p>-0.2080952376</text:p>
          </table:table-cell>
          <table:table-cell office:value-type="float" office:value="-0.00320488563738763" calcext:value-type="float">
            <text:p>-0.0032048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214367985725" calcext:value-type="float">
            <text:p>0.0397214368</text:p>
          </table:table-cell>
          <table:table-cell office:value-type="float" office:value="-0.21224120259285" calcext:value-type="float">
            <text:p>-0.2122412026</text:p>
          </table:table-cell>
          <table:table-cell office:value-type="float" office:value="-0.00338880415074527" calcext:value-type="float">
            <text:p>-0.00338880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400557994843" calcext:value-type="float">
            <text:p>0.0397400558</text:p>
          </table:table-cell>
          <table:table-cell office:value-type="float" office:value="-0.21439865231514" calcext:value-type="float">
            <text:p>-0.2143986523</text:p>
          </table:table-cell>
          <table:table-cell office:value-type="float" office:value="-0.00348471500910819" calcext:value-type="float">
            <text:p>-0.0034847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793427109718" calcext:value-type="float">
            <text:p>0.0397793427</text:p>
          </table:table-cell>
          <table:table-cell office:value-type="float" office:value="-0.218876227736473" calcext:value-type="float">
            <text:p>-0.2188762277</text:p>
          </table:table-cell>
          <table:table-cell office:value-type="float" office:value="-0.00368421664461494" calcext:value-type="float">
            <text:p>-0.00368421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00014346838" calcext:value-type="float">
            <text:p>0.0398000143</text:p>
          </table:table-cell>
          <table:table-cell office:value-type="float" office:value="-0.221194073557854" calcext:value-type="float">
            <text:p>-0.2211940736</text:p>
          </table:table-cell>
          <table:table-cell office:value-type="float" office:value="-0.00378772174008191" calcext:value-type="float">
            <text:p>-0.0037877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213975131512" calcext:value-type="float">
            <text:p>0.0398213975</text:p>
          </table:table-cell>
          <table:table-cell office:value-type="float" office:value="-0.223562955856323" calcext:value-type="float">
            <text:p>-0.2235629559</text:p>
          </table:table-cell>
          <table:table-cell office:value-type="float" office:value="-0.00389367272146046" calcext:value-type="float">
            <text:p>-0.0038936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434884846211" calcext:value-type="float">
            <text:p>0.0398434885</text:p>
          </table:table-cell>
          <table:table-cell office:value-type="float" office:value="-0.225981861352921" calcext:value-type="float">
            <text:p>-0.2259818614</text:p>
          </table:table-cell>
          <table:table-cell office:value-type="float" office:value="-0.0040020328015089" calcext:value-type="float">
            <text:p>-0.0040020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66279810667" calcext:value-type="float">
            <text:p>0.0398662798</text:p>
          </table:table-cell>
          <table:table-cell office:value-type="float" office:value="-0.228449434041977" calcext:value-type="float">
            <text:p>-0.228449434</text:p>
          </table:table-cell>
          <table:table-cell office:value-type="float" office:value="-0.0041127479635179" calcext:value-type="float">
            <text:p>-0.0041127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897975683212" calcext:value-type="float">
            <text:p>0.0398897976</text:p>
          </table:table-cell>
          <table:table-cell office:value-type="float" office:value="-0.230964541435242" calcext:value-type="float">
            <text:p>-0.2309645414</text:p>
          </table:table-cell>
          <table:table-cell office:value-type="float" office:value="-0.00422578025609255" calcext:value-type="float">
            <text:p>-0.00422578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38997477293" calcext:value-type="float">
            <text:p>0.0399389975</text:p>
          </table:table-cell>
          <table:table-cell office:value-type="float" office:value="-0.236132606863976" calcext:value-type="float">
            <text:p>-0.2361326069</text:p>
          </table:table-cell>
          <table:table-cell office:value-type="float" office:value="-0.00445863278582692" calcext:value-type="float">
            <text:p>-0.0044586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646833539009" calcext:value-type="float">
            <text:p>0.0399646834</text:p>
          </table:table-cell>
          <table:table-cell office:value-type="float" office:value="-0.238783225417137" calcext:value-type="float">
            <text:p>-0.2387832254</text:p>
          </table:table-cell>
          <table:table-cell office:value-type="float" office:value="-0.00457836454734206" calcext:value-type="float">
            <text:p>-0.0045783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911180138588" calcext:value-type="float">
            <text:p>0.039991118</text:p>
          </table:table-cell>
          <table:table-cell office:value-type="float" office:value="-0.241476520895958" calcext:value-type="float">
            <text:p>-0.2414765209</text:p>
          </table:table-cell>
          <table:table-cell office:value-type="float" office:value="-0.00470024440437555" calcext:value-type="float">
            <text:p>-0.00470024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462001562119" calcext:value-type="float">
            <text:p>0.0400462002</text:p>
          </table:table-cell>
          <table:table-cell office:value-type="float" office:value="-0.24698680639267" calcext:value-type="float">
            <text:p>-0.2469868064</text:p>
          </table:table-cell>
          <table:table-cell office:value-type="float" office:value="-0.00495027890428901" calcext:value-type="float">
            <text:p>-0.00495027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748737156391" calcext:value-type="float">
            <text:p>0.0400748737</text:p>
          </table:table-cell>
          <table:table-cell office:value-type="float" office:value="-0.249801352620125" calcext:value-type="float">
            <text:p>-0.2498013526</text:p>
          </table:table-cell>
          <table:table-cell office:value-type="float" office:value="-0.00507834833115339" calcext:value-type="float">
            <text:p>-0.00507834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042886078358" calcext:value-type="float">
            <text:p>0.0401042886</text:p>
          </table:table-cell>
          <table:table-cell office:value-type="float" office:value="-0.252653926610947" calcext:value-type="float">
            <text:p>-0.2526539266</text:p>
          </table:table-cell>
          <table:table-cell office:value-type="float" office:value="-0.00520839542150497" calcext:value-type="float">
            <text:p>-0.00520839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295961976051" calcext:value-type="float">
            <text:p>0.0402295962</text:p>
          </table:table-cell>
          <table:table-cell office:value-type="float" office:value="-0.264420390129089" calcext:value-type="float">
            <text:p>-0.2644203901</text:p>
          </table:table-cell>
          <table:table-cell office:value-type="float" office:value="-0.0057475189678371" calcext:value-type="float">
            <text:p>-0.005747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628295123577" calcext:value-type="float">
            <text:p>0.0402628295</text:p>
          </table:table-cell>
          <table:table-cell office:value-type="float" office:value="-0.267445206642151" calcext:value-type="float">
            <text:p>-0.2674452066</text:p>
          </table:table-cell>
          <table:table-cell office:value-type="float" office:value="-0.00588682573288679" calcext:value-type="float">
            <text:p>-0.00588682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968414127827" calcext:value-type="float">
            <text:p>0.0402968414</text:p>
          </table:table-cell>
          <table:table-cell office:value-type="float" office:value="-0.270500749349594" calcext:value-type="float">
            <text:p>-0.2705007493</text:p>
          </table:table-cell>
          <table:table-cell office:value-type="float" office:value="-0.00602785078808665" calcext:value-type="float">
            <text:p>-0.0060278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406040906906" calcext:value-type="float">
            <text:p>0.0404406041</text:p>
          </table:table-cell>
          <table:table-cell office:value-type="float" office:value="-0.283008247613907" calcext:value-type="float">
            <text:p>-0.2830082476</text:p>
          </table:table-cell>
          <table:table-cell office:value-type="float" office:value="-0.00660834740847349" calcext:value-type="float">
            <text:p>-0.00660834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784716665745" calcext:value-type="float">
            <text:p>0.0404784717</text:p>
          </table:table-cell>
          <table:table-cell office:value-type="float" office:value="-0.286200374364853" calcext:value-type="float">
            <text:p>-0.2862003744</text:p>
          </table:table-cell>
          <table:table-cell office:value-type="float" office:value="-0.00675735389813781" calcext:value-type="float">
            <text:p>-0.00675735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171178281307" calcext:value-type="float">
            <text:p>0.0405171178</text:p>
          </table:table-cell>
          <table:table-cell office:value-type="float" office:value="-0.289416283369064" calcext:value-type="float">
            <text:p>-0.2894162834</text:p>
          </table:table-cell>
          <table:table-cell office:value-type="float" office:value="-0.00690782256424427" calcext:value-type="float">
            <text:p>-0.00690782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565313994885" calcext:value-type="float">
            <text:p>0.0405565314</text:p>
          </table:table-cell>
          <table:table-cell office:value-type="float" office:value="-0.292654633522034" calcext:value-type="float">
            <text:p>-0.2926546335</text:p>
          </table:table-cell>
          <table:table-cell office:value-type="float" office:value="-0.00705972034484148" calcext:value-type="float">
            <text:p>-0.00705972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967123806477" calcext:value-type="float">
            <text:p>0.0405967124</text:p>
          </table:table-cell>
          <table:table-cell office:value-type="float" office:value="-0.295914381742477" calcext:value-type="float">
            <text:p>-0.2959143817</text:p>
          </table:table-cell>
          <table:table-cell office:value-type="float" office:value="-0.00721299508586526" calcext:value-type="float">
            <text:p>-0.00721299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37668222189" calcext:value-type="float">
            <text:p>0.0406376682</text:p>
          </table:table-cell>
          <table:table-cell office:value-type="float" office:value="-0.299194306135178" calcext:value-type="float">
            <text:p>-0.2991943061</text:p>
          </table:table-cell>
          <table:table-cell office:value-type="float" office:value="-0.00736760953441262" calcext:value-type="float">
            <text:p>-0.00736760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793728470802" calcext:value-type="float">
            <text:p>0.0406793728</text:p>
          </table:table-cell>
          <table:table-cell office:value-type="float" office:value="-0.302493214607239" calcext:value-type="float">
            <text:p>-0.3024932146</text:p>
          </table:table-cell>
          <table:table-cell office:value-type="float" office:value="-0.0075235147960484" calcext:value-type="float">
            <text:p>-0.00752351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21844881773" calcext:value-type="float">
            <text:p>0.0407218449</text:p>
          </table:table-cell>
          <table:table-cell office:value-type="float" office:value="-0.305809885263443" calcext:value-type="float">
            <text:p>-0.3058098853</text:p>
          </table:table-cell>
          <table:table-cell office:value-type="float" office:value="-0.00768066616728902" calcext:value-type="float">
            <text:p>-0.007680666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650694251061" calcext:value-type="float">
            <text:p>0.0407650694</text:p>
          </table:table-cell>
          <table:table-cell office:value-type="float" office:value="-0.309143126010895" calcext:value-type="float">
            <text:p>-0.309143126</text:p>
          </table:table-cell>
          <table:table-cell office:value-type="float" office:value="-0.0078390259295702" calcext:value-type="float">
            <text:p>-0.00783902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537723124027" calcext:value-type="float">
            <text:p>0.0408537723</text:p>
          </table:table-cell>
          <table:table-cell office:value-type="float" office:value="-0.315854579210281" calcext:value-type="float">
            <text:p>-0.3158545792</text:p>
          </table:table-cell>
          <table:table-cell office:value-type="float" office:value="-0.00815916899591684" calcext:value-type="float">
            <text:p>-0.0081591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992245793343" calcext:value-type="float">
            <text:p>0.0408992246</text:p>
          </table:table-cell>
          <table:table-cell office:value-type="float" office:value="-0.31923046708107" calcext:value-type="float">
            <text:p>-0.3192304671</text:p>
          </table:table-cell>
          <table:table-cell office:value-type="float" office:value="-0.00832087080925703" calcext:value-type="float">
            <text:p>-0.0083208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9454144537449" calcext:value-type="float">
            <text:p>0.0409454145</text:p>
          </table:table-cell>
          <table:table-cell office:value-type="float" office:value="-0.322618186473846" calcext:value-type="float">
            <text:p>-0.3226181865</text:p>
          </table:table-cell>
          <table:table-cell office:value-type="float" office:value="-0.00848359242081642" calcext:value-type="float">
            <text:p>-0.00848359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39951145649" calcext:value-type="float">
            <text:p>0.0410399511</text:p>
          </table:table-cell>
          <table:table-cell office:value-type="float" office:value="-0.329424321651459" calcext:value-type="float">
            <text:p>-0.3294243217</text:p>
          </table:table-cell>
          <table:table-cell office:value-type="float" office:value="-0.00881193112581968" calcext:value-type="float">
            <text:p>-0.00881193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882830619812" calcext:value-type="float">
            <text:p>0.0410882831</text:p>
          </table:table-cell>
          <table:table-cell office:value-type="float" office:value="-0.332840353250504" calcext:value-type="float">
            <text:p>-0.3328403533</text:p>
          </table:table-cell>
          <table:table-cell office:value-type="float" office:value="-0.00897745322436094" calcext:value-type="float">
            <text:p>-0.00897745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373190581799" calcext:value-type="float">
            <text:p>0.0411373191</text:p>
          </table:table-cell>
          <table:table-cell office:value-type="float" office:value="-0.336263567209244" calcext:value-type="float">
            <text:p>-0.3362635672</text:p>
          </table:table-cell>
          <table:table-cell office:value-type="float" office:value="-0.00914380978792906" calcext:value-type="float">
            <text:p>-0.00914380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870367825031" calcext:value-type="float">
            <text:p>0.0411870368</text:p>
          </table:table-cell>
          <table:table-cell office:value-type="float" office:value="-0.339692503213882" calcext:value-type="float">
            <text:p>-0.3396925032</text:p>
          </table:table-cell>
          <table:table-cell office:value-type="float" office:value="-0.00931096076965332" calcext:value-type="float">
            <text:p>-0.00931096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374325096607" calcext:value-type="float">
            <text:p>0.0412374325</text:p>
          </table:table-cell>
          <table:table-cell office:value-type="float" office:value="-0.343126207590103" calcext:value-type="float">
            <text:p>-0.3431262076</text:p>
          </table:table-cell>
          <table:table-cell office:value-type="float" office:value="-0.0094788558781147" calcext:value-type="float">
            <text:p>-0.00947885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884950637818" calcext:value-type="float">
            <text:p>0.0412884951</text:p>
          </table:table-cell>
          <table:table-cell office:value-type="float" office:value="-0.346563369035721" calcext:value-type="float">
            <text:p>-0.346563369</text:p>
          </table:table-cell>
          <table:table-cell office:value-type="float" office:value="-0.00964744295924902" calcext:value-type="float">
            <text:p>-0.0096474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402169942856" calcext:value-type="float">
            <text:p>0.041340217</text:p>
          </table:table-cell>
          <table:table-cell office:value-type="float" office:value="-0.350002825260162" calcext:value-type="float">
            <text:p>-0.3500028253</text:p>
          </table:table-cell>
          <table:table-cell office:value-type="float" office:value="-0.00981668289750814" calcext:value-type="float">
            <text:p>-0.0098166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92557322979" calcext:value-type="float">
            <text:p>0.0413925573</text:p>
          </table:table-cell>
          <table:table-cell office:value-type="float" office:value="-0.353443413972855" calcext:value-type="float">
            <text:p>-0.353443414</text:p>
          </table:table-cell>
          <table:table-cell office:value-type="float" office:value="-0.00998651515692472" calcext:value-type="float">
            <text:p>-0.00998651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455272257328" calcext:value-type="float">
            <text:p>0.0414455272</text:p>
          </table:table-cell>
          <table:table-cell office:value-type="float" office:value="-0.35688391327858" calcext:value-type="float">
            <text:p>-0.3568839133</text:p>
          </table:table-cell>
          <table:table-cell office:value-type="float" office:value="-0.0101568996906281" calcext:value-type="float">
            <text:p>-0.01015689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991080760956" calcext:value-type="float">
            <text:p>0.0414991081</text:p>
          </table:table-cell>
          <table:table-cell office:value-type="float" office:value="-0.360323220491409" calcext:value-type="float">
            <text:p>-0.3603232205</text:p>
          </table:table-cell>
          <table:table-cell office:value-type="float" office:value="-0.0103277824819088" calcext:value-type="float">
            <text:p>-0.0103277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080355644226" calcext:value-type="float">
            <text:p>0.0416080356</text:p>
          </table:table-cell>
          <table:table-cell office:value-type="float" office:value="-0.367193222045898" calcext:value-type="float">
            <text:p>-0.367193222</text:p>
          </table:table-cell>
          <table:table-cell office:value-type="float" office:value="-0.0106708481907845" calcext:value-type="float">
            <text:p>-0.01067084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633449494839" calcext:value-type="float">
            <text:p>0.0416633449</text:p>
          </table:table-cell>
          <table:table-cell office:value-type="float" office:value="-0.370621562004089" calcext:value-type="float">
            <text:p>-0.370621562</text:p>
          </table:table-cell>
          <table:table-cell office:value-type="float" office:value="-0.0108429221436381" calcext:value-type="float">
            <text:p>-0.01084292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775569319725" calcext:value-type="float">
            <text:p>0.0417755693</text:p>
          </table:table-cell>
          <table:table-cell office:value-type="float" office:value="-0.377459079027176" calcext:value-type="float">
            <text:p>-0.377459079</text:p>
          </table:table-cell>
          <table:table-cell office:value-type="float" office:value="-0.0111879091709852" calcext:value-type="float">
            <text:p>-0.0111879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324396014214" calcext:value-type="float">
            <text:p>0.0418324396</text:p>
          </table:table-cell>
          <table:table-cell office:value-type="float" office:value="-0.380865693092346" calcext:value-type="float">
            <text:p>-0.3808656931</text:p>
          </table:table-cell>
          <table:table-cell office:value-type="float" office:value="-0.0113607086241245" calcext:value-type="float">
            <text:p>-0.0113607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476069509983" calcext:value-type="float">
            <text:p>0.041947607</text:p>
          </table:table-cell>
          <table:table-cell office:value-type="float" office:value="-0.387649118900299" calcext:value-type="float">
            <text:p>-0.3876491189</text:p>
          </table:table-cell>
          <table:table-cell office:value-type="float" office:value="-0.0117066595703363" calcext:value-type="float">
            <text:p>-0.0117066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058518648148" calcext:value-type="float">
            <text:p>0.0420058519</text:p>
          </table:table-cell>
          <table:table-cell office:value-type="float" office:value="-0.391023397445679" calcext:value-type="float">
            <text:p>-0.3910233974</text:p>
          </table:table-cell>
          <table:table-cell office:value-type="float" office:value="-0.0118796955794096" calcext:value-type="float">
            <text:p>-0.01187969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64506560564" calcext:value-type="float">
            <text:p>0.0420645066</text:p>
          </table:table-cell>
          <table:table-cell office:value-type="float" office:value="-0.394384622573852" calcext:value-type="float">
            <text:p>-0.3943846226</text:p>
          </table:table-cell>
          <table:table-cell office:value-type="float" office:value="-0.0120527092367411" calcext:value-type="float">
            <text:p>-0.0120527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1235524117947" calcext:value-type="float">
            <text:p>0.0421235524</text:p>
          </table:table-cell>
          <table:table-cell office:value-type="float" office:value="-0.397731423377991" calcext:value-type="float">
            <text:p>-0.3977314234</text:p>
          </table:table-cell>
          <table:table-cell office:value-type="float" office:value="-0.0122256297618151" calcext:value-type="float">
            <text:p>-0.01222562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8132604360581" calcext:value-type="float">
            <text:p>0.0448132604</text:p>
          </table:table-cell>
          <table:table-cell office:value-type="float" office:value="-0.52201372385025" calcext:value-type="float">
            <text:p>-0.5220137239</text:p>
          </table:table-cell>
          <table:table-cell office:value-type="float" office:value="-0.0200027637183666" calcext:value-type="float">
            <text:p>-0.02000276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88870960474" calcext:value-type="float">
            <text:p>0.044788871</text:p>
          </table:table-cell>
          <table:table-cell office:value-type="float" office:value="-0.521061837673187" calcext:value-type="float">
            <text:p>-0.5210618377</text:p>
          </table:table-cell>
          <table:table-cell office:value-type="float" office:value="-0.0199779216200113" calcext:value-type="float">
            <text:p>-0.0199779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7056740522385" calcext:value-type="float">
            <text:p>0.0447056741</text:p>
          </table:table-cell>
          <table:table-cell office:value-type="float" office:value="-0.517797410488129" calcext:value-type="float">
            <text:p>-0.5177974105</text:p>
          </table:table-cell>
          <table:table-cell office:value-type="float" office:value="-0.0198824778199196" calcext:value-type="float">
            <text:p>-0.01988247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747429668903" calcext:value-type="float">
            <text:p>0.044674743</text:p>
          </table:table-cell>
          <table:table-cell office:value-type="float" office:value="-0.516576528549194" calcext:value-type="float">
            <text:p>-0.5165765285</text:p>
          </table:table-cell>
          <table:table-cell office:value-type="float" office:value="-0.0198439080268145" calcext:value-type="float">
            <text:p>-0.0198439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422807872296" calcext:value-type="float">
            <text:p>0.0446422808</text:p>
          </table:table-cell>
          <table:table-cell office:value-type="float" office:value="-0.515291035175324" calcext:value-type="float">
            <text:p>-0.5152910352</text:p>
          </table:table-cell>
          <table:table-cell office:value-type="float" office:value="-0.0198020730167627" calcext:value-type="float">
            <text:p>-0.019802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6083471179009" calcext:value-type="float">
            <text:p>0.0446083471</text:p>
          </table:table-cell>
          <table:table-cell office:value-type="float" office:value="-0.513942003250122" calcext:value-type="float">
            <text:p>-0.5139420033</text:p>
          </table:table-cell>
          <table:table-cell office:value-type="float" office:value="-0.0197570379823446" calcext:value-type="float">
            <text:p>-0.0197570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5729717612267" calcext:value-type="float">
            <text:p>0.0445729718</text:p>
          </table:table-cell>
          <table:table-cell office:value-type="float" office:value="-0.512530505657196" calcext:value-type="float">
            <text:p>-0.5125305057</text:p>
          </table:table-cell>
          <table:table-cell office:value-type="float" office:value="-0.0197088681161404" calcext:value-type="float">
            <text:p>-0.01970886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5362143218517" calcext:value-type="float">
            <text:p>0.0445362143</text:p>
          </table:table-cell>
          <table:table-cell office:value-type="float" office:value="-0.511057734489441" calcext:value-type="float">
            <text:p>-0.5110577345</text:p>
          </table:table-cell>
          <table:table-cell office:value-type="float" office:value="-0.0196576397866011" calcext:value-type="float">
            <text:p>-0.01965763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4587096571922" calcext:value-type="float">
            <text:p>0.0444587097</text:p>
          </table:table-cell>
          <table:table-cell office:value-type="float" office:value="-0.507932305335999" calcext:value-type="float">
            <text:p>-0.5079323053</text:p>
          </table:table-cell>
          <table:table-cell office:value-type="float" office:value="-0.0195462498813868" calcext:value-type="float">
            <text:p>-0.0195462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4180555641651" calcext:value-type="float">
            <text:p>0.0444180556</text:p>
          </table:table-cell>
          <table:table-cell office:value-type="float" office:value="-0.506281733512878" calcext:value-type="float">
            <text:p>-0.5062817335</text:p>
          </table:table-cell>
          <table:table-cell office:value-type="float" office:value="-0.0194862261414528" calcext:value-type="float">
            <text:p>-0.01948622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376190751791" calcext:value-type="float">
            <text:p>0.0443761908</text:p>
          </table:table-cell>
          <table:table-cell office:value-type="float" office:value="-0.504574060440064" calcext:value-type="float">
            <text:p>-0.5045740604</text:p>
          </table:table-cell>
          <table:table-cell office:value-type="float" office:value="-0.0194234047085047" calcext:value-type="float">
            <text:p>-0.01942340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2890487611294" calcext:value-type="float">
            <text:p>0.0442890488</text:p>
          </table:table-cell>
          <table:table-cell office:value-type="float" office:value="-0.500991821289063" calcext:value-type="float">
            <text:p>-0.5009918213</text:p>
          </table:table-cell>
          <table:table-cell office:value-type="float" office:value="-0.0192896500229836" calcext:value-type="float">
            <text:p>-0.01928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2438498139381" calcext:value-type="float">
            <text:p>0.0442438498</text:p>
          </table:table-cell>
          <table:table-cell office:value-type="float" office:value="-0.499119371175766" calcext:value-type="float">
            <text:p>-0.4991193712</text:p>
          </table:table-cell>
          <table:table-cell office:value-type="float" office:value="-0.0192188490182161" calcext:value-type="float">
            <text:p>-0.019218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1504344344139" calcext:value-type="float">
            <text:p>0.0441504344</text:p>
          </table:table-cell>
          <table:table-cell office:value-type="float" office:value="-0.495216935873032" calcext:value-type="float">
            <text:p>-0.4952169359</text:p>
          </table:table-cell>
          <table:table-cell office:value-type="float" office:value="-0.0190697312355042" calcext:value-type="float">
            <text:p>-0.01906973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0533086657524" calcext:value-type="float">
            <text:p>0.0440533087</text:p>
          </table:table-cell>
          <table:table-cell office:value-type="float" office:value="-0.491111814975738" calcext:value-type="float">
            <text:p>-0.491111815</text:p>
          </table:table-cell>
          <table:table-cell office:value-type="float" office:value="-0.0189110413193703" calcext:value-type="float">
            <text:p>-0.01891104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40034754574299" calcext:value-type="float">
            <text:p>0.0440034755</text:p>
          </table:table-cell>
          <table:table-cell office:value-type="float" office:value="-0.488985866308212" calcext:value-type="float">
            <text:p>-0.4889858663</text:p>
          </table:table-cell>
          <table:table-cell office:value-type="float" office:value="-0.0188282765448093" calcext:value-type="float">
            <text:p>-0.01882827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9528301358223" calcext:value-type="float">
            <text:p>0.0439528301</text:p>
          </table:table-cell>
          <table:table-cell office:value-type="float" office:value="-0.486812502145767" calcext:value-type="float">
            <text:p>-0.4868125021</text:p>
          </table:table-cell>
          <table:table-cell office:value-type="float" office:value="-0.018743310123682" calcext:value-type="float">
            <text:p>-0.01874331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901439756155" calcext:value-type="float">
            <text:p>0.0439014398</text:p>
          </table:table-cell>
          <table:table-cell office:value-type="float" office:value="-0.484592705965042" calcext:value-type="float">
            <text:p>-0.484592706</text:p>
          </table:table-cell>
          <table:table-cell office:value-type="float" office:value="-0.0186562184244394" calcext:value-type="float">
            <text:p>-0.0186562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8493452966213" calcext:value-type="float">
            <text:p>0.0438493453</text:p>
          </table:table-cell>
          <table:table-cell office:value-type="float" office:value="-0.482327610254288" calcext:value-type="float">
            <text:p>-0.4823276103</text:p>
          </table:table-cell>
          <table:table-cell office:value-type="float" office:value="-0.0185670610517263" calcext:value-type="float">
            <text:p>-0.0185670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7965877354145" calcext:value-type="float">
            <text:p>0.0437965877</text:p>
          </table:table-cell>
          <table:table-cell office:value-type="float" office:value="-0.48001816868782" calcext:value-type="float">
            <text:p>-0.4800181687</text:p>
          </table:table-cell>
          <table:table-cell office:value-type="float" office:value="-0.0184759013354778" calcext:value-type="float">
            <text:p>-0.01847590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7432080507278" calcext:value-type="float">
            <text:p>0.0437432081</text:p>
          </table:table-cell>
          <table:table-cell office:value-type="float" office:value="-0.477665573358536" calcext:value-type="float">
            <text:p>-0.4776655734</text:p>
          </table:table-cell>
          <table:table-cell office:value-type="float" office:value="-0.0183828081935644" calcext:value-type="float">
            <text:p>-0.0183828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6347685754299" calcext:value-type="float">
            <text:p>0.0436347686</text:p>
          </table:table-cell>
          <table:table-cell office:value-type="float" office:value="-0.472834974527359" calcext:value-type="float">
            <text:p>-0.4728349745</text:p>
          </table:table-cell>
          <table:table-cell office:value-type="float" office:value="-0.0181910637766123" calcext:value-type="float">
            <text:p>-0.01819106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5797944664955" calcext:value-type="float">
            <text:p>0.0435797945</text:p>
          </table:table-cell>
          <table:table-cell office:value-type="float" office:value="-0.470359176397324" calcext:value-type="float">
            <text:p>-0.4703591764</text:p>
          </table:table-cell>
          <table:table-cell office:value-type="float" office:value="-0.0180925466120243" calcext:value-type="float">
            <text:p>-0.0180925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5243509709835" calcext:value-type="float">
            <text:p>0.043524351</text:p>
          </table:table-cell>
          <table:table-cell office:value-type="float" office:value="-0.467844545841217" calcext:value-type="float">
            <text:p>-0.4678445458</text:p>
          </table:table-cell>
          <table:table-cell office:value-type="float" office:value="-0.0179923381656408" calcext:value-type="float">
            <text:p>-0.01799233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4685163199902" calcext:value-type="float">
            <text:p>0.0434685163</text:p>
          </table:table-cell>
          <table:table-cell office:value-type="float" office:value="-0.465291976928711" calcext:value-type="float">
            <text:p>-0.4652919769</text:p>
          </table:table-cell>
          <table:table-cell office:value-type="float" office:value="-0.0178905110806227" calcext:value-type="float">
            <text:p>-0.0178905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3557592332363" calcext:value-type="float">
            <text:p>0.0433557592</text:p>
          </table:table-cell>
          <table:table-cell office:value-type="float" office:value="-0.460077494382858" calcext:value-type="float">
            <text:p>-0.4600774944</text:p>
          </table:table-cell>
          <table:table-cell office:value-type="float" office:value="-0.0176822263747454" calcext:value-type="float">
            <text:p>-0.01768222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2989224791527" calcext:value-type="float">
            <text:p>0.0432989225</text:p>
          </table:table-cell>
          <table:table-cell office:value-type="float" office:value="-0.457417875528336" calcext:value-type="float">
            <text:p>-0.4574178755</text:p>
          </table:table-cell>
          <table:table-cell office:value-type="float" office:value="-0.0175759010016918" calcext:value-type="float">
            <text:p>-0.0175759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2418212294579" calcext:value-type="float">
            <text:p>0.0432418212</text:p>
          </table:table-cell>
          <table:table-cell office:value-type="float" office:value="-0.454724580049515" calcext:value-type="float">
            <text:p>-0.45472458</text:p>
          </table:table-cell>
          <table:table-cell office:value-type="float" office:value="-0.0174681898206472" calcext:value-type="float">
            <text:p>-0.01746818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184507638216" calcext:value-type="float">
            <text:p>0.0431845076</text:p>
          </table:table-cell>
          <table:table-cell office:value-type="float" office:value="-0.451998770236969" calcext:value-type="float">
            <text:p>-0.4519987702</text:p>
          </table:table-cell>
          <table:table-cell office:value-type="float" office:value="-0.0173591505736113" calcext:value-type="float">
            <text:p>-0.017359150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1270077824593" calcext:value-type="float">
            <text:p>0.0431270078</text:p>
          </table:table-cell>
          <table:table-cell office:value-type="float" office:value="-0.449241548776627" calcext:value-type="float">
            <text:p>-0.4492415488</text:p>
          </table:table-cell>
          <table:table-cell office:value-type="float" office:value="-0.0172488521784544" calcext:value-type="float">
            <text:p>-0.01724885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30693663656712" calcext:value-type="float">
            <text:p>0.0430693664</text:p>
          </table:table-cell>
          <table:table-cell office:value-type="float" office:value="-0.446454048156738" calcext:value-type="float">
            <text:p>-0.4464540482</text:p>
          </table:table-cell>
          <table:table-cell office:value-type="float" office:value="-0.0171373467892408" calcext:value-type="float">
            <text:p>-0.0171373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9537817835808" calcext:value-type="float">
            <text:p>0.0429537818</text:p>
          </table:table-cell>
          <table:table-cell office:value-type="float" office:value="-0.44079202413559" calcext:value-type="float">
            <text:p>-0.4407920241</text:p>
          </table:table-cell>
          <table:table-cell office:value-type="float" office:value="-0.0169109404087067" calcext:value-type="float">
            <text:p>-0.01691094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8959019482136" calcext:value-type="float">
            <text:p>0.0428959019</text:p>
          </table:table-cell>
          <table:table-cell office:value-type="float" office:value="-0.437919765710831" calcext:value-type="float">
            <text:p>-0.4379197657</text:p>
          </table:table-cell>
          <table:table-cell office:value-type="float" office:value="-0.0167961530387402" calcext:value-type="float">
            <text:p>-0.016796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8380146622658" calcext:value-type="float">
            <text:p>0.0428380147</text:p>
          </table:table-cell>
          <table:table-cell office:value-type="float" office:value="-0.43502140045166" calcext:value-type="float">
            <text:p>-0.4350214005</text:p>
          </table:table-cell>
          <table:table-cell office:value-type="float" office:value="-0.0166803821921349" calcext:value-type="float">
            <text:p>-0.01668038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7801497280598" calcext:value-type="float">
            <text:p>0.0427801497</text:p>
          </table:table-cell>
          <table:table-cell office:value-type="float" office:value="-0.432098090648651" calcext:value-type="float">
            <text:p>-0.4320980906</text:p>
          </table:table-cell>
          <table:table-cell office:value-type="float" office:value="-0.0165636856108904" calcext:value-type="float">
            <text:p>-0.0165636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7223406732082" calcext:value-type="float">
            <text:p>0.0427223407</text:p>
          </table:table-cell>
          <table:table-cell office:value-type="float" office:value="-0.429150730371475" calcext:value-type="float">
            <text:p>-0.4291507304</text:p>
          </table:table-cell>
          <table:table-cell office:value-type="float" office:value="-0.0164461117237806" calcext:value-type="float">
            <text:p>-0.0164461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664609849453" calcext:value-type="float">
            <text:p>0.0426646098</text:p>
          </table:table-cell>
          <table:table-cell office:value-type="float" office:value="-0.426180422306061" calcext:value-type="float">
            <text:p>-0.4261804223</text:p>
          </table:table-cell>
          <table:table-cell office:value-type="float" office:value="-0.0163277126848698" calcext:value-type="float">
            <text:p>-0.01632771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5495058298111" calcext:value-type="float">
            <text:p>0.0425495058</text:p>
          </table:table-cell>
          <table:table-cell office:value-type="float" office:value="-0.420175671577454" calcext:value-type="float">
            <text:p>-0.4201756716</text:p>
          </table:table-cell>
          <table:table-cell office:value-type="float" office:value="-0.0160886682569981" calcext:value-type="float">
            <text:p>-0.0160886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4922071397305" calcext:value-type="float">
            <text:p>0.0424922071</text:p>
          </table:table-cell>
          <table:table-cell office:value-type="float" office:value="-0.417143315076828" calcext:value-type="float">
            <text:p>-0.4171433151</text:p>
          </table:table-cell>
          <table:table-cell office:value-type="float" office:value="-0.015968119725585" calcext:value-type="float">
            <text:p>-0.01596811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4350909888744" calcext:value-type="float">
            <text:p>0.042435091</text:p>
          </table:table-cell>
          <table:table-cell office:value-type="float" office:value="-0.414092361927033" calcext:value-type="float">
            <text:p>-0.4140923619</text:p>
          </table:table-cell>
          <table:table-cell office:value-type="float" office:value="-0.0158469621092081" calcext:value-type="float">
            <text:p>-0.01584696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3782020807266" calcext:value-type="float">
            <text:p>0.0423782021</text:p>
          </table:table-cell>
          <table:table-cell office:value-type="float" office:value="-0.411023676395416" calcext:value-type="float">
            <text:p>-0.4110236764</text:p>
          </table:table-cell>
          <table:table-cell office:value-type="float" office:value="-0.0157252326607704" calcext:value-type="float">
            <text:p>-0.0157252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3215627670288" calcext:value-type="float">
            <text:p>0.0423215628</text:p>
          </table:table-cell>
          <table:table-cell office:value-type="float" office:value="-0.407938718795776" calcext:value-type="float">
            <text:p>-0.4079387188</text:p>
          </table:table-cell>
          <table:table-cell office:value-type="float" office:value="-0.0156029937788844" calcext:value-type="float">
            <text:p>-0.01560299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2651991248131" calcext:value-type="float">
            <text:p>0.0422651991</text:p>
          </table:table-cell>
          <table:table-cell office:value-type="float" office:value="-0.404838234186173" calcext:value-type="float">
            <text:p>-0.4048382342</text:p>
          </table:table-cell>
          <table:table-cell office:value-type="float" office:value="-0.0154802808538079" calcext:value-type="float">
            <text:p>-0.01548028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2091335058212" calcext:value-type="float">
            <text:p>0.0422091335</text:p>
          </table:table-cell>
          <table:table-cell office:value-type="float" office:value="-0.40172353386879" calcext:value-type="float">
            <text:p>-0.4017235339</text:p>
          </table:table-cell>
          <table:table-cell office:value-type="float" office:value="-0.0153571581467986" calcext:value-type="float">
            <text:p>-0.01535715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97982019186" calcext:value-type="float">
            <text:p>0.042097982</text:p>
          </table:table-cell>
          <table:table-cell office:value-type="float" office:value="-0.395455360412598" calcext:value-type="float">
            <text:p>-0.3954553604</text:p>
          </table:table-cell>
          <table:table-cell office:value-type="float" office:value="-0.0151098407804966" calcext:value-type="float">
            <text:p>-0.01510984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20429408550263" calcext:value-type="float">
            <text:p>0.0420429409</text:p>
          </table:table-cell>
          <table:table-cell office:value-type="float" office:value="-0.392304033041" calcext:value-type="float">
            <text:p>-0.392304033</text:p>
          </table:table-cell>
          <table:table-cell office:value-type="float" office:value="-0.0149857420474291" calcext:value-type="float">
            <text:p>-0.0149857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882945716381" calcext:value-type="float">
            <text:p>0.0419882946</text:p>
          </table:table-cell>
          <table:table-cell office:value-type="float" office:value="-0.389142781496048" calcext:value-type="float">
            <text:p>-0.3891427815</text:p>
          </table:table-cell>
          <table:table-cell office:value-type="float" office:value="-0.0148614207282662" calcext:value-type="float">
            <text:p>-0.01486142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9340543448925" calcext:value-type="float">
            <text:p>0.0419340543</text:p>
          </table:table-cell>
          <table:table-cell office:value-type="float" office:value="-0.385972499847412" calcext:value-type="float">
            <text:p>-0.3859724998</text:p>
          </table:table-cell>
          <table:table-cell office:value-type="float" office:value="-0.0147369066253305" calcext:value-type="float">
            <text:p>-0.01473690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802313506603" calcext:value-type="float">
            <text:p>0.0418802314</text:p>
          </table:table-cell>
          <table:table-cell office:value-type="float" office:value="-0.382794171571732" calcext:value-type="float">
            <text:p>-0.3827941716</text:p>
          </table:table-cell>
          <table:table-cell office:value-type="float" office:value="-0.014612253755331" calcext:value-type="float">
            <text:p>-0.01461225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8268665671349" calcext:value-type="float">
            <text:p>0.0418268666</text:p>
          </table:table-cell>
          <table:table-cell office:value-type="float" office:value="-0.379609048366547" calcext:value-type="float">
            <text:p>-0.3796090484</text:p>
          </table:table-cell>
          <table:table-cell office:value-type="float" office:value="-0.0144875040277839" calcext:value-type="float">
            <text:p>-0.0144875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7215302586556" calcext:value-type="float">
            <text:p>0.0417215303</text:p>
          </table:table-cell>
          <table:table-cell office:value-type="float" office:value="-0.37322273850441" calcext:value-type="float">
            <text:p>-0.3732227385</text:p>
          </table:table-cell>
          <table:table-cell office:value-type="float" office:value="-0.0142378937453032" calcext:value-type="float">
            <text:p>-0.01423789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6695959866047" calcext:value-type="float">
            <text:p>0.041669596</text:p>
          </table:table-cell>
          <table:table-cell office:value-type="float" office:value="-0.370023608207703" calcext:value-type="float">
            <text:p>-0.3700236082</text:p>
          </table:table-cell>
          <table:table-cell office:value-type="float" office:value="-0.0141131216660142" calcext:value-type="float">
            <text:p>-0.0141131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5672957897186" calcext:value-type="float">
            <text:p>0.0415672958</text:p>
          </table:table-cell>
          <table:table-cell office:value-type="float" office:value="-0.363618582487106" calcext:value-type="float">
            <text:p>-0.3636185825</text:p>
          </table:table-cell>
          <table:table-cell office:value-type="float" office:value="-0.0138638447970152" calcext:value-type="float">
            <text:p>-0.01386384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5169559419155" calcext:value-type="float">
            <text:p>0.0415169559</text:p>
          </table:table-cell>
          <table:table-cell office:value-type="float" office:value="-0.360415160655975" calcext:value-type="float">
            <text:p>-0.3604151607</text:p>
          </table:table-cell>
          <table:table-cell office:value-type="float" office:value="-0.0137394350022078" calcext:value-type="float">
            <text:p>-0.013739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671637117863" calcext:value-type="float">
            <text:p>0.0414671637</text:p>
          </table:table-cell>
          <table:table-cell office:value-type="float" office:value="-0.357212036848068" calcext:value-type="float">
            <text:p>-0.3572120368</text:p>
          </table:table-cell>
          <table:table-cell office:value-type="float" office:value="-0.0136152198538184" calcext:value-type="float">
            <text:p>-0.0136152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4179489016533" calcext:value-type="float">
            <text:p>0.0414179489</text:p>
          </table:table-cell>
          <table:table-cell office:value-type="float" office:value="-0.354010760784149" calcext:value-type="float">
            <text:p>-0.3540107608</text:p>
          </table:table-cell>
          <table:table-cell office:value-type="float" office:value="-0.0134912440553308" calcext:value-type="float">
            <text:p>-0.01349124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3212664425373" calcext:value-type="float">
            <text:p>0.0413212664</text:p>
          </table:table-cell>
          <table:table-cell office:value-type="float" office:value="-0.347617715597153" calcext:value-type="float">
            <text:p>-0.3476177156</text:p>
          </table:table-cell>
          <table:table-cell office:value-type="float" office:value="-0.0132441930472851" calcext:value-type="float">
            <text:p>-0.0132441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2270091474056" calcext:value-type="float">
            <text:p>0.0412270091</text:p>
          </table:table-cell>
          <table:table-cell office:value-type="float" office:value="-0.341244459152222" calcext:value-type="float">
            <text:p>-0.3412444592</text:p>
          </table:table-cell>
          <table:table-cell office:value-type="float" office:value="-0.0129985902458429" calcext:value-type="float">
            <text:p>-0.01299859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180819272995" calcext:value-type="float">
            <text:p>0.0411808193</text:p>
          </table:table-cell>
          <table:table-cell office:value-type="float" office:value="-0.338067829608917" calcext:value-type="float">
            <text:p>-0.3380678296</text:p>
          </table:table-cell>
          <table:table-cell office:value-type="float" office:value="-0.0128764305263758" calcext:value-type="float">
            <text:p>-0.01287643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903319716454" calcext:value-type="float">
            <text:p>0.041090332</text:p>
          </table:table-cell>
          <table:table-cell office:value-type="float" office:value="-0.331740230321884" calcext:value-type="float">
            <text:p>-0.3317402303</text:p>
          </table:table-cell>
          <table:table-cell office:value-type="float" office:value="-0.0126335844397545" calcext:value-type="float">
            <text:p>-0.01263358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46068072319" calcext:value-type="float">
            <text:p>0.0410460681</text:p>
          </table:table-cell>
          <table:table-cell office:value-type="float" office:value="-0.328591167926788" calcext:value-type="float">
            <text:p>-0.3285911679</text:p>
          </table:table-cell>
          <table:table-cell office:value-type="float" office:value="-0.0125129744410515" calcext:value-type="float">
            <text:p>-0.01251297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10024523735047" calcext:value-type="float">
            <text:p>0.0410024524</text:p>
          </table:table-cell>
          <table:table-cell office:value-type="float" office:value="-0.325453549623489" calcext:value-type="float">
            <text:p>-0.3254535496</text:p>
          </table:table-cell>
          <table:table-cell office:value-type="float" office:value="-0.0123929623514414" calcext:value-type="float">
            <text:p>-0.01239296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917232632637" calcext:value-type="float">
            <text:p>0.0409172326</text:p>
          </table:table-cell>
          <table:table-cell office:value-type="float" office:value="-0.319216638803482" calcext:value-type="float">
            <text:p>-0.3192166388</text:p>
          </table:table-cell>
          <table:table-cell office:value-type="float" office:value="-0.0121548529714346" calcext:value-type="float">
            <text:p>-0.0121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756285905838" calcext:value-type="float">
            <text:p>0.0408756286</text:p>
          </table:table-cell>
          <table:table-cell office:value-type="float" office:value="-0.31611955165863" calcext:value-type="float">
            <text:p>-0.3161195517</text:p>
          </table:table-cell>
          <table:table-cell office:value-type="float" office:value="-0.012036838568747" calcext:value-type="float">
            <text:p>-0.0120368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8347100019455" calcext:value-type="float">
            <text:p>0.04083471</text:p>
          </table:table-cell>
          <table:table-cell office:value-type="float" office:value="-0.313037931919098" calcext:value-type="float">
            <text:p>-0.3130379319</text:p>
          </table:table-cell>
          <table:table-cell office:value-type="float" office:value="-0.0119195617735386" calcext:value-type="float">
            <text:p>-0.01191956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7549478113651" calcext:value-type="float">
            <text:p>0.0407549478</text:p>
          </table:table-cell>
          <table:table-cell office:value-type="float" office:value="-0.306926071643829" calcext:value-type="float">
            <text:p>-0.3069260716</text:p>
          </table:table-cell>
          <table:table-cell office:value-type="float" office:value="-0.0116873774677515" calcext:value-type="float">
            <text:p>-0.011687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779497861862" calcext:value-type="float">
            <text:p>0.0406779498</text:p>
          </table:table-cell>
          <table:table-cell office:value-type="float" office:value="-0.300889372825623" calcext:value-type="float">
            <text:p>-0.3008893728</text:p>
          </table:table-cell>
          <table:table-cell office:value-type="float" office:value="-0.0114585850387812" calcext:value-type="float">
            <text:p>-0.0114585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405031681061" calcext:value-type="float">
            <text:p>0.0406405032</text:p>
          </table:table-cell>
          <table:table-cell office:value-type="float" office:value="-0.29790210723877" calcext:value-type="float">
            <text:p>-0.2979021072</text:p>
          </table:table-cell>
          <table:table-cell office:value-type="float" office:value="-0.0113455578684807" calcext:value-type="float">
            <text:p>-0.01134555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6037606298924" calcext:value-type="float">
            <text:p>0.0406037606</text:p>
          </table:table-cell>
          <table:table-cell office:value-type="float" office:value="-0.294936805963516" calcext:value-type="float">
            <text:p>-0.294936806</text:p>
          </table:table-cell>
          <table:table-cell office:value-type="float" office:value="-0.011233476921916" calcext:value-type="float">
            <text:p>-0.01123347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5323803424835" calcext:value-type="float">
            <text:p>0.0405323803</text:p>
          </table:table-cell>
          <table:table-cell office:value-type="float" office:value="-0.289076566696167" calcext:value-type="float">
            <text:p>-0.2890765667</text:p>
          </table:table-cell>
          <table:table-cell office:value-type="float" office:value="-0.0110123315826058" calcext:value-type="float">
            <text:p>-0.01101233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981022536755" calcext:value-type="float">
            <text:p>0.0403981023</text:p>
          </table:table-cell>
          <table:table-cell office:value-type="float" office:value="-0.277667880058289" calcext:value-type="float">
            <text:p>-0.2776678801</text:p>
          </table:table-cell>
          <table:table-cell office:value-type="float" office:value="-0.0105830514803529" calcext:value-type="float">
            <text:p>-0.01058305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663031756878" calcext:value-type="float">
            <text:p>0.0403663032</text:p>
          </table:table-cell>
          <table:table-cell office:value-type="float" office:value="-0.274886906147003" calcext:value-type="float">
            <text:p>-0.2748869061</text:p>
          </table:table-cell>
          <table:table-cell office:value-type="float" office:value="-0.0104786427691579" calcext:value-type="float">
            <text:p>-0.01047864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304820984602" calcext:value-type="float">
            <text:p>0.040304821</text:p>
          </table:table-cell>
          <table:table-cell office:value-type="float" office:value="-0.26941767334938" calcext:value-type="float">
            <text:p>-0.2694176733</text:p>
          </table:table-cell>
          <table:table-cell office:value-type="float" office:value="-0.0102735599502921" calcext:value-type="float">
            <text:p>-0.010273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751341462135" calcext:value-type="float">
            <text:p>0.0402751341</text:p>
          </table:table-cell>
          <table:table-cell office:value-type="float" office:value="-0.266731679439545" calcext:value-type="float">
            <text:p>-0.2667316794</text:p>
          </table:table-cell>
          <table:table-cell office:value-type="float" office:value="-0.010172956623137" calcext:value-type="float">
            <text:p>-0.01017295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2461439371109" calcext:value-type="float">
            <text:p>0.0402461439</text:p>
          </table:table-cell>
          <table:table-cell office:value-type="float" office:value="-0.264079570770264" calcext:value-type="float">
            <text:p>-0.2640795708</text:p>
          </table:table-cell>
          <table:table-cell office:value-type="float" office:value="-0.0100736944004893" calcext:value-type="float">
            <text:p>-0.01007369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633642613888" calcext:value-type="float">
            <text:p>0.0401633643</text:p>
          </table:table-cell>
          <table:table-cell office:value-type="float" office:value="-0.256336688995361" calcext:value-type="float">
            <text:p>-0.256336689</text:p>
          </table:table-cell>
          <table:table-cell office:value-type="float" office:value="-0.00978427473455668" calcext:value-type="float">
            <text:p>-0.00978427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371605694294" calcext:value-type="float">
            <text:p>0.0401371606</text:p>
          </table:table-cell>
          <table:table-cell office:value-type="float" office:value="-0.253830313682556" calcext:value-type="float">
            <text:p>-0.2538303137</text:p>
          </table:table-cell>
          <table:table-cell office:value-type="float" office:value="-0.00969069823622704" calcext:value-type="float">
            <text:p>-0.00969069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1116497814655" calcext:value-type="float">
            <text:p>0.0401116498</text:p>
          </table:table-cell>
          <table:table-cell office:value-type="float" office:value="-0.251363396644592" calcext:value-type="float">
            <text:p>-0.2513633966</text:p>
          </table:table-cell>
          <table:table-cell office:value-type="float" office:value="-0.00959864258766175" calcext:value-type="float">
            <text:p>-0.00959864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868058204651" calcext:value-type="float">
            <text:p>0.0400868058</text:p>
          </table:table-cell>
          <table:table-cell office:value-type="float" office:value="-0.248936459422111" calcext:value-type="float">
            <text:p>-0.2489364594</text:p>
          </table:table-cell>
          <table:table-cell office:value-type="float" office:value="-0.00950811989605427" calcext:value-type="float">
            <text:p>-0.0095081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626584887505" calcext:value-type="float">
            <text:p>0.0400626585</text:p>
          </table:table-cell>
          <table:table-cell office:value-type="float" office:value="-0.24655094742775" calcext:value-type="float">
            <text:p>-0.2465509474</text:p>
          </table:table-cell>
          <table:table-cell office:value-type="float" office:value="-0.00941917859017849" calcext:value-type="float">
            <text:p>-0.00941917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400163903832436" calcext:value-type="float">
            <text:p>0.0400163904</text:p>
          </table:table-cell>
          <table:table-cell office:value-type="float" office:value="-0.241908133029938" calcext:value-type="float">
            <text:p>-0.241908133</text:p>
          </table:table-cell>
          <table:table-cell office:value-type="float" office:value="-0.00924617983400822" calcext:value-type="float">
            <text:p>-0.0092461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94265884161" calcext:value-type="float">
            <text:p>0.0399942659</text:p>
          </table:table-cell>
          <table:table-cell office:value-type="float" office:value="-0.2396529763937" calcext:value-type="float">
            <text:p>-0.2396529764</text:p>
          </table:table-cell>
          <table:table-cell office:value-type="float" office:value="-0.00916218105703593" calcext:value-type="float">
            <text:p>-0.009162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728156626225" calcext:value-type="float">
            <text:p>0.0399728157</text:p>
          </table:table-cell>
          <table:table-cell office:value-type="float" office:value="-0.237443327903748" calcext:value-type="float">
            <text:p>-0.2374433279</text:p>
          </table:table-cell>
          <table:table-cell office:value-type="float" office:value="-0.00907989870756865" calcext:value-type="float">
            <text:p>-0.00907989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520210921764" calcext:value-type="float">
            <text:p>0.0399520211</text:p>
          </table:table-cell>
          <table:table-cell office:value-type="float" office:value="-0.235280320048332" calcext:value-type="float">
            <text:p>-0.23528032</text:p>
          </table:table-cell>
          <table:table-cell office:value-type="float" office:value="-0.00899936910718679" calcext:value-type="float">
            <text:p>-0.0089993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9124138057232" calcext:value-type="float">
            <text:p>0.0399124138</text:p>
          </table:table-cell>
          <table:table-cell office:value-type="float" office:value="-0.231098666787148" calcext:value-type="float">
            <text:p>-0.2310986668</text:p>
          </table:table-cell>
          <table:table-cell office:value-type="float" office:value="-0.00884370505809784" calcext:value-type="float">
            <text:p>-0.00884370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935861885548" calcext:value-type="float">
            <text:p>0.0398935862</text:p>
          </table:table-cell>
          <table:table-cell office:value-type="float" office:value="-0.229082107543945" calcext:value-type="float">
            <text:p>-0.2290821075</text:p>
          </table:table-cell>
          <table:table-cell office:value-type="float" office:value="-0.00876863859593868" calcext:value-type="float">
            <text:p>-0.0087686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754104971886" calcext:value-type="float">
            <text:p>0.0398754105</text:p>
          </table:table-cell>
          <table:table-cell office:value-type="float" office:value="-0.227116540074348" calcext:value-type="float">
            <text:p>-0.2271165401</text:p>
          </table:table-cell>
          <table:table-cell office:value-type="float" office:value="-0.00869546830654144" calcext:value-type="float">
            <text:p>-0.0086954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578830063343" calcext:value-type="float">
            <text:p>0.039857883</text:p>
          </table:table-cell>
          <table:table-cell office:value-type="float" office:value="-0.225202783942223" calcext:value-type="float">
            <text:p>-0.2252027839</text:p>
          </table:table-cell>
          <table:table-cell office:value-type="float" office:value="-0.00862421374768019" calcext:value-type="float">
            <text:p>-0.00862421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247353732586" calcext:value-type="float">
            <text:p>0.0398247354</text:p>
          </table:table-cell>
          <table:table-cell office:value-type="float" office:value="-0.221535861492157" calcext:value-type="float">
            <text:p>-0.2215358615</text:p>
          </table:table-cell>
          <table:table-cell office:value-type="float" office:value="-0.0084876399487257" calcext:value-type="float">
            <text:p>-0.00848763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8091189563274" calcext:value-type="float">
            <text:p>0.039809119</text:p>
          </table:table-cell>
          <table:table-cell office:value-type="float" office:value="-0.21978460252285" calcext:value-type="float">
            <text:p>-0.2197846025</text:p>
          </table:table-cell>
          <table:table-cell office:value-type="float" office:value="-0.00842237751930952" calcext:value-type="float">
            <text:p>-0.008422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941283881664" calcext:value-type="float">
            <text:p>0.0397941284</text:p>
          </table:table-cell>
          <table:table-cell office:value-type="float" office:value="-0.218089640140533" calcext:value-type="float">
            <text:p>-0.2180896401</text:p>
          </table:table-cell>
          <table:table-cell office:value-type="float" office:value="-0.00835918355733156" calcext:value-type="float">
            <text:p>-0.00835918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797673940659" calcext:value-type="float">
            <text:p>0.0397797674</text:p>
          </table:table-cell>
          <table:table-cell office:value-type="float" office:value="-0.216452062129974" calcext:value-type="float">
            <text:p>-0.2164520621</text:p>
          </table:table-cell>
          <table:table-cell office:value-type="float" office:value="-0.00829810369759798" calcext:value-type="float">
            <text:p>-0.00829810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660136222839" calcext:value-type="float">
            <text:p>0.0397660136</text:p>
          </table:table-cell>
          <table:table-cell office:value-type="float" office:value="-0.214872866868973" calcext:value-type="float">
            <text:p>-0.2148728669</text:p>
          </table:table-cell>
          <table:table-cell office:value-type="float" office:value="-0.00823915284126997" calcext:value-type="float">
            <text:p>-0.00823915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403948009014" calcext:value-type="float">
            <text:p>0.0397403948</text:p>
          </table:table-cell>
          <table:table-cell office:value-type="float" office:value="-0.211894080042839" calcext:value-type="float">
            <text:p>-0.21189408</text:p>
          </table:table-cell>
          <table:table-cell office:value-type="float" office:value="-0.00812781788408756" calcext:value-type="float">
            <text:p>-0.00812781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284999489784" calcext:value-type="float">
            <text:p>0.0397284999</text:p>
          </table:table-cell>
          <table:table-cell office:value-type="float" office:value="-0.210496693849564" calcext:value-type="float">
            <text:p>-0.2104966938</text:p>
          </table:table-cell>
          <table:table-cell office:value-type="float" office:value="-0.00807551015168428" calcext:value-type="float">
            <text:p>-0.00807551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172160446644" calcext:value-type="float">
            <text:p>0.039717216</text:p>
          </table:table-cell>
          <table:table-cell office:value-type="float" office:value="-0.209161907434463" calcext:value-type="float">
            <text:p>-0.2091619074</text:p>
          </table:table-cell>
          <table:table-cell office:value-type="float" office:value="-0.00802548322826624" calcext:value-type="float">
            <text:p>-0.008025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7065579891205" calcext:value-type="float">
            <text:p>0.039706558</text:p>
          </table:table-cell>
          <table:table-cell office:value-type="float" office:value="-0.207890868186951" calcext:value-type="float">
            <text:p>-0.2078908682</text:p>
          </table:table-cell>
          <table:table-cell office:value-type="float" office:value="-0.00797777902334929" calcext:value-type="float">
            <text:p>-0.0079777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964885294437" calcext:value-type="float">
            <text:p>0.0396964885</text:p>
          </table:table-cell>
          <table:table-cell office:value-type="float" office:value="-0.206684783101082" calcext:value-type="float">
            <text:p>-0.2066847831</text:p>
          </table:table-cell>
          <table:table-cell office:value-type="float" office:value="-0.00793243199586868" calcext:value-type="float">
            <text:p>-0.0079324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78193628788" calcext:value-type="float">
            <text:p>0.0396781936</text:p>
          </table:table-cell>
          <table:table-cell office:value-type="float" office:value="-0.204471081495285" calcext:value-type="float">
            <text:p>-0.2044710815</text:p>
          </table:table-cell>
          <table:table-cell office:value-type="float" office:value="-0.00784895475953818" calcext:value-type="float">
            <text:p>-0.00784895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699532866478" calcext:value-type="float">
            <text:p>0.0396699533</text:p>
          </table:table-cell>
          <table:table-cell office:value-type="float" office:value="-0.203465968370438" calcext:value-type="float">
            <text:p>-0.2034659684</text:p>
          </table:table-cell>
          <table:table-cell office:value-type="float" office:value="-0.00781091209501028" calcext:value-type="float">
            <text:p>-0.0078109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6552830934525" calcext:value-type="float">
            <text:p>0.0396552831</text:p>
          </table:table-cell>
          <table:table-cell office:value-type="float" office:value="-0.201663762331009" calcext:value-type="float">
            <text:p>-0.2016637623</text:p>
          </table:table-cell>
          <table:table-cell office:value-type="float" office:value="-0.0077423662878573" calcext:value-type="float">
            <text:p>-0.00774236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3344123363495" calcext:value-type="float">
            <text:p>0.0373344123</text:p>
          </table:table-cell>
          <table:table-cell office:value-type="float" office:value="-0.194298043847084" calcext:value-type="float">
            <text:p>-0.1942980438</text:p>
          </table:table-cell>
          <table:table-cell office:value-type="float" office:value="0.237157821655273" calcext:value-type="float">
            <text:p>0.2371578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2076034545898" calcext:value-type="float">
            <text:p>0.0372076035</text:p>
          </table:table-cell>
          <table:table-cell office:value-type="float" office:value="-0.194451153278351" calcext:value-type="float">
            <text:p>-0.1944511533</text:p>
          </table:table-cell>
          <table:table-cell office:value-type="float" office:value="0.246245861053467" calcext:value-type="float">
            <text:p>0.246245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0763354003429" calcext:value-type="float">
            <text:p>0.0370763354</text:p>
          </table:table-cell>
          <table:table-cell office:value-type="float" office:value="-0.194610208272934" calcext:value-type="float">
            <text:p>-0.1946102083</text:p>
          </table:table-cell>
          <table:table-cell office:value-type="float" office:value="0.255435049533844" calcext:value-type="float">
            <text:p>0.25543504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9405075907707" calcext:value-type="float">
            <text:p>0.0369405076</text:p>
          </table:table-cell>
          <table:table-cell office:value-type="float" office:value="-0.194775074720383" calcext:value-type="float">
            <text:p>-0.1947750747</text:p>
          </table:table-cell>
          <table:table-cell office:value-type="float" office:value="0.264721870422363" calcext:value-type="float">
            <text:p>0.26472187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8001461029053" calcext:value-type="float">
            <text:p>0.0368001461</text:p>
          </table:table-cell>
          <table:table-cell office:value-type="float" office:value="-0.194945469498634" calcext:value-type="float">
            <text:p>-0.1949454695</text:p>
          </table:table-cell>
          <table:table-cell office:value-type="float" office:value="0.274102300405502" calcext:value-type="float">
            <text:p>0.27410230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5055948495865" calcext:value-type="float">
            <text:p>0.0365055948</text:p>
          </table:table-cell>
          <table:table-cell office:value-type="float" office:value="-0.195301994681358" calcext:value-type="float">
            <text:p>-0.1953019947</text:p>
          </table:table-cell>
          <table:table-cell office:value-type="float" office:value="0.293129742145538" calcext:value-type="float">
            <text:p>0.2931297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3513864576817" calcext:value-type="float">
            <text:p>0.0363513865</text:p>
          </table:table-cell>
          <table:table-cell office:value-type="float" office:value="-0.195487573742866" calcext:value-type="float">
            <text:p>-0.1954875737</text:p>
          </table:table-cell>
          <table:table-cell office:value-type="float" office:value="0.302769243717194" calcext:value-type="float">
            <text:p>0.30276924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0290370881557" calcext:value-type="float">
            <text:p>0.0360290371</text:p>
          </table:table-cell>
          <table:table-cell office:value-type="float" office:value="-0.195872321724892" calcext:value-type="float">
            <text:p>-0.1958723217</text:p>
          </table:table-cell>
          <table:table-cell office:value-type="float" office:value="0.322281330823898" calcext:value-type="float">
            <text:p>0.3222813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860899835825" calcext:value-type="float">
            <text:p>0.0358608998</text:p>
          </table:table-cell>
          <table:table-cell office:value-type="float" office:value="-0.196071028709412" calcext:value-type="float">
            <text:p>-0.1960710287</text:p>
          </table:table-cell>
          <table:table-cell office:value-type="float" office:value="0.332146435976028" calcext:value-type="float">
            <text:p>0.3321464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6880910694599" calcext:value-type="float">
            <text:p>0.0356880911</text:p>
          </table:table-cell>
          <table:table-cell office:value-type="float" office:value="-0.196273595094681" calcext:value-type="float">
            <text:p>-0.1962735951</text:p>
          </table:table-cell>
          <table:table-cell office:value-type="float" office:value="0.342079401016235" calcext:value-type="float">
            <text:p>0.342079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5106815695763" calcext:value-type="float">
            <text:p>0.0355106816</text:p>
          </table:table-cell>
          <table:table-cell office:value-type="float" office:value="-0.196479797363281" calcext:value-type="float">
            <text:p>-0.1964797974</text:p>
          </table:table-cell>
          <table:table-cell office:value-type="float" office:value="0.352076321840286" calcext:value-type="float">
            <text:p>0.3520763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3286229074001" calcext:value-type="float">
            <text:p>0.0353286229</text:p>
          </table:table-cell>
          <table:table-cell office:value-type="float" office:value="-0.196689486503601" calcext:value-type="float">
            <text:p>-0.1966894865</text:p>
          </table:table-cell>
          <table:table-cell office:value-type="float" office:value="0.362133651971817" calcext:value-type="float">
            <text:p>0.3621336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51419895887375" calcext:value-type="float">
            <text:p>0.0351419896</text:p>
          </table:table-cell>
          <table:table-cell office:value-type="float" office:value="-0.196902319788933" calcext:value-type="float">
            <text:p>-0.1969023198</text:p>
          </table:table-cell>
          <table:table-cell office:value-type="float" office:value="0.372247576713562" calcext:value-type="float">
            <text:p>0.37224757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9507965147495" calcext:value-type="float">
            <text:p>0.0349507965</text:p>
          </table:table-cell>
          <table:table-cell office:value-type="float" office:value="-0.197118103504181" calcext:value-type="float">
            <text:p>-0.1971181035</text:p>
          </table:table-cell>
          <table:table-cell office:value-type="float" office:value="0.382414370775223" calcext:value-type="float">
            <text:p>0.3824143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5548167824745" calcext:value-type="float">
            <text:p>0.0345548168</text:p>
          </table:table-cell>
          <table:table-cell office:value-type="float" office:value="-0.197557732462883" calcext:value-type="float">
            <text:p>-0.1975577325</text:p>
          </table:table-cell>
          <table:table-cell office:value-type="float" office:value="0.402891784906387" calcext:value-type="float">
            <text:p>0.4028917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3501567840576" calcext:value-type="float">
            <text:p>0.0343501568</text:p>
          </table:table-cell>
          <table:table-cell office:value-type="float" office:value="-0.197781160473824" calcext:value-type="float">
            <text:p>-0.1977811605</text:p>
          </table:table-cell>
          <table:table-cell office:value-type="float" office:value="0.413194864988327" calcext:value-type="float">
            <text:p>0.4131948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41410934925079" calcext:value-type="float">
            <text:p>0.0341410935</text:p>
          </table:table-cell>
          <table:table-cell office:value-type="float" office:value="-0.198006585240364" calcext:value-type="float">
            <text:p>-0.1980065852</text:p>
          </table:table-cell>
          <table:table-cell office:value-type="float" office:value="0.423536002635956" calcext:value-type="float">
            <text:p>0.42353600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9277237653732" calcext:value-type="float">
            <text:p>0.0339277238</text:p>
          </table:table-cell>
          <table:table-cell office:value-type="float" office:value="-0.198233857750893" calcext:value-type="float">
            <text:p>-0.1982338578</text:p>
          </table:table-cell>
          <table:table-cell office:value-type="float" office:value="0.433911323547363" calcext:value-type="float">
            <text:p>0.43391132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7100476026535" calcext:value-type="float">
            <text:p>0.0337100476</text:p>
          </table:table-cell>
          <table:table-cell office:value-type="float" office:value="-0.198462769389153" calcext:value-type="float">
            <text:p>-0.1984627694</text:p>
          </table:table-cell>
          <table:table-cell office:value-type="float" office:value="0.444317370653152" calcext:value-type="float">
            <text:p>0.44431737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2622341811657" calcext:value-type="float">
            <text:p>0.0332622342</text:p>
          </table:table-cell>
          <table:table-cell office:value-type="float" office:value="-0.198924705386162" calcext:value-type="float">
            <text:p>-0.1989247054</text:p>
          </table:table-cell>
          <table:table-cell office:value-type="float" office:value="0.465205818414688" calcext:value-type="float">
            <text:p>0.4652058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30322198569775" calcext:value-type="float">
            <text:p>0.0330322199</text:p>
          </table:table-cell>
          <table:table-cell office:value-type="float" office:value="-0.199157312512398" calcext:value-type="float">
            <text:p>-0.1991573125</text:p>
          </table:table-cell>
          <table:table-cell office:value-type="float" office:value="0.475680977106094" calcext:value-type="float">
            <text:p>0.4756809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25604416429996" calcext:value-type="float">
            <text:p>0.0325604416</text:p>
          </table:table-cell>
          <table:table-cell office:value-type="float" office:value="-0.199624642729759" calcext:value-type="float">
            <text:p>-0.1996246427</text:p>
          </table:table-cell>
          <table:table-cell office:value-type="float" office:value="0.496674299240112" calcext:value-type="float">
            <text:p>0.49667429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20736840367317" calcext:value-type="float">
            <text:p>0.032073684</text:p>
          </table:table-cell>
          <table:table-cell office:value-type="float" office:value="-0.200093597173691" calcext:value-type="float">
            <text:p>-0.2000935972</text:p>
          </table:table-cell>
          <table:table-cell office:value-type="float" office:value="0.517700135707855" calcext:value-type="float">
            <text:p>0.51770013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824879348278" calcext:value-type="float">
            <text:p>0.0318248793</text:p>
          </table:table-cell>
          <table:table-cell office:value-type="float" office:value="-0.200328230857849" calcext:value-type="float">
            <text:p>-0.2003282309</text:p>
          </table:table-cell>
          <table:table-cell office:value-type="float" office:value="0.528215885162354" calcext:value-type="float">
            <text:p>0.52821588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5727293491364" calcext:value-type="float">
            <text:p>0.0315727293</text:p>
          </table:table-cell>
          <table:table-cell office:value-type="float" office:value="-0.200562611222267" calcext:value-type="float">
            <text:p>-0.2005626112</text:p>
          </table:table-cell>
          <table:table-cell office:value-type="float" office:value="0.538728713989258" calcext:value-type="float">
            <text:p>0.5387287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3172563910484" calcext:value-type="float">
            <text:p>0.0313172564</text:p>
          </table:table-cell>
          <table:table-cell office:value-type="float" office:value="-0.200796782970428" calcext:value-type="float">
            <text:p>-0.200796783</text:p>
          </table:table-cell>
          <table:table-cell office:value-type="float" office:value="0.549234449863434" calcext:value-type="float">
            <text:p>0.5492344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1058618798852" calcext:value-type="float">
            <text:p>0.0310586188</text:p>
          </table:table-cell>
          <table:table-cell office:value-type="float" office:value="-0.201030313968658" calcext:value-type="float">
            <text:p>-0.201030314</text:p>
          </table:table-cell>
          <table:table-cell office:value-type="float" office:value="0.559729754924774" calcext:value-type="float">
            <text:p>0.55972975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07969208806753" calcext:value-type="float">
            <text:p>0.0307969209</text:p>
          </table:table-cell>
          <table:table-cell office:value-type="float" office:value="-0.201263204216957" calcext:value-type="float">
            <text:p>-0.2012632042</text:p>
          </table:table-cell>
          <table:table-cell office:value-type="float" office:value="0.570210874080658" calcext:value-type="float">
            <text:p>0.57021087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02649922668934" calcext:value-type="float">
            <text:p>0.0302649923</text:p>
          </table:table-cell>
          <table:table-cell office:value-type="float" office:value="-0.201726093888283" calcext:value-type="float">
            <text:p>-0.2017260939</text:p>
          </table:table-cell>
          <table:table-cell office:value-type="float" office:value="0.59111499786377" calcext:value-type="float">
            <text:p>0.59111499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9950242042542" calcext:value-type="float">
            <text:p>0.0299950242</text:p>
          </table:table-cell>
          <table:table-cell office:value-type="float" office:value="-0.201955869793892" calcext:value-type="float">
            <text:p>-0.2019558698</text:p>
          </table:table-cell>
          <table:table-cell office:value-type="float" office:value="0.6015305519104" calcext:value-type="float">
            <text:p>0.6015305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7226067632437" calcext:value-type="float">
            <text:p>0.0297226068</text:p>
          </table:table-cell>
          <table:table-cell office:value-type="float" office:value="-0.20218425989151" calcext:value-type="float">
            <text:p>-0.2021842599</text:p>
          </table:table-cell>
          <table:table-cell office:value-type="float" office:value="0.611916840076447" calcext:value-type="float">
            <text:p>0.6119168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91710030287504" calcext:value-type="float">
            <text:p>0.029171003</text:p>
          </table:table-cell>
          <table:table-cell office:value-type="float" office:value="-0.202636405825615" calcext:value-type="float">
            <text:p>-0.2026364058</text:p>
          </table:table-cell>
          <table:table-cell office:value-type="float" office:value="0.632586479187012" calcext:value-type="float">
            <text:p>0.63258647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8921501487494" calcext:value-type="float">
            <text:p>0.0288921501</text:p>
          </table:table-cell>
          <table:table-cell office:value-type="float" office:value="-0.202859878540039" calcext:value-type="float">
            <text:p>-0.2028598785</text:p>
          </table:table-cell>
          <table:table-cell office:value-type="float" office:value="0.642862319946289" calcext:value-type="float">
            <text:p>0.6428623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6114811897278" calcext:value-type="float">
            <text:p>0.0286114812</text:p>
          </table:table-cell>
          <table:table-cell office:value-type="float" office:value="-0.20308144390583" calcext:value-type="float">
            <text:p>-0.2030814439</text:p>
          </table:table-cell>
          <table:table-cell office:value-type="float" office:value="0.653094053268433" calcext:value-type="float">
            <text:p>0.65309405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3291768282652" calcext:value-type="float">
            <text:p>0.0283291768</text:p>
          </table:table-cell>
          <table:table-cell office:value-type="float" office:value="-0.203300893306732" calcext:value-type="float">
            <text:p>-0.2033008933</text:p>
          </table:table-cell>
          <table:table-cell office:value-type="float" office:value="0.663277626037598" calcext:value-type="float">
            <text:p>0.6632776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80454363673925" calcext:value-type="float">
            <text:p>0.0280454364</text:p>
          </table:table-cell>
          <table:table-cell office:value-type="float" office:value="-0.2035181671381" calcext:value-type="float">
            <text:p>-0.2035181671</text:p>
          </table:table-cell>
          <table:table-cell office:value-type="float" office:value="0.673409283161163" calcext:value-type="float">
            <text:p>0.6734092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776038646698" calcext:value-type="float">
            <text:p>0.0277603865</text:p>
          </table:table-cell>
          <table:table-cell office:value-type="float" office:value="-0.203733161091804" calcext:value-type="float">
            <text:p>-0.2037331611</text:p>
          </table:table-cell>
          <table:table-cell office:value-type="float" office:value="0.683485507965088" calcext:value-type="float">
            <text:p>0.683485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74742264300585" calcext:value-type="float">
            <text:p>0.0274742264</text:p>
          </table:table-cell>
          <table:table-cell office:value-type="float" office:value="-0.203945696353912" calcext:value-type="float">
            <text:p>-0.2039456964</text:p>
          </table:table-cell>
          <table:table-cell office:value-type="float" office:value="0.693502247333527" calcext:value-type="float">
            <text:p>0.69350224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8994104117155" calcext:value-type="float">
            <text:p>0.0268994104</text:p>
          </table:table-cell>
          <table:table-cell office:value-type="float" office:value="-0.204363122582436" calcext:value-type="float">
            <text:p>-0.2043631226</text:p>
          </table:table-cell>
          <table:table-cell office:value-type="float" office:value="0.7133429646492" calcext:value-type="float">
            <text:p>0.713342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6110673546791" calcext:value-type="float">
            <text:p>0.0266110674</text:p>
          </table:table-cell>
          <table:table-cell office:value-type="float" office:value="-0.204567730426788" calcext:value-type="float">
            <text:p>-0.2045677304</text:p>
          </table:table-cell>
          <table:table-cell office:value-type="float" office:value="0.723159372806549" calcext:value-type="float">
            <text:p>0.72315937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60336697101593" calcext:value-type="float">
            <text:p>0.0260336697</text:p>
          </table:table-cell>
          <table:table-cell office:value-type="float" office:value="-0.204968467354774" calcext:value-type="float">
            <text:p>-0.2049684674</text:p>
          </table:table-cell>
          <table:table-cell office:value-type="float" office:value="0.742565393447876" calcext:value-type="float">
            <text:p>0.74256539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57449131458998" calcext:value-type="float">
            <text:p>0.0257449131</text:p>
          </table:table-cell>
          <table:table-cell office:value-type="float" office:value="-0.205164328217506" calcext:value-type="float">
            <text:p>-0.2051643282</text:p>
          </table:table-cell>
          <table:table-cell office:value-type="float" office:value="0.752147436141968" calcext:value-type="float">
            <text:p>0.75214743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51683983951807" calcext:value-type="float">
            <text:p>0.0251683984</text:p>
          </table:table-cell>
          <table:table-cell office:value-type="float" office:value="-0.205546721816063" calcext:value-type="float">
            <text:p>-0.2055467218</text:p>
          </table:table-cell>
          <table:table-cell office:value-type="float" office:value="0.771051049232483" calcext:value-type="float">
            <text:p>0.77105104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45945975184441" calcext:value-type="float">
            <text:p>0.0245945975</text:p>
          </table:table-cell>
          <table:table-cell office:value-type="float" office:value="-0.205916240811348" calcext:value-type="float">
            <text:p>-0.2059162408</text:p>
          </table:table-cell>
          <table:table-cell office:value-type="float" office:value="0.789581775665283" calcext:value-type="float">
            <text:p>0.78958177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40251384675503" calcext:value-type="float">
            <text:p>0.0240251385</text:p>
          </table:table-cell>
          <table:table-cell office:value-type="float" office:value="-0.206272259354591" calcext:value-type="float">
            <text:p>-0.2062722594</text:p>
          </table:table-cell>
          <table:table-cell office:value-type="float" office:value="0.807709872722626" calcext:value-type="float">
            <text:p>0.8077098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7425621598959" calcext:value-type="float">
            <text:p>0.0237425622</text:p>
          </table:table-cell>
          <table:table-cell office:value-type="float" office:value="-0.206445097923279" calcext:value-type="float">
            <text:p>-0.2064450979</text:p>
          </table:table-cell>
          <table:table-cell office:value-type="float" office:value="0.816613376140595" calcext:value-type="float">
            <text:p>0.81661337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461701348424" calcext:value-type="float">
            <text:p>0.0234617013</text:p>
          </table:table-cell>
          <table:table-cell office:value-type="float" office:value="-0.206614404916763" calcext:value-type="float">
            <text:p>-0.2066144049</text:p>
          </table:table-cell>
          <table:table-cell office:value-type="float" office:value="0.825405180454254" calcext:value-type="float">
            <text:p>0.82540518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31827348470688" calcext:value-type="float">
            <text:p>0.0231827348</text:p>
          </table:table-cell>
          <table:table-cell office:value-type="float" office:value="-0.206780210137367" calcext:value-type="float">
            <text:p>-0.2067802101</text:p>
          </table:table-cell>
          <table:table-cell office:value-type="float" office:value="0.83408135175705" calcext:value-type="float">
            <text:p>0.83408135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9059159755707" calcext:value-type="float">
            <text:p>0.022905916</text:p>
          </table:table-cell>
          <table:table-cell office:value-type="float" office:value="-0.206942334771156" calcext:value-type="float">
            <text:p>-0.2069423348</text:p>
          </table:table-cell>
          <table:table-cell office:value-type="float" office:value="0.842637717723846" calcext:value-type="float">
            <text:p>0.84263771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6315222680569" calcext:value-type="float">
            <text:p>0.0226315223</text:p>
          </table:table-cell>
          <table:table-cell office:value-type="float" office:value="-0.207100883126259" calcext:value-type="float">
            <text:p>-0.2071008831</text:p>
          </table:table-cell>
          <table:table-cell office:value-type="float" office:value="0.851070761680603" calcext:value-type="float">
            <text:p>0.8510707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23596319556236" calcext:value-type="float">
            <text:p>0.022359632</text:p>
          </table:table-cell>
          <table:table-cell office:value-type="float" office:value="-0.207255810499191" calcext:value-type="float">
            <text:p>-0.2072558105</text:p>
          </table:table-cell>
          <table:table-cell office:value-type="float" office:value="0.859377026557922" calcext:value-type="float">
            <text:p>0.8593770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8244250863791" calcext:value-type="float">
            <text:p>0.0218244251</text:p>
          </table:table-cell>
          <table:table-cell office:value-type="float" office:value="-0.207554534077644" calcext:value-type="float">
            <text:p>-0.2075545341</text:p>
          </table:table-cell>
          <table:table-cell office:value-type="float" office:value="0.875593245029449" calcext:value-type="float">
            <text:p>0.8755932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5615425258875" calcext:value-type="float">
            <text:p>0.0215615425</text:p>
          </table:table-cell>
          <table:table-cell office:value-type="float" office:value="-0.207698300480843" calcext:value-type="float">
            <text:p>-0.2076983005</text:p>
          </table:table-cell>
          <table:table-cell office:value-type="float" office:value="0.88349586725235" calcext:value-type="float">
            <text:p>0.88349586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3020853698254" calcext:value-type="float">
            <text:p>0.0213020854</text:p>
          </table:table-cell>
          <table:table-cell office:value-type="float" office:value="-0.207838267087936" calcext:value-type="float">
            <text:p>-0.2078382671</text:p>
          </table:table-cell>
          <table:table-cell office:value-type="float" office:value="0.891256392002106" calcext:value-type="float">
            <text:p>0.8912563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10462417453527" calcext:value-type="float">
            <text:p>0.0210462417</text:p>
          </table:table-cell>
          <table:table-cell office:value-type="float" office:value="-0.207974582910538" calcext:value-type="float">
            <text:p>-0.2079745829</text:p>
          </table:table-cell>
          <table:table-cell office:value-type="float" office:value="0.898870825767517" calcext:value-type="float">
            <text:p>0.89887082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05463636666536" calcext:value-type="float">
            <text:p>0.0205463637</text:p>
          </table:table-cell>
          <table:table-cell office:value-type="float" office:value="-0.208235830068588" calcext:value-type="float">
            <text:p>-0.2082358301</text:p>
          </table:table-cell>
          <table:table-cell office:value-type="float" office:value="0.913647413253784" calcext:value-type="float">
            <text:p>0.91364741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20063541829586" calcext:value-type="float">
            <text:p>0.0200635418</text:p>
          </table:table-cell>
          <table:table-cell office:value-type="float" office:value="-0.208481952548027" calcext:value-type="float">
            <text:p>-0.2084819525</text:p>
          </table:table-cell>
          <table:table-cell office:value-type="float" office:value="0.927795469760895" calcext:value-type="float">
            <text:p>0.92779546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5994712412357" calcext:value-type="float">
            <text:p>0.0195994712</text:p>
          </table:table-cell>
          <table:table-cell office:value-type="float" office:value="-0.208712980151176" calcext:value-type="float">
            <text:p>-0.2087129802</text:p>
          </table:table-cell>
          <table:table-cell office:value-type="float" office:value="0.941284716129303" calcext:value-type="float">
            <text:p>0.94128471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3750020116568" calcext:value-type="float">
            <text:p>0.019375002</text:p>
          </table:table-cell>
          <table:table-cell office:value-type="float" office:value="-0.208822771906853" calcext:value-type="float">
            <text:p>-0.2088227719</text:p>
          </table:table-cell>
          <table:table-cell office:value-type="float" office:value="0.947772920131683" calcext:value-type="float">
            <text:p>0.9477729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91558264195919" calcext:value-type="float">
            <text:p>0.0191558264</text:p>
          </table:table-cell>
          <table:table-cell office:value-type="float" office:value="-0.208928883075714" calcext:value-type="float">
            <text:p>-0.2089288831</text:p>
          </table:table-cell>
          <table:table-cell office:value-type="float" office:value="0.954085230827332" calcext:value-type="float">
            <text:p>0.9540852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942141905427" calcext:value-type="float">
            <text:p>0.0189421419</text:p>
          </table:table-cell>
          <table:table-cell office:value-type="float" office:value="-0.209031164646149" calcext:value-type="float">
            <text:p>-0.2090311646</text:p>
          </table:table-cell>
          <table:table-cell office:value-type="float" office:value="0.960217952728272" calcext:value-type="float">
            <text:p>0.96021795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7342017889023" calcext:value-type="float">
            <text:p>0.0187342018</text:p>
          </table:table-cell>
          <table:table-cell office:value-type="float" office:value="-0.209129720926285" calcext:value-type="float">
            <text:p>-0.2091297209</text:p>
          </table:table-cell>
          <table:table-cell office:value-type="float" office:value="0.966167032718658" calcext:value-type="float">
            <text:p>0.9661670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5321979224682" calcext:value-type="float">
            <text:p>0.0185321979</text:p>
          </table:table-cell>
          <table:table-cell office:value-type="float" office:value="-0.209224551916122" calcext:value-type="float">
            <text:p>-0.2092245519</text:p>
          </table:table-cell>
          <table:table-cell office:value-type="float" office:value="0.971928775310516" calcext:value-type="float">
            <text:p>0.9719287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3362867683172" calcext:value-type="float">
            <text:p>0.0183362868</text:p>
          </table:table-cell>
          <table:table-cell office:value-type="float" office:value="-0.209315523505211" calcext:value-type="float">
            <text:p>-0.2093155235</text:p>
          </table:table-cell>
          <table:table-cell office:value-type="float" office:value="0.977499544620514" calcext:value-type="float">
            <text:p>0.97749954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81466788053513" calcext:value-type="float">
            <text:p>0.0181466788</text:p>
          </table:table-cell>
          <table:table-cell office:value-type="float" office:value="-0.209402859210968" calcext:value-type="float">
            <text:p>-0.2094028592</text:p>
          </table:table-cell>
          <table:table-cell office:value-type="float" office:value="0.98287558555603" calcext:value-type="float">
            <text:p>0.9828755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9635863751173" calcext:value-type="float">
            <text:p>0.0179635864</text:p>
          </table:table-cell>
          <table:table-cell office:value-type="float" office:value="-0.209486410021782" calcext:value-type="float">
            <text:p>-0.20948641</text:p>
          </table:table-cell>
          <table:table-cell office:value-type="float" office:value="0.988053023815155" calcext:value-type="float">
            <text:p>0.98805302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6177117973566" calcext:value-type="float">
            <text:p>0.0176177118</text:p>
          </table:table-cell>
          <table:table-cell office:value-type="float" office:value="-0.209642335772514" calcext:value-type="float">
            <text:p>-0.2096423358</text:p>
          </table:table-cell>
          <table:table-cell office:value-type="float" office:value="0.997797310352325" calcext:value-type="float">
            <text:p>0.9977973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4553021788597" calcext:value-type="float">
            <text:p>0.0174553022</text:p>
          </table:table-cell>
          <table:table-cell office:value-type="float" office:value="-0.20971468091011" calcext:value-type="float">
            <text:p>-0.2097146809</text:p>
          </table:table-cell>
          <table:table-cell office:value-type="float" office:value="1.00235676765442" calcext:value-type="float">
            <text:p>1.0023567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1524882316589" calcext:value-type="float">
            <text:p>0.0171524882</text:p>
          </table:table-cell>
          <table:table-cell office:value-type="float" office:value="-0.209848269820213" calcext:value-type="float">
            <text:p>-0.2098482698</text:p>
          </table:table-cell>
          <table:table-cell office:value-type="float" office:value="1.01083076000214" calcext:value-type="float">
            <text:p>1.0108307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124713331461" calcext:value-type="float">
            <text:p>0.0170124713</text:p>
          </table:table-cell>
          <table:table-cell office:value-type="float" office:value="-0.209909453988075" calcext:value-type="float">
            <text:p>-0.209909454</text:p>
          </table:table-cell>
          <table:table-cell office:value-type="float" office:value="1.01473808288574" calcext:value-type="float">
            <text:p>1.0147380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7559925466776" calcext:value-type="float">
            <text:p>0.0167559925</text:p>
          </table:table-cell>
          <table:table-cell office:value-type="float" office:value="-0.21002060174942" calcext:value-type="float">
            <text:p>-0.2100206017</text:p>
          </table:table-cell>
          <table:table-cell office:value-type="float" office:value="1.02187430858612" calcext:value-type="float">
            <text:p>1.0218743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6399795562029" calcext:value-type="float">
            <text:p>0.0166399796</text:p>
          </table:table-cell>
          <table:table-cell office:value-type="float" office:value="-0.210070535540581" calcext:value-type="float">
            <text:p>-0.2100705355</text:p>
          </table:table-cell>
          <table:table-cell office:value-type="float" office:value="1.02509570121765" calcext:value-type="float">
            <text:p>1.02509570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5322870016098" calcext:value-type="float">
            <text:p>0.016532287</text:p>
          </table:table-cell>
          <table:table-cell office:value-type="float" office:value="-0.210116729140282" calcext:value-type="float">
            <text:p>-0.2101167291</text:p>
          </table:table-cell>
          <table:table-cell office:value-type="float" office:value="1.028080701828" calcext:value-type="float">
            <text:p>1.0280807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4331514388323" calcext:value-type="float">
            <text:p>0.0164331514</text:p>
          </table:table-cell>
          <table:table-cell office:value-type="float" office:value="-0.210159078240395" calcext:value-type="float">
            <text:p>-0.2101590782</text:p>
          </table:table-cell>
          <table:table-cell office:value-type="float" office:value="1.03082609176636" calcext:value-type="float">
            <text:p>1.0308260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3426734507084" calcext:value-type="float">
            <text:p>0.0163426735</text:p>
          </table:table-cell>
          <table:table-cell office:value-type="float" office:value="-0.210197627544403" calcext:value-type="float">
            <text:p>-0.2101976275</text:p>
          </table:table-cell>
          <table:table-cell office:value-type="float" office:value="1.03332817554474" calcext:value-type="float">
            <text:p>1.03332817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2610653787851" calcext:value-type="float">
            <text:p>0.0162610654</text:p>
          </table:table-cell>
          <table:table-cell office:value-type="float" office:value="-0.210232362151146" calcext:value-type="float">
            <text:p>-0.2102323622</text:p>
          </table:table-cell>
          <table:table-cell office:value-type="float" office:value="1.03558230400085" calcext:value-type="float">
            <text:p>1.0355823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884948611259" calcext:value-type="float">
            <text:p>0.0161884949</text:p>
          </table:table-cell>
          <table:table-cell office:value-type="float" office:value="-0.210263177752495" calcext:value-type="float">
            <text:p>-0.2102631778</text:p>
          </table:table-cell>
          <table:table-cell office:value-type="float" office:value="1.03758549690247" calcext:value-type="float">
            <text:p>1.03758549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250829696655" calcext:value-type="float">
            <text:p>0.016125083</text:p>
          </table:table-cell>
          <table:table-cell office:value-type="float" office:value="-0.210290119051933" calcext:value-type="float">
            <text:p>-0.2102901191</text:p>
          </table:table-cell>
          <table:table-cell office:value-type="float" office:value="1.0393340587616" calcext:value-type="float">
            <text:p>1.0393340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0710047930479" calcext:value-type="float">
            <text:p>0.0160710048</text:p>
          </table:table-cell>
          <table:table-cell office:value-type="float" office:value="-0.210313051939011" calcext:value-type="float">
            <text:p>-0.2103130519</text:p>
          </table:table-cell>
          <table:table-cell office:value-type="float" office:value="1.04082345962524" calcext:value-type="float">
            <text:p>1.0408234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915499389172" calcext:value-type="float">
            <text:p>0.0159915499</text:p>
          </table:table-cell>
          <table:table-cell office:value-type="float" office:value="-0.21034674346447" calcext:value-type="float">
            <text:p>-0.2103467435</text:p>
          </table:table-cell>
          <table:table-cell office:value-type="float" office:value="1.04301154613495" calcext:value-type="float">
            <text:p>1.04301154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664377570152" calcext:value-type="float">
            <text:p>0.0159664378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248317719" calcext:value-type="float">
            <text:p>1.043702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512609243393" calcext:value-type="float">
            <text:p>0.0159512609</text:p>
          </table:table-cell>
          <table:table-cell office:value-type="float" office:value="-0.210363939404488" calcext:value-type="float">
            <text:p>-0.2103639394</text:p>
          </table:table-cell>
          <table:table-cell office:value-type="float" office:value="1.04412007331848" calcext:value-type="float">
            <text:p>1.04412007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461628645659" calcext:value-type="float">
            <text:p>0.0159461629</text:p>
          </table:table-cell>
          <table:table-cell office:value-type="float" office:value="-0.2103660851717" calcext:value-type="float">
            <text:p>-0.2103660852</text:p>
          </table:table-cell>
          <table:table-cell office:value-type="float" office:value="1.04426002502441" calcext:value-type="float">
            <text:p>1.0442600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512460231781" calcext:value-type="float">
            <text:p>0.015951246</text:p>
          </table:table-cell>
          <table:table-cell office:value-type="float" office:value="-0.210363954305649" calcext:value-type="float">
            <text:p>-0.2103639543</text:p>
          </table:table-cell>
          <table:table-cell office:value-type="float" office:value="1.04412066936493" calcext:value-type="float">
            <text:p>1.04412066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663502126932" calcext:value-type="float">
            <text:p>0.0159663502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522499084" calcext:value-type="float">
            <text:p>1.0437052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59913264214993" calcext:value-type="float">
            <text:p>0.0159913264</text:p>
          </table:table-cell>
          <table:table-cell office:value-type="float" office:value="-0.210346728563309" calcext:value-type="float">
            <text:p>-0.2103467286</text:p>
          </table:table-cell>
          <table:table-cell office:value-type="float" office:value="1.04301774501801" calcext:value-type="float">
            <text:p>1.043017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0703882575035" calcext:value-type="float">
            <text:p>0.0160703883</text:p>
          </table:table-cell>
          <table:table-cell office:value-type="float" office:value="-0.210312604904175" calcext:value-type="float">
            <text:p>-0.2103126049</text:p>
          </table:table-cell>
          <table:table-cell office:value-type="float" office:value="1.04084074497223" calcext:value-type="float">
            <text:p>1.040840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241721361876" calcext:value-type="float">
            <text:p>0.0161241721</text:p>
          </table:table-cell>
          <table:table-cell office:value-type="float" office:value="-0.210289269685745" calcext:value-type="float">
            <text:p>-0.2102892697</text:p>
          </table:table-cell>
          <table:table-cell office:value-type="float" office:value="1.03935849666595" calcext:value-type="float">
            <text:p>1.03935849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1872506141663" calcext:value-type="float">
            <text:p>0.0161872506</text:p>
          </table:table-cell>
          <table:table-cell office:value-type="float" office:value="-0.21026174724102" calcext:value-type="float">
            <text:p>-0.2102617472</text:p>
          </table:table-cell>
          <table:table-cell office:value-type="float" office:value="1.03761911392212" calcext:value-type="float">
            <text:p>1.03761911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2594635039568" calcext:value-type="float">
            <text:p>0.0162594635</text:p>
          </table:table-cell>
          <table:table-cell office:value-type="float" office:value="-0.210230126976967" calcext:value-type="float">
            <text:p>-0.210230127</text:p>
          </table:table-cell>
          <table:table-cell office:value-type="float" office:value="1.03562593460083" calcext:value-type="float">
            <text:p>1.0356259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3406617939472" calcext:value-type="float">
            <text:p>0.0163406618</text:p>
          </table:table-cell>
          <table:table-cell office:value-type="float" office:value="-0.210194364190102" calcext:value-type="float">
            <text:p>-0.2101943642</text:p>
          </table:table-cell>
          <table:table-cell office:value-type="float" office:value="1.03338277339935" calcext:value-type="float">
            <text:p>1.03338277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4306852966547" calcext:value-type="float">
            <text:p>0.0164306853</text:p>
          </table:table-cell>
          <table:table-cell office:value-type="float" office:value="-0.210154488682747" calcext:value-type="float">
            <text:p>-0.2101544887</text:p>
          </table:table-cell>
          <table:table-cell office:value-type="float" office:value="1.03089368343353" calcext:value-type="float">
            <text:p>1.03089368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5293142199516" calcext:value-type="float">
            <text:p>0.0165293142</text:p>
          </table:table-cell>
          <table:table-cell office:value-type="float" office:value="-0.210110411047935" calcext:value-type="float">
            <text:p>-0.210110411</text:p>
          </table:table-cell>
          <table:table-cell office:value-type="float" office:value="1.02816212177277" calcext:value-type="float">
            <text:p>1.0281621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6364926844835" calcext:value-type="float">
            <text:p>0.0166364927</text:p>
          </table:table-cell>
          <table:table-cell office:value-type="float" office:value="-0.21006229519844" calcext:value-type="float">
            <text:p>-0.2100622952</text:p>
          </table:table-cell>
          <table:table-cell office:value-type="float" office:value="1.02519154548645" calcext:value-type="float">
            <text:p>1.02519154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68755017220974" calcext:value-type="float">
            <text:p>0.0168755017</text:p>
          </table:table-cell>
          <table:table-cell office:value-type="float" office:value="-0.209953412413597" calcext:value-type="float">
            <text:p>-0.2099534124</text:p>
          </table:table-cell>
          <table:table-cell office:value-type="float" office:value="1.01855003833771" calcext:value-type="float">
            <text:p>1.01855003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1464160084724" calcext:value-type="float">
            <text:p>0.017146416</text:p>
          </table:table-cell>
          <table:table-cell office:value-type="float" office:value="-0.209827780723572" calcext:value-type="float">
            <text:p>-0.2098277807</text:p>
          </table:table-cell>
          <table:table-cell office:value-type="float" office:value="1.01099824905396" calcext:value-type="float">
            <text:p>1.01099824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4476858228445" calcext:value-type="float">
            <text:p>0.0174476858</text:p>
          </table:table-cell>
          <table:table-cell office:value-type="float" office:value="-0.209685117006302" calcext:value-type="float">
            <text:p>-0.209685117</text:p>
          </table:table-cell>
          <table:table-cell office:value-type="float" office:value="1.0025669336319" calcext:value-type="float">
            <text:p>1.00256693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6092777401209" calcext:value-type="float">
            <text:p>0.0176092777</text:p>
          </table:table-cell>
          <table:table-cell office:value-type="float" office:value="-0.209607303142548" calcext:value-type="float">
            <text:p>-0.2096073031</text:p>
          </table:table-cell>
          <table:table-cell office:value-type="float" office:value="0.998030424118042" calcext:value-type="float">
            <text:p>0.99803042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177779253572226" calcext:value-type="float">
            <text:p>0.0177779254</text:p>
          </table:table-cell>
          <table:table-cell office:value-type="float" office:value="-0.209525182843208" calcext:value-type="float">
            <text:p>-0.2095251828</text:p>
          </table:table-cell>
          <table:table-cell office:value-type="float" office:value="0.993285238742828" calcext:value-type="float">
            <text:p>0.99328523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0978916287422" calcext:value-type="float">
            <text:p>0.0360978916</text:p>
          </table:table-cell>
          <table:table-cell office:value-type="float" office:value="-0.190933331847191" calcext:value-type="float">
            <text:p>-0.1909333318</text:p>
          </table:table-cell>
          <table:table-cell office:value-type="float" office:value="0.316316485404968" calcext:value-type="float">
            <text:p>0.31631648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2560525536537" calcext:value-type="float">
            <text:p>0.0362560526</text:p>
          </table:table-cell>
          <table:table-cell office:value-type="float" office:value="-0.190589919686317" calcext:value-type="float">
            <text:p>-0.1905899197</text:p>
          </table:table-cell>
          <table:table-cell office:value-type="float" office:value="0.306652963161468" calcext:value-type="float">
            <text:p>0.30665296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4095531404018" calcext:value-type="float">
            <text:p>0.0364095531</text:p>
          </table:table-cell>
          <table:table-cell office:value-type="float" office:value="-0.190247803926468" calcext:value-type="float">
            <text:p>-0.1902478039</text:p>
          </table:table-cell>
          <table:table-cell office:value-type="float" office:value="0.297067821025848" calcext:value-type="float">
            <text:p>0.2970678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558460444212" calcext:value-type="float">
            <text:p>0.0365584604</text:p>
          </table:table-cell>
          <table:table-cell office:value-type="float" office:value="-0.18990720808506" calcext:value-type="float">
            <text:p>-0.1899072081</text:p>
          </table:table-cell>
          <table:table-cell office:value-type="float" office:value="0.287565350532532" calcext:value-type="float">
            <text:p>0.28756535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702748388052" calcext:value-type="float">
            <text:p>0.0367027484</text:p>
          </table:table-cell>
          <table:table-cell office:value-type="float" office:value="-0.189568281173706" calcext:value-type="float">
            <text:p>-0.1895682812</text:p>
          </table:table-cell>
          <table:table-cell office:value-type="float" office:value="0.278148651123047" calcext:value-type="float">
            <text:p>0.27814865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8424467742443" calcext:value-type="float">
            <text:p>0.0368424468</text:p>
          </table:table-cell>
          <table:table-cell office:value-type="float" office:value="-0.189231306314468" calcext:value-type="float">
            <text:p>-0.1892313063</text:p>
          </table:table-cell>
          <table:table-cell office:value-type="float" office:value="0.268821865320206" calcext:value-type="float">
            <text:p>0.26882186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69775928556919" calcext:value-type="float">
            <text:p>0.0369775929</text:p>
          </table:table-cell>
          <table:table-cell office:value-type="float" office:value="-0.188896402716637" calcext:value-type="float">
            <text:p>-0.1888964027</text:p>
          </table:table-cell>
          <table:table-cell office:value-type="float" office:value="0.259588658809662" calcext:value-type="float">
            <text:p>0.2595886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1082089841366" calcext:value-type="float">
            <text:p>0.037108209</text:p>
          </table:table-cell>
          <table:table-cell office:value-type="float" office:value="-0.188563838601112" calcext:value-type="float">
            <text:p>-0.1885638386</text:p>
          </table:table-cell>
          <table:table-cell office:value-type="float" office:value="0.250452488660812" calcext:value-type="float">
            <text:p>0.2504524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2343361377716" calcext:value-type="float">
            <text:p>0.0372343361</text:p>
          </table:table-cell>
          <table:table-cell office:value-type="float" office:value="-0.18823379278183" calcext:value-type="float">
            <text:p>-0.1882337928</text:p>
          </table:table-cell>
          <table:table-cell office:value-type="float" office:value="0.241417109966278" calcext:value-type="float">
            <text:p>0.241417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3560264706612" calcext:value-type="float">
            <text:p>0.0373560265</text:p>
          </table:table-cell>
          <table:table-cell office:value-type="float" office:value="-0.18790639936924" calcext:value-type="float">
            <text:p>-0.1879063994</text:p>
          </table:table-cell>
          <table:table-cell office:value-type="float" office:value="0.232486426830292" calcext:value-type="float">
            <text:p>0.23248642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473302334547" calcext:value-type="float">
            <text:p>0.0374733023</text:p>
          </table:table-cell>
          <table:table-cell office:value-type="float" office:value="-0.18758200109005" calcext:value-type="float">
            <text:p>-0.1875820011</text:p>
          </table:table-cell>
          <table:table-cell office:value-type="float" office:value="0.223663911223412" calcext:value-type="float">
            <text:p>0.22366391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5862345099449" calcext:value-type="float">
            <text:p>0.0375862345</text:p>
          </table:table-cell>
          <table:table-cell office:value-type="float" office:value="-0.187260657548904" calcext:value-type="float">
            <text:p>-0.1872606575</text:p>
          </table:table-cell>
          <table:table-cell office:value-type="float" office:value="0.214953228831291" calcext:value-type="float">
            <text:p>0.21495322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7992801368236" calcext:value-type="float">
            <text:p>0.0377992801</text:p>
          </table:table-cell>
          <table:table-cell office:value-type="float" office:value="-0.186628073453903" calcext:value-type="float">
            <text:p>-0.1866280735</text:p>
          </table:table-cell>
          <table:table-cell office:value-type="float" office:value="0.19788222014904" calcext:value-type="float">
            <text:p>0.1978822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8995165228844" calcext:value-type="float">
            <text:p>0.0378995165</text:p>
          </table:table-cell>
          <table:table-cell office:value-type="float" office:value="-0.186317220330238" calcext:value-type="float">
            <text:p>-0.1863172203</text:p>
          </table:table-cell>
          <table:table-cell office:value-type="float" office:value="0.189529314637184" calcext:value-type="float">
            <text:p>0.18952931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7995632737875" calcext:value-type="float">
            <text:p>0.0379956327</text:p>
          </table:table-cell>
          <table:table-cell office:value-type="float" office:value="-0.186010345816612" calcext:value-type="float">
            <text:p>-0.1860103458</text:p>
          </table:table-cell>
          <table:table-cell office:value-type="float" office:value="0.181303232908249" calcext:value-type="float">
            <text:p>0.18130323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0877330899239" calcext:value-type="float">
            <text:p>0.0380877331</text:p>
          </table:table-cell>
          <table:table-cell office:value-type="float" office:value="-0.18570750951767" calcext:value-type="float">
            <text:p>-0.1857075095</text:p>
          </table:table-cell>
          <table:table-cell office:value-type="float" office:value="0.173207223415375" calcext:value-type="float">
            <text:p>0.17320722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175854831934" calcext:value-type="float">
            <text:p>0.0381758548</text:p>
          </table:table-cell>
          <table:table-cell office:value-type="float" office:value="-0.185408979654312" calcext:value-type="float">
            <text:p>-0.1854089797</text:p>
          </table:table-cell>
          <table:table-cell office:value-type="float" office:value="0.165245592594147" calcext:value-type="float">
            <text:p>0.16524559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2601022720337" calcext:value-type="float">
            <text:p>0.0382601023</text:p>
          </table:table-cell>
          <table:table-cell office:value-type="float" office:value="-0.185114994645119" calcext:value-type="float">
            <text:p>-0.1851149946</text:p>
          </table:table-cell>
          <table:table-cell office:value-type="float" office:value="0.157421573996544" calcext:value-type="float">
            <text:p>0.1574215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4172685444355" calcext:value-type="float">
            <text:p>0.0384172685</text:p>
          </table:table-cell>
          <table:table-cell office:value-type="float" office:value="-0.184541076421738" calcext:value-type="float">
            <text:p>-0.1845410764</text:p>
          </table:table-cell>
          <table:table-cell office:value-type="float" office:value="0.142201334238052" calcext:value-type="float">
            <text:p>0.14220133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4903736412525" calcext:value-type="float">
            <text:p>0.0384903736</text:p>
          </table:table-cell>
          <table:table-cell office:value-type="float" office:value="-0.184261575341225" calcext:value-type="float">
            <text:p>-0.1842615753</text:p>
          </table:table-cell>
          <table:table-cell office:value-type="float" office:value="0.134812146425247" calcext:value-type="float">
            <text:p>0.13481214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6260002851486" calcext:value-type="float">
            <text:p>0.0386260003</text:p>
          </table:table-cell>
          <table:table-cell office:value-type="float" office:value="-0.183718636631966" calcext:value-type="float">
            <text:p>-0.1837186366</text:p>
          </table:table-cell>
          <table:table-cell office:value-type="float" office:value="0.120495699346066" calcext:value-type="float">
            <text:p>0.12049569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6887304484844" calcext:value-type="float">
            <text:p>0.0386887304</text:p>
          </table:table-cell>
          <table:table-cell office:value-type="float" office:value="-0.183455437421799" calcext:value-type="float">
            <text:p>-0.1834554374</text:p>
          </table:table-cell>
          <table:table-cell office:value-type="float" office:value="0.11357506364584" calcext:value-type="float">
            <text:p>0.11357506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7481898069382" calcext:value-type="float">
            <text:p>0.0387481898</text:p>
          </table:table-cell>
          <table:table-cell office:value-type="float" office:value="-0.183198124170303" calcext:value-type="float">
            <text:p>-0.1831981242</text:p>
          </table:table-cell>
          <table:table-cell office:value-type="float" office:value="0.106818228960037" calcext:value-type="float">
            <text:p>0.1068182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8576686382294" calcext:value-type="float">
            <text:p>0.0388576686</text:p>
          </table:table-cell>
          <table:table-cell office:value-type="float" office:value="-0.182701423764229" calcext:value-type="float">
            <text:p>-0.1827014238</text:p>
          </table:table-cell>
          <table:table-cell office:value-type="float" office:value="0.0938093960285187" calcext:value-type="float">
            <text:p>0.0938093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078930020332" calcext:value-type="float">
            <text:p>0.038907893</text:p>
          </table:table-cell>
          <table:table-cell office:value-type="float" office:value="-0.182462617754936" calcext:value-type="float">
            <text:p>-0.1824626178</text:p>
          </table:table-cell>
          <table:table-cell office:value-type="float" office:value="0.087565042078495" calcext:value-type="float">
            <text:p>0.0875650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552153646946" calcext:value-type="float">
            <text:p>0.0389552154</text:p>
          </table:table-cell>
          <table:table-cell office:value-type="float" office:value="-0.182230219244957" calcext:value-type="float">
            <text:p>-0.1822302192</text:p>
          </table:table-cell>
          <table:table-cell office:value-type="float" office:value="0.081498809158802" calcext:value-type="float">
            <text:p>0.0814988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89997623860836" calcext:value-type="float">
            <text:p>0.0389997624</text:p>
          </table:table-cell>
          <table:table-cell office:value-type="float" office:value="-0.182004541158676" calcext:value-type="float">
            <text:p>-0.1820045412</text:p>
          </table:table-cell>
          <table:table-cell office:value-type="float" office:value="0.0756145641207695" calcext:value-type="float">
            <text:p>0.07561456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0416048467159" calcext:value-type="float">
            <text:p>0.0390416048</text:p>
          </table:table-cell>
          <table:table-cell office:value-type="float" office:value="-0.181785762310028" calcext:value-type="float">
            <text:p>-0.1817857623</text:p>
          </table:table-cell>
          <table:table-cell office:value-type="float" office:value="0.0699161440134049" calcext:value-type="float">
            <text:p>0.0699161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0808656811714" calcext:value-type="float">
            <text:p>0.0390808657</text:p>
          </table:table-cell>
          <table:table-cell office:value-type="float" office:value="-0.181573957204819" calcext:value-type="float">
            <text:p>-0.1815739572</text:p>
          </table:table-cell>
          <table:table-cell office:value-type="float" office:value="0.0644064694643021" calcext:value-type="float">
            <text:p>0.0644064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1519702970982" calcext:value-type="float">
            <text:p>0.0391519703</text:p>
          </table:table-cell>
          <table:table-cell office:value-type="float" office:value="-0.181172236800194" calcext:value-type="float">
            <text:p>-0.1811722368</text:p>
          </table:table-cell>
          <table:table-cell office:value-type="float" office:value="0.0539704449474812" calcext:value-type="float">
            <text:p>0.05397044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1840040683746" calcext:value-type="float">
            <text:p>0.0391840041</text:p>
          </table:table-cell>
          <table:table-cell office:value-type="float" office:value="-0.180982604622841" calcext:value-type="float">
            <text:p>-0.1809826046</text:p>
          </table:table-cell>
          <table:table-cell office:value-type="float" office:value="0.049050897359848" calcext:value-type="float">
            <text:p>0.04905089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138212919235" calcext:value-type="float">
            <text:p>0.0392138213</text:p>
          </table:table-cell>
          <table:table-cell office:value-type="float" office:value="-0.180800661444664" calcext:value-type="float">
            <text:p>-0.1808006614</text:p>
          </table:table-cell>
          <table:table-cell office:value-type="float" office:value="0.0443354435265064" calcext:value-type="float">
            <text:p>0.0443354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671637237072" calcext:value-type="float">
            <text:p>0.0392671637</text:p>
          </table:table-cell>
          <table:table-cell office:value-type="float" office:value="-0.180460631847382" calcext:value-type="float">
            <text:p>-0.1804606318</text:p>
          </table:table-cell>
          <table:table-cell office:value-type="float" office:value="0.0355313345789909" calcext:value-type="float">
            <text:p>0.0355313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2908491194248" calcext:value-type="float">
            <text:p>0.0392908491</text:p>
          </table:table-cell>
          <table:table-cell office:value-type="float" office:value="-0.180302873253822" calcext:value-type="float">
            <text:p>-0.1803028733</text:p>
          </table:table-cell>
          <table:table-cell office:value-type="float" office:value="0.0314500965178013" calcext:value-type="float">
            <text:p>0.0314500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126755952835" calcext:value-type="float">
            <text:p>0.0393126756</text:p>
          </table:table-cell>
          <table:table-cell office:value-type="float" office:value="-0.180153414607048" calcext:value-type="float">
            <text:p>-0.1801534146</text:p>
          </table:table-cell>
          <table:table-cell office:value-type="float" office:value="0.0275874081999064" calcext:value-type="float">
            <text:p>0.0275874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326953053474" calcext:value-type="float">
            <text:p>0.0393326953</text:p>
          </table:table-cell>
          <table:table-cell office:value-type="float" office:value="-0.180012539029121" calcext:value-type="float">
            <text:p>-0.180012539</text:p>
          </table:table-cell>
          <table:table-cell office:value-type="float" office:value="0.023947449401021" calcext:value-type="float">
            <text:p>0.02394744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676683306694" calcext:value-type="float">
            <text:p>0.0393676683</text:p>
          </table:table-cell>
          <table:table-cell office:value-type="float" office:value="-0.179756984114647" calcext:value-type="float">
            <text:p>-0.1797569841</text:p>
          </table:table-cell>
          <table:table-cell office:value-type="float" office:value="0.0173493679612875" calcext:value-type="float">
            <text:p>0.0173493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827445805073" calcext:value-type="float">
            <text:p>0.0393827446</text:p>
          </table:table-cell>
          <table:table-cell office:value-type="float" office:value="-0.179642602801323" calcext:value-type="float">
            <text:p>-0.1796426028</text:p>
          </table:table-cell>
          <table:table-cell office:value-type="float" office:value="0.0143988998606801" calcext:value-type="float">
            <text:p>0.01439889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3963158130646" calcext:value-type="float">
            <text:p>0.0393963158</text:p>
          </table:table-cell>
          <table:table-cell office:value-type="float" office:value="-0.179537370800972" calcext:value-type="float">
            <text:p>-0.1795373708</text:p>
          </table:table-cell>
          <table:table-cell office:value-type="float" office:value="0.0116853984072804" calcext:value-type="float">
            <text:p>0.01168539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19136941433" calcext:value-type="float">
            <text:p>0.0394191369</text:p>
          </table:table-cell>
          <table:table-cell office:value-type="float" office:value="-0.179355010390282" calcext:value-type="float">
            <text:p>-0.1793550104</text:p>
          </table:table-cell>
          <table:table-cell office:value-type="float" office:value="0.00698475725948811" calcext:value-type="float">
            <text:p>0.00698475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365154206753" calcext:value-type="float">
            <text:p>0.0394365154</text:p>
          </table:table-cell>
          <table:table-cell office:value-type="float" office:value="-0.17921108007431" calcext:value-type="float">
            <text:p>-0.1792110801</text:p>
          </table:table-cell>
          <table:table-cell office:value-type="float" office:value="0.00327677745372057" calcext:value-type="float">
            <text:p>0.0032767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32730972767" calcext:value-type="float">
            <text:p>0.0394432731</text:p>
          </table:table-cell>
          <table:table-cell office:value-type="float" office:value="-0.179153949022293" calcext:value-type="float">
            <text:p>-0.179153949</text:p>
          </table:table-cell>
          <table:table-cell office:value-type="float" office:value="0.00180491746868938" calcext:value-type="float">
            <text:p>0.00180491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7641751766" calcext:value-type="float">
            <text:p>0.0394487642</text:p>
          </table:table-cell>
          <table:table-cell office:value-type="float" office:value="-0.179106816649437" calcext:value-type="float">
            <text:p>-0.1791068166</text:p>
          </table:table-cell>
          <table:table-cell office:value-type="float" office:value="0.000592188676819205" calcext:value-type="float">
            <text:p>0.0005921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60731947422" calcext:value-type="float">
            <text:p>0.0394560732</text:p>
          </table:table-cell>
          <table:table-cell office:value-type="float" office:value="-0.179043412208557" calcext:value-type="float">
            <text:p>-0.1790434122</text:p>
          </table:table-cell>
          <table:table-cell office:value-type="float" office:value="-0.00104037544224411" calcext:value-type="float">
            <text:p>-0.00104037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7906037569" calcext:value-type="float">
            <text:p>0.039457906</text:p>
          </table:table-cell>
          <table:table-cell office:value-type="float" office:value="-0.179027408361435" calcext:value-type="float">
            <text:p>-0.1790274084</text:p>
          </table:table-cell>
          <table:table-cell office:value-type="float" office:value="-0.00145301886368543" calcext:value-type="float">
            <text:p>-0.00145301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552908837795" calcext:value-type="float">
            <text:p>0.0394552909</text:p>
          </table:table-cell>
          <table:table-cell office:value-type="float" office:value="-0.178569406270981" calcext:value-type="float">
            <text:p>-0.1785694063</text:p>
          </table:table-cell>
          <table:table-cell office:value-type="float" office:value="-0.00157298776321113" calcext:value-type="float">
            <text:p>-0.00157298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120223999" calcext:value-type="float">
            <text:p>1.2898612022</text:p>
          </table:table-cell>
          <table:table-cell office:value-type="float" office:value="1.08784306049347" calcext:value-type="float">
            <text:p>1.0878430605</text:p>
          </table:table-cell>
          <table:table-cell office:value-type="float" office:value="0.0211843308061361" calcext:value-type="float">
            <text:p>0.0211843308</text:p>
          </table:table-cell>
          <table:table-cell office:value-type="float" office:value="0.0488455779850483" calcext:value-type="float">
            <text:p>0.048845578</text:p>
          </table:table-cell>
          <table:table-cell office:value-type="float" office:value="-0.132011353969574" calcext:value-type="float">
            <text:p>-0.132011354</text:p>
          </table:table-cell>
          <table:table-cell office:value-type="float" office:value="0.221561551094055" calcext:value-type="float">
            <text:p>0.2215615511</text:p>
          </table:table-cell>
          <table:table-cell office:value-type="float" office:value="-0.923274219036102" calcext:value-type="float">
            <text:p>-0.923274219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90420723" calcext:value-type="float">
            <text:p>0.1266620904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92578125" calcext:value-type="float">
            <text:p>0.1152648926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60745155811" calcext:value-type="float">
            <text:p>0.0394460745</text:p>
          </table:table-cell>
          <table:table-cell office:value-type="float" office:value="-0.177270889282227" calcext:value-type="float">
            <text:p>-0.1772708893</text:p>
          </table:table-cell>
          <table:table-cell office:value-type="float" office:value="-0.00152091041672975" calcext:value-type="float">
            <text:p>-0.0015209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9051303863525" calcext:value-type="float">
            <text:p>1.2905130386</text:p>
          </table:table-cell>
          <table:table-cell office:value-type="float" office:value="1.08776557445526" calcext:value-type="float">
            <text:p>1.0877655745</text:p>
          </table:table-cell>
          <table:table-cell office:value-type="float" office:value="0.0212931130081415" calcext:value-type="float">
            <text:p>0.021293113</text:p>
          </table:table-cell>
          <table:table-cell office:value-type="float" office:value="0.0488580837845802" calcext:value-type="float">
            <text:p>0.0488580838</text:p>
          </table:table-cell>
          <table:table-cell office:value-type="float" office:value="-0.132004082202911" calcext:value-type="float">
            <text:p>-0.1320040822</text:p>
          </table:table-cell>
          <table:table-cell office:value-type="float" office:value="0.221569091081619" calcext:value-type="float">
            <text:p>0.2215690911</text:p>
          </table:table-cell>
          <table:table-cell office:value-type="float" office:value="-0.923368752002716" calcext:value-type="float">
            <text:p>-0.923368752</text:p>
          </table:table-cell>
          <table:table-cell office:value-type="float" office:value="1.08189332485199" calcext:value-type="float">
            <text:p>1.0818933249</text:p>
          </table:table-cell>
          <table:table-cell office:value-type="float" office:value="0.122823506593704" calcext:value-type="float">
            <text:p>0.1228235066</text:p>
          </table:table-cell>
          <table:table-cell office:value-type="float" office:value="0.0470534488558769" calcext:value-type="float">
            <text:p>0.0470534489</text:p>
          </table:table-cell>
          <table:table-cell office:value-type="float" office:value="0.115120403468609" calcext:value-type="float">
            <text:p>0.1151204035</text:p>
          </table:table-cell>
          <table:table-cell office:value-type="float" office:value="0.230251863598824" calcext:value-type="float">
            <text:p>0.2302518636</text:p>
          </table:table-cell>
        </table:table-row>
        <table:table-row table:style-name="ro1">
          <table:table-cell office:value-type="float" office:value="0.0394127629697323" calcext:value-type="float">
            <text:p>0.039412763</text:p>
          </table:table-cell>
          <table:table-cell office:value-type="float" office:value="-0.172492459416389" calcext:value-type="float">
            <text:p>-0.1724924594</text:p>
          </table:table-cell>
          <table:table-cell office:value-type="float" office:value="-0.00132948253303766" calcext:value-type="float">
            <text:p>-0.0013294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9781627655029" calcext:value-type="float">
            <text:p>1.2978162766</text:p>
          </table:table-cell>
          <table:table-cell office:value-type="float" office:value="1.08686876296997" calcext:value-type="float">
            <text:p>1.086868763</text:p>
          </table:table-cell>
          <table:table-cell office:value-type="float" office:value="0.02255536057055" calcext:value-type="float">
            <text:p>0.0225553606</text:p>
          </table:table-cell>
          <table:table-cell office:value-type="float" office:value="0.0490012802183628" calcext:value-type="float">
            <text:p>0.0490012802</text:p>
          </table:table-cell>
          <table:table-cell office:value-type="float" office:value="-0.131919547915459" calcext:value-type="float">
            <text:p>-0.1319195479</text:p>
          </table:table-cell>
          <table:table-cell office:value-type="float" office:value="0.221655085682869" calcext:value-type="float">
            <text:p>0.2216550857</text:p>
          </table:table-cell>
          <table:table-cell office:value-type="float" office:value="-0.923612058162689" calcext:value-type="float">
            <text:p>-0.9236120582</text:p>
          </table:table-cell>
          <table:table-cell office:value-type="float" office:value="1.07886373996735" calcext:value-type="float">
            <text:p>1.07886374</text:p>
          </table:table-cell>
          <table:table-cell office:value-type="float" office:value="0.116573497653008" calcext:value-type="float">
            <text:p>0.1165734977</text:p>
          </table:table-cell>
          <table:table-cell office:value-type="float" office:value="0.0474805384874344" calcext:value-type="float">
            <text:p>0.0474805385</text:p>
          </table:table-cell>
          <table:table-cell office:value-type="float" office:value="0.114877618849278" calcext:value-type="float">
            <text:p>0.1148776188</text:p>
          </table:table-cell>
          <table:table-cell office:value-type="float" office:value="0.230417907238007" calcext:value-type="float">
            <text:p>0.2304179072</text:p>
          </table:table-cell>
        </table:table-row>
        <table:table-row table:style-name="ro1">
          <table:table-cell office:value-type="float" office:value="0.0393650829792023" calcext:value-type="float">
            <text:p>0.039365083</text:p>
          </table:table-cell>
          <table:table-cell office:value-type="float" office:value="-0.165398895740509" calcext:value-type="float">
            <text:p>-0.1653988957</text:p>
          </table:table-cell>
          <table:table-cell office:value-type="float" office:value="-0.00104589504189789" calcext:value-type="float">
            <text:p>-0.0010458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0572128295898" calcext:value-type="float">
            <text:p>1.305721283</text:p>
          </table:table-cell>
          <table:table-cell office:value-type="float" office:value="1.08586847782135" calcext:value-type="float">
            <text:p>1.0858684778</text:p>
          </table:table-cell>
          <table:table-cell office:value-type="float" office:value="0.0239625684916973" calcext:value-type="float">
            <text:p>0.0239625685</text:p>
          </table:table-cell>
          <table:table-cell office:value-type="float" office:value="0.0491592362523079" calcext:value-type="float">
            <text:p>0.0491592363</text:p>
          </table:table-cell>
          <table:table-cell office:value-type="float" office:value="-0.131825357675552" calcext:value-type="float">
            <text:p>-0.1318253577</text:p>
          </table:table-cell>
          <table:table-cell office:value-type="float" office:value="0.221749812364578" calcext:value-type="float">
            <text:p>0.2217498124</text:p>
          </table:table-cell>
          <table:table-cell office:value-type="float" office:value="-0.924812078475952" calcext:value-type="float">
            <text:p>-0.9248120785</text:p>
          </table:table-cell>
          <table:table-cell office:value-type="float" office:value="1.06664645671844" calcext:value-type="float">
            <text:p>1.0666464567</text:p>
          </table:table-cell>
          <table:table-cell office:value-type="float" office:value="0.0919886380434036" calcext:value-type="float">
            <text:p>0.091988638</text:p>
          </table:table-cell>
          <table:table-cell office:value-type="float" office:value="0.0492023564875126" calcext:value-type="float">
            <text:p>0.0492023565</text:p>
          </table:table-cell>
          <table:table-cell office:value-type="float" office:value="0.113865502178669" calcext:value-type="float">
            <text:p>0.1138655022</text:p>
          </table:table-cell>
          <table:table-cell office:value-type="float" office:value="0.231092721223831" calcext:value-type="float">
            <text:p>0.2310927212</text:p>
          </table:table-cell>
        </table:table-row>
        <table:table-row table:style-name="ro1">
          <table:table-cell office:value-type="float" office:value="0.0393378846347332" calcext:value-type="float">
            <text:p>0.0393378846</text:p>
          </table:table-cell>
          <table:table-cell office:value-type="float" office:value="-0.161206588149071" calcext:value-type="float">
            <text:p>-0.1612065881</text:p>
          </table:table-cell>
          <table:table-cell office:value-type="float" office:value="-0.000878608727362007" calcext:value-type="float">
            <text:p>-0.00087860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315681219101" calcext:value-type="float">
            <text:p>1.3315681219</text:p>
          </table:table-cell>
          <table:table-cell office:value-type="float" office:value="1.08247125148773" calcext:value-type="float">
            <text:p>1.0824712515</text:p>
          </table:table-cell>
          <table:table-cell office:value-type="float" office:value="0.0287252645939589" calcext:value-type="float">
            <text:p>0.0287252646</text:p>
          </table:table-cell>
          <table:table-cell office:value-type="float" office:value="0.049687996506691" calcext:value-type="float">
            <text:p>0.0496879965</text:p>
          </table:table-cell>
          <table:table-cell office:value-type="float" office:value="-0.131507247686386" calcext:value-type="float">
            <text:p>-0.1315072477</text:p>
          </table:table-cell>
          <table:table-cell office:value-type="float" office:value="0.222067683935165" calcext:value-type="float">
            <text:p>0.2220676839</text:p>
          </table:table-cell>
          <table:table-cell office:value-type="float" office:value="-0.925712645053864" calcext:value-type="float">
            <text:p>-0.9257126451</text:p>
          </table:table-cell>
          <table:table-cell office:value-type="float" office:value="1.0569794178009" calcext:value-type="float">
            <text:p>1.0569794178</text:p>
          </table:table-cell>
          <table:table-cell office:value-type="float" office:value="0.0731479674577713" calcext:value-type="float">
            <text:p>0.0731479675</text:p>
          </table:table-cell>
          <table:table-cell office:value-type="float" office:value="0.0505549386143685" calcext:value-type="float">
            <text:p>0.0505549386</text:p>
          </table:table-cell>
          <table:table-cell office:value-type="float" office:value="0.113038063049316" calcext:value-type="float">
            <text:p>0.113038063</text:p>
          </table:table-cell>
          <table:table-cell office:value-type="float" office:value="0.23163515329361" calcext:value-type="float">
            <text:p>0.2316351533</text:p>
          </table:table-cell>
        </table:table-row>
        <table:table-row table:style-name="ro1">
          <table:table-cell office:value-type="float" office:value="0.0393094830214977" calcext:value-type="float">
            <text:p>0.039309483</text:p>
          </table:table-cell>
          <table:table-cell office:value-type="float" office:value="-0.156702607870102" calcext:value-type="float">
            <text:p>-0.1567026079</text:p>
          </table:table-cell>
          <table:table-cell office:value-type="float" office:value="-0.000699143041856587" calcext:value-type="float">
            <text:p>-0.0006991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7118184566498" calcext:value-type="float">
            <text:p>1.3711818457</text:p>
          </table:table-cell>
          <table:table-cell office:value-type="float" office:value="1.07698798179626" calcext:value-type="float">
            <text:p>1.0769879818</text:p>
          </table:table-cell>
          <table:table-cell office:value-type="float" office:value="0.036342091858387" calcext:value-type="float">
            <text:p>0.0363420919</text:p>
          </table:table-cell>
          <table:table-cell office:value-type="float" office:value="0.0505237095057964" calcext:value-type="float">
            <text:p>0.0505237095</text:p>
          </table:table-cell>
          <table:table-cell office:value-type="float" office:value="-0.131000891327858" calcext:value-type="float">
            <text:p>-0.1310008913</text:p>
          </table:table-cell>
          <table:table-cell office:value-type="float" office:value="0.222575441002846" calcext:value-type="float">
            <text:p>0.222575441</text:p>
          </table:table-cell>
          <table:table-cell office:value-type="float" office:value="-0.927339017391205" calcext:value-type="float">
            <text:p>-0.9273390174</text:p>
          </table:table-cell>
          <table:table-cell office:value-type="float" office:value="1.02986407279968" calcext:value-type="float">
            <text:p>1.0298640728</text:p>
          </table:table-cell>
          <table:table-cell office:value-type="float" office:value="0.0227827988564968" calcext:value-type="float">
            <text:p>0.0227827989</text:p>
          </table:table-cell>
          <table:table-cell office:value-type="float" office:value="0.0542791001498699" calcext:value-type="float">
            <text:p>0.0542791001</text:p>
          </table:table-cell>
          <table:table-cell office:value-type="float" office:value="0.110622890293598" calcext:value-type="float">
            <text:p>0.1106228903</text:p>
          </table:table-cell>
          <table:table-cell office:value-type="float" office:value="0.233202993869781" calcext:value-type="float">
            <text:p>0.2332029939</text:p>
          </table:table-cell>
        </table:table-row>
        <table:table-row table:style-name="ro1"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3959447145462" calcext:value-type="float">
            <text:p>1.3959447145</text:p>
          </table:table-cell>
          <table:table-cell office:value-type="float" office:value="1.07341730594635" calcext:value-type="float">
            <text:p>1.0734173059</text:p>
          </table:table-cell>
          <table:table-cell office:value-type="float" office:value="0.0412520095705986" calcext:value-type="float">
            <text:p>0.0412520096</text:p>
          </table:table-cell>
          <table:table-cell office:value-type="float" office:value="0.0510582700371742" calcext:value-type="float">
            <text:p>0.05105827</text:p>
          </table:table-cell>
          <table:table-cell office:value-type="float" office:value="-0.130675837397575" calcext:value-type="float">
            <text:p>-0.1306758374</text:p>
          </table:table-cell>
          <table:table-cell office:value-type="float" office:value="0.222904562950134" calcext:value-type="float">
            <text:p>0.222904563</text:p>
          </table:table-cell>
          <table:table-cell office:value-type="float" office:value="-0.927539646625519" calcext:value-type="float">
            <text:p>-0.9275396466</text:p>
          </table:table-cell>
          <table:table-cell office:value-type="float" office:value="1.01232588291168" calcext:value-type="float">
            <text:p>1.0123258829</text:p>
          </table:table-cell>
          <table:table-cell office:value-type="float" office:value="-0.0080956444144249" calcext:value-type="float">
            <text:p>-0.0080956444</text:p>
          </table:table-cell>
          <table:table-cell office:value-type="float" office:value="0.0566262006759644" calcext:value-type="float">
            <text:p>0.0566262007</text:p>
          </table:table-cell>
          <table:table-cell office:value-type="float" office:value="0.108997911214829" calcext:value-type="float">
            <text:p>0.1089979112</text:p>
          </table:table-cell>
          <table:table-cell office:value-type="float" office:value="0.23425555229187" calcext:value-type="float">
            <text:p>0.2342555523</text:p>
          </table:table-cell>
        </table:table-row>
        <table:table-row table:style-name="ro1"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2377054691315" calcext:value-type="float">
            <text:p>1.4237705469</text:p>
          </table:table-cell>
          <table:table-cell office:value-type="float" office:value="1.06928336620331" calcext:value-type="float">
            <text:p>1.0692833662</text:p>
          </table:table-cell>
          <table:table-cell office:value-type="float" office:value="0.04688635841012" calcext:value-type="float">
            <text:p>0.0468863584</text:p>
          </table:table-cell>
          <table:table-cell office:value-type="float" office:value="0.0516686253249645" calcext:value-type="float">
            <text:p>0.0516686253</text:p>
          </table:table-cell>
          <table:table-cell office:value-type="float" office:value="-0.13030381500721" calcext:value-type="float">
            <text:p>-0.130303815</text:p>
          </table:table-cell>
          <table:table-cell office:value-type="float" office:value="0.223284989595413" calcext:value-type="float">
            <text:p>0.2232849896</text:p>
          </table:table-cell>
          <table:table-cell office:value-type="float" office:value="-0.926917016506195" calcext:value-type="float">
            <text:p>-0.9269170165</text:p>
          </table:table-cell>
          <table:table-cell office:value-type="float" office:value="0.992161571979523" calcext:value-type="float">
            <text:p>0.992161572</text:p>
          </table:table-cell>
          <table:table-cell office:value-type="float" office:value="-0.0421847105026245" calcext:value-type="float">
            <text:p>-0.0421847105</text:p>
          </table:table-cell>
          <table:table-cell office:value-type="float" office:value="0.0592613629996777" calcext:value-type="float">
            <text:p>0.059261363</text:p>
          </table:table-cell>
          <table:table-cell office:value-type="float" office:value="0.107075899839401" calcext:value-type="float">
            <text:p>0.1070758998</text:p>
          </table:table-cell>
          <table:table-cell office:value-type="float" office:value="0.23550420999527" calcext:value-type="float">
            <text:p>0.23550421</text:p>
          </table:table-cell>
        </table:table-row>
        <table:table-row table:style-name="ro1">
          <table:table-cell office:value-type="float" office:value="0.0391717627644539" calcext:value-type="float">
            <text:p>0.0391717628</text:p>
          </table:table-cell>
          <table:table-cell office:value-type="float" office:value="-0.132624581456184" calcext:value-type="float">
            <text:p>-0.1326245815</text:p>
          </table:table-cell>
          <table:table-cell office:value-type="float" office:value="0.000256135332165286" calcext:value-type="float">
            <text:p>0.00025613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5442259311676" calcext:value-type="float">
            <text:p>1.4544225931</text:p>
          </table:table-cell>
          <table:table-cell office:value-type="float" office:value="1.06458449363709" calcext:value-type="float">
            <text:p>1.0645844936</text:p>
          </table:table-cell>
          <table:table-cell office:value-type="float" office:value="0.0532250478863716" calcext:value-type="float">
            <text:p>0.0532250479</text:p>
          </table:table-cell>
          <table:table-cell office:value-type="float" office:value="0.0523518100380898" calcext:value-type="float">
            <text:p>0.05235181</text:p>
          </table:table-cell>
          <table:table-cell office:value-type="float" office:value="-0.129886239767075" calcext:value-type="float">
            <text:p>-0.1298862398</text:p>
          </table:table-cell>
          <table:table-cell office:value-type="float" office:value="0.223717018961906" calcext:value-type="float">
            <text:p>0.223717019</text:p>
          </table:table-cell>
          <table:table-cell office:value-type="float" office:value="-0.925153434276581" calcext:value-type="float">
            <text:p>-0.9251534343</text:p>
          </table:table-cell>
          <table:table-cell office:value-type="float" office:value="0.969454944133758" calcext:value-type="float">
            <text:p>0.9694549441</text:p>
          </table:table-cell>
          <table:table-cell office:value-type="float" office:value="-0.078994520008564" calcext:value-type="float">
            <text:p>-0.07899452</text:p>
          </table:table-cell>
          <table:table-cell office:value-type="float" office:value="0.0621457919478417" calcext:value-type="float">
            <text:p>0.0621457919</text:p>
          </table:table-cell>
          <table:table-cell office:value-type="float" office:value="0.104848116636276" calcext:value-type="float">
            <text:p>0.1048481166</text:p>
          </table:table-cell>
          <table:table-cell office:value-type="float" office:value="0.236960396170616" calcext:value-type="float">
            <text:p>0.2369603962</text:p>
          </table:table-cell>
        </table:table-row>
        <table:table-row table:style-name="ro1">
          <table:table-cell office:value-type="float" office:value="0.0391486175358295" calcext:value-type="float">
            <text:p>0.0391486175</text:p>
          </table:table-cell>
          <table:table-cell office:value-type="float" office:value="-0.128120586276054" calcext:value-type="float">
            <text:p>-0.1281205863</text:p>
          </table:table-cell>
          <table:table-cell office:value-type="float" office:value="0.000434112240327522" calcext:value-type="float">
            <text:p>0.00043411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4876309633255" calcext:value-type="float">
            <text:p>1.4876309633</text:p>
          </table:table-cell>
          <table:table-cell office:value-type="float" office:value="1.05932307243347" calcext:value-type="float">
            <text:p>1.0593230724</text:p>
          </table:table-cell>
          <table:table-cell office:value-type="float" office:value="0.0602405220270157" calcext:value-type="float">
            <text:p>0.060240522</text:p>
          </table:table-cell>
          <table:table-cell office:value-type="float" office:value="0.0531039573252201" calcext:value-type="float">
            <text:p>0.0531039573</text:p>
          </table:table-cell>
          <table:table-cell office:value-type="float" office:value="-0.129424765706062" calcext:value-type="float">
            <text:p>-0.1294247657</text:p>
          </table:table-cell>
          <table:table-cell office:value-type="float" office:value="0.22420060634613" calcext:value-type="float">
            <text:p>0.2242006063</text:p>
          </table:table-cell>
          <table:table-cell office:value-type="float" office:value="-0.92195600271225" calcext:value-type="float">
            <text:p>-0.9219560027</text:p>
          </table:table-cell>
          <table:table-cell office:value-type="float" office:value="0.944338023662567" calcext:value-type="float">
            <text:p>0.9443380237</text:p>
          </table:table-cell>
          <table:table-cell office:value-type="float" office:value="-0.118037894368172" calcext:value-type="float">
            <text:p>-0.1180378944</text:p>
          </table:table-cell>
          <table:table-cell office:value-type="float" office:value="0.0652325302362442" calcext:value-type="float">
            <text:p>0.0652325302</text:p>
          </table:table-cell>
          <table:table-cell office:value-type="float" office:value="0.102311126887798" calcext:value-type="float">
            <text:p>0.1023111269</text:p>
          </table:table-cell>
          <table:table-cell office:value-type="float" office:value="0.238633662462234" calcext:value-type="float">
            <text:p>0.2386336625</text:p>
          </table:table-cell>
        </table:table-row>
        <table:table-row table:style-name="ro1">
          <table:table-cell office:value-type="float" office:value="0.0391278229653835" calcext:value-type="float">
            <text:p>0.039127823</text:p>
          </table:table-cell>
          <table:table-cell office:value-type="float" office:value="-0.123928286135197" calcext:value-type="float">
            <text:p>-0.1239282861</text:p>
          </table:table-cell>
          <table:table-cell office:value-type="float" office:value="0.000599587860051543" calcext:value-type="float">
            <text:p>0.00059958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2310049533844" calcext:value-type="float">
            <text:p>1.5231004953</text:p>
          </table:table-cell>
          <table:table-cell office:value-type="float" office:value="1.0535055398941" calcext:value-type="float">
            <text:p>1.0535055399</text:p>
          </table:table-cell>
          <table:table-cell office:value-type="float" office:value="0.0678988248109818" calcext:value-type="float">
            <text:p>0.0678988248</text:p>
          </table:table-cell>
          <table:table-cell office:value-type="float" office:value="0.0539203360676766" calcext:value-type="float">
            <text:p>0.0539203361</text:p>
          </table:table-cell>
          <table:table-cell office:value-type="float" office:value="-0.128921359777451" calcext:value-type="float">
            <text:p>-0.1289213598</text:p>
          </table:table-cell>
          <table:table-cell office:value-type="float" office:value="0.224735453724861" calcext:value-type="float">
            <text:p>0.2247354537</text:p>
          </table:table-cell>
          <table:table-cell office:value-type="float" office:value="-0.91707569360733" calcext:value-type="float">
            <text:p>-0.9170756936</text:p>
          </table:table-cell>
          <table:table-cell office:value-type="float" office:value="0.916988492012024" calcext:value-type="float">
            <text:p>0.916988492</text:p>
          </table:table-cell>
          <table:table-cell office:value-type="float" office:value="-0.158856749534607" calcext:value-type="float">
            <text:p>-0.1588567495</text:p>
          </table:table-cell>
          <table:table-cell office:value-type="float" office:value="0.0684681236743927" calcext:value-type="float">
            <text:p>0.0684681237</text:p>
          </table:table-cell>
          <table:table-cell office:value-type="float" office:value="0.099467545747757" calcext:value-type="float">
            <text:p>0.0994675457</text:p>
          </table:table-cell>
          <table:table-cell office:value-type="float" office:value="0.240530923008919" calcext:value-type="float">
            <text:p>0.240530923</text:p>
          </table:table-cell>
        </table:table-row>
        <table:table-row table:style-name="ro1">
          <table:table-cell office:value-type="float" office:value="0.0391096323728561" calcext:value-type="float">
            <text:p>0.0391096324</text:p>
          </table:table-cell>
          <table:table-cell office:value-type="float" office:value="-0.120136603713036" calcext:value-type="float">
            <text:p>-0.1201366037</text:p>
          </table:table-cell>
          <table:table-cell office:value-type="float" office:value="0.000749101454857737" calcext:value-type="float">
            <text:p>0.00074910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6051683425903" calcext:value-type="float">
            <text:p>1.5605168343</text:p>
          </table:table-cell>
          <table:table-cell office:value-type="float" office:value="1.04714059829712" calcext:value-type="float">
            <text:p>1.0471405983</text:p>
          </table:table-cell>
          <table:table-cell office:value-type="float" office:value="0.0761615708470345" calcext:value-type="float">
            <text:p>0.0761615708</text:p>
          </table:table-cell>
          <table:table-cell office:value-type="float" office:value="0.0547955632209778" calcext:value-type="float">
            <text:p>0.0547955632</text:p>
          </table:table-cell>
          <table:table-cell office:value-type="float" office:value="-0.128377854824066" calcext:value-type="float">
            <text:p>-0.1283778548</text:p>
          </table:table-cell>
          <table:table-cell office:value-type="float" office:value="0.225320801138878" calcext:value-type="float">
            <text:p>0.2253208011</text:p>
          </table:table-cell>
          <table:table-cell office:value-type="float" office:value="-0.910318315029144" calcext:value-type="float">
            <text:p>-0.910318315</text:p>
          </table:table-cell>
          <table:table-cell office:value-type="float" office:value="0.88762629032135" calcext:value-type="float">
            <text:p>0.8876262903</text:p>
          </table:table-cell>
          <table:table-cell office:value-type="float" office:value="-0.20103719830513" calcext:value-type="float">
            <text:p>-0.2010371983</text:p>
          </table:table-cell>
          <table:table-cell office:value-type="float" office:value="0.0717946887016296" calcext:value-type="float">
            <text:p>0.0717946887</text:p>
          </table:table-cell>
          <table:table-cell office:value-type="float" office:value="0.0963266268372536" calcext:value-type="float">
            <text:p>0.0963266268</text:p>
          </table:table-cell>
          <table:table-cell office:value-type="float" office:value="0.242655754089355" calcext:value-type="float">
            <text:p>0.2426557541</text:p>
          </table:table-cell>
        </table:table-row>
        <table:table-row table:style-name="ro1">
          <table:table-cell office:value-type="float" office:value="0.0390942431986332" calcext:value-type="float">
            <text:p>0.0390942432</text:p>
          </table:table-cell>
          <table:table-cell office:value-type="float" office:value="-0.11683464795351" calcext:value-type="float">
            <text:p>-0.116834648</text:p>
          </table:table-cell>
          <table:table-cell office:value-type="float" office:value="0.000879191793501377" calcext:value-type="float">
            <text:p>0.0008791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59955108165741" calcext:value-type="float">
            <text:p>1.5995510817</text:p>
          </table:table-cell>
          <table:table-cell office:value-type="float" office:value="1.04023969173431" calcext:value-type="float">
            <text:p>1.0402396917</text:p>
          </table:table-cell>
          <table:table-cell office:value-type="float" office:value="0.0849871560931206" calcext:value-type="float">
            <text:p>0.0849871561</text:p>
          </table:table-cell>
          <table:table-cell office:value-type="float" office:value="0.055723674595356" calcext:value-type="float">
            <text:p>0.0557236746</text:p>
          </table:table-cell>
          <table:table-cell office:value-type="float" office:value="-0.127796158194542" calcext:value-type="float">
            <text:p>-0.1277961582</text:p>
          </table:table-cell>
          <table:table-cell office:value-type="float" office:value="0.225955709815025" calcext:value-type="float">
            <text:p>0.2259557098</text:p>
          </table:table-cell>
          <table:table-cell office:value-type="float" office:value="-0.890698373317719" calcext:value-type="float">
            <text:p>-0.8906983733</text:p>
          </table:table-cell>
          <table:table-cell office:value-type="float" office:value="0.823924958705902" calcext:value-type="float">
            <text:p>0.8239249587</text:p>
          </table:table-cell>
          <table:table-cell office:value-type="float" office:value="-0.288082778453827" calcext:value-type="float">
            <text:p>-0.2880827785</text:p>
          </table:table-cell>
          <table:table-cell office:value-type="float" office:value="0.078479640185833" calcext:value-type="float">
            <text:p>0.0784796402</text:p>
          </table:table-cell>
          <table:table-cell office:value-type="float" office:value="0.0892257988452912" calcext:value-type="float">
            <text:p>0.0892257988</text:p>
          </table:table-cell>
          <table:table-cell office:value-type="float" office:value="0.2475815564394" calcext:value-type="float">
            <text:p>0.2475815564</text:p>
          </table:table-cell>
        </table:table-row>
        <table:table-row table:style-name="ro1">
          <table:table-cell office:value-type="float" office:value="0.0390818901360035" calcext:value-type="float">
            <text:p>0.0390818901</text:p>
          </table:table-cell>
          <table:table-cell office:value-type="float" office:value="-0.114111520349979" calcext:value-type="float">
            <text:p>-0.1141115203</text:p>
          </table:table-cell>
          <table:table-cell office:value-type="float" office:value="0.000986403319984674" calcext:value-type="float">
            <text:p>0.00098640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68110740184784" calcext:value-type="float">
            <text:p>1.6811074018</text:p>
          </table:table-cell>
          <table:table-cell office:value-type="float" office:value="1.02488601207733" calcext:value-type="float">
            <text:p>1.0248860121</text:p>
          </table:table-cell>
          <table:table-cell office:value-type="float" office:value="0.104149952530861" calcext:value-type="float">
            <text:p>0.1041499525</text:p>
          </table:table-cell>
          <table:table-cell office:value-type="float" office:value="0.0577124580740929" calcext:value-type="float">
            <text:p>0.0577124581</text:p>
          </table:table-cell>
          <table:table-cell office:value-type="float" office:value="-0.126524493098259" calcext:value-type="float">
            <text:p>-0.1265244931</text:p>
          </table:table-cell>
          <table:table-cell office:value-type="float" office:value="0.227368712425232" calcext:value-type="float">
            <text:p>0.2273687124</text:p>
          </table:table-cell>
          <table:table-cell office:value-type="float" office:value="-0.877746641635895" calcext:value-type="float">
            <text:p>-0.8777466416</text:p>
          </table:table-cell>
          <table:table-cell office:value-type="float" office:value="0.790188431739807" calcext:value-type="float">
            <text:p>0.7901884317</text:p>
          </table:table-cell>
          <table:table-cell office:value-type="float" office:value="-0.332370400428772" calcext:value-type="float">
            <text:p>-0.3323704004</text:p>
          </table:table-cell>
          <table:table-cell office:value-type="float" office:value="0.0817195922136307" calcext:value-type="float">
            <text:p>0.0817195922</text:p>
          </table:table-cell>
          <table:table-cell office:value-type="float" office:value="0.0853201448917389" calcext:value-type="float">
            <text:p>0.0853201449</text:p>
          </table:table-cell>
          <table:table-cell office:value-type="float" office:value="0.250367343425751" calcext:value-type="float">
            <text:p>0.2503673434</text:p>
          </table:table-cell>
        </table:table-row>
        <table:table-row table:style-name="ro1">
          <table:table-cell office:value-type="float" office:value="0.0390727669000626" calcext:value-type="float">
            <text:p>0.0390727669</text:p>
          </table:table-cell>
          <table:table-cell office:value-type="float" office:value="-0.112056128680706" calcext:value-type="float">
            <text:p>-0.1120561287</text:p>
          </table:table-cell>
          <table:table-cell office:value-type="float" office:value="0.00106727844104171" calcext:value-type="float">
            <text:p>0.00106727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72292935848236" calcext:value-type="float">
            <text:p>1.7229293585</text:p>
          </table:table-cell>
          <table:table-cell office:value-type="float" office:value="1.01646590232849" calcext:value-type="float">
            <text:p>1.0164659023</text:p>
          </table:table-cell>
          <table:table-cell office:value-type="float" office:value="0.114396438002586" calcext:value-type="float">
            <text:p>0.114396438</text:p>
          </table:table-cell>
          <table:table-cell office:value-type="float" office:value="0.058759231120348" calcext:value-type="float">
            <text:p>0.0587592311</text:p>
          </table:table-cell>
          <table:table-cell office:value-type="float" office:value="-0.12583714723587" calcext:value-type="float">
            <text:p>-0.1258371472</text:p>
          </table:table-cell>
          <table:table-cell office:value-type="float" office:value="0.228143185377121" calcext:value-type="float">
            <text:p>0.2281431854</text:p>
          </table:table-cell>
          <table:table-cell office:value-type="float" office:value="-0.862731635570526" calcext:value-type="float">
            <text:p>-0.8627316356</text:p>
          </table:table-cell>
          <table:table-cell office:value-type="float" office:value="0.755631804466248" calcext:value-type="float">
            <text:p>0.7556318045</text:p>
          </table:table-cell>
          <table:table-cell office:value-type="float" office:value="-0.376850605010986" calcext:value-type="float">
            <text:p>-0.376850605</text:p>
          </table:table-cell>
          <table:table-cell office:value-type="float" office:value="0.084818109869957" calcext:value-type="float">
            <text:p>0.0848181099</text:p>
          </table:table-cell>
          <table:table-cell office:value-type="float" office:value="0.0812249183654785" calcext:value-type="float">
            <text:p>0.0812249184</text:p>
          </table:table-cell>
          <table:table-cell office:value-type="float" office:value="0.253349781036377" calcext:value-type="float">
            <text:p>0.253349781</text:p>
          </table:table-cell>
        </table:table-row>
        <table:table-row table:style-name="ro1">
          <table:table-cell office:value-type="float" office:value="0.0390651188790798" calcext:value-type="float">
            <text:p>0.0390651189</text:p>
          </table:table-cell>
          <table:table-cell office:value-type="float" office:value="-0.110304974019527" calcext:value-type="float">
            <text:p>-0.110304974</text:p>
          </table:table-cell>
          <table:table-cell office:value-type="float" office:value="0.00113615428563207" calcext:value-type="float">
            <text:p>0.00113615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76497328281403" calcext:value-type="float">
            <text:p>1.7649732828</text:p>
          </table:table-cell>
          <table:table-cell office:value-type="float" office:value="1.00757467746735" calcext:value-type="float">
            <text:p>1.0075746775</text:p>
          </table:table-cell>
          <table:table-cell office:value-type="float" office:value="0.125025898218155" calcext:value-type="float">
            <text:p>0.1250258982</text:p>
          </table:table-cell>
          <table:table-cell office:value-type="float" office:value="0.0598313249647617" calcext:value-type="float">
            <text:p>0.059831325</text:p>
          </table:table-cell>
          <table:table-cell office:value-type="float" office:value="-0.125116586685181" calcext:value-type="float">
            <text:p>-0.1251165867</text:p>
          </table:table-cell>
          <table:table-cell office:value-type="float" office:value="0.228960201144218" calcext:value-type="float">
            <text:p>0.2289602011</text:p>
          </table:table-cell>
          <table:table-cell office:value-type="float" office:value="-0.845172762870789" calcext:value-type="float">
            <text:p>-0.8451727629</text:p>
          </table:table-cell>
          <table:table-cell office:value-type="float" office:value="0.721826910972595" calcext:value-type="float">
            <text:p>0.721826911</text:p>
          </table:table-cell>
          <table:table-cell office:value-type="float" office:value="-0.42086723446846" calcext:value-type="float">
            <text:p>-0.4208672345</text:p>
          </table:table-cell>
          <table:table-cell office:value-type="float" office:value="0.0875838324427605" calcext:value-type="float">
            <text:p>0.0875838324</text:p>
          </table:table-cell>
          <table:table-cell office:value-type="float" office:value="0.077122837305069" calcext:value-type="float">
            <text:p>0.0771228373</text:p>
          </table:table-cell>
          <table:table-cell office:value-type="float" office:value="0.256408929824829" calcext:value-type="float">
            <text:p>0.2564089298</text:p>
          </table:table-cell>
        </table:table-row>
        <table:table-row table:style-name="ro1">
          <table:table-cell office:value-type="float" office:value="0.0390656255185604" calcext:value-type="float">
            <text:p>0.0390656255</text:p>
          </table:table-cell>
          <table:table-cell office:value-type="float" office:value="-0.110421717166901" calcext:value-type="float">
            <text:p>-0.1104217172</text:p>
          </table:table-cell>
          <table:table-cell office:value-type="float" office:value="0.001131561701186" calcext:value-type="float">
            <text:p>0.0011315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84829199314117" calcext:value-type="float">
            <text:p>1.8482919931</text:p>
          </table:table-cell>
          <table:table-cell office:value-type="float" office:value="0.988459944725037" calcext:value-type="float">
            <text:p>0.9884599447</text:p>
          </table:table-cell>
          <table:table-cell office:value-type="float" office:value="0.147256910800934" calcext:value-type="float">
            <text:p>0.1472569108</text:p>
          </table:table-cell>
          <table:table-cell office:value-type="float" office:value="0.0620221979916096" calcext:value-type="float">
            <text:p>0.062022198</text:p>
          </table:table-cell>
          <table:table-cell office:value-type="float" office:value="-0.123577564954758" calcext:value-type="float">
            <text:p>-0.123577565</text:p>
          </table:table-cell>
          <table:table-cell office:value-type="float" office:value="0.230711743235588" calcext:value-type="float">
            <text:p>0.2307117432</text:p>
          </table:table-cell>
          <table:table-cell office:value-type="float" office:value="-0.804118454456329" calcext:value-type="float">
            <text:p>-0.8041184545</text:p>
          </table:table-cell>
          <table:table-cell office:value-type="float" office:value="0.649348616600037" calcext:value-type="float">
            <text:p>0.6493486166</text:p>
          </table:table-cell>
          <table:table-cell office:value-type="float" office:value="-0.507371306419373" calcext:value-type="float">
            <text:p>-0.5073713064</text:p>
          </table:table-cell>
          <table:table-cell office:value-type="float" office:value="0.0931721553206444" calcext:value-type="float">
            <text:p>0.0931721553</text:p>
          </table:table-cell>
          <table:table-cell office:value-type="float" office:value="0.0684874132275581" calcext:value-type="float">
            <text:p>0.0684874132</text:p>
          </table:table-cell>
          <table:table-cell office:value-type="float" office:value="0.263434171676636" calcext:value-type="float">
            <text:p>0.2634341717</text:p>
          </table:table-cell>
        </table:table-row>
        <table:table-row table:style-name="ro1">
          <table:table-cell office:value-type="float" office:value="0.0390671119093895" calcext:value-type="float">
            <text:p>0.0390671119</text:p>
          </table:table-cell>
          <table:table-cell office:value-type="float" office:value="-0.110763795673847" calcext:value-type="float">
            <text:p>-0.1107637957</text:p>
          </table:table-cell>
          <table:table-cell office:value-type="float" office:value="0.00111811002716422" calcext:value-type="float">
            <text:p>0.0011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8888475894928" calcext:value-type="float">
            <text:p>1.8888475895</text:p>
          </table:table-cell>
          <table:table-cell office:value-type="float" office:value="0.978280425071716" calcext:value-type="float">
            <text:p>0.9782804251</text:p>
          </table:table-cell>
          <table:table-cell office:value-type="float" office:value="0.158773332834244" calcext:value-type="float">
            <text:p>0.1587733328</text:p>
          </table:table-cell>
          <table:table-cell office:value-type="float" office:value="0.0631263554096222" calcext:value-type="float">
            <text:p>0.0631263554</text:p>
          </table:table-cell>
          <table:table-cell office:value-type="float" office:value="-0.122759014368057" calcext:value-type="float">
            <text:p>-0.1227590144</text:p>
          </table:table-cell>
          <table:table-cell office:value-type="float" office:value="0.231640547513962" calcext:value-type="float">
            <text:p>0.2316405475</text:p>
          </table:table-cell>
          <table:table-cell office:value-type="float" office:value="-0.780621528625488" calcext:value-type="float">
            <text:p>-0.7806215286</text:p>
          </table:table-cell>
          <table:table-cell office:value-type="float" office:value="0.614367306232452" calcext:value-type="float">
            <text:p>0.6143673062</text:p>
          </table:table-cell>
          <table:table-cell office:value-type="float" office:value="-0.549300491809845" calcext:value-type="float">
            <text:p>-0.5493004918</text:p>
          </table:table-cell>
          <table:table-cell office:value-type="float" office:value="0.095538429915905" calcext:value-type="float">
            <text:p>0.0955384299</text:p>
          </table:table-cell>
          <table:table-cell office:value-type="float" office:value="0.064257062971592" calcext:value-type="float">
            <text:p>0.064257063</text:p>
          </table:table-cell>
          <table:table-cell office:value-type="float" office:value="0.267072677612305" calcext:value-type="float">
            <text:p>0.2670726776</text:p>
          </table:table-cell>
        </table:table-row>
        <table:table-row table:style-name="ro1">
          <table:table-cell office:value-type="float" office:value="0.0390695296227932" calcext:value-type="float">
            <text:p>0.0390695296</text:p>
          </table:table-cell>
          <table:table-cell office:value-type="float" office:value="-0.111319117248058" calcext:value-type="float">
            <text:p>-0.1113191172</text:p>
          </table:table-cell>
          <table:table-cell office:value-type="float" office:value="0.00109626923222095" calcext:value-type="float">
            <text:p>0.00109626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9281884431839" calcext:value-type="float">
            <text:p>1.9281884432</text:p>
          </table:table-cell>
          <table:table-cell office:value-type="float" office:value="0.967717409133911" calcext:value-type="float">
            <text:p>0.9677174091</text:p>
          </table:table-cell>
          <table:table-cell office:value-type="float" office:value="0.170503377914429" calcext:value-type="float">
            <text:p>0.1705033779</text:p>
          </table:table-cell>
          <table:table-cell office:value-type="float" office:value="0.0642267465591431" calcext:value-type="float">
            <text:p>0.0642267466</text:p>
          </table:table-cell>
          <table:table-cell office:value-type="float" office:value="-0.121907323598862" calcext:value-type="float">
            <text:p>-0.1219073236</text:p>
          </table:table-cell>
          <table:table-cell office:value-type="float" office:value="0.232600703835487" calcext:value-type="float">
            <text:p>0.2326007038</text:p>
          </table:table-cell>
          <table:table-cell office:value-type="float" office:value="-0.729217231273651" calcext:value-type="float">
            <text:p>-0.7292172313</text:p>
          </table:table-cell>
          <table:table-cell office:value-type="float" office:value="0.548257946968079" calcext:value-type="float">
            <text:p>0.548257947</text:p>
          </table:table-cell>
          <table:table-cell office:value-type="float" office:value="-0.629904627799988" calcext:value-type="float">
            <text:p>-0.6299046278</text:p>
          </table:table-cell>
          <table:table-cell office:value-type="float" office:value="0.099427655339241" calcext:value-type="float">
            <text:p>0.0994276553</text:p>
          </table:table-cell>
          <table:table-cell office:value-type="float" office:value="0.0561702586710453" calcext:value-type="float">
            <text:p>0.0561702587</text:p>
          </table:table-cell>
          <table:table-cell office:value-type="float" office:value="0.274436563253403" calcext:value-type="float">
            <text:p>0.2744365633</text:p>
          </table:table-cell>
        </table:table-row>
        <table:table-row table:style-name="ro1">
          <table:table-cell office:value-type="float" office:value="0.0390770323574543" calcext:value-type="float">
            <text:p>0.0390770324</text:p>
          </table:table-cell>
          <table:table-cell office:value-type="float" office:value="-0.113022238016129" calcext:value-type="float">
            <text:p>-0.113022238</text:p>
          </table:table-cell>
          <table:table-cell office:value-type="float" office:value="0.00102926744148135" calcext:value-type="float">
            <text:p>0.00102926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01793384552" calcext:value-type="float">
            <text:p>2.0017933846</text:p>
          </table:table-cell>
          <table:table-cell office:value-type="float" office:value="0.945539534091949" calcext:value-type="float">
            <text:p>0.9455395341</text:p>
          </table:table-cell>
          <table:table-cell office:value-type="float" office:value="0.194454103708267" calcext:value-type="float">
            <text:p>0.1944541037</text:p>
          </table:table-cell>
          <table:table-cell office:value-type="float" office:value="0.0663885772228241" calcext:value-type="float">
            <text:p>0.0663885772</text:p>
          </table:table-cell>
          <table:table-cell office:value-type="float" office:value="-0.120101243257523" calcext:value-type="float">
            <text:p>-0.1201012433</text:p>
          </table:table-cell>
          <table:table-cell office:value-type="float" office:value="0.23460154235363" calcext:value-type="float">
            <text:p>0.2346015424</text:p>
          </table:table-cell>
          <table:table-cell office:value-type="float" office:value="-0.701760411262512" calcext:value-type="float">
            <text:p>-0.7017604113</text:p>
          </table:table-cell>
          <table:table-cell office:value-type="float" office:value="0.510603964328766" calcext:value-type="float">
            <text:p>0.5106039643</text:p>
          </table:table-cell>
          <table:table-cell office:value-type="float" office:value="-0.6692054271698" calcext:value-type="float">
            <text:p>-0.6692054272</text:p>
          </table:table-cell>
          <table:table-cell office:value-type="float" office:value="0.101680383086205" calcext:value-type="float">
            <text:p>0.1016803831</text:p>
          </table:table-cell>
          <table:table-cell office:value-type="float" office:value="0.0518242828547955" calcext:value-type="float">
            <text:p>0.0518242829</text:p>
          </table:table-cell>
          <table:table-cell office:value-type="float" office:value="0.278862357139587" calcext:value-type="float">
            <text:p>0.2788623571</text:p>
          </table:table-cell>
        </table:table-row>
        <table:table-row table:style-name="ro1">
          <table:table-cell office:value-type="float" office:value="0.0390820503234863" calcext:value-type="float">
            <text:p>0.0390820503</text:p>
          </table:table-cell>
          <table:table-cell office:value-type="float" office:value="-0.114146664738655" calcext:value-type="float">
            <text:p>-0.1141466647</text:p>
          </table:table-cell>
          <table:table-cell office:value-type="float" office:value="0.000985017977654934" calcext:value-type="float">
            <text:p>0.000985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3534483909607" calcext:value-type="float">
            <text:p>2.0353448391</text:p>
          </table:table-cell>
          <table:table-cell office:value-type="float" office:value="0.933976352214813" calcext:value-type="float">
            <text:p>0.9339763522</text:p>
          </table:table-cell>
          <table:table-cell office:value-type="float" office:value="0.206604719161987" calcext:value-type="float">
            <text:p>0.2066047192</text:p>
          </table:table-cell>
          <table:table-cell office:value-type="float" office:value="0.0674367100000382" calcext:value-type="float">
            <text:p>0.06743671</text:p>
          </table:table-cell>
          <table:table-cell office:value-type="float" office:value="-0.119145087897778" calcext:value-type="float">
            <text:p>-0.1191450879</text:p>
          </table:table-cell>
          <table:table-cell office:value-type="float" office:value="0.235635325312614" calcext:value-type="float">
            <text:p>0.2356353253</text:p>
          </table:table-cell>
          <table:table-cell office:value-type="float" office:value="-0.642728388309479" calcext:value-type="float">
            <text:p>-0.6427283883</text:p>
          </table:table-cell>
          <table:table-cell office:value-type="float" office:value="0.444977581501007" calcext:value-type="float">
            <text:p>0.4449775815</text:p>
          </table:table-cell>
          <table:table-cell office:value-type="float" office:value="-0.740392088890076" calcext:value-type="float">
            <text:p>-0.7403920889</text:p>
          </table:table-cell>
          <table:table-cell office:value-type="float" office:value="0.10523047298193" calcext:value-type="float">
            <text:p>0.105230473</text:p>
          </table:table-cell>
          <table:table-cell office:value-type="float" office:value="0.04438416659832" calcext:value-type="float">
            <text:p>0.0443841666</text:p>
          </table:table-cell>
          <table:table-cell office:value-type="float" office:value="0.287257730960846" calcext:value-type="float">
            <text:p>0.287257731</text:p>
          </table:table-cell>
        </table:table-row>
        <table:table-row table:style-name="ro1">
          <table:table-cell office:value-type="float" office:value="0.0390944592654705" calcext:value-type="float">
            <text:p>0.0390944593</text:p>
          </table:table-cell>
          <table:table-cell office:value-type="float" office:value="-0.11688306927681" calcext:value-type="float">
            <text:p>-0.1168830693</text:p>
          </table:table-cell>
          <table:table-cell office:value-type="float" office:value="0.000877283862791956" calcext:value-type="float">
            <text:p>0.00087728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09417510032654" calcext:value-type="float">
            <text:p>2.0941751003</text:p>
          </table:table-cell>
          <table:table-cell office:value-type="float" office:value="0.910036146640778" calcext:value-type="float">
            <text:p>0.9100361466</text:p>
          </table:table-cell>
          <table:table-cell office:value-type="float" office:value="0.231096878647804" calcext:value-type="float">
            <text:p>0.2310968786</text:p>
          </table:table-cell>
          <table:table-cell office:value-type="float" office:value="0.0694360211491585" calcext:value-type="float">
            <text:p>0.0694360211</text:p>
          </table:table-cell>
          <table:table-cell office:value-type="float" office:value="-0.117121390998364" calcext:value-type="float">
            <text:p>-0.117121391</text:p>
          </table:table-cell>
          <table:table-cell office:value-type="float" office:value="0.23775115609169" calcext:value-type="float">
            <text:p>0.2377511561</text:p>
          </table:table-cell>
          <table:table-cell office:value-type="float" office:value="-0.612486720085144" calcext:value-type="float">
            <text:p>-0.6124867201</text:p>
          </table:table-cell>
          <table:table-cell office:value-type="float" office:value="0.416631996631622" calcext:value-type="float">
            <text:p>0.4166319966</text:p>
          </table:table-cell>
          <table:table-cell office:value-type="float" office:value="-0.772413730621338" calcext:value-type="float">
            <text:p>-0.7724137306</text:p>
          </table:table-cell>
          <table:table-cell office:value-type="float" office:value="0.106641553342342" calcext:value-type="float">
            <text:p>0.1066415533</text:p>
          </table:table-cell>
          <table:table-cell office:value-type="float" office:value="0.0412223115563393" calcext:value-type="float">
            <text:p>0.0412223116</text:p>
          </table:table-cell>
          <table:table-cell office:value-type="float" office:value="0.291198670864105" calcext:value-type="float">
            <text:p>0.2911986709</text:p>
          </table:table-cell>
        </table:table-row>
        <table:table-row table:style-name="ro1">
          <table:table-cell office:value-type="float" office:value="0.0391098894178867" calcext:value-type="float">
            <text:p>0.0391098894</text:p>
          </table:table-cell>
          <table:table-cell office:value-type="float" office:value="-0.12019307911396" calcext:value-type="float">
            <text:p>-0.1201930791</text:p>
          </table:table-cell>
          <table:table-cell office:value-type="float" office:value="0.000746874895412475" calcext:value-type="float">
            <text:p>0.00074687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3271355628967" calcext:value-type="float">
            <text:p>2.1327135563</text:p>
          </table:table-cell>
          <table:table-cell office:value-type="float" office:value="0.892259538173675" calcext:value-type="float">
            <text:p>0.8922595382</text:p>
          </table:table-cell>
          <table:table-cell office:value-type="float" office:value="0.248462498188019" calcext:value-type="float">
            <text:p>0.2484624982</text:p>
          </table:table-cell>
          <table:table-cell office:value-type="float" office:value="0.070882260799408" calcext:value-type="float">
            <text:p>0.0708822608</text:p>
          </table:table-cell>
          <table:table-cell office:value-type="float" office:value="-0.115525394678116" calcext:value-type="float">
            <text:p>-0.1155253947</text:p>
          </table:table-cell>
          <table:table-cell office:value-type="float" office:value="0.239306926727295" calcext:value-type="float">
            <text:p>0.2393069267</text:p>
          </table:table-cell>
          <table:table-cell office:value-type="float" office:value="-0.569613575935364" calcext:value-type="float">
            <text:p>-0.5696135759</text:p>
          </table:table-cell>
          <table:table-cell office:value-type="float" office:value="0.377525717020035" calcext:value-type="float">
            <text:p>0.377525717</text:p>
          </table:table-cell>
          <table:table-cell office:value-type="float" office:value="-0.815285563468933" calcext:value-type="float">
            <text:p>-0.8152855635</text:p>
          </table:table-cell>
          <table:table-cell office:value-type="float" office:value="0.108530178666115" calcext:value-type="float">
            <text:p>0.1085301787</text:p>
          </table:table-cell>
          <table:table-cell office:value-type="float" office:value="0.0369375459849834" calcext:value-type="float">
            <text:p>0.036937546</text:p>
          </table:table-cell>
          <table:table-cell office:value-type="float" office:value="0.296884417533875" calcext:value-type="float">
            <text:p>0.2968844175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4585709571838" calcext:value-type="float">
            <text:p>2.1458570957</text:p>
          </table:table-cell>
          <table:table-cell office:value-type="float" office:value="0.885761499404907" calcext:value-type="float">
            <text:p>0.8857614994</text:p>
          </table:table-cell>
          <table:table-cell office:value-type="float" office:value="0.254569709300995" calcext:value-type="float">
            <text:p>0.2545697093</text:p>
          </table:table-cell>
          <table:table-cell office:value-type="float" office:value="0.0714173391461372" calcext:value-type="float">
            <text:p>0.0714173391</text:p>
          </table:table-cell>
          <table:table-cell office:value-type="float" office:value="-0.114914029836655" calcext:value-type="float">
            <text:p>-0.1149140298</text:p>
          </table:table-cell>
          <table:table-cell office:value-type="float" office:value="0.2398701608181" calcext:value-type="float">
            <text:p>0.2398701608</text:p>
          </table:table-cell>
          <table:table-cell office:value-type="float" office:value="-0.543269872665405" calcext:value-type="float">
            <text:p>-0.5432698727</text:p>
          </table:table-cell>
          <table:table-cell office:value-type="float" office:value="0.352748692035675" calcext:value-type="float">
            <text:p>0.352748692</text:p>
          </table:table-cell>
          <table:table-cell office:value-type="float" office:value="-0.840226531028748" calcext:value-type="float">
            <text:p>-0.840226531</text:p>
          </table:table-cell>
          <table:table-cell office:value-type="float" office:value="0.109749458730221" calcext:value-type="float">
            <text:p>0.1097494587</text:p>
          </table:table-cell>
          <table:table-cell office:value-type="float" office:value="0.034316785633564" calcext:value-type="float">
            <text:p>0.0343167856</text:p>
          </table:table-cell>
          <table:table-cell office:value-type="float" office:value="0.300599813461304" calcext:value-type="float">
            <text:p>0.3005998135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6434073448181" calcext:value-type="float">
            <text:p>2.1643407345</text:p>
          </table:table-cell>
          <table:table-cell office:value-type="float" office:value="0.876023471355438" calcext:value-type="float">
            <text:p>0.8760234714</text:p>
          </table:table-cell>
          <table:table-cell office:value-type="float" office:value="0.263497561216354" calcext:value-type="float">
            <text:p>0.2634975612</text:p>
          </table:table-cell>
          <table:table-cell office:value-type="float" office:value="0.0722334831953049" calcext:value-type="float">
            <text:p>0.0722334832</text:p>
          </table:table-cell>
          <table:table-cell office:value-type="float" office:value="-0.113947451114655" calcext:value-type="float">
            <text:p>-0.1139474511</text:p>
          </table:table-cell>
          <table:table-cell office:value-type="float" office:value="0.240702196955681" calcext:value-type="float">
            <text:p>0.240702197</text:p>
          </table:table-cell>
          <table:table-cell office:value-type="float" office:value="-0.534277737140656" calcext:value-type="float">
            <text:p>-0.5342777371</text:p>
          </table:table-cell>
          <table:table-cell office:value-type="float" office:value="0.343752861022949" calcext:value-type="float">
            <text:p>0.343752861</text:p>
          </table:table-cell>
          <table:table-cell office:value-type="float" office:value="-0.848488807678223" calcext:value-type="float">
            <text:p>-0.8484888077</text:p>
          </table:table-cell>
          <table:table-cell office:value-type="float" office:value="0.110209703445435" calcext:value-type="float">
            <text:p>0.1102097034</text:p>
          </table:table-cell>
          <table:table-cell office:value-type="float" office:value="0.0333943217992783" calcext:value-type="float">
            <text:p>0.0333943218</text:p>
          </table:table-cell>
          <table:table-cell office:value-type="float" office:value="0.301957666873932" calcext:value-type="float">
            <text:p>0.3019576669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7079663276672" calcext:value-type="float">
            <text:p>2.1707966328</text:p>
          </table:table-cell>
          <table:table-cell office:value-type="float" office:value="0.872373461723328" calcext:value-type="float">
            <text:p>0.8723734617</text:p>
          </table:table-cell>
          <table:table-cell office:value-type="float" office:value="0.266755372285843" calcext:value-type="float">
            <text:p>0.2667553723</text:p>
          </table:table-cell>
          <table:table-cell office:value-type="float" office:value="0.0725473165512085" calcext:value-type="float">
            <text:p>0.0725473166</text:p>
          </table:table-cell>
          <table:table-cell office:value-type="float" office:value="-0.113566339015961" calcext:value-type="float">
            <text:p>-0.113566339</text:p>
          </table:table-cell>
          <table:table-cell office:value-type="float" office:value="0.241008922457695" calcext:value-type="float">
            <text:p>0.2410089225</text:p>
          </table:table-cell>
          <table:table-cell office:value-type="float" office:value="-0.527289032936096" calcext:value-type="float">
            <text:p>-0.5272890329</text:p>
          </table:table-cell>
          <table:table-cell office:value-type="float" office:value="0.336385011672974" calcext:value-type="float">
            <text:p>0.3363850117</text:p>
          </table:table-cell>
          <table:table-cell office:value-type="float" office:value="-0.854816675186157" calcext:value-type="float">
            <text:p>-0.8548166752</text:p>
          </table:table-cell>
          <table:table-cell office:value-type="float" office:value="0.110597923398018" calcext:value-type="float">
            <text:p>0.1105979234</text:p>
          </table:table-cell>
          <table:table-cell office:value-type="float" office:value="0.0326537154614925" calcext:value-type="float">
            <text:p>0.0326537155</text:p>
          </table:table-cell>
          <table:table-cell office:value-type="float" office:value="0.303068280220032" calcext:value-type="float">
            <text:p>0.3030682802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7593026161194" calcext:value-type="float">
            <text:p>2.1759302616</text:p>
          </table:table-cell>
          <table:table-cell office:value-type="float" office:value="0.869332492351532" calcext:value-type="float">
            <text:p>0.8693324924</text:p>
          </table:table-cell>
          <table:table-cell office:value-type="float" office:value="0.269421875476837" calcext:value-type="float">
            <text:p>0.2694218755</text:p>
          </table:table-cell>
          <table:table-cell office:value-type="float" office:value="0.0728139728307724" calcext:value-type="float">
            <text:p>0.0728139728</text:p>
          </table:table-cell>
          <table:table-cell office:value-type="float" office:value="-0.113239571452141" calcext:value-type="float">
            <text:p>-0.1132395715</text:p>
          </table:table-cell>
          <table:table-cell office:value-type="float" office:value="0.241261675953865" calcext:value-type="float">
            <text:p>0.241261676</text:p>
          </table:table-cell>
          <table:table-cell office:value-type="float" office:value="-0.521863758563995" calcext:value-type="float">
            <text:p>-0.5218637586</text:p>
          </table:table-cell>
          <table:table-cell office:value-type="float" office:value="0.330318331718445" calcext:value-type="float">
            <text:p>0.3303183317</text:p>
          </table:table-cell>
          <table:table-cell office:value-type="float" office:value="-0.859668433666229" calcext:value-type="float">
            <text:p>-0.8596684337</text:p>
          </table:table-cell>
          <table:table-cell office:value-type="float" office:value="0.110927246510983" calcext:value-type="float">
            <text:p>0.1109272465</text:p>
          </table:table-cell>
          <table:table-cell office:value-type="float" office:value="0.0320555381476879" calcext:value-type="float">
            <text:p>0.0320555381</text:p>
          </table:table-cell>
          <table:table-cell office:value-type="float" office:value="0.303978979587555" calcext:value-type="float">
            <text:p>0.3039789796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8002915382385" calcext:value-type="float">
            <text:p>2.1800291538</text:p>
          </table:table-cell>
          <table:table-cell office:value-type="float" office:value="0.866787374019623" calcext:value-type="float">
            <text:p>0.866787374</text:p>
          </table:table-cell>
          <table:table-cell office:value-type="float" office:value="0.271613657474518" calcext:value-type="float">
            <text:p>0.2716136575</text:p>
          </table:table-cell>
          <table:table-cell office:value-type="float" office:value="0.0730419009923935" calcext:value-type="float">
            <text:p>0.073041901</text:p>
          </table:table-cell>
          <table:table-cell office:value-type="float" office:value="-0.112958952784538" calcext:value-type="float">
            <text:p>-0.1129589528</text:p>
          </table:table-cell>
          <table:table-cell office:value-type="float" office:value="0.241470962762833" calcext:value-type="float">
            <text:p>0.2414709628</text:p>
          </table:table-cell>
          <table:table-cell office:value-type="float" office:value="-0.517655849456787" calcext:value-type="float">
            <text:p>-0.5176558495</text:p>
          </table:table-cell>
          <table:table-cell office:value-type="float" office:value="0.325302630662918" calcext:value-type="float">
            <text:p>0.3253026307</text:p>
          </table:table-cell>
          <table:table-cell office:value-type="float" office:value="-0.863393187522888" calcext:value-type="float">
            <text:p>-0.8633931875</text:p>
          </table:table-cell>
          <table:table-cell office:value-type="float" office:value="0.111207559704781" calcext:value-type="float">
            <text:p>0.1112075597</text:p>
          </table:table-cell>
          <table:table-cell office:value-type="float" office:value="0.031569916754961" calcext:value-type="float">
            <text:p>0.0315699168</text:p>
          </table:table-cell>
          <table:table-cell office:value-type="float" office:value="0.304727494716644" calcext:value-type="float">
            <text:p>0.3047274947</text:p>
          </table:table-cell>
        </table:table-row>
        <table:table-row table:style-name="ro1"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522943974" calcext:value-type="float">
            <text:p>0.0388516523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72969294" calcext:value-type="float">
            <text:p>-0.0105687473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2.18331599235535" calcext:value-type="float">
            <text:p>2.1833159924</text:p>
          </table:table-cell>
          <table:table-cell office:value-type="float" office:value="0.864647269248962" calcext:value-type="float">
            <text:p>0.8646472692</text:p>
          </table:table-cell>
          <table:table-cell office:value-type="float" office:value="0.273422956466675" calcext:value-type="float">
            <text:p>0.2734229565</text:p>
          </table:table-cell>
          <table:table-cell office:value-type="float" office:value="0.0732377916574478" calcext:value-type="float">
            <text:p>0.0732377917</text:p>
          </table:table-cell>
          <table:table-cell office:value-type="float" office:value="-0.112717524170876" calcext:value-type="float">
            <text:p>-0.1127175242</text:p>
          </table:table-cell>
          <table:table-cell office:value-type="float" office:value="0.241645082831383" calcext:value-type="float">
            <text:p>0.2416450828</text:p>
          </table:table-cell>
          <table:table-cell office:value-type="float" office:value="-0.512178122997284" calcext:value-type="float">
            <text:p>-0.512178123</text:p>
          </table:table-cell>
          <table:table-cell office:value-type="float" office:value="0.317787796258926" calcext:value-type="float">
            <text:p>0.3177877963</text:p>
          </table:table-cell>
          <table:table-cell office:value-type="float" office:value="-0.868262231349945" calcext:value-type="float">
            <text:p>-0.8682622313</text:p>
          </table:table-cell>
          <table:table-cell office:value-type="float" office:value="0.111647188663483" calcext:value-type="float">
            <text:p>0.1116471887</text:p>
          </table:table-cell>
          <table:table-cell office:value-type="float" office:value="0.0308606438338757" calcext:value-type="float">
            <text:p>0.0308606438</text:p>
          </table:table-cell>
          <table:table-cell office:value-type="float" office:value="0.305833160877228" calcext:value-type="float">
            <text:p>0.3058331609</text:p>
          </table:table-cell>
        </table:table-row>
        <table:table-row table:style-name="ro1">
          <table:table-cell office:value-type="float" office:value="0.039128627628088" calcext:value-type="float">
            <text:p>0.0391286276</text:p>
          </table:table-cell>
          <table:table-cell office:value-type="float" office:value="-0.123983345925808" calcext:value-type="float">
            <text:p>-0.1239833459</text:p>
          </table:table-cell>
          <table:table-cell office:value-type="float" office:value="0.000284435576759279" calcext:value-type="float">
            <text:p>0.0002844356</text:p>
          </table:table-cell>
          <table:table-cell office:value-type="float" office:value="-0.0111285988241434" calcext:value-type="float">
            <text:p>-0.0111285988</text:p>
          </table:table-cell>
          <table:table-cell office:value-type="float" office:value="-0.0178024042397738" calcext:value-type="float">
            <text:p>-0.0178024042</text:p>
          </table:table-cell>
          <table:table-cell office:value-type="float" office:value="0.455281734466553" calcext:value-type="float">
            <text:p>0.4552817345</text:p>
          </table:table-cell>
          <table:table-cell office:value-type="float" office:value="0.0388507358729839" calcext:value-type="float">
            <text:p>0.0388507359</text:p>
          </table:table-cell>
          <table:table-cell office:value-type="float" office:value="-0.00441715773195028" calcext:value-type="float">
            <text:p>-0.0044171577</text:p>
          </table:table-cell>
          <table:table-cell office:value-type="float" office:value="0.0000264693771896418" calcext:value-type="float">
            <text:p>2.64693771896418E-005</text:p>
          </table:table-cell>
          <table:table-cell office:value-type="float" office:value="-0.0105703789740801" calcext:value-type="float">
            <text:p>-0.010570379</text:p>
          </table:table-cell>
          <table:table-cell office:value-type="float" office:value="-0.0128890108317137" calcext:value-type="float">
            <text:p>-0.0128890108</text:p>
          </table:table-cell>
          <table:table-cell office:value-type="float" office:value="0.328878432512283" calcext:value-type="float">
            <text:p>0.3288784325</text:p>
          </table:table-cell>
          <table:table-cell office:value-type="float" office:value="2.18500161170959" calcext:value-type="float">
            <text:p>2.1850016117</text:p>
          </table:table-cell>
          <table:table-cell office:value-type="float" office:value="0.857818841934204" calcext:value-type="float">
            <text:p>0.8578188419</text:p>
          </table:table-cell>
          <table:table-cell office:value-type="float" office:value="0.280185908079147" calcext:value-type="float">
            <text:p>0.2801859081</text:p>
          </table:table-cell>
          <table:table-cell office:value-type="float" office:value="0.0738951712846756" calcext:value-type="float">
            <text:p>0.0738951713</text:p>
          </table:table-cell>
          <table:table-cell office:value-type="float" office:value="-0.112025395035744" calcext:value-type="float">
            <text:p>-0.112025395</text:p>
          </table:table-cell>
          <table:table-cell office:value-type="float" office:value="0.24221920967102" calcext:value-type="float">
            <text:p>0.2422192097</text:p>
          </table:table-cell>
          <table:table-cell office:value-type="float" office:value="-0.511386930942535" calcext:value-type="float">
            <text:p>-0.5113869309</text:p>
          </table:table-cell>
          <table:table-cell office:value-type="float" office:value="0.315292328596115" calcext:value-type="float">
            <text:p>0.3152923286</text:p>
          </table:table-cell>
          <table:table-cell office:value-type="float" office:value="-0.869228422641754" calcext:value-type="float">
            <text:p>-0.8692284226</text:p>
          </table:table-cell>
          <table:table-cell office:value-type="float" office:value="0.111810952425003" calcext:value-type="float">
            <text:p>0.1118109524</text:p>
          </table:table-cell>
          <table:table-cell office:value-type="float" office:value="0.0306361466646194" calcext:value-type="float">
            <text:p>0.0306361467</text:p>
          </table:table-cell>
          <table:table-cell office:value-type="float" office:value="0.306181490421295" calcext:value-type="float">
            <text:p>0.3061814904</text:p>
          </table:table-cell>
        </table:table-row>
        <table:table-row table:style-name="ro1">
          <table:table-cell office:value-type="float" office:value="0.0391294285655022" calcext:value-type="float">
            <text:p>0.0391294286</text:p>
          </table:table-cell>
          <table:table-cell office:value-type="float" office:value="-0.123973183333874" calcext:value-type="float">
            <text:p>-0.1239731833</text:p>
          </table:table-cell>
          <table:table-cell office:value-type="float" office:value="-0.000636334472801536" calcext:value-type="float">
            <text:p>-0.0006363345</text:p>
          </table:table-cell>
          <table:table-cell office:value-type="float" office:value="-0.0111321974545717" calcext:value-type="float">
            <text:p>-0.0111321975</text:p>
          </table:table-cell>
          <table:table-cell office:value-type="float" office:value="-0.0178046301007271" calcext:value-type="float">
            <text:p>-0.0178046301</text:p>
          </table:table-cell>
          <table:table-cell office:value-type="float" office:value="0.455282181501389" calcext:value-type="float">
            <text:p>0.4552821815</text:p>
          </table:table-cell>
          <table:table-cell office:value-type="float" office:value="0.0388401560485363" calcext:value-type="float">
            <text:p>0.038840156</text:p>
          </table:table-cell>
          <table:table-cell office:value-type="float" office:value="-0.0043980279006064" calcext:value-type="float">
            <text:p>-0.0043980279</text:p>
          </table:table-cell>
          <table:table-cell office:value-type="float" office:value="0.000022538224584423" calcext:value-type="float">
            <text:p>2.2538224584423E-005</text:p>
          </table:table-cell>
          <table:table-cell office:value-type="float" office:value="-0.0105810966342688" calcext:value-type="float">
            <text:p>-0.0105810966</text:p>
          </table:table-cell>
          <table:table-cell office:value-type="float" office:value="-0.0128955710679293" calcext:value-type="float">
            <text:p>-0.0128955711</text:p>
          </table:table-cell>
          <table:table-cell office:value-type="float" office:value="0.328879743814468" calcext:value-type="float">
            <text:p>0.3288797438</text:p>
          </table:table-cell>
          <table:table-cell office:value-type="float" office:value="2.18174648284912" calcext:value-type="float">
            <text:p>2.1817464828</text:p>
          </table:table-cell>
          <table:table-cell office:value-type="float" office:value="0.85082346200943" calcext:value-type="float">
            <text:p>0.850823462</text:p>
          </table:table-cell>
          <table:table-cell office:value-type="float" office:value="0.287687838077545" calcext:value-type="float">
            <text:p>0.2876878381</text:p>
          </table:table-cell>
          <table:table-cell office:value-type="float" office:value="0.0745813399553299" calcext:value-type="float">
            <text:p>0.07458134</text:p>
          </table:table-cell>
          <table:table-cell office:value-type="float" office:value="-0.111366793513298" calcext:value-type="float">
            <text:p>-0.1113667935</text:p>
          </table:table-cell>
          <table:table-cell office:value-type="float" office:value="0.242824658751488" calcext:value-type="float">
            <text:p>0.2428246588</text:p>
          </table:table-cell>
          <table:table-cell office:value-type="float" office:value="-0.512283563613892" calcext:value-type="float">
            <text:p>-0.5122835636</text:p>
          </table:table-cell>
          <table:table-cell office:value-type="float" office:value="0.313693135976791" calcext:value-type="float">
            <text:p>0.313693136</text:p>
          </table:table-cell>
          <table:table-cell office:value-type="float" office:value="-0.869032084941864" calcext:value-type="float">
            <text:p>-0.8690320849</text:p>
          </table:table-cell>
          <table:table-cell office:value-type="float" office:value="0.11194034665823" calcext:value-type="float">
            <text:p>0.1119403467</text:p>
          </table:table-cell>
          <table:table-cell office:value-type="float" office:value="0.0305050276219845" calcext:value-type="float">
            <text:p>0.0305050276</text:p>
          </table:table-cell>
          <table:table-cell office:value-type="float" office:value="0.306379586458206" calcext:value-type="float">
            <text:p>0.3063795865</text:p>
          </table:table-cell>
        </table:table-row>
        <table:table-row table:style-name="ro1">
          <table:table-cell office:value-type="float" office:value="0.0391261391341686" calcext:value-type="float">
            <text:p>0.0391261391</text:p>
          </table:table-cell>
          <table:table-cell office:value-type="float" office:value="-0.123931966722012" calcext:value-type="float">
            <text:p>-0.1239319667</text:p>
          </table:table-cell>
          <table:table-cell office:value-type="float" office:value="-0.00419557187706232" calcext:value-type="float">
            <text:p>-0.0041955719</text:p>
          </table:table-cell>
          <table:table-cell office:value-type="float" office:value="-0.0111418329179287" calcext:value-type="float">
            <text:p>-0.0111418329</text:p>
          </table:table-cell>
          <table:table-cell office:value-type="float" office:value="-0.0178108979016542" calcext:value-type="float">
            <text:p>-0.0178108979</text:p>
          </table:table-cell>
          <table:table-cell office:value-type="float" office:value="0.455284655094147" calcext:value-type="float">
            <text:p>0.4552846551</text:p>
          </table:table-cell>
          <table:table-cell office:value-type="float" office:value="0.038828257471323" calcext:value-type="float">
            <text:p>0.0388282575</text:p>
          </table:table-cell>
          <table:table-cell office:value-type="float" office:value="-0.00437651760876179" calcext:value-type="float">
            <text:p>-0.0043765176</text:p>
          </table:table-cell>
          <table:table-cell office:value-type="float" office:value="0.0000192785628314596" calcext:value-type="float">
            <text:p>1.92785628314596E-005</text:p>
          </table:table-cell>
          <table:table-cell office:value-type="float" office:value="-0.010588712990284" calcext:value-type="float">
            <text:p>-0.010588713</text:p>
          </table:table-cell>
          <table:table-cell office:value-type="float" office:value="-0.0129003468900919" calcext:value-type="float">
            <text:p>-0.0129003469</text:p>
          </table:table-cell>
          <table:table-cell office:value-type="float" office:value="0.328881233930588" calcext:value-type="float">
            <text:p>0.3288812339</text:p>
          </table:table-cell>
          <table:table-cell office:value-type="float" office:value="2.17506384849548" calcext:value-type="float">
            <text:p>2.1750638485</text:p>
          </table:table-cell>
          <table:table-cell office:value-type="float" office:value="0.840438902378082" calcext:value-type="float">
            <text:p>0.8404389024</text:p>
          </table:table-cell>
          <table:table-cell office:value-type="float" office:value="0.298971712589264" calcext:value-type="float">
            <text:p>0.2989717126</text:p>
          </table:table-cell>
          <table:table-cell office:value-type="float" office:value="0.0755969285964966" calcext:value-type="float">
            <text:p>0.0755969286</text:p>
          </table:table-cell>
          <table:table-cell office:value-type="float" office:value="-0.110401824116707" calcext:value-type="float">
            <text:p>-0.1104018241</text:p>
          </table:table-cell>
          <table:table-cell office:value-type="float" office:value="0.243737533688545" calcext:value-type="float">
            <text:p>0.2437375337</text:p>
          </table:table-cell>
          <table:table-cell office:value-type="float" office:value="-0.515045702457428" calcext:value-type="float">
            <text:p>-0.5150457025</text:p>
          </table:table-cell>
          <table:table-cell office:value-type="float" office:value="0.313016682863235" calcext:value-type="float">
            <text:p>0.3130166829</text:p>
          </table:table-cell>
          <table:table-cell office:value-type="float" office:value="-0.86759740114212" calcext:value-type="float">
            <text:p>-0.8675974011</text:p>
          </table:table-cell>
          <table:table-cell office:value-type="float" office:value="0.112037010490894" calcext:value-type="float">
            <text:p>0.1120370105</text:p>
          </table:table-cell>
          <table:table-cell office:value-type="float" office:value="0.0304702296853066" calcext:value-type="float">
            <text:p>0.0304702297</text:p>
          </table:table-cell>
          <table:table-cell office:value-type="float" office:value="0.30642157793045" calcext:value-type="float">
            <text:p>0.3064215779</text:p>
          </table:table-cell>
        </table:table-row>
        <table:table-row table:style-name="ro1">
          <table:table-cell office:value-type="float" office:value="0.039119727909565" calcext:value-type="float">
            <text:p>0.0391197279</text:p>
          </table:table-cell>
          <table:table-cell office:value-type="float" office:value="-0.12390162050724" calcext:value-type="float">
            <text:p>-0.1239016205</text:p>
          </table:table-cell>
          <table:table-cell office:value-type="float" office:value="-0.00678094383329153" calcext:value-type="float">
            <text:p>-0.0067809438</text:p>
          </table:table-cell>
          <table:table-cell office:value-type="float" office:value="-0.0111462734639645" calcext:value-type="float">
            <text:p>-0.0111462735</text:p>
          </table:table-cell>
          <table:table-cell office:value-type="float" office:value="-0.0178140755742788" calcext:value-type="float">
            <text:p>-0.0178140756</text:p>
          </table:table-cell>
          <table:table-cell office:value-type="float" office:value="0.455286949872971" calcext:value-type="float">
            <text:p>0.4552869499</text:p>
          </table:table-cell>
          <table:table-cell office:value-type="float" office:value="0.0388108938932419" calcext:value-type="float">
            <text:p>0.0388108939</text:p>
          </table:table-cell>
          <table:table-cell office:value-type="float" office:value="-0.00434512412175536" calcext:value-type="float">
            <text:p>-0.0043451241</text:p>
          </table:table-cell>
          <table:table-cell office:value-type="float" office:value="0.0000152449629240436" calcext:value-type="float">
            <text:p>0.000015245</text:p>
          </table:table-cell>
          <table:table-cell office:value-type="float" office:value="-0.0105971060693264" calcext:value-type="float">
            <text:p>-0.0105971061</text:p>
          </table:table-cell>
          <table:table-cell office:value-type="float" office:value="-0.0129057224839926" calcext:value-type="float">
            <text:p>-0.0129057225</text:p>
          </table:table-cell>
          <table:table-cell office:value-type="float" office:value="0.328883409500122" calcext:value-type="float">
            <text:p>0.3288834095</text:p>
          </table:table-cell>
          <table:table-cell office:value-type="float" office:value="2.16460204124451" calcext:value-type="float">
            <text:p>2.1646020412</text:p>
          </table:table-cell>
          <table:table-cell office:value-type="float" office:value="0.826244235038757" calcext:value-type="float">
            <text:p>0.826244235</text:p>
          </table:table-cell>
          <table:table-cell office:value-type="float" office:value="0.31443789601326" calcext:value-type="float">
            <text:p>0.314437896</text:p>
          </table:table-cell>
          <table:table-cell office:value-type="float" office:value="0.0769674032926559" calcext:value-type="float">
            <text:p>0.0769674033</text:p>
          </table:table-cell>
          <table:table-cell office:value-type="float" office:value="-0.109081149101257" calcext:value-type="float">
            <text:p>-0.1090811491</text:p>
          </table:table-cell>
          <table:table-cell office:value-type="float" office:value="0.245006680488586" calcext:value-type="float">
            <text:p>0.2450066805</text:p>
          </table:table-cell>
          <table:table-cell office:value-type="float" office:value="-0.519782841205597" calcext:value-type="float">
            <text:p>-0.5197828412</text:p>
          </table:table-cell>
          <table:table-cell office:value-type="float" office:value="0.313283532857895" calcext:value-type="float">
            <text:p>0.3132835329</text:p>
          </table:table-cell>
          <table:table-cell office:value-type="float" office:value="-0.864883661270142" calcext:value-type="float">
            <text:p>-0.8648836613</text:p>
          </table:table-cell>
          <table:table-cell office:value-type="float" office:value="0.112101554870605" calcext:value-type="float">
            <text:p>0.1121015549</text:p>
          </table:table-cell>
          <table:table-cell office:value-type="float" office:value="0.0305334590375423" calcext:value-type="float">
            <text:p>0.030533459</text:p>
          </table:table-cell>
          <table:table-cell office:value-type="float" office:value="0.306304216384888" calcext:value-type="float">
            <text:p>0.3063042164</text:p>
          </table:table-cell>
        </table:table-row>
        <table:table-row table:style-name="ro1">
          <table:table-cell office:value-type="float" office:value="0.0391088239848614" calcext:value-type="float">
            <text:p>0.039108824</text:p>
          </table:table-cell>
          <table:table-cell office:value-type="float" office:value="-0.123866036534309" calcext:value-type="float">
            <text:p>-0.1238660365</text:p>
          </table:table-cell>
          <table:table-cell office:value-type="float" office:value="-0.00986828655004501" calcext:value-type="float">
            <text:p>-0.0098682866</text:p>
          </table:table-cell>
          <table:table-cell office:value-type="float" office:value="-0.0111497174948454" calcext:value-type="float">
            <text:p>-0.0111497175</text:p>
          </table:table-cell>
          <table:table-cell office:value-type="float" office:value="-0.0178169179707766" calcext:value-type="float">
            <text:p>-0.017816918</text:p>
          </table:table-cell>
          <table:table-cell office:value-type="float" office:value="0.455290019512177" calcext:value-type="float">
            <text:p>0.4552900195</text:p>
          </table:table-cell>
          <table:table-cell office:value-type="float" office:value="0.0387874953448772" calcext:value-type="float">
            <text:p>0.0387874953</text:p>
          </table:table-cell>
          <table:table-cell office:value-type="float" office:value="-0.00430283136665821" calcext:value-type="float">
            <text:p>-0.0043028314</text:p>
          </table:table-cell>
          <table:table-cell office:value-type="float" office:value="0.0000103750289781601" calcext:value-type="float">
            <text:p>0.000010375</text:p>
          </table:table-cell>
          <table:table-cell office:value-type="float" office:value="-0.0106058735400438" calcext:value-type="float">
            <text:p>-0.0106058735</text:p>
          </table:table-cell>
          <table:table-cell office:value-type="float" office:value="-0.0129115264862776" calcext:value-type="float">
            <text:p>-0.0129115265</text:p>
          </table:table-cell>
          <table:table-cell office:value-type="float" office:value="0.328886330127716" calcext:value-type="float">
            <text:p>0.3288863301</text:p>
          </table:table-cell>
          <table:table-cell office:value-type="float" office:value="2.13122773170471" calcext:value-type="float">
            <text:p>2.1312277317</text:p>
          </table:table-cell>
          <table:table-cell office:value-type="float" office:value="0.785836458206177" calcext:value-type="float">
            <text:p>0.7858364582</text:p>
          </table:table-cell>
          <table:table-cell office:value-type="float" office:value="0.358456999063492" calcext:value-type="float">
            <text:p>0.3584569991</text:p>
          </table:table-cell>
          <table:table-cell office:value-type="float" office:value="0.0807160660624504" calcext:value-type="float">
            <text:p>0.0807160661</text:p>
          </table:table-cell>
          <table:table-cell office:value-type="float" office:value="-0.105255037546158" calcext:value-type="float">
            <text:p>-0.1052550375</text:p>
          </table:table-cell>
          <table:table-cell office:value-type="float" office:value="0.248744294047356" calcext:value-type="float">
            <text:p>0.248744294</text:p>
          </table:table-cell>
          <table:table-cell office:value-type="float" office:value="-0.535367846488953" calcext:value-type="float">
            <text:p>-0.5353678465</text:p>
          </table:table-cell>
          <table:table-cell office:value-type="float" office:value="0.316721856594086" calcext:value-type="float">
            <text:p>0.3167218566</text:p>
          </table:table-cell>
          <table:table-cell office:value-type="float" office:value="-0.85559070110321" calcext:value-type="float">
            <text:p>-0.8555907011</text:p>
          </table:table-cell>
          <table:table-cell office:value-type="float" office:value="0.112131237983704" calcext:value-type="float">
            <text:p>0.112131238</text:p>
          </table:table-cell>
          <table:table-cell office:value-type="float" office:value="0.0309573858976364" calcext:value-type="float">
            <text:p>0.0309573859</text:p>
          </table:table-cell>
          <table:table-cell office:value-type="float" office:value="0.305587768554687" calcext:value-type="float">
            <text:p>0.3055877686</text:p>
          </table:table-cell>
        </table:table-row>
        <table:table-row table:style-name="ro1">
          <table:table-cell office:value-type="float" office:value="0.0390925705432892" calcext:value-type="float">
            <text:p>0.0390925705</text:p>
          </table:table-cell>
          <table:table-cell office:value-type="float" office:value="-0.123826369643211" calcext:value-type="float">
            <text:p>-0.1238263696</text:p>
          </table:table-cell>
          <table:table-cell office:value-type="float" office:value="-0.0134309343993664" calcext:value-type="float">
            <text:p>-0.0134309344</text:p>
          </table:table-cell>
          <table:table-cell office:value-type="float" office:value="-0.011151734739542" calcext:value-type="float">
            <text:p>-0.0111517347</text:p>
          </table:table-cell>
          <table:table-cell office:value-type="float" office:value="-0.0178191382437944" calcext:value-type="float">
            <text:p>-0.0178191382</text:p>
          </table:table-cell>
          <table:table-cell office:value-type="float" office:value="0.455293953418732" calcext:value-type="float">
            <text:p>0.4552939534</text:p>
          </table:table-cell>
          <table:table-cell office:value-type="float" office:value="0.0387576706707478" calcext:value-type="float">
            <text:p>0.0387576707</text:p>
          </table:table-cell>
          <table:table-cell office:value-type="float" office:value="-0.00424889288842678" calcext:value-type="float">
            <text:p>-0.0042488929</text:p>
          </table:table-cell>
          <table:table-cell office:value-type="float" office:value="0.00000491463379148627" calcext:value-type="float">
            <text:p>4.91463379148627E-006</text:p>
          </table:table-cell>
          <table:table-cell office:value-type="float" office:value="-0.010614674538374" calcext:value-type="float">
            <text:p>-0.0106146745</text:p>
          </table:table-cell>
          <table:table-cell office:value-type="float" office:value="-0.0129175130277872" calcext:value-type="float">
            <text:p>-0.012917513</text:p>
          </table:table-cell>
          <table:table-cell office:value-type="float" office:value="0.328890085220337" calcext:value-type="float">
            <text:p>0.3288900852</text:p>
          </table:table-cell>
          <table:table-cell office:value-type="float" office:value="2.10782957077026" calcext:value-type="float">
            <text:p>2.1078295708</text:p>
          </table:table-cell>
          <table:table-cell office:value-type="float" office:value="0.759807050228119" calcext:value-type="float">
            <text:p>0.7598070502</text:p>
          </table:table-cell>
          <table:table-cell office:value-type="float" office:value="0.38691121339798" calcext:value-type="float">
            <text:p>0.3869112134</text:p>
          </table:table-cell>
          <table:table-cell office:value-type="float" office:value="0.0829948633909226" calcext:value-type="float">
            <text:p>0.0829948634</text:p>
          </table:table-cell>
          <table:table-cell office:value-type="float" office:value="-0.102728843688965" calcext:value-type="float">
            <text:p>-0.1027288437</text:p>
          </table:table-cell>
          <table:table-cell office:value-type="float" office:value="0.251249641180038" calcext:value-type="float">
            <text:p>0.2512496412</text:p>
          </table:table-cell>
          <table:table-cell office:value-type="float" office:value="-0.546214103698731" calcext:value-type="float">
            <text:p>-0.5462141037</text:p>
          </table:table-cell>
          <table:table-cell office:value-type="float" office:value="0.319930970668793" calcext:value-type="float">
            <text:p>0.3199309707</text:p>
          </table:table-cell>
          <table:table-cell office:value-type="float" office:value="-0.849045693874359" calcext:value-type="float">
            <text:p>-0.8490456939</text:p>
          </table:table-cell>
          <table:table-cell office:value-type="float" office:value="0.112092427909374" calcext:value-type="float">
            <text:p>0.1120924279</text:p>
          </table:table-cell>
          <table:table-cell office:value-type="float" office:value="0.0313187949359417" calcext:value-type="float">
            <text:p>0.0313187949</text:p>
          </table:table-cell>
          <table:table-cell office:value-type="float" office:value="0.304990231990814" calcext:value-type="float">
            <text:p>0.304990232</text:p>
          </table:table-cell>
        </table:table-row>
        <table:table-row table:style-name="ro1">
          <table:table-cell office:value-type="float" office:value="0.0390408784151077" calcext:value-type="float">
            <text:p>0.0390408784</text:p>
          </table:table-cell>
          <table:table-cell office:value-type="float" office:value="-0.123741127550602" calcext:value-type="float">
            <text:p>-0.1237411276</text:p>
          </table:table-cell>
          <table:table-cell office:value-type="float" office:value="-0.0218769293278456" calcext:value-type="float">
            <text:p>-0.0218769293</text:p>
          </table:table-cell>
          <table:table-cell office:value-type="float" office:value="-0.0111503545194864" calcext:value-type="float">
            <text:p>-0.0111503545</text:p>
          </table:table-cell>
          <table:table-cell office:value-type="float" office:value="-0.017821166664362" calcext:value-type="float">
            <text:p>-0.0178211667</text:p>
          </table:table-cell>
          <table:table-cell office:value-type="float" office:value="0.455304443836212" calcext:value-type="float">
            <text:p>0.4553044438</text:p>
          </table:table-cell>
          <table:table-cell office:value-type="float" office:value="0.0386776551604271" calcext:value-type="float">
            <text:p>0.0386776552</text:p>
          </table:table-cell>
          <table:table-cell office:value-type="float" office:value="-0.00410411227494478" calcext:value-type="float">
            <text:p>-0.0041041123</text:p>
          </table:table-cell>
          <table:table-cell office:value-type="float" office:value="-0.00000823016671347432" calcext:value-type="float">
            <text:p>-8.23016671347432E-006</text:p>
          </table:table-cell>
          <table:table-cell office:value-type="float" office:value="-0.0106315296143293" calcext:value-type="float">
            <text:p>-0.0106315296</text:p>
          </table:table-cell>
          <table:table-cell office:value-type="float" office:value="-0.0129296667873859" calcext:value-type="float">
            <text:p>-0.0129296668</text:p>
          </table:table-cell>
          <table:table-cell office:value-type="float" office:value="0.328900128602982" calcext:value-type="float">
            <text:p>0.3289001286</text:p>
          </table:table-cell>
          <table:table-cell office:value-type="float" office:value="2.04644131660461" calcext:value-type="float">
            <text:p>2.0464413166</text:p>
          </table:table-cell>
          <table:table-cell office:value-type="float" office:value="0.697951436042785" calcext:value-type="float">
            <text:p>0.697951436</text:p>
          </table:table-cell>
          <table:table-cell office:value-type="float" office:value="0.455684930086136" calcext:value-type="float">
            <text:p>0.4556849301</text:p>
          </table:table-cell>
          <table:table-cell office:value-type="float" office:value="0.0879415571689606" calcext:value-type="float">
            <text:p>0.0879415572</text:p>
          </table:table-cell>
          <table:table-cell office:value-type="float" office:value="-0.0965436846017838" calcext:value-type="float">
            <text:p>-0.0965436846</text:p>
          </table:table-cell>
          <table:table-cell office:value-type="float" office:value="0.25752729177475" calcext:value-type="float">
            <text:p>0.2575272918</text:p>
          </table:table-cell>
          <table:table-cell office:value-type="float" office:value="-0.573808431625366" calcext:value-type="float">
            <text:p>-0.5738084316</text:p>
          </table:table-cell>
          <table:table-cell office:value-type="float" office:value="0.329430788755417" calcext:value-type="float">
            <text:p>0.3294307888</text:p>
          </table:table-cell>
          <table:table-cell office:value-type="float" office:value="-0.832349300384522" calcext:value-type="float">
            <text:p>-0.8323493004</text:p>
          </table:table-cell>
          <table:table-cell office:value-type="float" office:value="0.111890807747841" calcext:value-type="float">
            <text:p>0.1118908077</text:p>
          </table:table-cell>
          <table:table-cell office:value-type="float" office:value="0.0323402397334576" calcext:value-type="float">
            <text:p>0.0323402397</text:p>
          </table:table-cell>
          <table:table-cell office:value-type="float" office:value="0.303327649831772" calcext:value-type="float">
            <text:p>0.3033276498</text:p>
          </table:table-cell>
        </table:table-row>
        <table:table-row table:style-name="ro1">
          <table:table-cell office:value-type="float" office:value="0.0390040650963783" calcext:value-type="float">
            <text:p>0.0390040651</text:p>
          </table:table-cell>
          <table:table-cell office:value-type="float" office:value="-0.123698994517326" calcext:value-type="float">
            <text:p>-0.1236989945</text:p>
          </table:table-cell>
          <table:table-cell office:value-type="float" office:value="-0.0267074443399906" calcext:value-type="float">
            <text:p>-0.0267074443</text:p>
          </table:table-cell>
          <table:table-cell office:value-type="float" office:value="-0.0111465267837048" calcext:value-type="float">
            <text:p>-0.0111465268</text:p>
          </table:table-cell>
          <table:table-cell office:value-type="float" office:value="-0.0178207587450743" calcext:value-type="float">
            <text:p>-0.0178207587</text:p>
          </table:table-cell>
          <table:table-cell office:value-type="float" office:value="0.455311059951782" calcext:value-type="float">
            <text:p>0.45531106</text:p>
          </table:table-cell>
          <table:table-cell office:value-type="float" office:value="0.0386271625757217" calcext:value-type="float">
            <text:p>0.0386271626</text:p>
          </table:table-cell>
          <table:table-cell office:value-type="float" office:value="-0.00401267316192389" calcext:value-type="float">
            <text:p>-0.0040126732</text:p>
          </table:table-cell>
          <table:table-cell office:value-type="float" office:value="-0.0000158773164002923" calcext:value-type="float">
            <text:p>-1.58773164002923E-005</text:p>
          </table:table-cell>
          <table:table-cell office:value-type="float" office:value="-0.0106392279267311" calcext:value-type="float">
            <text:p>-0.0106392279</text:p>
          </table:table-cell>
          <table:table-cell office:value-type="float" office:value="-0.0129356477409601" calcext:value-type="float">
            <text:p>-0.0129356477</text:p>
          </table:table-cell>
          <table:table-cell office:value-type="float" office:value="0.328906446695328" calcext:value-type="float">
            <text:p>0.3289064467</text:p>
          </table:table-cell>
          <table:table-cell office:value-type="float" office:value="2.00809502601624" calcext:value-type="float">
            <text:p>2.008095026</text:p>
          </table:table-cell>
          <table:table-cell office:value-type="float" office:value="0.663332760334015" calcext:value-type="float">
            <text:p>0.6633327603</text:p>
          </table:table-cell>
          <table:table-cell office:value-type="float" office:value="0.495502501726151" calcext:value-type="float">
            <text:p>0.4955025017</text:p>
          </table:table-cell>
          <table:table-cell office:value-type="float" office:value="0.0903991386294365" calcext:value-type="float">
            <text:p>0.0903991386</text:p>
          </table:table-cell>
          <table:table-cell office:value-type="float" office:value="-0.0929732993245125" calcext:value-type="float">
            <text:p>-0.0929732993</text:p>
          </table:table-cell>
          <table:table-cell office:value-type="float" office:value="0.261254608631134" calcext:value-type="float">
            <text:p>0.2612546086</text:p>
          </table:table-cell>
          <table:table-cell office:value-type="float" office:value="-0.590416371822357" calcext:value-type="float">
            <text:p>-0.5904163718</text:p>
          </table:table-cell>
          <table:table-cell office:value-type="float" office:value="0.335763454437256" calcext:value-type="float">
            <text:p>0.3357634544</text:p>
          </table:table-cell>
          <table:table-cell office:value-type="float" office:value="-0.822304606437683" calcext:value-type="float">
            <text:p>-0.8223046064</text:p>
          </table:table-cell>
          <table:table-cell office:value-type="float" office:value="0.1117187961936" calcext:value-type="float">
            <text:p>0.1117187962</text:p>
          </table:table-cell>
          <table:table-cell office:value-type="float" office:value="0.0329995825886726" calcext:value-type="float">
            <text:p>0.0329995826</text:p>
          </table:table-cell>
          <table:table-cell office:value-type="float" office:value="0.302269458770752" calcext:value-type="float">
            <text:p>0.3022694588</text:p>
          </table:table-cell>
        </table:table-row>
        <table:table-row table:style-name="ro1">
          <table:table-cell office:value-type="float" office:value="0.0389590486884117" calcext:value-type="float">
            <text:p>0.0389590487</text:p>
          </table:table-cell>
          <table:table-cell office:value-type="float" office:value="-0.123659834265709" calcext:value-type="float">
            <text:p>-0.1236598343</text:p>
          </table:table-cell>
          <table:table-cell office:value-type="float" office:value="-0.03190778195858" calcext:value-type="float">
            <text:p>-0.031907782</text:p>
          </table:table-cell>
          <table:table-cell office:value-type="float" office:value="-0.0111404117196798" calcext:value-type="float">
            <text:p>-0.0111404117</text:p>
          </table:table-cell>
          <table:table-cell office:value-type="float" office:value="-0.0178193207830191" calcext:value-type="float">
            <text:p>-0.0178193208</text:p>
          </table:table-cell>
          <table:table-cell office:value-type="float" office:value="0.455318629741669" calcext:value-type="float">
            <text:p>0.4553186297</text:p>
          </table:table-cell>
          <table:table-cell office:value-type="float" office:value="0.0385049171745777" calcext:value-type="float">
            <text:p>0.0385049172</text:p>
          </table:table-cell>
          <table:table-cell office:value-type="float" office:value="-0.00379107403568923" calcext:value-type="float">
            <text:p>-0.003791074</text:p>
          </table:table-cell>
          <table:table-cell office:value-type="float" office:value="-0.0000334309988829773" calcext:value-type="float">
            <text:p>-0.000033431</text:p>
          </table:table-cell>
          <table:table-cell office:value-type="float" office:value="-0.0106525886803865" calcext:value-type="float">
            <text:p>-0.0106525887</text:p>
          </table:table-cell>
          <table:table-cell office:value-type="float" office:value="-0.0129471719264984" calcext:value-type="float">
            <text:p>-0.0129471719</text:p>
          </table:table-cell>
          <table:table-cell office:value-type="float" office:value="0.328921765089035" calcext:value-type="float">
            <text:p>0.3289217651</text:p>
          </table:table-cell>
          <table:table-cell office:value-type="float" office:value="1.96450674533844" calcext:value-type="float">
            <text:p>1.9645067453</text:p>
          </table:table-cell>
          <table:table-cell office:value-type="float" office:value="0.627279579639435" calcext:value-type="float">
            <text:p>0.6272795796</text:p>
          </table:table-cell>
          <table:table-cell office:value-type="float" office:value="0.538593053817749" calcext:value-type="float">
            <text:p>0.5385930538</text:p>
          </table:table-cell>
          <table:table-cell office:value-type="float" office:value="0.0927001982927323" calcext:value-type="float">
            <text:p>0.0927001983</text:p>
          </table:table-cell>
          <table:table-cell office:value-type="float" office:value="-0.0891720354557038" calcext:value-type="float">
            <text:p>-0.0891720355</text:p>
          </table:table-cell>
          <table:table-cell office:value-type="float" office:value="0.265318304300308" calcext:value-type="float">
            <text:p>0.2653183043</text:p>
          </table:table-cell>
          <table:table-cell office:value-type="float" office:value="-0.628807425498962" calcext:value-type="float">
            <text:p>-0.6288074255</text:p>
          </table:table-cell>
          <table:table-cell office:value-type="float" office:value="0.35169243812561" calcext:value-type="float">
            <text:p>0.3516924381</text:p>
          </table:table-cell>
          <table:table-cell office:value-type="float" office:value="-0.799143433570862" calcext:value-type="float">
            <text:p>-0.7991434336</text:p>
          </table:table-cell>
          <table:table-cell office:value-type="float" office:value="0.111204400658607" calcext:value-type="float">
            <text:p>0.1112044007</text:p>
          </table:table-cell>
          <table:table-cell office:value-type="float" office:value="0.0346118062734604" calcext:value-type="float">
            <text:p>0.0346118063</text:p>
          </table:table-cell>
          <table:table-cell office:value-type="float" office:value="0.299721330404282" calcext:value-type="float">
            <text:p>0.2997213304</text:p>
          </table:table-cell>
        </table:table-row>
        <table:table-row table:style-name="ro1">
          <table:table-cell office:value-type="float" office:value="0.0388421155512333" calcext:value-type="float">
            <text:p>0.0388421156</text:p>
          </table:table-cell>
          <table:table-cell office:value-type="float" office:value="-0.12359856069088" calcext:value-type="float">
            <text:p>-0.1235985607</text:p>
          </table:table-cell>
          <table:table-cell office:value-type="float" office:value="-0.0433123856782913" calcext:value-type="float">
            <text:p>-0.0433123857</text:p>
          </table:table-cell>
          <table:table-cell office:value-type="float" office:value="-0.0111210811883211" calcext:value-type="float">
            <text:p>-0.0111210812</text:p>
          </table:table-cell>
          <table:table-cell office:value-type="float" office:value="-0.0178132671862841" calcext:value-type="float">
            <text:p>-0.0178132672</text:p>
          </table:table-cell>
          <table:table-cell office:value-type="float" office:value="0.455336511135101" calcext:value-type="float">
            <text:p>0.4553365111</text:p>
          </table:table-cell>
          <table:table-cell office:value-type="float" office:value="0.0383544787764549" calcext:value-type="float">
            <text:p>0.0383544788</text:p>
          </table:table-cell>
          <table:table-cell office:value-type="float" office:value="-0.00351795786991715" calcext:value-type="float">
            <text:p>-0.0035179579</text:p>
          </table:table-cell>
          <table:table-cell office:value-type="float" office:value="-0.000053965824918123" calcext:value-type="float">
            <text:p>-5.3965824918123E-005</text:p>
          </table:table-cell>
          <table:table-cell office:value-type="float" office:value="-0.0106628425419331" calcext:value-type="float">
            <text:p>-0.0106628425</text:p>
          </table:table-cell>
          <table:table-cell office:value-type="float" office:value="-0.0129579864442349" calcext:value-type="float">
            <text:p>-0.0129579864</text:p>
          </table:table-cell>
          <table:table-cell office:value-type="float" office:value="0.328940629959106" calcext:value-type="float">
            <text:p>0.32894063</text:p>
          </table:table-cell>
          <table:table-cell office:value-type="float" office:value="1.85794401168823" calcext:value-type="float">
            <text:p>1.8579440117</text:p>
          </table:table-cell>
          <table:table-cell office:value-type="float" office:value="0.549064457416534" calcext:value-type="float">
            <text:p>0.5490644574</text:p>
          </table:table-cell>
          <table:table-cell office:value-type="float" office:value="0.630031526088715" calcext:value-type="float">
            <text:p>0.6300315261</text:p>
          </table:table-cell>
          <table:table-cell office:value-type="float" office:value="0.0973870158195496" calcext:value-type="float">
            <text:p>0.0973870158</text:p>
          </table:table-cell>
          <table:table-cell office:value-type="float" office:value="-0.0813841074705124" calcext:value-type="float">
            <text:p>-0.0813841075</text:p>
          </table:table-cell>
          <table:table-cell office:value-type="float" office:value="0.274912446737289" calcext:value-type="float">
            <text:p>0.2749124467</text:p>
          </table:table-cell>
          <table:table-cell office:value-type="float" office:value="-0.650385081768036" calcext:value-type="float">
            <text:p>-0.6503850818</text:p>
          </table:table-cell>
          <table:table-cell office:value-type="float" office:value="0.36132025718689" calcext:value-type="float">
            <text:p>0.3613202572</text:p>
          </table:table-cell>
          <table:table-cell office:value-type="float" office:value="-0.786170542240143" calcext:value-type="float">
            <text:p>-0.7861705422</text:p>
          </table:table-cell>
          <table:table-cell office:value-type="float" office:value="0.110849365592003" calcext:value-type="float">
            <text:p>0.1108493656</text:p>
          </table:table-cell>
          <table:table-cell office:value-type="float" office:value="0.0355622805655003" calcext:value-type="float">
            <text:p>0.0355622806</text:p>
          </table:table-cell>
          <table:table-cell office:value-type="float" office:value="0.298242121934891" calcext:value-type="float">
            <text:p>0.2982421219</text:p>
          </table:table-cell>
        </table:table-row>
        <table:table-row table:style-name="ro1">
          <table:table-cell office:value-type="float" office:value="0.0386857390403748" calcext:value-type="float">
            <text:p>0.038685739</text:p>
          </table:table-cell>
          <table:table-cell office:value-type="float" office:value="-0.123574748635292" calcext:value-type="float">
            <text:p>-0.1235747486</text:p>
          </table:table-cell>
          <table:table-cell office:value-type="float" office:value="-0.0558799207210541" calcext:value-type="float">
            <text:p>-0.0558799207</text:p>
          </table:table-cell>
          <table:table-cell office:value-type="float" office:value="-0.0110920388251543" calcext:value-type="float">
            <text:p>-0.0110920388</text:p>
          </table:table-cell>
          <table:table-cell office:value-type="float" office:value="-0.0178028587251902" calcext:value-type="float">
            <text:p>-0.0178028587</text:p>
          </table:table-cell>
          <table:table-cell office:value-type="float" office:value="0.455358028411865" calcext:value-type="float">
            <text:p>0.4553580284</text:p>
          </table:table-cell>
          <table:table-cell office:value-type="float" office:value="0.0382688716053963" calcext:value-type="float">
            <text:p>0.0382688716</text:p>
          </table:table-cell>
          <table:table-cell office:value-type="float" office:value="-0.00336233992129564" calcext:value-type="float">
            <text:p>-0.0033623399</text:p>
          </table:table-cell>
          <table:table-cell office:value-type="float" office:value="-0.0000655338153592311" calcext:value-type="float">
            <text:p>-6.55338153592311E-005</text:p>
          </table:table-cell>
          <table:table-cell office:value-type="float" office:value="-0.0106667000800371" calcext:value-type="float">
            <text:p>-0.0106667001</text:p>
          </table:table-cell>
          <table:table-cell office:value-type="float" office:value="-0.0129630547016859" calcext:value-type="float">
            <text:p>-0.0129630547</text:p>
          </table:table-cell>
          <table:table-cell office:value-type="float" office:value="0.328951358795166" calcext:value-type="float">
            <text:p>0.3289513588</text:p>
          </table:table-cell>
          <table:table-cell office:value-type="float" office:value="1.72334361076355" calcext:value-type="float">
            <text:p>1.7233436108</text:p>
          </table:table-cell>
          <table:table-cell office:value-type="float" office:value="0.467687398195267" calcext:value-type="float">
            <text:p>0.4676873982</text:p>
          </table:table-cell>
          <table:table-cell office:value-type="float" office:value="0.722235143184662" calcext:value-type="float">
            <text:p>0.7222351432</text:p>
          </table:table-cell>
          <table:table-cell office:value-type="float" office:value="0.102194383740425" calcext:value-type="float">
            <text:p>0.1021943837</text:p>
          </table:table-cell>
          <table:table-cell office:value-type="float" office:value="-0.0744112879037857" calcext:value-type="float">
            <text:p>-0.0744112879</text:p>
          </table:table-cell>
          <table:table-cell office:value-type="float" office:value="0.286427289247513" calcext:value-type="float">
            <text:p>0.2864272892</text:p>
          </table:table-cell>
          <table:table-cell office:value-type="float" office:value="-0.697748482227325" calcext:value-type="float">
            <text:p>-0.6977484822</text:p>
          </table:table-cell>
          <table:table-cell office:value-type="float" office:value="0.383948236703873" calcext:value-type="float">
            <text:p>0.3839482367</text:p>
          </table:table-cell>
          <table:table-cell office:value-type="float" office:value="-0.757825136184692" calcext:value-type="float">
            <text:p>-0.7578251362</text:p>
          </table:table-cell>
          <table:table-cell office:value-type="float" office:value="0.109910041093826" calcext:value-type="float">
            <text:p>0.1099100411</text:p>
          </table:table-cell>
          <table:table-cell office:value-type="float" office:value="0.0377426259219646" calcext:value-type="float">
            <text:p>0.0377426259</text:p>
          </table:table-cell>
          <table:table-cell office:value-type="float" office:value="0.294905543327332" calcext:value-type="float">
            <text:p>0.2949055433</text:p>
          </table:table-cell>
        </table:table-row>
        <table:table-row table:style-name="ro1">
          <table:table-cell office:value-type="float" office:value="0.0384862348437309" calcext:value-type="float">
            <text:p>0.0384862348</text:p>
          </table:table-cell>
          <table:table-cell office:value-type="float" office:value="-0.123606711626053" calcext:value-type="float">
            <text:p>-0.1236067116</text:p>
          </table:table-cell>
          <table:table-cell office:value-type="float" office:value="-0.0693994536995888" calcext:value-type="float">
            <text:p>-0.0693994537</text:p>
          </table:table-cell>
          <table:table-cell office:value-type="float" office:value="-0.0110532455146313" calcext:value-type="float">
            <text:p>-0.0110532455</text:p>
          </table:table-cell>
          <table:table-cell office:value-type="float" office:value="-0.0177882052958012" calcext:value-type="float">
            <text:p>-0.0177882053</text:p>
          </table:table-cell>
          <table:table-cell office:value-type="float" office:value="0.455383062362671" calcext:value-type="float">
            <text:p>0.4553830624</text:p>
          </table:table-cell>
          <table:table-cell office:value-type="float" office:value="0.0380773805081844" calcext:value-type="float">
            <text:p>0.0380773805</text:p>
          </table:table-cell>
          <table:table-cell office:value-type="float" office:value="-0.00301387836225331" calcext:value-type="float">
            <text:p>-0.0030138784</text:p>
          </table:table-cell>
          <table:table-cell office:value-type="float" office:value="-0.0000911917959456332" calcext:value-type="float">
            <text:p>-9.11917959456332E-005</text:p>
          </table:table-cell>
          <table:table-cell office:value-type="float" office:value="-0.010671827942133" calcext:value-type="float">
            <text:p>-0.0106718279</text:p>
          </table:table-cell>
          <table:table-cell office:value-type="float" office:value="-0.0129726193845272" calcext:value-type="float">
            <text:p>-0.0129726194</text:p>
          </table:table-cell>
          <table:table-cell office:value-type="float" office:value="0.328975319862366" calcext:value-type="float">
            <text:p>0.3289753199</text:p>
          </table:table-cell>
          <table:table-cell office:value-type="float" office:value="1.64702546596527" calcext:value-type="float">
            <text:p>1.647025466</text:p>
          </table:table-cell>
          <table:table-cell office:value-type="float" office:value="0.429751455783844" calcext:value-type="float">
            <text:p>0.4297514558</text:p>
          </table:table-cell>
          <table:table-cell office:value-type="float" office:value="0.769464433193207" calcext:value-type="float">
            <text:p>0.7694644332</text:p>
          </table:table-cell>
          <table:table-cell office:value-type="float" office:value="0.104256920516491" calcext:value-type="float">
            <text:p>0.1042569205</text:p>
          </table:table-cell>
          <table:table-cell office:value-type="float" office:value="-0.0713236778974533" calcext:value-type="float">
            <text:p>-0.0713236779</text:p>
          </table:table-cell>
          <table:table-cell office:value-type="float" office:value="0.292570501565933" calcext:value-type="float">
            <text:p>0.2925705016</text:p>
          </table:table-cell>
          <table:table-cell office:value-type="float" office:value="-0.723301827907562" calcext:value-type="float">
            <text:p>-0.7233018279</text:p>
          </table:table-cell>
          <table:table-cell office:value-type="float" office:value="0.39694756269455" calcext:value-type="float">
            <text:p>0.3969475627</text:p>
          </table:table-cell>
          <table:table-cell office:value-type="float" office:value="-0.742612302303314" calcext:value-type="float">
            <text:p>-0.7426123023</text:p>
          </table:table-cell>
          <table:table-cell office:value-type="float" office:value="0.109312132000923" calcext:value-type="float">
            <text:p>0.109312132</text:p>
          </table:table-cell>
          <table:table-cell office:value-type="float" office:value="0.0389671325683594" calcext:value-type="float">
            <text:p>0.0389671326</text:p>
          </table:table-cell>
          <table:table-cell office:value-type="float" office:value="0.293063163757324" calcext:value-type="float">
            <text:p>0.2930631638</text:p>
          </table:table-cell>
        </table:table-row>
        <table:table-row table:style-name="ro1">
          <table:table-cell office:value-type="float" office:value="0.0383693985641003" calcext:value-type="float">
            <text:p>0.0383693986</text:p>
          </table:table-cell>
          <table:table-cell office:value-type="float" office:value="-0.123649567365646" calcext:value-type="float">
            <text:p>-0.1236495674</text:p>
          </table:table-cell>
          <table:table-cell office:value-type="float" office:value="-0.0764503926038742" calcext:value-type="float">
            <text:p>-0.0764503926</text:p>
          </table:table-cell>
          <table:table-cell office:value-type="float" office:value="-0.0110302828252316" calcext:value-type="float">
            <text:p>-0.0110302828</text:p>
          </table:table-cell>
          <table:table-cell office:value-type="float" office:value="-0.0177793670445681" calcext:value-type="float">
            <text:p>-0.017779367</text:p>
          </table:table-cell>
          <table:table-cell office:value-type="float" office:value="0.455396860837936" calcext:value-type="float">
            <text:p>0.4553968608</text:p>
          </table:table-cell>
          <table:table-cell office:value-type="float" office:value="0.037971805781126" calcext:value-type="float">
            <text:p>0.0379718058</text:p>
          </table:table-cell>
          <table:table-cell office:value-type="float" office:value="-0.0028214615304023" calcext:value-type="float">
            <text:p>-0.0028214615</text:p>
          </table:table-cell>
          <table:table-cell office:value-type="float" office:value="-0.000105448496469762" calcext:value-type="float">
            <text:p>-0.0001054485</text:p>
          </table:table-cell>
          <table:table-cell office:value-type="float" office:value="-0.0106731206178665" calcext:value-type="float">
            <text:p>-0.0106731206</text:p>
          </table:table-cell>
          <table:table-cell office:value-type="float" office:value="-0.0129771288484335" calcext:value-type="float">
            <text:p>-0.0129771288</text:p>
          </table:table-cell>
          <table:table-cell office:value-type="float" office:value="0.328988552093506" calcext:value-type="float">
            <text:p>0.3289885521</text:p>
          </table:table-cell>
          <table:table-cell office:value-type="float" office:value="1.5619820356369" calcext:value-type="float">
            <text:p>1.5619820356</text:p>
          </table:table-cell>
          <table:table-cell office:value-type="float" office:value="0.408303946256638" calcext:value-type="float">
            <text:p>0.4083039463</text:p>
          </table:table-cell>
          <table:table-cell office:value-type="float" office:value="0.807219386100769" calcext:value-type="float">
            <text:p>0.8072193861</text:p>
          </table:table-cell>
          <table:table-cell office:value-type="float" office:value="0.10602730512619" calcext:value-type="float">
            <text:p>0.1060273051</text:p>
          </table:table-cell>
          <table:table-cell office:value-type="float" office:value="-0.0702415108680725" calcext:value-type="float">
            <text:p>-0.0702415109</text:p>
          </table:table-cell>
          <table:table-cell office:value-type="float" office:value="0.297433167695999" calcext:value-type="float">
            <text:p>0.2974331677</text:p>
          </table:table-cell>
          <table:table-cell office:value-type="float" office:value="-0.751731812953949" calcext:value-type="float">
            <text:p>-0.751731813</text:p>
          </table:table-cell>
          <table:table-cell office:value-type="float" office:value="0.40700975060463" calcext:value-type="float">
            <text:p>0.4070097506</text:p>
          </table:table-cell>
          <table:table-cell office:value-type="float" office:value="-0.730203807353973" calcext:value-type="float">
            <text:p>-0.7302038074</text:p>
          </table:table-cell>
          <table:table-cell office:value-type="float" office:value="0.108612716197968" calcext:value-type="float">
            <text:p>0.1086127162</text:p>
          </table:table-cell>
          <table:table-cell office:value-type="float" office:value="0.0396557673811913" calcext:value-type="float">
            <text:p>0.0396557674</text:p>
          </table:table-cell>
          <table:table-cell office:value-type="float" office:value="0.291504263877869" calcext:value-type="float">
            <text:p>0.2915042639</text:p>
          </table:table-cell>
        </table:table-row>
        <table:table-row table:style-name="ro1">
          <table:table-cell office:value-type="float" office:value="0.038240771740675" calcext:value-type="float">
            <text:p>0.0382407717</text:p>
          </table:table-cell>
          <table:table-cell office:value-type="float" office:value="-0.123713426291943" calcext:value-type="float">
            <text:p>-0.1237134263</text:p>
          </table:table-cell>
          <table:table-cell office:value-type="float" office:value="-0.083660364151001" calcext:value-type="float">
            <text:p>-0.0836603642</text:p>
          </table:table-cell>
          <table:table-cell office:value-type="float" office:value="-0.0110050179064274" calcext:value-type="float">
            <text:p>-0.0110050179</text:p>
          </table:table-cell>
          <table:table-cell office:value-type="float" office:value="-0.0177695602178574" calcext:value-type="float">
            <text:p>-0.0177695602</text:p>
          </table:table-cell>
          <table:table-cell office:value-type="float" office:value="0.455411493778229" calcext:value-type="float">
            <text:p>0.4554114938</text:p>
          </table:table-cell>
          <table:table-cell office:value-type="float" office:value="0.0378598906099796" calcext:value-type="float">
            <text:p>0.0378598906</text:p>
          </table:table-cell>
          <table:table-cell office:value-type="float" office:value="-0.00261724414303899" calcext:value-type="float">
            <text:p>-0.0026172441</text:p>
          </table:table-cell>
          <table:table-cell office:value-type="float" office:value="-0.000120696095109452" calcext:value-type="float">
            <text:p>-0.0001206961</text:p>
          </table:table-cell>
          <table:table-cell office:value-type="float" office:value="-0.0106735937297344" calcext:value-type="float">
            <text:p>-0.0106735937</text:p>
          </table:table-cell>
          <table:table-cell office:value-type="float" office:value="-0.0129814706742764" calcext:value-type="float">
            <text:p>-0.0129814707</text:p>
          </table:table-cell>
          <table:table-cell office:value-type="float" office:value="0.329002559185028" calcext:value-type="float">
            <text:p>0.3290025592</text:p>
          </table:table-cell>
          <table:table-cell office:value-type="float" office:value="1.47511076927185" calcext:value-type="float">
            <text:p>1.4751107693</text:p>
          </table:table-cell>
          <table:table-cell office:value-type="float" office:value="0.390735238790512" calcext:value-type="float">
            <text:p>0.3907352388</text:p>
          </table:table-cell>
          <table:table-cell office:value-type="float" office:value="0.846700847148895" calcext:value-type="float">
            <text:p>0.8467008471</text:p>
          </table:table-cell>
          <table:table-cell office:value-type="float" office:value="0.107369601726532" calcext:value-type="float">
            <text:p>0.1073696017</text:p>
          </table:table-cell>
          <table:table-cell office:value-type="float" office:value="-0.0692838281393051" calcext:value-type="float">
            <text:p>-0.0692838281</text:p>
          </table:table-cell>
          <table:table-cell office:value-type="float" office:value="0.302223592996597" calcext:value-type="float">
            <text:p>0.302223593</text:p>
          </table:table-cell>
          <table:table-cell office:value-type="float" office:value="-0.810830771923065" calcext:value-type="float">
            <text:p>-0.8108307719</text:p>
          </table:table-cell>
          <table:table-cell office:value-type="float" office:value="0.431215286254883" calcext:value-type="float">
            <text:p>0.4312152863</text:p>
          </table:table-cell>
          <table:table-cell office:value-type="float" office:value="-0.702616512775421" calcext:value-type="float">
            <text:p>-0.7026165128</text:p>
          </table:table-cell>
          <table:table-cell office:value-type="float" office:value="0.107041910290718" calcext:value-type="float">
            <text:p>0.1070419103</text:p>
          </table:table-cell>
          <table:table-cell office:value-type="float" office:value="0.0414619892835617" calcext:value-type="float">
            <text:p>0.0414619893</text:p>
          </table:table-cell>
          <table:table-cell office:value-type="float" office:value="0.288035869598389" calcext:value-type="float">
            <text:p>0.2880358696</text:p>
          </table:table-cell>
        </table:table-row>
        <table:table-row table:style-name="ro1">
          <table:table-cell office:value-type="float" office:value="0.0381001159548759" calcext:value-type="float">
            <text:p>0.038100116</text:p>
          </table:table-cell>
          <table:table-cell office:value-type="float" office:value="-0.123800717294216" calcext:value-type="float">
            <text:p>-0.1238007173</text:p>
          </table:table-cell>
          <table:table-cell office:value-type="float" office:value="-0.0910030230879784" calcext:value-type="float">
            <text:p>-0.0910030231</text:p>
          </table:table-cell>
          <table:table-cell office:value-type="float" office:value="-0.0109774805605412" calcext:value-type="float">
            <text:p>-0.0109774806</text:p>
          </table:table-cell>
          <table:table-cell office:value-type="float" office:value="-0.0177588257938623" calcext:value-type="float">
            <text:p>-0.0177588258</text:p>
          </table:table-cell>
          <table:table-cell office:value-type="float" office:value="0.455426871776581" calcext:value-type="float">
            <text:p>0.4554268718</text:p>
          </table:table-cell>
          <table:table-cell office:value-type="float" office:value="0.0377417728304863" calcext:value-type="float">
            <text:p>0.0377417728</text:p>
          </table:table-cell>
          <table:table-cell office:value-type="float" office:value="-0.00240149232558906" calcext:value-type="float">
            <text:p>-0.0024014923</text:p>
          </table:table-cell>
          <table:table-cell office:value-type="float" office:value="-0.000137001654366031" calcext:value-type="float">
            <text:p>-0.0001370017</text:p>
          </table:table-cell>
          <table:table-cell office:value-type="float" office:value="-0.0106732547283173" calcext:value-type="float">
            <text:p>-0.0106732547</text:p>
          </table:table-cell>
          <table:table-cell office:value-type="float" office:value="-0.0129856709390879" calcext:value-type="float">
            <text:p>-0.0129856709</text:p>
          </table:table-cell>
          <table:table-cell office:value-type="float" office:value="0.329017341136932" calcext:value-type="float">
            <text:p>0.3290173411</text:p>
          </table:table-cell>
          <table:table-cell office:value-type="float" office:value="1.29626202583313" calcext:value-type="float">
            <text:p>1.2962620258</text:p>
          </table:table-cell>
          <table:table-cell office:value-type="float" office:value="0.366960793733597" calcext:value-type="float">
            <text:p>0.3669607937</text:p>
          </table:table-cell>
          <table:table-cell office:value-type="float" office:value="0.925875902175903" calcext:value-type="float">
            <text:p>0.9258759022</text:p>
          </table:table-cell>
          <table:table-cell office:value-type="float" office:value="0.109262675046921" calcext:value-type="float">
            <text:p>0.109262675</text:p>
          </table:table-cell>
          <table:table-cell office:value-type="float" office:value="-0.0681039541959763" calcext:value-type="float">
            <text:p>-0.0681039542</text:p>
          </table:table-cell>
          <table:table-cell office:value-type="float" office:value="0.311729401350021" calcext:value-type="float">
            <text:p>0.3117294014</text:p>
          </table:table-cell>
          <table:table-cell office:value-type="float" office:value="-0.841497302055359" calcext:value-type="float">
            <text:p>-0.8414973021</text:p>
          </table:table-cell>
          <table:table-cell office:value-type="float" office:value="0.445123225450516" calcext:value-type="float">
            <text:p>0.4451232255</text:p>
          </table:table-cell>
          <table:table-cell office:value-type="float" office:value="-0.688026249408722" calcext:value-type="float">
            <text:p>-0.6880262494</text:p>
          </table:table-cell>
          <table:table-cell office:value-type="float" office:value="0.106135509908199" calcext:value-type="float">
            <text:p>0.1061355099</text:p>
          </table:table-cell>
          <table:table-cell office:value-type="float" office:value="0.0425044260919094" calcext:value-type="float">
            <text:p>0.0425044261</text:p>
          </table:table-cell>
          <table:table-cell office:value-type="float" office:value="0.286154121160507" calcext:value-type="float">
            <text:p>0.2861541212</text:p>
          </table:table-cell>
        </table:table-row>
        <table:table-row table:style-name="ro1">
          <table:table-cell office:value-type="float" office:value="0.0379472598433495" calcext:value-type="float">
            <text:p>0.0379472598</text:p>
          </table:table-cell>
          <table:table-cell office:value-type="float" office:value="-0.123913921415806" calcext:value-type="float">
            <text:p>-0.1239139214</text:p>
          </table:table-cell>
          <table:table-cell office:value-type="float" office:value="-0.0984520241618156" calcext:value-type="float">
            <text:p>-0.0984520242</text:p>
          </table:table-cell>
          <table:table-cell office:value-type="float" office:value="-0.0109477117657661" calcext:value-type="float">
            <text:p>-0.0109477118</text:p>
          </table:table-cell>
          <table:table-cell office:value-type="float" office:value="-0.0177472215145826" calcext:value-type="float">
            <text:p>-0.0177472215</text:p>
          </table:table-cell>
          <table:table-cell office:value-type="float" office:value="0.455443024635315" calcext:value-type="float">
            <text:p>0.4554430246</text:p>
          </table:table-cell>
          <table:table-cell office:value-type="float" office:value="0.0374876596033573" calcext:value-type="float">
            <text:p>0.0374876596</text:p>
          </table:table-cell>
          <table:table-cell office:value-type="float" office:value="-0.001936498680152" calcext:value-type="float">
            <text:p>-0.0019364987</text:p>
          </table:table-cell>
          <table:table-cell office:value-type="float" office:value="-0.000172799787833355" calcext:value-type="float">
            <text:p>-0.0001727998</text:p>
          </table:table-cell>
          <table:table-cell office:value-type="float" office:value="-0.0106701869517565" calcext:value-type="float">
            <text:p>-0.010670187</text:p>
          </table:table-cell>
          <table:table-cell office:value-type="float" office:value="-0.0129937548190355" calcext:value-type="float">
            <text:p>-0.0129937548</text:p>
          </table:table-cell>
          <table:table-cell office:value-type="float" office:value="0.329049050807953" calcext:value-type="float">
            <text:p>0.3290490508</text:p>
          </table:table-cell>
          <table:table-cell office:value-type="float" office:value="1.20581078529358" calcext:value-type="float">
            <text:p>1.2058107853</text:p>
          </table:table-cell>
          <table:table-cell office:value-type="float" office:value="0.361215800046921" calcext:value-type="float">
            <text:p>0.3612158</text:p>
          </table:table-cell>
          <table:table-cell office:value-type="float" office:value="0.963999390602112" calcext:value-type="float">
            <text:p>0.9639993906</text:p>
          </table:table-cell>
          <table:table-cell office:value-type="float" office:value="0.109877526760101" calcext:value-type="float">
            <text:p>0.1098775268</text:p>
          </table:table-cell>
          <table:table-cell office:value-type="float" office:value="-0.0679287910461426" calcext:value-type="float">
            <text:p>-0.067928791</text:p>
          </table:table-cell>
          <table:table-cell office:value-type="float" office:value="0.316347986459732" calcext:value-type="float">
            <text:p>0.3163479865</text:p>
          </table:table-cell>
          <table:table-cell office:value-type="float" office:value="-0.872919380664825" calcext:value-type="float">
            <text:p>-0.8729193807</text:p>
          </table:table-cell>
          <table:table-cell office:value-type="float" office:value="0.459962010383606" calcext:value-type="float">
            <text:p>0.4599620104</text:p>
          </table:table-cell>
          <table:table-cell office:value-type="float" office:value="-0.673316836357117" calcext:value-type="float">
            <text:p>-0.6733168364</text:p>
          </table:table-cell>
          <table:table-cell office:value-type="float" office:value="0.105136141180992" calcext:value-type="float">
            <text:p>0.1051361412</text:p>
          </table:table-cell>
          <table:table-cell office:value-type="float" office:value="0.0435808151960373" calcext:value-type="float">
            <text:p>0.0435808152</text:p>
          </table:table-cell>
          <table:table-cell office:value-type="float" office:value="0.284205496311188" calcext:value-type="float">
            <text:p>0.2842054963</text:p>
          </table:table-cell>
        </table:table-row>
        <table:table-row table:style-name="ro1">
          <table:table-cell office:value-type="float" office:value="0.0377820990979672" calcext:value-type="float">
            <text:p>0.0377820991</text:p>
          </table:table-cell>
          <table:table-cell office:value-type="float" office:value="-0.124055400490761" calcext:value-type="float">
            <text:p>-0.1240554005</text:p>
          </table:table-cell>
          <table:table-cell office:value-type="float" office:value="-0.105981096625328" calcext:value-type="float">
            <text:p>-0.1059810966</text:p>
          </table:table-cell>
          <table:table-cell office:value-type="float" office:value="-0.0109158027917147" calcext:value-type="float">
            <text:p>-0.0109158028</text:p>
          </table:table-cell>
          <table:table-cell office:value-type="float" office:value="-0.0177347902208567" calcext:value-type="float">
            <text:p>-0.0177347902</text:p>
          </table:table-cell>
          <table:table-cell office:value-type="float" office:value="0.455459952354431" calcext:value-type="float">
            <text:p>0.4554599524</text:p>
          </table:table-cell>
          <table:table-cell office:value-type="float" office:value="0.0374876596033573" calcext:value-type="float">
            <text:p>0.0374876596</text:p>
          </table:table-cell>
          <table:table-cell office:value-type="float" office:value="-0.001936498680152" calcext:value-type="float">
            <text:p>-0.0019364987</text:p>
          </table:table-cell>
          <table:table-cell office:value-type="float" office:value="-0.000172799787833355" calcext:value-type="float">
            <text:p>-0.0001727998</text:p>
          </table:table-cell>
          <table:table-cell office:value-type="float" office:value="-0.0106701869517565" calcext:value-type="float">
            <text:p>-0.010670187</text:p>
          </table:table-cell>
          <table:table-cell office:value-type="float" office:value="-0.0129937548190355" calcext:value-type="float">
            <text:p>-0.0129937548</text:p>
          </table:table-cell>
          <table:table-cell office:value-type="float" office:value="0.329049050807953" calcext:value-type="float">
            <text:p>0.3290490508</text:p>
          </table:table-cell>
          <table:table-cell office:value-type="float" office:value="1.12051808834076" calcext:value-type="float">
            <text:p>1.1205180883</text:p>
          </table:table-cell>
          <table:table-cell office:value-type="float" office:value="0.354038566350937" calcext:value-type="float">
            <text:p>0.3540385664</text:p>
          </table:table-cell>
          <table:table-cell office:value-type="float" office:value="1.01184141635895" calcext:value-type="float">
            <text:p>1.0118414164</text:p>
          </table:table-cell>
          <table:table-cell office:value-type="float" office:value="0.109476275742054" calcext:value-type="float">
            <text:p>0.1094762757</text:p>
          </table:table-cell>
          <table:table-cell office:value-type="float" office:value="-0.066756434738636" calcext:value-type="float">
            <text:p>-0.0667564347</text:p>
          </table:table-cell>
          <table:table-cell office:value-type="float" office:value="0.321226060390472" calcext:value-type="float">
            <text:p>0.3212260604</text:p>
          </table:table-cell>
          <table:table-cell office:value-type="float" office:value="-0.901817142963409" calcext:value-type="float">
            <text:p>-0.901817143</text:p>
          </table:table-cell>
          <table:table-cell office:value-type="float" office:value="0.482582837343216" calcext:value-type="float">
            <text:p>0.4825828373</text:p>
          </table:table-cell>
          <table:table-cell office:value-type="float" office:value="-0.652538478374481" calcext:value-type="float">
            <text:p>-0.6525384784</text:p>
          </table:table-cell>
          <table:table-cell office:value-type="float" office:value="0.103953279554844" calcext:value-type="float">
            <text:p>0.1039532796</text:p>
          </table:table-cell>
          <table:table-cell office:value-type="float" office:value="0.0457907021045685" calcext:value-type="float">
            <text:p>0.0457907021</text:p>
          </table:table-cell>
          <table:table-cell office:value-type="float" office:value="0.281553864479065" calcext:value-type="float">
            <text:p>0.2815538645</text:p>
          </table:table-cell>
        </table:table-row>
        <table:table-row table:style-name="ro1">
          <table:table-cell office:value-type="float" office:value="0.0376045852899551" calcext:value-type="float">
            <text:p>0.0376045853</text:p>
          </table:table-cell>
          <table:table-cell office:value-type="float" office:value="-0.124227546155453" calcext:value-type="float">
            <text:p>-0.1242275462</text:p>
          </table:table-cell>
          <table:table-cell office:value-type="float" office:value="-0.113563783466816" calcext:value-type="float">
            <text:p>-0.1135637835</text:p>
          </table:table-cell>
          <table:table-cell office:value-type="float" office:value="-0.0108817778527737" calcext:value-type="float">
            <text:p>-0.0108817779</text:p>
          </table:table-cell>
          <table:table-cell office:value-type="float" office:value="-0.0177215822041035" calcext:value-type="float">
            <text:p>-0.0177215822</text:p>
          </table:table-cell>
          <table:table-cell office:value-type="float" office:value="0.455477565526962" calcext:value-type="float">
            <text:p>0.4554775655</text:p>
          </table:table-cell>
          <table:table-cell office:value-type="float" office:value="0.0373520217835903" calcext:value-type="float">
            <text:p>0.0373520218</text:p>
          </table:table-cell>
          <table:table-cell office:value-type="float" office:value="-0.00168783345725387" calcext:value-type="float">
            <text:p>-0.0016878335</text:p>
          </table:table-cell>
          <table:table-cell office:value-type="float" office:value="-0.00019236869411543" calcext:value-type="float">
            <text:p>-0.0001923687</text:p>
          </table:table-cell>
          <table:table-cell office:value-type="float" office:value="-0.0106675066053867" calcext:value-type="float">
            <text:p>-0.0106675066</text:p>
          </table:table-cell>
          <table:table-cell office:value-type="float" office:value="-0.0129976943135262" calcext:value-type="float">
            <text:p>-0.0129976943</text:p>
          </table:table-cell>
          <table:table-cell office:value-type="float" office:value="0.329065978527069" calcext:value-type="float">
            <text:p>0.3290659785</text:p>
          </table:table-cell>
          <table:table-cell office:value-type="float" office:value="1.03438794612885" calcext:value-type="float">
            <text:p>1.0343879461</text:p>
          </table:table-cell>
          <table:table-cell office:value-type="float" office:value="0.354885071516037" calcext:value-type="float">
            <text:p>0.3548850715</text:p>
          </table:table-cell>
          <table:table-cell office:value-type="float" office:value="1.0524183511734" calcext:value-type="float">
            <text:p>1.0524183512</text:p>
          </table:table-cell>
          <table:table-cell office:value-type="float" office:value="0.109158724546433" calcext:value-type="float">
            <text:p>0.1091587245</text:p>
          </table:table-cell>
          <table:table-cell office:value-type="float" office:value="-0.0665759518742561" calcext:value-type="float">
            <text:p>-0.0665759519</text:p>
          </table:table-cell>
          <table:table-cell office:value-type="float" office:value="0.325532376766205" calcext:value-type="float">
            <text:p>0.3255323768</text:p>
          </table:table-cell>
          <table:table-cell office:value-type="float" office:value="-0.931393504142761" calcext:value-type="float">
            <text:p>-0.9313935041</text:p>
          </table:table-cell>
          <table:table-cell office:value-type="float" office:value="0.505376935005188" calcext:value-type="float">
            <text:p>0.505376935</text:p>
          </table:table-cell>
          <table:table-cell office:value-type="float" office:value="-0.632371723651886" calcext:value-type="float">
            <text:p>-0.6323717237</text:p>
          </table:table-cell>
          <table:table-cell office:value-type="float" office:value="0.10261994600296" calcext:value-type="float">
            <text:p>0.102619946</text:p>
          </table:table-cell>
          <table:table-cell office:value-type="float" office:value="0.0479370430111885" calcext:value-type="float">
            <text:p>0.047937043</text:p>
          </table:table-cell>
          <table:table-cell office:value-type="float" office:value="0.278930157423019" calcext:value-type="float">
            <text:p>0.2789301574</text:p>
          </table:table-cell>
        </table:table-row>
        <table:table-row table:style-name="ro1">
          <table:table-cell office:value-type="float" office:value="0.0372127369046211" calcext:value-type="float">
            <text:p>0.0372127369</text:p>
          </table:table-cell>
          <table:table-cell office:value-type="float" office:value="-0.124673470854759" calcext:value-type="float">
            <text:p>-0.1246734709</text:p>
          </table:table-cell>
          <table:table-cell office:value-type="float" office:value="-0.128785371780396" calcext:value-type="float">
            <text:p>-0.1287853718</text:p>
          </table:table-cell>
          <table:table-cell office:value-type="float" office:value="-0.0108078084886074" calcext:value-type="float">
            <text:p>-0.0108078085</text:p>
          </table:table-cell>
          <table:table-cell office:value-type="float" office:value="-0.0176930241286755" calcext:value-type="float">
            <text:p>-0.0176930241</text:p>
          </table:table-cell>
          <table:table-cell office:value-type="float" office:value="0.455514848232269" calcext:value-type="float">
            <text:p>0.4555148482</text:p>
          </table:table-cell>
          <table:table-cell office:value-type="float" office:value="0.0370645634829998" calcext:value-type="float">
            <text:p>0.0370645635</text:p>
          </table:table-cell>
          <table:table-cell office:value-type="float" office:value="-0.00115967367310077" calcext:value-type="float">
            <text:p>-0.0011596737</text:p>
          </table:table-cell>
          <table:table-cell office:value-type="float" office:value="-0.000235324900131673" calcext:value-type="float">
            <text:p>-0.0002353249</text:p>
          </table:table-cell>
          <table:table-cell office:value-type="float" office:value="-0.010660108178854" calcext:value-type="float">
            <text:p>-0.0106601082</text:p>
          </table:table-cell>
          <table:table-cell office:value-type="float" office:value="-0.0130054652690887" calcext:value-type="float">
            <text:p>-0.0130054653</text:p>
          </table:table-cell>
          <table:table-cell office:value-type="float" office:value="0.329101800918579" calcext:value-type="float">
            <text:p>0.3291018009</text:p>
          </table:table-cell>
          <table:table-cell office:value-type="float" office:value="0.948417246341705" calcext:value-type="float">
            <text:p>0.9484172463</text:p>
          </table:table-cell>
          <table:table-cell office:value-type="float" office:value="0.361812859773636" calcext:value-type="float">
            <text:p>0.3618128598</text:p>
          </table:table-cell>
          <table:table-cell office:value-type="float" office:value="1.08564925193787" calcext:value-type="float">
            <text:p>1.0856492519</text:p>
          </table:table-cell>
          <table:table-cell office:value-type="float" office:value="0.109020859003067" calcext:value-type="float">
            <text:p>0.109020859</text:p>
          </table:table-cell>
          <table:table-cell office:value-type="float" office:value="-0.06719970703125" calcext:value-type="float">
            <text:p>-0.067199707</text:p>
          </table:table-cell>
          <table:table-cell office:value-type="float" office:value="0.329418182373047" calcext:value-type="float">
            <text:p>0.3294181824</text:p>
          </table:table-cell>
          <table:table-cell office:value-type="float" office:value="-0.992002725601196" calcext:value-type="float">
            <text:p>-0.9920027256</text:p>
          </table:table-cell>
          <table:table-cell office:value-type="float" office:value="0.551620483398438" calcext:value-type="float">
            <text:p>0.5516204834</text:p>
          </table:table-cell>
          <table:table-cell office:value-type="float" office:value="-0.593484342098236" calcext:value-type="float">
            <text:p>-0.5934843421</text:p>
          </table:table-cell>
          <table:table-cell office:value-type="float" office:value="0.0995532274246216" calcext:value-type="float">
            <text:p>0.0995532274</text:p>
          </table:table-cell>
          <table:table-cell office:value-type="float" office:value="0.0520903766155243" calcext:value-type="float">
            <text:p>0.0520903766</text:p>
          </table:table-cell>
          <table:table-cell office:value-type="float" office:value="0.273774921894073" calcext:value-type="float">
            <text:p>0.2737749219</text:p>
          </table:table-cell>
        </table:table-row>
        <table:table-row table:style-name="ro1">
          <table:table-cell office:value-type="float" office:value="0.0369986332952976" calcext:value-type="float">
            <text:p>0.0369986333</text:p>
          </table:table-cell>
          <table:table-cell office:value-type="float" office:value="-0.12495194375515" calcext:value-type="float">
            <text:p>-0.1249519438</text:p>
          </table:table-cell>
          <table:table-cell office:value-type="float" office:value="-0.136371463537216" calcext:value-type="float">
            <text:p>-0.1363714635</text:p>
          </table:table-cell>
          <table:table-cell office:value-type="float" office:value="-0.0107680056244135" calcext:value-type="float">
            <text:p>-0.0107680056</text:p>
          </table:table-cell>
          <table:table-cell office:value-type="float" office:value="-0.0176777914166451" calcext:value-type="float">
            <text:p>-0.0176777914</text:p>
          </table:table-cell>
          <table:table-cell office:value-type="float" office:value="0.455534428358078" calcext:value-type="float">
            <text:p>0.4555344284</text:p>
          </table:table-cell>
          <table:table-cell office:value-type="float" office:value="0.0369131118059158" calcext:value-type="float">
            <text:p>0.0369131118</text:p>
          </table:table-cell>
          <table:table-cell office:value-type="float" office:value="-0.000880778126884252" calcext:value-type="float">
            <text:p>-0.0008807781</text:p>
          </table:table-cell>
          <table:table-cell office:value-type="float" office:value="-0.000258695392403752" calcext:value-type="float">
            <text:p>-0.0002586954</text:p>
          </table:table-cell>
          <table:table-cell office:value-type="float" office:value="-0.0106554534286261" calcext:value-type="float">
            <text:p>-0.0106554534</text:p>
          </table:table-cell>
          <table:table-cell office:value-type="float" office:value="-0.0130093693733215" calcext:value-type="float">
            <text:p>-0.0130093694</text:p>
          </table:table-cell>
          <table:table-cell office:value-type="float" office:value="0.329120665788651" calcext:value-type="float">
            <text:p>0.3291206658</text:p>
          </table:table-cell>
          <table:table-cell office:value-type="float" office:value="0.779251277446747" calcext:value-type="float">
            <text:p>0.7792512774</text:p>
          </table:table-cell>
          <table:table-cell office:value-type="float" office:value="0.38659456372261" calcext:value-type="float">
            <text:p>0.3865945637</text:p>
          </table:table-cell>
          <table:table-cell office:value-type="float" office:value="1.13013815879822" calcext:value-type="float">
            <text:p>1.1301381588</text:p>
          </table:table-cell>
          <table:table-cell office:value-type="float" office:value="0.109495863318443" calcext:value-type="float">
            <text:p>0.1094958633</text:p>
          </table:table-cell>
          <table:table-cell office:value-type="float" office:value="-0.0702037885785103" calcext:value-type="float">
            <text:p>-0.0702037886</text:p>
          </table:table-cell>
          <table:table-cell office:value-type="float" office:value="0.336463123559952" calcext:value-type="float">
            <text:p>0.3364631236</text:p>
          </table:table-cell>
          <table:table-cell office:value-type="float" office:value="-1.02277982234955" calcext:value-type="float">
            <text:p>-1.0227798223</text:p>
          </table:table-cell>
          <table:table-cell office:value-type="float" office:value="0.57503753900528" calcext:value-type="float">
            <text:p>0.575037539</text:p>
          </table:table-cell>
          <table:table-cell office:value-type="float" office:value="-0.574620425701141" calcext:value-type="float">
            <text:p>-0.5746204257</text:p>
          </table:table-cell>
          <table:table-cell office:value-type="float" office:value="0.0978482067584992" calcext:value-type="float">
            <text:p>0.0978482068</text:p>
          </table:table-cell>
          <table:table-cell office:value-type="float" office:value="0.0541107021272183" calcext:value-type="float">
            <text:p>0.0541107021</text:p>
          </table:table-cell>
          <table:table-cell office:value-type="float" office:value="0.271255791187286" calcext:value-type="float">
            <text:p>0.2712557912</text:p>
          </table:table-cell>
        </table:table-row>
        <table:table-row table:style-name="ro1">
          <table:table-cell office:value-type="float" office:value="0.0367726944386959" calcext:value-type="float">
            <text:p>0.0367726944</text:p>
          </table:table-cell>
          <table:table-cell office:value-type="float" office:value="-0.125270545482636" calcext:value-type="float">
            <text:p>-0.1252705455</text:p>
          </table:table-cell>
          <table:table-cell office:value-type="float" office:value="-0.143906071782112" calcext:value-type="float">
            <text:p>-0.1439060718</text:p>
          </table:table-cell>
          <table:table-cell office:value-type="float" office:value="-0.0107263531535864" calcext:value-type="float">
            <text:p>-0.0107263532</text:p>
          </table:table-cell>
          <table:table-cell office:value-type="float" office:value="-0.0176619943231344" calcext:value-type="float">
            <text:p>-0.0176619943</text:p>
          </table:table-cell>
          <table:table-cell office:value-type="float" office:value="0.455554604530335" calcext:value-type="float">
            <text:p>0.4555546045</text:p>
          </table:table-cell>
          <table:table-cell office:value-type="float" office:value="0.0365957207977772" calcext:value-type="float">
            <text:p>0.0365957208</text:p>
          </table:table-cell>
          <table:table-cell office:value-type="float" office:value="-0.000294936908176169" calcext:value-type="float">
            <text:p>-0.0002949369</text:p>
          </table:table-cell>
          <table:table-cell office:value-type="float" office:value="-0.000309519527945667" calcext:value-type="float">
            <text:p>-0.0003095195</text:p>
          </table:table-cell>
          <table:table-cell office:value-type="float" office:value="-0.010644294321537" calcext:value-type="float">
            <text:p>-0.0106442943</text:p>
          </table:table-cell>
          <table:table-cell office:value-type="float" office:value="-0.0130173843353987" calcext:value-type="float">
            <text:p>-0.0130173843</text:p>
          </table:table-cell>
          <table:table-cell office:value-type="float" office:value="0.329160124063492" calcext:value-type="float">
            <text:p>0.3291601241</text:p>
          </table:table-cell>
          <table:table-cell office:value-type="float" office:value="0.696606636047363" calcext:value-type="float">
            <text:p>0.696606636</text:p>
          </table:table-cell>
          <table:table-cell office:value-type="float" office:value="0.401049554347992" calcext:value-type="float">
            <text:p>0.4010495543</text:p>
          </table:table-cell>
          <table:table-cell office:value-type="float" office:value="1.14170944690704" calcext:value-type="float">
            <text:p>1.1417094469</text:p>
          </table:table-cell>
          <table:table-cell office:value-type="float" office:value="0.110156655311584" calcext:value-type="float">
            <text:p>0.1101566553</text:p>
          </table:table-cell>
          <table:table-cell office:value-type="float" office:value="-0.0722905844449997" calcext:value-type="float">
            <text:p>-0.0722905844</text:p>
          </table:table-cell>
          <table:table-cell office:value-type="float" office:value="0.339849859476089" calcext:value-type="float">
            <text:p>0.3398498595</text:p>
          </table:table-cell>
          <table:table-cell office:value-type="float" office:value="-1.05343723297119" calcext:value-type="float">
            <text:p>-1.053437233</text:p>
          </table:table-cell>
          <table:table-cell office:value-type="float" office:value="0.594223022460938" calcext:value-type="float">
            <text:p>0.5942230225</text:p>
          </table:table-cell>
          <table:table-cell office:value-type="float" office:value="-0.55624383687973" calcext:value-type="float">
            <text:p>-0.5562438369</text:p>
          </table:table-cell>
          <table:table-cell office:value-type="float" office:value="0.0965716019272804" calcext:value-type="float">
            <text:p>0.0965716019</text:p>
          </table:table-cell>
          <table:table-cell office:value-type="float" office:value="0.0558318234980106" calcext:value-type="float">
            <text:p>0.0558318235</text:p>
          </table:table-cell>
          <table:table-cell office:value-type="float" office:value="0.269251763820648" calcext:value-type="float">
            <text:p>0.2692517638</text:p>
          </table:table-cell>
        </table:table-row>
        <table:table-row table:style-name="ro1">
          <table:table-cell office:value-type="float" office:value="0.0362866930663586" calcext:value-type="float">
            <text:p>0.0362866931</text:p>
          </table:table-cell>
          <table:table-cell office:value-type="float" office:value="-0.126037210226059" calcext:value-type="float">
            <text:p>-0.1260372102</text:p>
          </table:table-cell>
          <table:table-cell office:value-type="float" office:value="-0.158715918660164" calcext:value-type="float">
            <text:p>-0.1587159187</text:p>
          </table:table-cell>
          <table:table-cell office:value-type="float" office:value="-0.0106380302459002" calcext:value-type="float">
            <text:p>-0.0106380302</text:p>
          </table:table-cell>
          <table:table-cell office:value-type="float" office:value="-0.0176289565861225" calcext:value-type="float">
            <text:p>-0.0176289566</text:p>
          </table:table-cell>
          <table:table-cell office:value-type="float" office:value="0.455596715211868" calcext:value-type="float">
            <text:p>0.4555967152</text:p>
          </table:table-cell>
          <table:table-cell office:value-type="float" office:value="0.0364302061498165" calcext:value-type="float">
            <text:p>0.0364302061</text:p>
          </table:table-cell>
          <table:table-cell office:value-type="float" office:value="0.0000113851274363697" calcext:value-type="float">
            <text:p>1.13851274363697E-005</text:p>
          </table:table-cell>
          <table:table-cell office:value-type="float" office:value="-0.000337164849042892" calcext:value-type="float">
            <text:p>-0.0003371648</text:p>
          </table:table-cell>
          <table:table-cell office:value-type="float" office:value="-0.0106379147619009" calcext:value-type="float">
            <text:p>-0.0106379148</text:p>
          </table:table-cell>
          <table:table-cell office:value-type="float" office:value="-0.0130215547978878" calcext:value-type="float">
            <text:p>-0.0130215548</text:p>
          </table:table-cell>
          <table:table-cell office:value-type="float" office:value="0.329180657863617" calcext:value-type="float">
            <text:p>0.3291806579</text:p>
          </table:table-cell>
          <table:table-cell office:value-type="float" office:value="0.532883644104004" calcext:value-type="float">
            <text:p>0.5328836441</text:p>
          </table:table-cell>
          <table:table-cell office:value-type="float" office:value="0.427708059549332" calcext:value-type="float">
            <text:p>0.4277080595</text:p>
          </table:table-cell>
          <table:table-cell office:value-type="float" office:value="1.13873565196991" calcext:value-type="float">
            <text:p>1.138735652</text:p>
          </table:table-cell>
          <table:table-cell office:value-type="float" office:value="0.112958446145058" calcext:value-type="float">
            <text:p>0.1129584461</text:p>
          </table:table-cell>
          <table:table-cell office:value-type="float" office:value="-0.0772629231214523" calcext:value-type="float">
            <text:p>-0.0772629231</text:p>
          </table:table-cell>
          <table:table-cell office:value-type="float" office:value="0.34664848446846" calcext:value-type="float">
            <text:p>0.3466484845</text:p>
          </table:table-cell>
          <table:table-cell office:value-type="float" office:value="-1.11459171772003" calcext:value-type="float">
            <text:p>-1.1145917177</text:p>
          </table:table-cell>
          <table:table-cell office:value-type="float" office:value="0.633182525634766" calcext:value-type="float">
            <text:p>0.6331825256</text:p>
          </table:table-cell>
          <table:table-cell office:value-type="float" office:value="-0.519848763942719" calcext:value-type="float">
            <text:p>-0.5198487639</text:p>
          </table:table-cell>
          <table:table-cell office:value-type="float" office:value="0.0938325673341751" calcext:value-type="float">
            <text:p>0.0938325673</text:p>
          </table:table-cell>
          <table:table-cell office:value-type="float" office:value="0.0592929124832153" calcext:value-type="float">
            <text:p>0.0592929125</text:p>
          </table:table-cell>
          <table:table-cell office:value-type="float" office:value="0.265339016914368" calcext:value-type="float">
            <text:p>0.2653390169</text:p>
          </table:table-cell>
        </table:table-row>
        <table:table-row table:style-name="ro1">
          <table:table-cell office:value-type="float" office:value="0.0360274501144886" calcext:value-type="float">
            <text:p>0.0360274501</text:p>
          </table:table-cell>
          <table:table-cell office:value-type="float" office:value="-0.126489788293839" calcext:value-type="float">
            <text:p>-0.1264897883</text:p>
          </table:table-cell>
          <table:table-cell office:value-type="float" office:value="-0.165938436985016" calcext:value-type="float">
            <text:p>-0.165938437</text:p>
          </table:table-cell>
          <table:table-cell office:value-type="float" office:value="-0.0105914771556854" calcext:value-type="float">
            <text:p>-0.0105914772</text:p>
          </table:table-cell>
          <table:table-cell office:value-type="float" office:value="-0.017611825838685" calcext:value-type="float">
            <text:p>-0.0176118258</text:p>
          </table:table-cell>
          <table:table-cell office:value-type="float" office:value="0.455618560314178" calcext:value-type="float">
            <text:p>0.4556185603</text:p>
          </table:table-cell>
          <table:table-cell office:value-type="float" office:value="0.0362604148685932" calcext:value-type="float">
            <text:p>0.0362604149</text:p>
          </table:table-cell>
          <table:table-cell office:value-type="float" office:value="0.000326226901961491" calcext:value-type="float">
            <text:p>0.0003262269</text:p>
          </table:table-cell>
          <table:table-cell office:value-type="float" office:value="-0.000366175576345995" calcext:value-type="float">
            <text:p>-0.0003661756</text:p>
          </table:table-cell>
          <table:table-cell office:value-type="float" office:value="-0.0106310360133648" calcext:value-type="float">
            <text:p>-0.010631036</text:p>
          </table:table-cell>
          <table:table-cell office:value-type="float" office:value="-0.0130258742719889" calcext:value-type="float">
            <text:p>-0.0130258743</text:p>
          </table:table-cell>
          <table:table-cell office:value-type="float" office:value="0.329201728105545" calcext:value-type="float">
            <text:p>0.3292017281</text:p>
          </table:table-cell>
          <table:table-cell office:value-type="float" office:value="0.452452450990677" calcext:value-type="float">
            <text:p>0.452452451</text:p>
          </table:table-cell>
          <table:table-cell office:value-type="float" office:value="0.436432152986527" calcext:value-type="float">
            <text:p>0.436432153</text:p>
          </table:table-cell>
          <table:table-cell office:value-type="float" office:value="1.12689995765686" calcext:value-type="float">
            <text:p>1.1268999577</text:p>
          </table:table-cell>
          <table:table-cell office:value-type="float" office:value="0.114932700991631" calcext:value-type="float">
            <text:p>0.114932701</text:p>
          </table:table-cell>
          <table:table-cell office:value-type="float" office:value="-0.0798462778329849" calcext:value-type="float">
            <text:p>-0.0798462778</text:p>
          </table:table-cell>
          <table:table-cell office:value-type="float" office:value="0.350294262170792" calcext:value-type="float">
            <text:p>0.3502942622</text:p>
          </table:table-cell>
          <table:table-cell office:value-type="float" office:value="-1.14491927623749" calcext:value-type="float">
            <text:p>-1.1449192762</text:p>
          </table:table-cell>
          <table:table-cell office:value-type="float" office:value="0.652739763259888" calcext:value-type="float">
            <text:p>0.6527397633</text:p>
          </table:table-cell>
          <table:table-cell office:value-type="float" office:value="-0.50190532207489" calcext:value-type="float">
            <text:p>-0.5019053221</text:p>
          </table:table-cell>
          <table:table-cell office:value-type="float" office:value="0.0923914015293121" calcext:value-type="float">
            <text:p>0.0923914015</text:p>
          </table:table-cell>
          <table:table-cell office:value-type="float" office:value="0.0610181018710136" calcext:value-type="float">
            <text:p>0.0610181019</text:p>
          </table:table-cell>
          <table:table-cell office:value-type="float" office:value="0.263451933860779" calcext:value-type="float">
            <text:p>0.2634519339</text:p>
          </table:table-cell>
        </table:table-row>
        <table:table-row table:style-name="ro1">
          <table:table-cell office:value-type="float" office:value="0.0357580371201038" calcext:value-type="float">
            <text:p>0.0357580371</text:p>
          </table:table-cell>
          <table:table-cell office:value-type="float" office:value="-0.126991450786591" calcext:value-type="float">
            <text:p>-0.1269914508</text:p>
          </table:table-cell>
          <table:table-cell office:value-type="float" office:value="-0.173004418611527" calcext:value-type="float">
            <text:p>-0.1730044186</text:p>
          </table:table-cell>
          <table:table-cell office:value-type="float" office:value="-0.0105434209108353" calcext:value-type="float">
            <text:p>-0.0105434209</text:p>
          </table:table-cell>
          <table:table-cell office:value-type="float" office:value="-0.0175943598151207" calcext:value-type="float">
            <text:p>-0.0175943598</text:p>
          </table:table-cell>
          <table:table-cell office:value-type="float" office:value="0.455640882253647" calcext:value-type="float">
            <text:p>0.4556408823</text:p>
          </table:table-cell>
          <table:table-cell office:value-type="float" office:value="0.0360865257680416" calcext:value-type="float">
            <text:p>0.0360865258</text:p>
          </table:table-cell>
          <table:table-cell office:value-type="float" office:value="0.000649265537504107" calcext:value-type="float">
            <text:p>0.0006492655</text:p>
          </table:table-cell>
          <table:table-cell office:value-type="float" office:value="-0.00039678075700067" calcext:value-type="float">
            <text:p>-0.0003967808</text:p>
          </table:table-cell>
          <table:table-cell office:value-type="float" office:value="-0.0106236897408962" calcext:value-type="float">
            <text:p>-0.0106236897</text:p>
          </table:table-cell>
          <table:table-cell office:value-type="float" office:value="-0.013030368834734" calcext:value-type="float">
            <text:p>-0.0130303688</text:p>
          </table:table-cell>
          <table:table-cell office:value-type="float" office:value="0.329223275184631" calcext:value-type="float">
            <text:p>0.3292232752</text:p>
          </table:table-cell>
          <table:table-cell office:value-type="float" office:value="0.373761147260666" calcext:value-type="float">
            <text:p>0.3737611473</text:p>
          </table:table-cell>
          <table:table-cell office:value-type="float" office:value="0.440201073884964" calcext:value-type="float">
            <text:p>0.4402010739</text:p>
          </table:table-cell>
          <table:table-cell office:value-type="float" office:value="1.11057031154633" calcext:value-type="float">
            <text:p>1.1105703115</text:p>
          </table:table-cell>
          <table:table-cell office:value-type="float" office:value="0.117137163877487" calcext:value-type="float">
            <text:p>0.1171371639</text:p>
          </table:table-cell>
          <table:table-cell office:value-type="float" office:value="-0.0823093354701996" calcext:value-type="float">
            <text:p>-0.0823093355</text:p>
          </table:table-cell>
          <table:table-cell office:value-type="float" office:value="0.354224562644958" calcext:value-type="float">
            <text:p>0.3542245626</text:p>
          </table:table-cell>
          <table:table-cell office:value-type="float" office:value="-1.17472755908966" calcext:value-type="float">
            <text:p>-1.1747275591</text:p>
          </table:table-cell>
          <table:table-cell office:value-type="float" office:value="0.670875787734985" calcext:value-type="float">
            <text:p>0.6708757877</text:p>
          </table:table-cell>
          <table:table-cell office:value-type="float" office:value="-0.483939647674561" calcext:value-type="float">
            <text:p>-0.4839396477</text:p>
          </table:table-cell>
          <table:table-cell office:value-type="float" office:value="0.0911185815930367" calcext:value-type="float">
            <text:p>0.0911185816</text:p>
          </table:table-cell>
          <table:table-cell office:value-type="float" office:value="0.0626828819513321" calcext:value-type="float">
            <text:p>0.062682882</text:p>
          </table:table-cell>
          <table:table-cell office:value-type="float" office:value="0.261761873960495" calcext:value-type="float">
            <text:p>0.261761874</text:p>
          </table:table-cell>
        </table:table-row>
        <table:table-row table:style-name="ro1">
          <table:table-cell office:value-type="float" office:value="0.0354790277779102" calcext:value-type="float">
            <text:p>0.0354790278</text:p>
          </table:table-cell>
          <table:table-cell office:value-type="float" office:value="-0.127544313669205" calcext:value-type="float">
            <text:p>-0.1275443137</text:p>
          </table:table-cell>
          <table:table-cell office:value-type="float" office:value="-0.179887473583221" calcext:value-type="float">
            <text:p>-0.1798874736</text:p>
          </table:table-cell>
          <table:table-cell office:value-type="float" office:value="-0.0104939490556717" calcext:value-type="float">
            <text:p>-0.0104939491</text:p>
          </table:table-cell>
          <table:table-cell office:value-type="float" office:value="-0.0175766386091709" calcext:value-type="float">
            <text:p>-0.0175766386</text:p>
          </table:table-cell>
          <table:table-cell office:value-type="float" office:value="0.455663681030273" calcext:value-type="float">
            <text:p>0.455663681</text:p>
          </table:table-cell>
          <table:table-cell office:value-type="float" office:value="0.0357272438704967" calcext:value-type="float">
            <text:p>0.0357272439</text:p>
          </table:table-cell>
          <table:table-cell office:value-type="float" office:value="0.00131870189215988" calcext:value-type="float">
            <text:p>0.0013187019</text:p>
          </table:table-cell>
          <table:table-cell office:value-type="float" office:value="-0.000462670286651701" calcext:value-type="float">
            <text:p>-0.0004626703</text:p>
          </table:table-cell>
          <table:table-cell office:value-type="float" office:value="-0.0106077548116446" calcext:value-type="float">
            <text:p>-0.0106077548</text:p>
          </table:table-cell>
          <table:table-cell office:value-type="float" office:value="-0.0130400247871876" calcext:value-type="float">
            <text:p>-0.0130400248</text:p>
          </table:table-cell>
          <table:table-cell office:value-type="float" office:value="0.329267740249634" calcext:value-type="float">
            <text:p>0.3292677402</text:p>
          </table:table-cell>
          <table:table-cell office:value-type="float" office:value="0.296899259090424" calcext:value-type="float">
            <text:p>0.2968992591</text:p>
          </table:table-cell>
          <table:table-cell office:value-type="float" office:value="0.438010096549988" calcext:value-type="float">
            <text:p>0.4380100965</text:p>
          </table:table-cell>
          <table:table-cell office:value-type="float" office:value="1.09114897251129" calcext:value-type="float">
            <text:p>1.0911489725</text:p>
          </table:table-cell>
          <table:table-cell office:value-type="float" office:value="0.119508728384972" calcext:value-type="float">
            <text:p>0.1195087284</text:p>
          </table:table-cell>
          <table:table-cell office:value-type="float" office:value="-0.0845708698034287" calcext:value-type="float">
            <text:p>-0.0845708698</text:p>
          </table:table-cell>
          <table:table-cell office:value-type="float" office:value="0.35854783654213" calcext:value-type="float">
            <text:p>0.3585478365</text:p>
          </table:table-cell>
          <table:table-cell office:value-type="float" office:value="-1.23317956924438" calcext:value-type="float">
            <text:p>-1.2331795692</text:p>
          </table:table-cell>
          <table:table-cell office:value-type="float" office:value="0.706750690937042" calcext:value-type="float">
            <text:p>0.7067506909</text:p>
          </table:table-cell>
          <table:table-cell office:value-type="float" office:value="-0.448673397302628" calcext:value-type="float">
            <text:p>-0.4486733973</text:p>
          </table:table-cell>
          <table:table-cell office:value-type="float" office:value="0.0885047167539597" calcext:value-type="float">
            <text:p>0.0885047168</text:p>
          </table:table-cell>
          <table:table-cell office:value-type="float" office:value="0.065991185605526" calcext:value-type="float">
            <text:p>0.0659911856</text:p>
          </table:table-cell>
          <table:table-cell office:value-type="float" office:value="0.258550882339478" calcext:value-type="float">
            <text:p>0.2585508823</text:p>
          </table:table-cell>
        </table:table-row>
        <table:table-row table:style-name="ro1">
          <table:table-cell office:value-type="float" office:value="0.0348949432373047" calcext:value-type="float">
            <text:p>0.0348949432</text:p>
          </table:table-cell>
          <table:table-cell office:value-type="float" office:value="-0.128812074661255" calcext:value-type="float">
            <text:p>-0.1288120747</text:p>
          </table:table-cell>
          <table:table-cell office:value-type="float" office:value="-0.192999839782715" calcext:value-type="float">
            <text:p>-0.1929998398</text:p>
          </table:table-cell>
          <table:table-cell office:value-type="float" office:value="-0.0103910397738218" calcext:value-type="float">
            <text:p>-0.0103910398</text:p>
          </table:table-cell>
          <table:table-cell office:value-type="float" office:value="-0.0175405293703079" calcext:value-type="float">
            <text:p>-0.0175405294</text:p>
          </table:table-cell>
          <table:table-cell office:value-type="float" office:value="0.455710530281067" calcext:value-type="float">
            <text:p>0.4557105303</text:p>
          </table:table-cell>
          <table:table-cell office:value-type="float" office:value="0.0355422683060169" calcext:value-type="float">
            <text:p>0.0355422683</text:p>
          </table:table-cell>
          <table:table-cell office:value-type="float" office:value="0.00166446203365922" calcext:value-type="float">
            <text:p>0.001664462</text:p>
          </table:table-cell>
          <table:table-cell office:value-type="float" office:value="-0.000498001230880618" calcext:value-type="float">
            <text:p>-0.0004980012</text:p>
          </table:table-cell>
          <table:table-cell office:value-type="float" office:value="-0.0105992238968611" calcext:value-type="float">
            <text:p>-0.0105992239</text:p>
          </table:table-cell>
          <table:table-cell office:value-type="float" office:value="-0.0130452737212181" calcext:value-type="float">
            <text:p>-0.0130452737</text:p>
          </table:table-cell>
          <table:table-cell office:value-type="float" office:value="0.329290598630905" calcext:value-type="float">
            <text:p>0.3292905986</text:p>
          </table:table-cell>
          <table:table-cell office:value-type="float" office:value="0.142793849110603" calcext:value-type="float">
            <text:p>0.1427938491</text:p>
          </table:table-cell>
          <table:table-cell office:value-type="float" office:value="0.406678229570389" calcext:value-type="float">
            <text:p>0.4066782296</text:p>
          </table:table-cell>
          <table:table-cell office:value-type="float" office:value="1.04265141487122" calcext:value-type="float">
            <text:p>1.0426514149</text:p>
          </table:table-cell>
          <table:table-cell office:value-type="float" office:value="0.125068917870522" calcext:value-type="float">
            <text:p>0.1250689179</text:p>
          </table:table-cell>
          <table:table-cell office:value-type="float" office:value="-0.0885100811719894" calcext:value-type="float">
            <text:p>-0.0885100812</text:p>
          </table:table-cell>
          <table:table-cell office:value-type="float" office:value="0.369952648878098" calcext:value-type="float">
            <text:p>0.3699526489</text:p>
          </table:table-cell>
          <table:table-cell office:value-type="float" office:value="-1.26170706748962" calcext:value-type="float">
            <text:p>-1.2617070675</text:p>
          </table:table-cell>
          <table:table-cell office:value-type="float" office:value="0.72425788640976" calcext:value-type="float">
            <text:p>0.7242578864</text:p>
          </table:table-cell>
          <table:table-cell office:value-type="float" office:value="-0.431464493274689" calcext:value-type="float">
            <text:p>-0.4314644933</text:p>
          </table:table-cell>
          <table:table-cell office:value-type="float" office:value="0.0871886536478996" calcext:value-type="float">
            <text:p>0.0871886536</text:p>
          </table:table-cell>
          <table:table-cell office:value-type="float" office:value="0.0676177814602852" calcext:value-type="float">
            <text:p>0.0676177815</text:p>
          </table:table-cell>
          <table:table-cell office:value-type="float" office:value="0.257047206163406" calcext:value-type="float">
            <text:p>0.2570472062</text:p>
          </table:table-cell>
        </table:table-row>
        <table:table-row table:style-name="ro1">
          <table:table-cell office:value-type="float" office:value="0.0345913656055927" calcext:value-type="float">
            <text:p>0.0345913656</text:p>
          </table:table-cell>
          <table:table-cell office:value-type="float" office:value="-0.129531025886536" calcext:value-type="float">
            <text:p>-0.1295310259</text:p>
          </table:table-cell>
          <table:table-cell office:value-type="float" office:value="-0.199176654219627" calcext:value-type="float">
            <text:p>-0.1991766542</text:p>
          </table:table-cell>
          <table:table-cell office:value-type="float" office:value="-0.010337769985199" calcext:value-type="float">
            <text:p>-0.01033777</text:p>
          </table:table-cell>
          <table:table-cell office:value-type="float" office:value="-0.0175222661346197" calcext:value-type="float">
            <text:p>-0.0175222661</text:p>
          </table:table-cell>
          <table:table-cell office:value-type="float" office:value="0.455734491348267" calcext:value-type="float">
            <text:p>0.4557344913</text:p>
          </table:table-cell>
          <table:table-cell office:value-type="float" office:value="0.0353539846837521" calcext:value-type="float">
            <text:p>0.0353539847</text:p>
          </table:table-cell>
          <table:table-cell office:value-type="float" office:value="0.00201716809533536" calcext:value-type="float">
            <text:p>0.0020171681</text:p>
          </table:table-cell>
          <table:table-cell office:value-type="float" office:value="-0.000535064551513642" calcext:value-type="float">
            <text:p>-0.0005350646</text:p>
          </table:table-cell>
          <table:table-cell office:value-type="float" office:value="-0.010590385645628" calcext:value-type="float">
            <text:p>-0.0105903856</text:p>
          </table:table-cell>
          <table:table-cell office:value-type="float" office:value="-0.0130507852882147" calcext:value-type="float">
            <text:p>-0.0130507853</text:p>
          </table:table-cell>
          <table:table-cell office:value-type="float" office:value="0.329313814640045" calcext:value-type="float">
            <text:p>0.3293138146</text:p>
          </table:table-cell>
          <table:table-cell office:value-type="float" office:value="0.064409501850605" calcext:value-type="float">
            <text:p>0.0644095019</text:p>
          </table:table-cell>
          <table:table-cell office:value-type="float" office:value="0.376810789108276" calcext:value-type="float">
            <text:p>0.3768107891</text:p>
          </table:table-cell>
          <table:table-cell office:value-type="float" office:value="1.0115909576416" calcext:value-type="float">
            <text:p>1.0115909576</text:p>
          </table:table-cell>
          <table:table-cell office:value-type="float" office:value="0.128460884094238" calcext:value-type="float">
            <text:p>0.1284608841</text:p>
          </table:table-cell>
          <table:table-cell office:value-type="float" office:value="-0.0904170125722885" calcext:value-type="float">
            <text:p>-0.0904170126</text:p>
          </table:table-cell>
          <table:table-cell office:value-type="float" office:value="0.377173781394958" calcext:value-type="float">
            <text:p>0.3771737814</text:p>
          </table:table-cell>
          <table:table-cell office:value-type="float" office:value="-1.28970110416412" calcext:value-type="float">
            <text:p>-1.2897011042</text:p>
          </table:table-cell>
          <table:table-cell office:value-type="float" office:value="0.741327285766602" calcext:value-type="float">
            <text:p>0.7413272858</text:p>
          </table:table-cell>
          <table:table-cell office:value-type="float" office:value="-0.414601713418961" calcext:value-type="float">
            <text:p>-0.4146017134</text:p>
          </table:table-cell>
          <table:table-cell office:value-type="float" office:value="0.0858840942382813" calcext:value-type="float">
            <text:p>0.0858840942</text:p>
          </table:table-cell>
          <table:table-cell office:value-type="float" office:value="0.069215402007103" calcext:value-type="float">
            <text:p>0.069215402</text:p>
          </table:table-cell>
          <table:table-cell office:value-type="float" office:value="0.255621552467346" calcext:value-type="float">
            <text:p>0.2556215525</text:p>
          </table:table-cell>
        </table:table-row>
        <table:table-row table:style-name="ro1">
          <table:table-cell office:value-type="float" office:value="0.0342812016606331" calcext:value-type="float">
            <text:p>0.0342812017</text:p>
          </table:table-cell>
          <table:table-cell office:value-type="float" office:value="-0.130309224128723" calcext:value-type="float">
            <text:p>-0.1303092241</text:p>
          </table:table-cell>
          <table:table-cell office:value-type="float" office:value="-0.20506563782692" calcext:value-type="float">
            <text:p>-0.2050656378</text:p>
          </table:table-cell>
          <table:table-cell office:value-type="float" office:value="-0.0102833993732929" calcext:value-type="float">
            <text:p>-0.0102833994</text:p>
          </table:table-cell>
          <table:table-cell office:value-type="float" office:value="-0.0175039749592543" calcext:value-type="float">
            <text:p>-0.017503975</text:p>
          </table:table-cell>
          <table:table-cell office:value-type="float" office:value="0.45575886964798" calcext:value-type="float">
            <text:p>0.4557588696</text:p>
          </table:table-cell>
          <table:table-cell office:value-type="float" office:value="0.0349683240056038" calcext:value-type="float">
            <text:p>0.034968324</text:p>
          </table:table-cell>
          <table:table-cell office:value-type="float" office:value="0.00274214358069003" calcext:value-type="float">
            <text:p>0.0027421436</text:p>
          </table:table-cell>
          <table:table-cell office:value-type="float" office:value="-0.00061446288600564" calcext:value-type="float">
            <text:p>-0.0006144629</text:p>
          </table:table-cell>
          <table:table-cell office:value-type="float" office:value="-0.0105719026178122" calcext:value-type="float">
            <text:p>-0.0105719026</text:p>
          </table:table-cell>
          <table:table-cell office:value-type="float" office:value="-0.0130628887563944" calcext:value-type="float">
            <text:p>-0.0130628888</text:p>
          </table:table-cell>
          <table:table-cell office:value-type="float" office:value="0.329361349344254" calcext:value-type="float">
            <text:p>0.3293613493</text:p>
          </table:table-cell>
          <table:table-cell office:value-type="float" office:value="-0.013039200566709" calcext:value-type="float">
            <text:p>-0.0130392006</text:p>
          </table:table-cell>
          <table:table-cell office:value-type="float" office:value="0.338942676782608" calcext:value-type="float">
            <text:p>0.3389426768</text:p>
          </table:table-cell>
          <table:table-cell office:value-type="float" office:value="0.977603197097778" calcext:value-type="float">
            <text:p>0.9776031971</text:p>
          </table:table-cell>
          <table:table-cell office:value-type="float" office:value="0.132080003619194" calcext:value-type="float">
            <text:p>0.1320800036</text:p>
          </table:table-cell>
          <table:table-cell office:value-type="float" office:value="-0.0923667177557945" calcext:value-type="float">
            <text:p>-0.0923667178</text:p>
          </table:table-cell>
          <table:table-cell office:value-type="float" office:value="0.385186582803726" calcext:value-type="float">
            <text:p>0.3851865828</text:p>
          </table:table-cell>
          <table:table-cell office:value-type="float" office:value="-1.31711792945862" calcext:value-type="float">
            <text:p>-1.3171179295</text:p>
          </table:table-cell>
          <table:table-cell office:value-type="float" office:value="0.757849037647247" calcext:value-type="float">
            <text:p>0.7578490376</text:p>
          </table:table-cell>
          <table:table-cell office:value-type="float" office:value="-0.39813631772995" calcext:value-type="float">
            <text:p>-0.3981363177</text:p>
          </table:table-cell>
          <table:table-cell office:value-type="float" office:value="0.0846048593521118" calcext:value-type="float">
            <text:p>0.0846048594</text:p>
          </table:table-cell>
          <table:table-cell office:value-type="float" office:value="0.0707763880491257" calcext:value-type="float">
            <text:p>0.070776388</text:p>
          </table:table-cell>
          <table:table-cell office:value-type="float" office:value="0.254280477762222" calcext:value-type="float">
            <text:p>0.2542804778</text:p>
          </table:table-cell>
        </table:table-row>
        <table:table-row table:style-name="ro1">
          <table:table-cell office:value-type="float" office:value="0.0336447097361088" calcext:value-type="float">
            <text:p>0.0336447097</text:p>
          </table:table-cell>
          <table:table-cell office:value-type="float" office:value="-0.132051095366478" calcext:value-type="float">
            <text:p>-0.1320510954</text:p>
          </table:table-cell>
          <table:table-cell office:value-type="float" office:value="-0.215874806046486" calcext:value-type="float">
            <text:p>-0.215874806</text:p>
          </table:table-cell>
          <table:table-cell office:value-type="float" office:value="-0.0101715549826622" calcext:value-type="float">
            <text:p>-0.010171555</text:p>
          </table:table-cell>
          <table:table-cell office:value-type="float" office:value="-0.0174674745649099" calcext:value-type="float">
            <text:p>-0.0174674746</text:p>
          </table:table-cell>
          <table:table-cell office:value-type="float" office:value="0.455808520317078" calcext:value-type="float">
            <text:p>0.4558085203</text:p>
          </table:table-cell>
          <table:table-cell office:value-type="float" office:value="0.0347712859511375" calcext:value-type="float">
            <text:p>0.034771286</text:p>
          </table:table-cell>
          <table:table-cell office:value-type="float" office:value="0.00311379786580801" calcext:value-type="float">
            <text:p>0.0031137979</text:p>
          </table:table-cell>
          <table:table-cell office:value-type="float" office:value="-0.000656846445053816" calcext:value-type="float">
            <text:p>-0.0006568464</text:p>
          </table:table-cell>
          <table:table-cell office:value-type="float" office:value="-0.0105623230338097" calcext:value-type="float">
            <text:p>-0.010562323</text:p>
          </table:table-cell>
          <table:table-cell office:value-type="float" office:value="-0.0130695346742868" calcext:value-type="float">
            <text:p>-0.0130695347</text:p>
          </table:table-cell>
          <table:table-cell office:value-type="float" office:value="0.329385608434677" calcext:value-type="float">
            <text:p>0.3293856084</text:p>
          </table:table-cell>
          <table:table-cell office:value-type="float" office:value="-0.161843106150627" calcext:value-type="float">
            <text:p>-0.1618431062</text:p>
          </table:table-cell>
          <table:table-cell office:value-type="float" office:value="0.238083511590958" calcext:value-type="float">
            <text:p>0.2380835116</text:p>
          </table:table-cell>
          <table:table-cell office:value-type="float" office:value="0.905462861061096" calcext:value-type="float">
            <text:p>0.9054628611</text:p>
          </table:table-cell>
          <table:table-cell office:value-type="float" office:value="0.139388486742973" calcext:value-type="float">
            <text:p>0.1393884867</text:p>
          </table:table-cell>
          <table:table-cell office:value-type="float" office:value="-0.0966362208127976" calcext:value-type="float">
            <text:p>-0.0966362208</text:p>
          </table:table-cell>
          <table:table-cell office:value-type="float" office:value="0.403920948505402" calcext:value-type="float">
            <text:p>0.4039209485</text:p>
          </table:table-cell>
          <table:table-cell office:value-type="float" office:value="-1.3700840473175" calcext:value-type="float">
            <text:p>-1.3700840473</text:p>
          </table:table-cell>
          <table:table-cell office:value-type="float" office:value="0.788814783096314" calcext:value-type="float">
            <text:p>0.7888147831</text:p>
          </table:table-cell>
          <table:table-cell office:value-type="float" office:value="-0.366628587245941" calcext:value-type="float">
            <text:p>-0.3666285872</text:p>
          </table:table-cell>
          <table:table-cell office:value-type="float" office:value="0.0821793079376221" calcext:value-type="float">
            <text:p>0.0821793079</text:p>
          </table:table-cell>
          <table:table-cell office:value-type="float" office:value="0.0737583190202713" calcext:value-type="float">
            <text:p>0.073758319</text:p>
          </table:table-cell>
          <table:table-cell office:value-type="float" office:value="0.251875579357147" calcext:value-type="float">
            <text:p>0.2518755794</text:p>
          </table:table-cell>
        </table:table-row>
        <table:table-row table:style-name="ro1">
          <table:table-cell office:value-type="float" office:value="0.0333203785121441" calcext:value-type="float">
            <text:p>0.0333203785</text:p>
          </table:table-cell>
          <table:table-cell office:value-type="float" office:value="-0.133018329739571" calcext:value-type="float">
            <text:p>-0.1330183297</text:p>
          </table:table-cell>
          <table:table-cell office:value-type="float" office:value="-0.220742419362068" calcext:value-type="float">
            <text:p>-0.2207424194</text:p>
          </table:table-cell>
          <table:table-cell office:value-type="float" office:value="-0.0101142432540655" calcext:value-type="float">
            <text:p>-0.0101142433</text:p>
          </table:table-cell>
          <table:table-cell office:value-type="float" office:value="-0.0174493454396725" calcext:value-type="float">
            <text:p>-0.0174493454</text:p>
          </table:table-cell>
          <table:table-cell office:value-type="float" office:value="0.455833792686462" calcext:value-type="float">
            <text:p>0.4558337927</text:p>
          </table:table-cell>
          <table:table-cell office:value-type="float" office:value="0.0345717705786228" calcext:value-type="float">
            <text:p>0.0345717706</text:p>
          </table:table-cell>
          <table:table-cell office:value-type="float" office:value="0.00349114253185689" calcext:value-type="float">
            <text:p>0.0034911425</text:p>
          </table:table-cell>
          <table:table-cell office:value-type="float" office:value="-0.000700988399330527" calcext:value-type="float">
            <text:p>-0.0007009884</text:p>
          </table:table-cell>
          <table:table-cell office:value-type="float" office:value="-0.0105525422841311" calcext:value-type="float">
            <text:p>-0.0105525423</text:p>
          </table:table-cell>
          <table:table-cell office:value-type="float" office:value="-0.0130765810608864" calcext:value-type="float">
            <text:p>-0.0130765811</text:p>
          </table:table-cell>
          <table:table-cell office:value-type="float" office:value="0.329410135746002" calcext:value-type="float">
            <text:p>0.3294101357</text:p>
          </table:table-cell>
          <table:table-cell office:value-type="float" office:value="-0.231452628970146" calcext:value-type="float">
            <text:p>-0.231452629</text:p>
          </table:table-cell>
          <table:table-cell office:value-type="float" office:value="0.17517526447773" calcext:value-type="float">
            <text:p>0.1751752645</text:p>
          </table:table-cell>
          <table:table-cell office:value-type="float" office:value="0.869333386421204" calcext:value-type="float">
            <text:p>0.8693333864</text:p>
          </table:table-cell>
          <table:table-cell office:value-type="float" office:value="0.142707630991936" calcext:value-type="float">
            <text:p>0.142707631</text:p>
          </table:table-cell>
          <table:table-cell office:value-type="float" office:value="-0.099098265171051" calcext:value-type="float">
            <text:p>-0.0990982652</text:p>
          </table:table-cell>
          <table:table-cell office:value-type="float" office:value="0.414709031581879" calcext:value-type="float">
            <text:p>0.4147090316</text:p>
          </table:table-cell>
          <table:table-cell office:value-type="float" office:value="-1.39558160305023" calcext:value-type="float">
            <text:p>-1.3955816031</text:p>
          </table:table-cell>
          <table:table-cell office:value-type="float" office:value="0.803041934967041" calcext:value-type="float">
            <text:p>0.803041935</text:p>
          </table:table-cell>
          <table:table-cell office:value-type="float" office:value="-0.351703643798828" calcext:value-type="float">
            <text:p>-0.3517036438</text:p>
          </table:table-cell>
          <table:table-cell office:value-type="float" office:value="0.0810640156269074" calcext:value-type="float">
            <text:p>0.0810640156</text:p>
          </table:table-cell>
          <table:table-cell office:value-type="float" office:value="0.0751649737358093" calcext:value-type="float">
            <text:p>0.0751649737</text:p>
          </table:table-cell>
          <table:table-cell office:value-type="float" office:value="0.250822573900223" calcext:value-type="float">
            <text:p>0.2508225739</text:p>
          </table:table-cell>
        </table:table-row>
        <table:table-row table:style-name="ro1">
          <table:table-cell office:value-type="float" office:value="0.0329933315515518" calcext:value-type="float">
            <text:p>0.0329933316</text:p>
          </table:table-cell>
          <table:table-cell office:value-type="float" office:value="-0.134052202105522" calcext:value-type="float">
            <text:p>-0.1340522021</text:p>
          </table:table-cell>
          <table:table-cell office:value-type="float" office:value="-0.225217193365097" calcext:value-type="float">
            <text:p>-0.2252171934</text:p>
          </table:table-cell>
          <table:table-cell office:value-type="float" office:value="-0.0100561063736677" calcext:value-type="float">
            <text:p>-0.0100561064</text:p>
          </table:table-cell>
          <table:table-cell office:value-type="float" office:value="-0.0174313802272081" calcext:value-type="float">
            <text:p>-0.0174313802</text:p>
          </table:table-cell>
          <table:table-cell office:value-type="float" office:value="0.455859273672104" calcext:value-type="float">
            <text:p>0.4558592737</text:p>
          </table:table-cell>
          <table:table-cell office:value-type="float" office:value="0.0341658927500248" calcext:value-type="float">
            <text:p>0.0341658928</text:p>
          </table:table-cell>
          <table:table-cell office:value-type="float" office:value="0.00426170416176319" calcext:value-type="float">
            <text:p>0.0042617042</text:p>
          </table:table-cell>
          <table:table-cell office:value-type="float" office:value="-0.000794905994553119" calcext:value-type="float">
            <text:p>-0.000794906</text:p>
          </table:table-cell>
          <table:table-cell office:value-type="float" office:value="-0.0105325747281313" calcext:value-type="float">
            <text:p>-0.0105325747</text:p>
          </table:table-cell>
          <table:table-cell office:value-type="float" office:value="-0.0130920596420765" calcext:value-type="float">
            <text:p>-0.0130920596</text:p>
          </table:table-cell>
          <table:table-cell office:value-type="float" office:value="0.329459935426712" calcext:value-type="float">
            <text:p>0.3294599354</text:p>
          </table:table-cell>
          <table:table-cell office:value-type="float" office:value="-0.296799570322037" calcext:value-type="float">
            <text:p>-0.2967995703</text:p>
          </table:table-cell>
          <table:table-cell office:value-type="float" office:value="0.104379512369633" calcext:value-type="float">
            <text:p>0.1043795124</text:p>
          </table:table-cell>
          <table:table-cell office:value-type="float" office:value="0.834178149700165" calcext:value-type="float">
            <text:p>0.8341781497</text:p>
          </table:table-cell>
          <table:table-cell office:value-type="float" office:value="0.145532071590424" calcext:value-type="float">
            <text:p>0.1455320716</text:p>
          </table:table-cell>
          <table:table-cell office:value-type="float" office:value="-0.101880334317684" calcext:value-type="float">
            <text:p>-0.1018803343</text:p>
          </table:table-cell>
          <table:table-cell office:value-type="float" office:value="0.426414668560028" calcext:value-type="float">
            <text:p>0.4264146686</text:p>
          </table:table-cell>
          <table:table-cell office:value-type="float" office:value="-1.42041599750519" calcext:value-type="float">
            <text:p>-1.4204159975</text:p>
          </table:table-cell>
          <table:table-cell office:value-type="float" office:value="0.81638091802597" calcext:value-type="float">
            <text:p>0.816380918</text:p>
          </table:table-cell>
          <table:table-cell office:value-type="float" office:value="-0.337294489145279" calcext:value-type="float">
            <text:p>-0.3372944891</text:p>
          </table:table-cell>
          <table:table-cell office:value-type="float" office:value="0.0800254866480827" calcext:value-type="float">
            <text:p>0.0800254866</text:p>
          </table:table-cell>
          <table:table-cell office:value-type="float" office:value="0.0765186548233032" calcext:value-type="float">
            <text:p>0.0765186548</text:p>
          </table:table-cell>
          <table:table-cell office:value-type="float" office:value="0.249867767095566" calcext:value-type="float">
            <text:p>0.2498677671</text:p>
          </table:table-cell>
        </table:table-row>
        <table:table-row table:style-name="ro1">
          <table:table-cell office:value-type="float" office:value="0.0326647199690342" calcext:value-type="float">
            <text:p>0.03266472</text:p>
          </table:table-cell>
          <table:table-cell office:value-type="float" office:value="-0.135154277086258" calcext:value-type="float">
            <text:p>-0.1351542771</text:p>
          </table:table-cell>
          <table:table-cell office:value-type="float" office:value="-0.229272902011871" calcext:value-type="float">
            <text:p>-0.229272902</text:p>
          </table:table-cell>
          <table:table-cell office:value-type="float" office:value="-0.00999722070991993" calcext:value-type="float">
            <text:p>-0.0099972207</text:p>
          </table:table-cell>
          <table:table-cell office:value-type="float" office:value="-0.0174136310815811" calcext:value-type="float">
            <text:p>-0.0174136311</text:p>
          </table:table-cell>
          <table:table-cell office:value-type="float" office:value="0.455884963274002" calcext:value-type="float">
            <text:p>0.4558849633</text:p>
          </table:table-cell>
          <table:table-cell office:value-type="float" office:value="0.0339599177241325" calcext:value-type="float">
            <text:p>0.0339599177</text:p>
          </table:table-cell>
          <table:table-cell office:value-type="float" office:value="0.00465430552139878" calcext:value-type="float">
            <text:p>0.0046543055</text:p>
          </table:table-cell>
          <table:table-cell office:value-type="float" office:value="-0.000844685360789299" calcext:value-type="float">
            <text:p>-0.0008446854</text:p>
          </table:table-cell>
          <table:table-cell office:value-type="float" office:value="-0.0105224493891001" calcext:value-type="float">
            <text:p>-0.0105224494</text:p>
          </table:table-cell>
          <table:table-cell office:value-type="float" office:value="-0.0131005328148603" calcext:value-type="float">
            <text:p>-0.0131005328</text:p>
          </table:table-cell>
          <table:table-cell office:value-type="float" office:value="0.329485148191452" calcext:value-type="float">
            <text:p>0.3294851482</text:p>
          </table:table-cell>
          <table:table-cell office:value-type="float" office:value="-0.357210278511047" calcext:value-type="float">
            <text:p>-0.3572102785</text:p>
          </table:table-cell>
          <table:table-cell office:value-type="float" office:value="0.0262546762824059" calcext:value-type="float">
            <text:p>0.0262546763</text:p>
          </table:table-cell>
          <table:table-cell office:value-type="float" office:value="0.800454497337341" calcext:value-type="float">
            <text:p>0.8004544973</text:p>
          </table:table-cell>
          <table:table-cell office:value-type="float" office:value="0.147656083106995" calcext:value-type="float">
            <text:p>0.1476560831</text:p>
          </table:table-cell>
          <table:table-cell office:value-type="float" office:value="-0.105057865381241" calcext:value-type="float">
            <text:p>-0.1050578654</text:p>
          </table:table-cell>
          <table:table-cell office:value-type="float" office:value="0.438955396413803" calcext:value-type="float">
            <text:p>0.4389553964</text:p>
          </table:table-cell>
          <table:table-cell office:value-type="float" office:value="-1.44460308551788" calcext:value-type="float">
            <text:p>-1.4446030855</text:p>
          </table:table-cell>
          <table:table-cell office:value-type="float" office:value="0.828908503055573" calcext:value-type="float">
            <text:p>0.8289085031</text:p>
          </table:table-cell>
          <table:table-cell office:value-type="float" office:value="-0.323249906301498" calcext:value-type="float">
            <text:p>-0.3232499063</text:p>
          </table:table-cell>
          <table:table-cell office:value-type="float" office:value="0.0790591761469841" calcext:value-type="float">
            <text:p>0.0790591761</text:p>
          </table:table-cell>
          <table:table-cell office:value-type="float" office:value="0.0778350457549095" calcext:value-type="float">
            <text:p>0.0778350458</text:p>
          </table:table-cell>
          <table:table-cell office:value-type="float" office:value="0.249000668525696" calcext:value-type="float">
            <text:p>0.2490006685</text:p>
          </table:table-cell>
        </table:table-row>
        <table:table-row table:style-name="ro1">
          <table:table-cell office:value-type="float" office:value="0.0320072695612907" calcext:value-type="float">
            <text:p>0.0320072696</text:p>
          </table:table-cell>
          <table:table-cell office:value-type="float" office:value="-0.137569636106491" calcext:value-type="float">
            <text:p>-0.1375696361</text:p>
          </table:table-cell>
          <table:table-cell office:value-type="float" office:value="-0.236022055149078" calcext:value-type="float">
            <text:p>-0.2360220551</text:p>
          </table:table-cell>
          <table:table-cell office:value-type="float" office:value="-0.00987742654979229" calcext:value-type="float">
            <text:p>-0.0098774265</text:p>
          </table:table-cell>
          <table:table-cell office:value-type="float" office:value="-0.0173789504915476" calcext:value-type="float">
            <text:p>-0.0173789505</text:p>
          </table:table-cell>
          <table:table-cell office:value-type="float" office:value="0.455936908721924" calcext:value-type="float">
            <text:p>0.4559369087</text:p>
          </table:table-cell>
          <table:table-cell office:value-type="float" office:value="0.0337522029876709" calcext:value-type="float">
            <text:p>0.033752203</text:p>
          </table:table-cell>
          <table:table-cell office:value-type="float" office:value="0.00505137629806996" calcext:value-type="float">
            <text:p>0.0050513763</text:p>
          </table:table-cell>
          <table:table-cell office:value-type="float" office:value="-0.000896450481377542" calcext:value-type="float">
            <text:p>-0.0008964505</text:p>
          </table:table-cell>
          <table:table-cell office:value-type="float" office:value="-0.0105122309178114" calcext:value-type="float">
            <text:p>-0.0105122309</text:p>
          </table:table-cell>
          <table:table-cell office:value-type="float" office:value="-0.0131095368415117" calcext:value-type="float">
            <text:p>-0.0131095368</text:p>
          </table:table-cell>
          <table:table-cell office:value-type="float" office:value="0.329510569572449" calcext:value-type="float">
            <text:p>0.3295105696</text:p>
          </table:table-cell>
          <table:table-cell office:value-type="float" office:value="-0.412109404802322" calcext:value-type="float">
            <text:p>-0.4121094048</text:p>
          </table:table-cell>
          <table:table-cell office:value-type="float" office:value="-0.0584923662245274" calcext:value-type="float">
            <text:p>-0.0584923662</text:p>
          </table:table-cell>
          <table:table-cell office:value-type="float" office:value="0.768372118473053" calcext:value-type="float">
            <text:p>0.7683721185</text:p>
          </table:table-cell>
          <table:table-cell office:value-type="float" office:value="0.148886978626251" calcext:value-type="float">
            <text:p>0.1488869786</text:p>
          </table:table-cell>
          <table:table-cell office:value-type="float" office:value="-0.108700349926949" calcext:value-type="float">
            <text:p>-0.1087003499</text:p>
          </table:table-cell>
          <table:table-cell office:value-type="float" office:value="0.452198952436447" calcext:value-type="float">
            <text:p>0.4521989524</text:p>
          </table:table-cell>
          <table:table-cell office:value-type="float" office:value="-1.46814513206482" calcext:value-type="float">
            <text:p>-1.4681451321</text:p>
          </table:table-cell>
          <table:table-cell office:value-type="float" office:value="0.840690612792969" calcext:value-type="float">
            <text:p>0.8406906128</text:p>
          </table:table-cell>
          <table:table-cell office:value-type="float" office:value="-0.309456557035446" calcext:value-type="float">
            <text:p>-0.309456557</text:p>
          </table:table-cell>
          <table:table-cell office:value-type="float" office:value="0.0781604200601578" calcext:value-type="float">
            <text:p>0.0781604201</text:p>
          </table:table-cell>
          <table:table-cell office:value-type="float" office:value="0.0791261047124863" calcext:value-type="float">
            <text:p>0.0791261047</text:p>
          </table:table-cell>
          <table:table-cell office:value-type="float" office:value="0.248212337493896" calcext:value-type="float">
            <text:p>0.2482123375</text:p>
          </table:table-cell>
        </table:table-row>
      </table:table>
      <table:table table:name="Head" table:style-name="ta1">
        <table:shapes>
          <draw:frame draw:z-index="0" draw:style-name="gr1" draw:text-style-name="P1" svg:width="7.5433in" svg:height="5.0118in" svg:x="3.0618in" svg:y="0.0394in">
            <draw:object draw:notify-on-update-of-ranges="Head.A2:Head.A532 Head.B1:Head.B1 Head.B2:Head.B532 Head.A2:Head.A532 Head.C1:Head.C1 Head.C2:Head.C532 Head.A2:Head.A532 Head.D1:Head.D1 Head.D2:Head.D532 Head.A2:Head.A532 Head.E1:Head.E1 Head.E2:Head.E532 Head.A2:Head.A532 Head.F1:Head.F1 Head.F2:Head.F532 Head.A2:Head.A532 Head.G1:Head.G1 Head.G2:Head.G5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94492335617542" calcext:value-type="float">
            <text:p>0.0394492336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529312015" calcext:value-type="float">
            <text:p>-0.00664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94452922046185" calcext:value-type="float">
            <text:p>0.0394452922</text:p>
          </table:table-cell>
          <table:table-cell office:value-type="float" office:value="-0.174469172954559" calcext:value-type="float">
            <text:p>-0.174469173</text:p>
          </table:table-cell>
          <table:table-cell office:value-type="float" office:value="-0.00550004234537482" calcext:value-type="float">
            <text:p>-0.00550004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94450388848782" calcext:value-type="float">
            <text:p>0.0394450389</text:p>
          </table:table-cell>
          <table:table-cell office:value-type="float" office:value="-0.174491450190544" calcext:value-type="float">
            <text:p>-0.1744914502</text:p>
          </table:table-cell>
          <table:table-cell office:value-type="float" office:value="-0.00541303306818008" calcext:value-type="float">
            <text:p>-0.005413033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94448041915894" calcext:value-type="float">
            <text:p>0.0394448042</text:p>
          </table:table-cell>
          <table:table-cell office:value-type="float" office:value="-0.174515470862389" calcext:value-type="float">
            <text:p>-0.1745154709</text:p>
          </table:table-cell>
          <table:table-cell office:value-type="float" office:value="-0.00532420631498098" calcext:value-type="float">
            <text:p>-0.00532420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94445732235909" calcext:value-type="float">
            <text:p>0.0394445732</text:p>
          </table:table-cell>
          <table:table-cell office:value-type="float" office:value="-0.174541294574738" calcext:value-type="float">
            <text:p>-0.1745412946</text:p>
          </table:table-cell>
          <table:table-cell office:value-type="float" office:value="-0.00523371109738946" calcext:value-type="float">
            <text:p>-0.0052337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94443385303021" calcext:value-type="float">
            <text:p>0.0394443385</text:p>
          </table:table-cell>
          <table:table-cell office:value-type="float" office:value="-0.174569070339203" calcext:value-type="float">
            <text:p>-0.1745690703</text:p>
          </table:table-cell>
          <table:table-cell office:value-type="float" office:value="-0.00514170899987221" calcext:value-type="float">
            <text:p>-0.0051417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94441150128841" calcext:value-type="float">
            <text:p>0.039444115</text:p>
          </table:table-cell>
          <table:table-cell office:value-type="float" office:value="-0.174598708748817" calcext:value-type="float">
            <text:p>-0.1745987087</text:p>
          </table:table-cell>
          <table:table-cell office:value-type="float" office:value="-0.00504834530875087" calcext:value-type="float">
            <text:p>-0.0050483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94436940550804" calcext:value-type="float">
            <text:p>0.0394436941</text:p>
          </table:table-cell>
          <table:table-cell office:value-type="float" office:value="-0.174664184451103" calcext:value-type="float">
            <text:p>-0.1746641845</text:p>
          </table:table-cell>
          <table:table-cell office:value-type="float" office:value="-0.00485816271975637" calcext:value-type="float">
            <text:p>-0.00485816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94434966146946" calcext:value-type="float">
            <text:p>0.0394434966</text:p>
          </table:table-cell>
          <table:table-cell office:value-type="float" office:value="-0.174700036644936" calcext:value-type="float">
            <text:p>-0.1747000366</text:p>
          </table:table-cell>
          <table:table-cell office:value-type="float" office:value="-0.0047616483643651" calcext:value-type="float">
            <text:p>-0.00476164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4433103501797" calcext:value-type="float">
            <text:p>0.0394433104</text:p>
          </table:table-cell>
          <table:table-cell office:value-type="float" office:value="-0.174738168716431" calcext:value-type="float">
            <text:p>-0.1747381687</text:p>
          </table:table-cell>
          <table:table-cell office:value-type="float" office:value="-0.00466439267620444" calcext:value-type="float">
            <text:p>-0.00466439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4429862499237" calcext:value-type="float">
            <text:p>0.0394429862</text:p>
          </table:table-cell>
          <table:table-cell office:value-type="float" office:value="-0.174821197986603" calcext:value-type="float">
            <text:p>-0.174821198</text:p>
          </table:table-cell>
          <table:table-cell office:value-type="float" office:value="-0.0044682645238936" calcext:value-type="float">
            <text:p>-0.0044682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94428372383118" calcext:value-type="float">
            <text:p>0.0394428372</text:p>
          </table:table-cell>
          <table:table-cell office:value-type="float" office:value="-0.174866363406181" calcext:value-type="float">
            <text:p>-0.1748663634</text:p>
          </table:table-cell>
          <table:table-cell office:value-type="float" office:value="-0.00436970265582204" calcext:value-type="float">
            <text:p>-0.00436970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94427105784416" calcext:value-type="float">
            <text:p>0.0394427106</text:p>
          </table:table-cell>
          <table:table-cell office:value-type="float" office:value="-0.174913957715035" calcext:value-type="float">
            <text:p>-0.1749139577</text:p>
          </table:table-cell>
          <table:table-cell office:value-type="float" office:value="-0.00427101133391261" calcext:value-type="float">
            <text:p>-0.00427101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9442602545023" calcext:value-type="float">
            <text:p>0.0394426025</text:p>
          </table:table-cell>
          <table:table-cell office:value-type="float" office:value="-0.174964070320129" calcext:value-type="float">
            <text:p>-0.1749640703</text:p>
          </table:table-cell>
          <table:table-cell office:value-type="float" office:value="-0.00417234655469656" calcext:value-type="float">
            <text:p>-0.0041723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94425056874752" calcext:value-type="float">
            <text:p>0.0394425057</text:p>
          </table:table-cell>
          <table:table-cell office:value-type="float" office:value="-0.175016775727272" calcext:value-type="float">
            <text:p>-0.1750167757</text:p>
          </table:table-cell>
          <table:table-cell office:value-type="float" office:value="-0.00407386105507612" calcext:value-type="float">
            <text:p>-0.004073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94424311816692" calcext:value-type="float">
            <text:p>0.0394424312</text:p>
          </table:table-cell>
          <table:table-cell office:value-type="float" office:value="-0.175072178244591" calcext:value-type="float">
            <text:p>-0.1750721782</text:p>
          </table:table-cell>
          <table:table-cell office:value-type="float" office:value="-0.00397570850327611" calcext:value-type="float">
            <text:p>-0.00397570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94423753023148" calcext:value-type="float">
            <text:p>0.0394423753</text:p>
          </table:table-cell>
          <table:table-cell office:value-type="float" office:value="-0.175130307674408" calcext:value-type="float">
            <text:p>-0.1751303077</text:p>
          </table:table-cell>
          <table:table-cell office:value-type="float" office:value="-0.00387804675847292" calcext:value-type="float">
            <text:p>-0.0038780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94423454999924" calcext:value-type="float">
            <text:p>0.0394423455</text:p>
          </table:table-cell>
          <table:table-cell office:value-type="float" office:value="-0.175191178917885" calcext:value-type="float">
            <text:p>-0.1751911789</text:p>
          </table:table-cell>
          <table:table-cell office:value-type="float" office:value="-0.00378101924434304" calcext:value-type="float">
            <text:p>-0.00378101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94423343241215" calcext:value-type="float">
            <text:p>0.0394423343</text:p>
          </table:table-cell>
          <table:table-cell office:value-type="float" office:value="-0.175255000591278" calcext:value-type="float">
            <text:p>-0.1752550006</text:p>
          </table:table-cell>
          <table:table-cell office:value-type="float" office:value="-0.00368479290045798" calcext:value-type="float">
            <text:p>-0.00368479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94423454999924" calcext:value-type="float">
            <text:p>0.0394423455</text:p>
          </table:table-cell>
          <table:table-cell office:value-type="float" office:value="-0.175321698188782" calcext:value-type="float">
            <text:p>-0.1753216982</text:p>
          </table:table-cell>
          <table:table-cell office:value-type="float" office:value="-0.00358951231464744" calcext:value-type="float">
            <text:p>-0.003589512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94423939287663" calcext:value-type="float">
            <text:p>0.0394423939</text:p>
          </table:table-cell>
          <table:table-cell office:value-type="float" office:value="-0.175391390919685" calcext:value-type="float">
            <text:p>-0.1753913909</text:p>
          </table:table-cell>
          <table:table-cell office:value-type="float" office:value="-0.00349533488042653" calcext:value-type="float">
            <text:p>-0.003495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394424609839916" calcext:value-type="float">
            <text:p>0.039442461</text:p>
          </table:table-cell>
          <table:table-cell office:value-type="float" office:value="-0.175464153289795" calcext:value-type="float">
            <text:p>-0.1754641533</text:p>
          </table:table-cell>
          <table:table-cell office:value-type="float" office:value="-0.00340241263620555" calcext:value-type="float">
            <text:p>-0.00340241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94425541162491" calcext:value-type="float">
            <text:p>0.0394425541</text:p>
          </table:table-cell>
          <table:table-cell office:value-type="float" office:value="-0.175540074706078" calcext:value-type="float">
            <text:p>-0.1755400747</text:p>
          </table:table-cell>
          <table:table-cell office:value-type="float" office:value="-0.00331090344116092" calcext:value-type="float">
            <text:p>-0.00331090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94426733255386" calcext:value-type="float">
            <text:p>0.0394426733</text:p>
          </table:table-cell>
          <table:table-cell office:value-type="float" office:value="-0.175619095563889" calcext:value-type="float">
            <text:p>-0.1756190956</text:p>
          </table:table-cell>
          <table:table-cell office:value-type="float" office:value="-0.00322095444425941" calcext:value-type="float">
            <text:p>-0.0032209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94430123269558" calcext:value-type="float">
            <text:p>0.0394430123</text:p>
          </table:table-cell>
          <table:table-cell office:value-type="float" office:value="-0.175787076354027" calcext:value-type="float">
            <text:p>-0.1757870764</text:p>
          </table:table-cell>
          <table:table-cell office:value-type="float" office:value="-0.00304636429063976" calcext:value-type="float">
            <text:p>-0.00304636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94434817135334" calcext:value-type="float">
            <text:p>0.0394434817</text:p>
          </table:table-cell>
          <table:table-cell office:value-type="float" office:value="-0.175968587398529" calcext:value-type="float">
            <text:p>-0.1759685874</text:p>
          </table:table-cell>
          <table:table-cell office:value-type="float" office:value="-0.00287987245246768" calcext:value-type="float">
            <text:p>-0.00287987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94437685608864" calcext:value-type="float">
            <text:p>0.0394437686</text:p>
          </table:table-cell>
          <table:table-cell office:value-type="float" office:value="-0.176064610481262" calcext:value-type="float">
            <text:p>-0.1760646105</text:p>
          </table:table-cell>
          <table:table-cell office:value-type="float" office:value="-0.00280004926025867" calcext:value-type="float">
            <text:p>-0.00280004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94444428384304" calcext:value-type="float">
            <text:p>0.0394444428</text:p>
          </table:table-cell>
          <table:table-cell office:value-type="float" office:value="-0.176267355680466" calcext:value-type="float">
            <text:p>-0.1762673557</text:p>
          </table:table-cell>
          <table:table-cell office:value-type="float" office:value="-0.00264801527373493" calcext:value-type="float">
            <text:p>-0.0026480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94448488950729" calcext:value-type="float">
            <text:p>0.0394448489</text:p>
          </table:table-cell>
          <table:table-cell office:value-type="float" office:value="-0.176374271512032" calcext:value-type="float">
            <text:p>-0.1763742715</text:p>
          </table:table-cell>
          <table:table-cell office:value-type="float" office:value="-0.00257611111737788" calcext:value-type="float">
            <text:p>-0.0025761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94452884793282" calcext:value-type="float">
            <text:p>0.0394452885</text:p>
          </table:table-cell>
          <table:table-cell office:value-type="float" office:value="-0.176485016942024" calcext:value-type="float">
            <text:p>-0.1764850169</text:p>
          </table:table-cell>
          <table:table-cell office:value-type="float" office:value="-0.00250715715810656" calcext:value-type="float">
            <text:p>-0.00250715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94457653164864" calcext:value-type="float">
            <text:p>0.0394457653</text:p>
          </table:table-cell>
          <table:table-cell office:value-type="float" office:value="-0.176599621772766" calcext:value-type="float">
            <text:p>-0.1765996218</text:p>
          </table:table-cell>
          <table:table-cell office:value-type="float" office:value="-0.0024413054343313" calcext:value-type="float">
            <text:p>-0.00244130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94462831318378" calcext:value-type="float">
            <text:p>0.0394462831</text:p>
          </table:table-cell>
          <table:table-cell office:value-type="float" office:value="-0.176718100905418" calcext:value-type="float">
            <text:p>-0.1767181009</text:p>
          </table:table-cell>
          <table:table-cell office:value-type="float" office:value="-0.00237870728597045" calcext:value-type="float">
            <text:p>-0.0023787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94474603235722" calcext:value-type="float">
            <text:p>0.0394474603</text:p>
          </table:table-cell>
          <table:table-cell office:value-type="float" office:value="-0.176967024803162" calcext:value-type="float">
            <text:p>-0.1769670248</text:p>
          </table:table-cell>
          <table:table-cell office:value-type="float" office:value="-0.00226389127783477" calcext:value-type="float">
            <text:p>-0.00226389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4481159746647" calcext:value-type="float">
            <text:p>0.039448116</text:p>
          </table:table-cell>
          <table:table-cell office:value-type="float" office:value="-0.17709755897522" calcext:value-type="float">
            <text:p>-0.177097559</text:p>
          </table:table-cell>
          <table:table-cell office:value-type="float" office:value="-0.00221197982318699" calcext:value-type="float">
            <text:p>-0.0022119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94488200545311" calcext:value-type="float">
            <text:p>0.0394488201</text:p>
          </table:table-cell>
          <table:table-cell office:value-type="float" office:value="-0.177232280373573" calcext:value-type="float">
            <text:p>-0.1772322804</text:p>
          </table:table-cell>
          <table:table-cell office:value-type="float" office:value="-0.00216393894515932" calcext:value-type="float">
            <text:p>-0.00216393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94495651125908" calcext:value-type="float">
            <text:p>0.0394495651</text:p>
          </table:table-cell>
          <table:table-cell office:value-type="float" office:value="-0.177371293306351" calcext:value-type="float">
            <text:p>-0.1773712933</text:p>
          </table:table-cell>
          <table:table-cell office:value-type="float" office:value="-0.00211992510594428" calcext:value-type="float">
            <text:p>-0.00211992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94503697752953" calcext:value-type="float">
            <text:p>0.0394503698</text:p>
          </table:table-cell>
          <table:table-cell office:value-type="float" office:value="-0.177514612674713" calcext:value-type="float">
            <text:p>-0.1775146127</text:p>
          </table:table-cell>
          <table:table-cell office:value-type="float" office:value="-0.00208008685149252" calcext:value-type="float">
            <text:p>-0.0020800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94512265920639" calcext:value-type="float">
            <text:p>0.0394512266</text:p>
          </table:table-cell>
          <table:table-cell office:value-type="float" office:value="-0.177662283182144" calcext:value-type="float">
            <text:p>-0.1776622832</text:p>
          </table:table-cell>
          <table:table-cell office:value-type="float" office:value="-0.00204458320513368" calcext:value-type="float">
            <text:p>-0.0020445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94530855119228" calcext:value-type="float">
            <text:p>0.0394530855</text:p>
          </table:table-cell>
          <table:table-cell office:value-type="float" office:value="-0.177970975637436" calcext:value-type="float">
            <text:p>-0.1779709756</text:p>
          </table:table-cell>
          <table:table-cell office:value-type="float" office:value="-0.00198718416504562" calcext:value-type="float">
            <text:p>-0.00198718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94541025161743" calcext:value-type="float">
            <text:p>0.0394541025</text:p>
          </table:table-cell>
          <table:table-cell office:value-type="float" office:value="-0.178132146596909" calcext:value-type="float">
            <text:p>-0.1781321466</text:p>
          </table:table-cell>
          <table:table-cell office:value-type="float" office:value="-0.0019655991345644" calcext:value-type="float">
            <text:p>-0.00196559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94551753997803" calcext:value-type="float">
            <text:p>0.0394551754</text:p>
          </table:table-cell>
          <table:table-cell office:value-type="float" office:value="-0.178297892212868" calcext:value-type="float">
            <text:p>-0.1782978922</text:p>
          </table:table-cell>
          <table:table-cell office:value-type="float" office:value="-0.00194895872846246" calcext:value-type="float">
            <text:p>-0.00194895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4563004374504" calcext:value-type="float">
            <text:p>0.0394563004</text:p>
          </table:table-cell>
          <table:table-cell office:value-type="float" office:value="-0.178468391299248" calcext:value-type="float">
            <text:p>-0.1784683913</text:p>
          </table:table-cell>
          <table:table-cell office:value-type="float" office:value="-0.00193741836119443" calcext:value-type="float">
            <text:p>-0.0019374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394587330520153" calcext:value-type="float">
            <text:p>0.0394587331</text:p>
          </table:table-cell>
          <table:table-cell office:value-type="float" office:value="-0.178823694586754" calcext:value-type="float">
            <text:p>-0.1788236946</text:p>
          </table:table-cell>
          <table:table-cell office:value-type="float" office:value="-0.00193026009947062" calcext:value-type="float">
            <text:p>-0.00193026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4600331783295" calcext:value-type="float">
            <text:p>0.0394600332</text:p>
          </table:table-cell>
          <table:table-cell office:value-type="float" office:value="-0.179008647799492" calcext:value-type="float">
            <text:p>-0.1790086478</text:p>
          </table:table-cell>
          <table:table-cell office:value-type="float" office:value="-0.00193494709674269" calcext:value-type="float">
            <text:p>-0.00193494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9461687207222" calcext:value-type="float">
            <text:p>0.0394616872</text:p>
          </table:table-cell>
          <table:table-cell office:value-type="float" office:value="-0.179239854216576" calcext:value-type="float">
            <text:p>-0.1792398542</text:p>
          </table:table-cell>
          <table:table-cell office:value-type="float" office:value="-0.00194438686594367" calcext:value-type="float">
            <text:p>-0.00194438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94639633595943" calcext:value-type="float">
            <text:p>0.0394639634</text:p>
          </table:table-cell>
          <table:table-cell office:value-type="float" office:value="-0.179557859897614" calcext:value-type="float">
            <text:p>-0.1795578599</text:p>
          </table:table-cell>
          <table:table-cell office:value-type="float" office:value="-0.00195763516239822" calcext:value-type="float">
            <text:p>-0.00195763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94703857600689" calcext:value-type="float">
            <text:p>0.0394703858</text:p>
          </table:table-cell>
          <table:table-cell office:value-type="float" office:value="-0.180449634790421" calcext:value-type="float">
            <text:p>-0.1804496348</text:p>
          </table:table-cell>
          <table:table-cell office:value-type="float" office:value="-0.00199536723084748" calcext:value-type="float">
            <text:p>-0.001995367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94745282828808" calcext:value-type="float">
            <text:p>0.0394745283</text:p>
          </table:table-cell>
          <table:table-cell office:value-type="float" office:value="-0.181020975112915" calcext:value-type="float">
            <text:p>-0.1810209751</text:p>
          </table:table-cell>
          <table:table-cell office:value-type="float" office:value="-0.00201975298114121" calcext:value-type="float">
            <text:p>-0.002019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94792594015598" calcext:value-type="float">
            <text:p>0.0394792594</text:p>
          </table:table-cell>
          <table:table-cell office:value-type="float" office:value="-0.181674376130104" calcext:value-type="float">
            <text:p>-0.1816743761</text:p>
          </table:table-cell>
          <table:table-cell office:value-type="float" office:value="-0.00204775435850024" calcext:value-type="float">
            <text:p>-0.00204775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94846051931381" calcext:value-type="float">
            <text:p>0.0394846052</text:p>
          </table:table-cell>
          <table:table-cell office:value-type="float" office:value="-0.18240861594677" calcext:value-type="float">
            <text:p>-0.1824086159</text:p>
          </table:table-cell>
          <table:table-cell office:value-type="float" office:value="-0.00207932223565877" calcext:value-type="float">
            <text:p>-0.00207932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94905582070351" calcext:value-type="float">
            <text:p>0.0394905582</text:p>
          </table:table-cell>
          <table:table-cell office:value-type="float" office:value="-0.183222472667694" calcext:value-type="float">
            <text:p>-0.1832224727</text:p>
          </table:table-cell>
          <table:table-cell office:value-type="float" office:value="-0.00211441167630255" calcext:value-type="float">
            <text:p>-0.0021144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4971258938313" calcext:value-type="float">
            <text:p>0.0394971259</text:p>
          </table:table-cell>
          <table:table-cell office:value-type="float" office:value="-0.184114918112755" calcext:value-type="float">
            <text:p>-0.1841149181</text:p>
          </table:table-cell>
          <table:table-cell office:value-type="float" office:value="-0.0021529751829803" calcext:value-type="float">
            <text:p>-0.00215297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95120717585087" calcext:value-type="float">
            <text:p>0.0395120718</text:p>
          </table:table-cell>
          <table:table-cell office:value-type="float" office:value="-0.186130329966545" calcext:value-type="float">
            <text:p>-0.18613033</text:p>
          </table:table-cell>
          <table:table-cell office:value-type="float" office:value="-0.00224033487029374" calcext:value-type="float">
            <text:p>-0.00224033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5204536616802" calcext:value-type="float">
            <text:p>0.0395204537</text:p>
          </table:table-cell>
          <table:table-cell office:value-type="float" office:value="-0.187251076102257" calcext:value-type="float">
            <text:p>-0.1872510761</text:p>
          </table:table-cell>
          <table:table-cell office:value-type="float" office:value="-0.00228904304094613" calcext:value-type="float">
            <text:p>-0.0022890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9529450237751" calcext:value-type="float">
            <text:p>0.0395294502</text:p>
          </table:table-cell>
          <table:table-cell office:value-type="float" office:value="-0.18844547867775" calcext:value-type="float">
            <text:p>-0.1884454787</text:p>
          </table:table-cell>
          <table:table-cell office:value-type="float" office:value="-0.00234103365801275" calcext:value-type="float">
            <text:p>-0.00234103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9539061486721" calcext:value-type="float">
            <text:p>0.0395390615</text:p>
          </table:table-cell>
          <table:table-cell office:value-type="float" office:value="-0.189712420105934" calcext:value-type="float">
            <text:p>-0.1897124201</text:p>
          </table:table-cell>
          <table:table-cell office:value-type="float" office:value="-0.00239626946859062" calcext:value-type="float">
            <text:p>-0.0023962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95492874085903" calcext:value-type="float">
            <text:p>0.0395492874</text:p>
          </table:table-cell>
          <table:table-cell office:value-type="float" office:value="-0.191050678491592" calcext:value-type="float">
            <text:p>-0.1910506785</text:p>
          </table:table-cell>
          <table:table-cell office:value-type="float" office:value="-0.00245469901710749" calcext:value-type="float">
            <text:p>-0.0024546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5601354539394" calcext:value-type="float">
            <text:p>0.0395601355</text:p>
          </table:table-cell>
          <table:table-cell office:value-type="float" office:value="-0.192459121346474" calcext:value-type="float">
            <text:p>-0.1924591213</text:p>
          </table:table-cell>
          <table:table-cell office:value-type="float" office:value="-0.002516282023862" calcext:value-type="float">
            <text:p>-0.0025162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95716018974781" calcext:value-type="float">
            <text:p>0.0395716019</text:p>
          </table:table-cell>
          <table:table-cell office:value-type="float" office:value="-0.193936511874199" calcext:value-type="float">
            <text:p>-0.1939365119</text:p>
          </table:table-cell>
          <table:table-cell office:value-type="float" office:value="-0.00258096773177385" calcext:value-type="float">
            <text:p>-0.0025809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95836941897869" calcext:value-type="float">
            <text:p>0.0395836942</text:p>
          </table:table-cell>
          <table:table-cell office:value-type="float" office:value="-0.195481657981873" calcext:value-type="float">
            <text:p>-0.195481658</text:p>
          </table:table-cell>
          <table:table-cell office:value-type="float" office:value="-0.00264871539548039" calcext:value-type="float">
            <text:p>-0.00264871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95964123308659" calcext:value-type="float">
            <text:p>0.0395964123</text:p>
          </table:table-cell>
          <table:table-cell office:value-type="float" office:value="-0.19709338247776" calcext:value-type="float">
            <text:p>-0.1970933825</text:p>
          </table:table-cell>
          <table:table-cell office:value-type="float" office:value="-0.00271947705186903" calcext:value-type="float">
            <text:p>-0.0027194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96237745881081" calcext:value-type="float">
            <text:p>0.0396237746</text:p>
          </table:table-cell>
          <table:table-cell office:value-type="float" office:value="-0.200511813163757" calcext:value-type="float">
            <text:p>-0.2005118132</text:p>
          </table:table-cell>
          <table:table-cell office:value-type="float" office:value="-0.00286986911669374" calcext:value-type="float">
            <text:p>-0.0028698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9653692394495" calcext:value-type="float">
            <text:p>0.0396536924</text:p>
          </table:table-cell>
          <table:table-cell office:value-type="float" office:value="-0.204182282090187" calcext:value-type="float">
            <text:p>-0.2041822821</text:p>
          </table:table-cell>
          <table:table-cell office:value-type="float" office:value="-0.00303179142065346" calcext:value-type="float">
            <text:p>-0.00303179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6696291863918" calcext:value-type="float">
            <text:p>0.0396696292</text:p>
          </table:table-cell>
          <table:table-cell office:value-type="float" office:value="-0.206109032034874" calcext:value-type="float">
            <text:p>-0.206109032</text:p>
          </table:table-cell>
          <table:table-cell office:value-type="float" office:value="-0.00311696459539235" calcext:value-type="float">
            <text:p>-0.003116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96862365305424" calcext:value-type="float">
            <text:p>0.0396862365</text:p>
          </table:table-cell>
          <table:table-cell office:value-type="float" office:value="-0.208095237612724" calcext:value-type="float">
            <text:p>-0.2080952376</text:p>
          </table:table-cell>
          <table:table-cell office:value-type="float" office:value="-0.00320488563738763" calcext:value-type="float">
            <text:p>-0.0032048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97214367985725" calcext:value-type="float">
            <text:p>0.0397214368</text:p>
          </table:table-cell>
          <table:table-cell office:value-type="float" office:value="-0.21224120259285" calcext:value-type="float">
            <text:p>-0.2122412026</text:p>
          </table:table-cell>
          <table:table-cell office:value-type="float" office:value="-0.00338880415074527" calcext:value-type="float">
            <text:p>-0.00338880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397400557994843" calcext:value-type="float">
            <text:p>0.0397400558</text:p>
          </table:table-cell>
          <table:table-cell office:value-type="float" office:value="-0.21439865231514" calcext:value-type="float">
            <text:p>-0.2143986523</text:p>
          </table:table-cell>
          <table:table-cell office:value-type="float" office:value="-0.00348471500910819" calcext:value-type="float">
            <text:p>-0.0034847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97793427109718" calcext:value-type="float">
            <text:p>0.0397793427</text:p>
          </table:table-cell>
          <table:table-cell office:value-type="float" office:value="-0.218876227736473" calcext:value-type="float">
            <text:p>-0.2188762277</text:p>
          </table:table-cell>
          <table:table-cell office:value-type="float" office:value="-0.00368421664461494" calcext:value-type="float">
            <text:p>-0.00368421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9800014346838" calcext:value-type="float">
            <text:p>0.0398000143</text:p>
          </table:table-cell>
          <table:table-cell office:value-type="float" office:value="-0.221194073557854" calcext:value-type="float">
            <text:p>-0.2211940736</text:p>
          </table:table-cell>
          <table:table-cell office:value-type="float" office:value="-0.00378772174008191" calcext:value-type="float">
            <text:p>-0.0037877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98213975131512" calcext:value-type="float">
            <text:p>0.0398213975</text:p>
          </table:table-cell>
          <table:table-cell office:value-type="float" office:value="-0.223562955856323" calcext:value-type="float">
            <text:p>-0.2235629559</text:p>
          </table:table-cell>
          <table:table-cell office:value-type="float" office:value="-0.00389367272146046" calcext:value-type="float">
            <text:p>-0.0038936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98434884846211" calcext:value-type="float">
            <text:p>0.0398434885</text:p>
          </table:table-cell>
          <table:table-cell office:value-type="float" office:value="-0.225981861352921" calcext:value-type="float">
            <text:p>-0.2259818614</text:p>
          </table:table-cell>
          <table:table-cell office:value-type="float" office:value="-0.0040020328015089" calcext:value-type="float">
            <text:p>-0.0040020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9866279810667" calcext:value-type="float">
            <text:p>0.0398662798</text:p>
          </table:table-cell>
          <table:table-cell office:value-type="float" office:value="-0.228449434041977" calcext:value-type="float">
            <text:p>-0.228449434</text:p>
          </table:table-cell>
          <table:table-cell office:value-type="float" office:value="-0.0041127479635179" calcext:value-type="float">
            <text:p>-0.0041127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98897975683212" calcext:value-type="float">
            <text:p>0.0398897976</text:p>
          </table:table-cell>
          <table:table-cell office:value-type="float" office:value="-0.230964541435242" calcext:value-type="float">
            <text:p>-0.2309645414</text:p>
          </table:table-cell>
          <table:table-cell office:value-type="float" office:value="-0.00422578025609255" calcext:value-type="float">
            <text:p>-0.00422578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38997477293" calcext:value-type="float">
            <text:p>0.0399389975</text:p>
          </table:table-cell>
          <table:table-cell office:value-type="float" office:value="-0.236132606863976" calcext:value-type="float">
            <text:p>-0.2361326069</text:p>
          </table:table-cell>
          <table:table-cell office:value-type="float" office:value="-0.00445863278582692" calcext:value-type="float">
            <text:p>-0.00445863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99646833539009" calcext:value-type="float">
            <text:p>0.0399646834</text:p>
          </table:table-cell>
          <table:table-cell office:value-type="float" office:value="-0.238783225417137" calcext:value-type="float">
            <text:p>-0.2387832254</text:p>
          </table:table-cell>
          <table:table-cell office:value-type="float" office:value="-0.00457836454734206" calcext:value-type="float">
            <text:p>-0.00457836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99911180138588" calcext:value-type="float">
            <text:p>0.039991118</text:p>
          </table:table-cell>
          <table:table-cell office:value-type="float" office:value="-0.241476520895958" calcext:value-type="float">
            <text:p>-0.2414765209</text:p>
          </table:table-cell>
          <table:table-cell office:value-type="float" office:value="-0.00470024440437555" calcext:value-type="float">
            <text:p>-0.00470024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0462001562119" calcext:value-type="float">
            <text:p>0.0400462002</text:p>
          </table:table-cell>
          <table:table-cell office:value-type="float" office:value="-0.24698680639267" calcext:value-type="float">
            <text:p>-0.2469868064</text:p>
          </table:table-cell>
          <table:table-cell office:value-type="float" office:value="-0.00495027890428901" calcext:value-type="float">
            <text:p>-0.00495027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00748737156391" calcext:value-type="float">
            <text:p>0.0400748737</text:p>
          </table:table-cell>
          <table:table-cell office:value-type="float" office:value="-0.249801352620125" calcext:value-type="float">
            <text:p>-0.2498013526</text:p>
          </table:table-cell>
          <table:table-cell office:value-type="float" office:value="-0.00507834833115339" calcext:value-type="float">
            <text:p>-0.00507834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401042886078358" calcext:value-type="float">
            <text:p>0.0401042886</text:p>
          </table:table-cell>
          <table:table-cell office:value-type="float" office:value="-0.252653926610947" calcext:value-type="float">
            <text:p>-0.2526539266</text:p>
          </table:table-cell>
          <table:table-cell office:value-type="float" office:value="-0.00520839542150497" calcext:value-type="float">
            <text:p>-0.00520839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01654206216335" calcext:value-type="float">
            <text:p>0.0401654206</text:p>
          </table:table-cell>
          <table:table-cell office:value-type="float" office:value="-0.258468300104141" calcext:value-type="float">
            <text:p>-0.2584683001</text:p>
          </table:table-cell>
          <table:table-cell office:value-type="float" office:value="-0.0054742549546063" calcext:value-type="float">
            <text:p>-0.0054742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02295961976051" calcext:value-type="float">
            <text:p>0.0402295962</text:p>
          </table:table-cell>
          <table:table-cell office:value-type="float" office:value="-0.264420390129089" calcext:value-type="float">
            <text:p>-0.2644203901</text:p>
          </table:table-cell>
          <table:table-cell office:value-type="float" office:value="-0.0057475189678371" calcext:value-type="float">
            <text:p>-0.005747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02628295123577" calcext:value-type="float">
            <text:p>0.0402628295</text:p>
          </table:table-cell>
          <table:table-cell office:value-type="float" office:value="-0.267445206642151" calcext:value-type="float">
            <text:p>-0.2674452066</text:p>
          </table:table-cell>
          <table:table-cell office:value-type="float" office:value="-0.00588682573288679" calcext:value-type="float">
            <text:p>-0.00588682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2968414127827" calcext:value-type="float">
            <text:p>0.0402968414</text:p>
          </table:table-cell>
          <table:table-cell office:value-type="float" office:value="-0.270500749349594" calcext:value-type="float">
            <text:p>-0.2705007493</text:p>
          </table:table-cell>
          <table:table-cell office:value-type="float" office:value="-0.00602785078808665" calcext:value-type="float">
            <text:p>-0.0060278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03671711683273" calcext:value-type="float">
            <text:p>0.0403671712</text:p>
          </table:table-cell>
          <table:table-cell office:value-type="float" office:value="-0.276699900627136" calcext:value-type="float">
            <text:p>-0.2766999006</text:p>
          </table:table-cell>
          <table:table-cell office:value-type="float" office:value="-0.00631490582600236" calcext:value-type="float">
            <text:p>-0.00631490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04406040906906" calcext:value-type="float">
            <text:p>0.0404406041</text:p>
          </table:table-cell>
          <table:table-cell office:value-type="float" office:value="-0.283008247613907" calcext:value-type="float">
            <text:p>-0.2830082476</text:p>
          </table:table-cell>
          <table:table-cell office:value-type="float" office:value="-0.00660834740847349" calcext:value-type="float">
            <text:p>-0.00660834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4784716665745" calcext:value-type="float">
            <text:p>0.0404784717</text:p>
          </table:table-cell>
          <table:table-cell office:value-type="float" office:value="-0.286200374364853" calcext:value-type="float">
            <text:p>-0.2862003744</text:p>
          </table:table-cell>
          <table:table-cell office:value-type="float" office:value="-0.00675735389813781" calcext:value-type="float">
            <text:p>-0.00675735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05171178281307" calcext:value-type="float">
            <text:p>0.0405171178</text:p>
          </table:table-cell>
          <table:table-cell office:value-type="float" office:value="-0.289416283369064" calcext:value-type="float">
            <text:p>-0.2894162834</text:p>
          </table:table-cell>
          <table:table-cell office:value-type="float" office:value="-0.00690782256424427" calcext:value-type="float">
            <text:p>-0.00690782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05565313994885" calcext:value-type="float">
            <text:p>0.0405565314</text:p>
          </table:table-cell>
          <table:table-cell office:value-type="float" office:value="-0.292654633522034" calcext:value-type="float">
            <text:p>-0.2926546335</text:p>
          </table:table-cell>
          <table:table-cell office:value-type="float" office:value="-0.00705972034484148" calcext:value-type="float">
            <text:p>-0.007059720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05967123806477" calcext:value-type="float">
            <text:p>0.0405967124</text:p>
          </table:table-cell>
          <table:table-cell office:value-type="float" office:value="-0.295914381742477" calcext:value-type="float">
            <text:p>-0.2959143817</text:p>
          </table:table-cell>
          <table:table-cell office:value-type="float" office:value="-0.00721299508586526" calcext:value-type="float">
            <text:p>-0.00721299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0637668222189" calcext:value-type="float">
            <text:p>0.0406376682</text:p>
          </table:table-cell>
          <table:table-cell office:value-type="float" office:value="-0.299194306135178" calcext:value-type="float">
            <text:p>-0.2991943061</text:p>
          </table:table-cell>
          <table:table-cell office:value-type="float" office:value="-0.00736760953441262" calcext:value-type="float">
            <text:p>-0.00736760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06793728470802" calcext:value-type="float">
            <text:p>0.0406793728</text:p>
          </table:table-cell>
          <table:table-cell office:value-type="float" office:value="-0.302493214607239" calcext:value-type="float">
            <text:p>-0.3024932146</text:p>
          </table:table-cell>
          <table:table-cell office:value-type="float" office:value="-0.0075235147960484" calcext:value-type="float">
            <text:p>-0.00752351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0721844881773" calcext:value-type="float">
            <text:p>0.0407218449</text:p>
          </table:table-cell>
          <table:table-cell office:value-type="float" office:value="-0.305809885263443" calcext:value-type="float">
            <text:p>-0.3058098853</text:p>
          </table:table-cell>
          <table:table-cell office:value-type="float" office:value="-0.00768066616728902" calcext:value-type="float">
            <text:p>-0.007680666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07650694251061" calcext:value-type="float">
            <text:p>0.0407650694</text:p>
          </table:table-cell>
          <table:table-cell office:value-type="float" office:value="-0.309143126010895" calcext:value-type="float">
            <text:p>-0.309143126</text:p>
          </table:table-cell>
          <table:table-cell office:value-type="float" office:value="-0.0078390259295702" calcext:value-type="float">
            <text:p>-0.00783902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08537723124027" calcext:value-type="float">
            <text:p>0.0408537723</text:p>
          </table:table-cell>
          <table:table-cell office:value-type="float" office:value="-0.315854579210281" calcext:value-type="float">
            <text:p>-0.3158545792</text:p>
          </table:table-cell>
          <table:table-cell office:value-type="float" office:value="-0.00815916899591684" calcext:value-type="float">
            <text:p>-0.0081591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08992245793343" calcext:value-type="float">
            <text:p>0.0408992246</text:p>
          </table:table-cell>
          <table:table-cell office:value-type="float" office:value="-0.31923046708107" calcext:value-type="float">
            <text:p>-0.3192304671</text:p>
          </table:table-cell>
          <table:table-cell office:value-type="float" office:value="-0.00832087080925703" calcext:value-type="float">
            <text:p>-0.0083208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09454144537449" calcext:value-type="float">
            <text:p>0.0409454145</text:p>
          </table:table-cell>
          <table:table-cell office:value-type="float" office:value="-0.322618186473846" calcext:value-type="float">
            <text:p>-0.3226181865</text:p>
          </table:table-cell>
          <table:table-cell office:value-type="float" office:value="-0.00848359242081642" calcext:value-type="float">
            <text:p>-0.00848359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1039951145649" calcext:value-type="float">
            <text:p>0.0410399511</text:p>
          </table:table-cell>
          <table:table-cell office:value-type="float" office:value="-0.329424321651459" calcext:value-type="float">
            <text:p>-0.3294243217</text:p>
          </table:table-cell>
          <table:table-cell office:value-type="float" office:value="-0.00881193112581968" calcext:value-type="float">
            <text:p>-0.00881193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10882830619812" calcext:value-type="float">
            <text:p>0.0410882831</text:p>
          </table:table-cell>
          <table:table-cell office:value-type="float" office:value="-0.332840353250504" calcext:value-type="float">
            <text:p>-0.3328403533</text:p>
          </table:table-cell>
          <table:table-cell office:value-type="float" office:value="-0.00897745322436094" calcext:value-type="float">
            <text:p>-0.00897745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11373190581799" calcext:value-type="float">
            <text:p>0.0411373191</text:p>
          </table:table-cell>
          <table:table-cell office:value-type="float" office:value="-0.336263567209244" calcext:value-type="float">
            <text:p>-0.3362635672</text:p>
          </table:table-cell>
          <table:table-cell office:value-type="float" office:value="-0.00914380978792906" calcext:value-type="float">
            <text:p>-0.00914380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11870367825031" calcext:value-type="float">
            <text:p>0.0411870368</text:p>
          </table:table-cell>
          <table:table-cell office:value-type="float" office:value="-0.339692503213882" calcext:value-type="float">
            <text:p>-0.3396925032</text:p>
          </table:table-cell>
          <table:table-cell office:value-type="float" office:value="-0.00931096076965332" calcext:value-type="float">
            <text:p>-0.00931096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12374325096607" calcext:value-type="float">
            <text:p>0.0412374325</text:p>
          </table:table-cell>
          <table:table-cell office:value-type="float" office:value="-0.343126207590103" calcext:value-type="float">
            <text:p>-0.3431262076</text:p>
          </table:table-cell>
          <table:table-cell office:value-type="float" office:value="-0.0094788558781147" calcext:value-type="float">
            <text:p>-0.009478855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12884950637818" calcext:value-type="float">
            <text:p>0.0412884951</text:p>
          </table:table-cell>
          <table:table-cell office:value-type="float" office:value="-0.346563369035721" calcext:value-type="float">
            <text:p>-0.346563369</text:p>
          </table:table-cell>
          <table:table-cell office:value-type="float" office:value="-0.00964744295924902" calcext:value-type="float">
            <text:p>-0.0096474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13402169942856" calcext:value-type="float">
            <text:p>0.041340217</text:p>
          </table:table-cell>
          <table:table-cell office:value-type="float" office:value="-0.350002825260162" calcext:value-type="float">
            <text:p>-0.3500028253</text:p>
          </table:table-cell>
          <table:table-cell office:value-type="float" office:value="-0.00981668289750814" calcext:value-type="float">
            <text:p>-0.0098166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1392557322979" calcext:value-type="float">
            <text:p>0.0413925573</text:p>
          </table:table-cell>
          <table:table-cell office:value-type="float" office:value="-0.353443413972855" calcext:value-type="float">
            <text:p>-0.353443414</text:p>
          </table:table-cell>
          <table:table-cell office:value-type="float" office:value="-0.00998651515692472" calcext:value-type="float">
            <text:p>-0.00998651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14455272257328" calcext:value-type="float">
            <text:p>0.0414455272</text:p>
          </table:table-cell>
          <table:table-cell office:value-type="float" office:value="-0.35688391327858" calcext:value-type="float">
            <text:p>-0.3568839133</text:p>
          </table:table-cell>
          <table:table-cell office:value-type="float" office:value="-0.0101568996906281" calcext:value-type="float">
            <text:p>-0.01015689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14991080760956" calcext:value-type="float">
            <text:p>0.0414991081</text:p>
          </table:table-cell>
          <table:table-cell office:value-type="float" office:value="-0.360323220491409" calcext:value-type="float">
            <text:p>-0.3603232205</text:p>
          </table:table-cell>
          <table:table-cell office:value-type="float" office:value="-0.0103277824819088" calcext:value-type="float">
            <text:p>-0.0103277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16080355644226" calcext:value-type="float">
            <text:p>0.0416080356</text:p>
          </table:table-cell>
          <table:table-cell office:value-type="float" office:value="-0.367193222045898" calcext:value-type="float">
            <text:p>-0.367193222</text:p>
          </table:table-cell>
          <table:table-cell office:value-type="float" office:value="-0.0106708481907845" calcext:value-type="float">
            <text:p>-0.01067084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16633449494839" calcext:value-type="float">
            <text:p>0.0416633449</text:p>
          </table:table-cell>
          <table:table-cell office:value-type="float" office:value="-0.370621562004089" calcext:value-type="float">
            <text:p>-0.370621562</text:p>
          </table:table-cell>
          <table:table-cell office:value-type="float" office:value="-0.0108429221436381" calcext:value-type="float">
            <text:p>-0.01084292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1775569319725" calcext:value-type="float">
            <text:p>0.0417755693</text:p>
          </table:table-cell>
          <table:table-cell office:value-type="float" office:value="-0.377459079027176" calcext:value-type="float">
            <text:p>-0.377459079</text:p>
          </table:table-cell>
          <table:table-cell office:value-type="float" office:value="-0.0111879091709852" calcext:value-type="float">
            <text:p>-0.0111879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18324396014214" calcext:value-type="float">
            <text:p>0.0418324396</text:p>
          </table:table-cell>
          <table:table-cell office:value-type="float" office:value="-0.380865693092346" calcext:value-type="float">
            <text:p>-0.3808656931</text:p>
          </table:table-cell>
          <table:table-cell office:value-type="float" office:value="-0.0113607086241245" calcext:value-type="float">
            <text:p>-0.0113607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19476069509983" calcext:value-type="float">
            <text:p>0.041947607</text:p>
          </table:table-cell>
          <table:table-cell office:value-type="float" office:value="-0.387649118900299" calcext:value-type="float">
            <text:p>-0.3876491189</text:p>
          </table:table-cell>
          <table:table-cell office:value-type="float" office:value="-0.0117066595703363" calcext:value-type="float">
            <text:p>-0.0117066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20058518648148" calcext:value-type="float">
            <text:p>0.0420058519</text:p>
          </table:table-cell>
          <table:table-cell office:value-type="float" office:value="-0.391023397445679" calcext:value-type="float">
            <text:p>-0.3910233974</text:p>
          </table:table-cell>
          <table:table-cell office:value-type="float" office:value="-0.0118796955794096" calcext:value-type="float">
            <text:p>-0.01187969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2064506560564" calcext:value-type="float">
            <text:p>0.0420645066</text:p>
          </table:table-cell>
          <table:table-cell office:value-type="float" office:value="-0.394384622573852" calcext:value-type="float">
            <text:p>-0.3943846226</text:p>
          </table:table-cell>
          <table:table-cell office:value-type="float" office:value="-0.0120527092367411" calcext:value-type="float">
            <text:p>-0.0120527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21235524117947" calcext:value-type="float">
            <text:p>0.0421235524</text:p>
          </table:table-cell>
          <table:table-cell office:value-type="float" office:value="-0.397731423377991" calcext:value-type="float">
            <text:p>-0.3977314234</text:p>
          </table:table-cell>
          <table:table-cell office:value-type="float" office:value="-0.0122256297618151" calcext:value-type="float">
            <text:p>-0.01222562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48132604360581" calcext:value-type="float">
            <text:p>0.0448132604</text:p>
          </table:table-cell>
          <table:table-cell office:value-type="float" office:value="-0.52201372385025" calcext:value-type="float">
            <text:p>-0.5220137239</text:p>
          </table:table-cell>
          <table:table-cell office:value-type="float" office:value="-0.0200027637183666" calcext:value-type="float">
            <text:p>-0.02000276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4788870960474" calcext:value-type="float">
            <text:p>0.044788871</text:p>
          </table:table-cell>
          <table:table-cell office:value-type="float" office:value="-0.521061837673187" calcext:value-type="float">
            <text:p>-0.5210618377</text:p>
          </table:table-cell>
          <table:table-cell office:value-type="float" office:value="-0.0199779216200113" calcext:value-type="float">
            <text:p>-0.0199779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47627827525139" calcext:value-type="float">
            <text:p>0.0447627828</text:p>
          </table:table-cell>
          <table:table-cell office:value-type="float" office:value="-0.520041227340698" calcext:value-type="float">
            <text:p>-0.5200412273</text:p>
          </table:table-cell>
          <table:table-cell office:value-type="float" office:value="-0.0199495553970337" calcext:value-type="float">
            <text:p>-0.01994955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47056740522385" calcext:value-type="float">
            <text:p>0.0447056741</text:p>
          </table:table-cell>
          <table:table-cell office:value-type="float" office:value="-0.517797410488129" calcext:value-type="float">
            <text:p>-0.5177974105</text:p>
          </table:table-cell>
          <table:table-cell office:value-type="float" office:value="-0.0198824778199196" calcext:value-type="float">
            <text:p>-0.01988247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46747429668903" calcext:value-type="float">
            <text:p>0.044674743</text:p>
          </table:table-cell>
          <table:table-cell office:value-type="float" office:value="-0.516576528549194" calcext:value-type="float">
            <text:p>-0.5165765285</text:p>
          </table:table-cell>
          <table:table-cell office:value-type="float" office:value="-0.0198439080268145" calcext:value-type="float">
            <text:p>-0.0198439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46422807872296" calcext:value-type="float">
            <text:p>0.0446422808</text:p>
          </table:table-cell>
          <table:table-cell office:value-type="float" office:value="-0.515291035175324" calcext:value-type="float">
            <text:p>-0.5152910352</text:p>
          </table:table-cell>
          <table:table-cell office:value-type="float" office:value="-0.0198020730167627" calcext:value-type="float">
            <text:p>-0.0198020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46083471179009" calcext:value-type="float">
            <text:p>0.0446083471</text:p>
          </table:table-cell>
          <table:table-cell office:value-type="float" office:value="-0.513942003250122" calcext:value-type="float">
            <text:p>-0.5139420033</text:p>
          </table:table-cell>
          <table:table-cell office:value-type="float" office:value="-0.0197570379823446" calcext:value-type="float">
            <text:p>-0.0197570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45729717612267" calcext:value-type="float">
            <text:p>0.0445729718</text:p>
          </table:table-cell>
          <table:table-cell office:value-type="float" office:value="-0.512530505657196" calcext:value-type="float">
            <text:p>-0.5125305057</text:p>
          </table:table-cell>
          <table:table-cell office:value-type="float" office:value="-0.0197088681161404" calcext:value-type="float">
            <text:p>-0.01970886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45362143218517" calcext:value-type="float">
            <text:p>0.0445362143</text:p>
          </table:table-cell>
          <table:table-cell office:value-type="float" office:value="-0.511057734489441" calcext:value-type="float">
            <text:p>-0.5110577345</text:p>
          </table:table-cell>
          <table:table-cell office:value-type="float" office:value="-0.0196576397866011" calcext:value-type="float">
            <text:p>-0.01965763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44587096571922" calcext:value-type="float">
            <text:p>0.0444587097</text:p>
          </table:table-cell>
          <table:table-cell office:value-type="float" office:value="-0.507932305335999" calcext:value-type="float">
            <text:p>-0.5079323053</text:p>
          </table:table-cell>
          <table:table-cell office:value-type="float" office:value="-0.0195462498813868" calcext:value-type="float">
            <text:p>-0.0195462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44180555641651" calcext:value-type="float">
            <text:p>0.0444180556</text:p>
          </table:table-cell>
          <table:table-cell office:value-type="float" office:value="-0.506281733512878" calcext:value-type="float">
            <text:p>-0.5062817335</text:p>
          </table:table-cell>
          <table:table-cell office:value-type="float" office:value="-0.0194862261414528" calcext:value-type="float">
            <text:p>-0.01948622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4376190751791" calcext:value-type="float">
            <text:p>0.0443761908</text:p>
          </table:table-cell>
          <table:table-cell office:value-type="float" office:value="-0.504574060440064" calcext:value-type="float">
            <text:p>-0.5045740604</text:p>
          </table:table-cell>
          <table:table-cell office:value-type="float" office:value="-0.0194234047085047" calcext:value-type="float">
            <text:p>-0.01942340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42890487611294" calcext:value-type="float">
            <text:p>0.0442890488</text:p>
          </table:table-cell>
          <table:table-cell office:value-type="float" office:value="-0.500991821289063" calcext:value-type="float">
            <text:p>-0.5009918213</text:p>
          </table:table-cell>
          <table:table-cell office:value-type="float" office:value="-0.0192896500229836" calcext:value-type="float">
            <text:p>-0.01928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42438498139381" calcext:value-type="float">
            <text:p>0.0442438498</text:p>
          </table:table-cell>
          <table:table-cell office:value-type="float" office:value="-0.499119371175766" calcext:value-type="float">
            <text:p>-0.4991193712</text:p>
          </table:table-cell>
          <table:table-cell office:value-type="float" office:value="-0.0192188490182161" calcext:value-type="float">
            <text:p>-0.019218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41504344344139" calcext:value-type="float">
            <text:p>0.0441504344</text:p>
          </table:table-cell>
          <table:table-cell office:value-type="float" office:value="-0.495216935873032" calcext:value-type="float">
            <text:p>-0.4952169359</text:p>
          </table:table-cell>
          <table:table-cell office:value-type="float" office:value="-0.0190697312355042" calcext:value-type="float">
            <text:p>-0.01906973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40533086657524" calcext:value-type="float">
            <text:p>0.0440533087</text:p>
          </table:table-cell>
          <table:table-cell office:value-type="float" office:value="-0.491111814975738" calcext:value-type="float">
            <text:p>-0.491111815</text:p>
          </table:table-cell>
          <table:table-cell office:value-type="float" office:value="-0.0189110413193703" calcext:value-type="float">
            <text:p>-0.01891104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40034754574299" calcext:value-type="float">
            <text:p>0.0440034755</text:p>
          </table:table-cell>
          <table:table-cell office:value-type="float" office:value="-0.488985866308212" calcext:value-type="float">
            <text:p>-0.4889858663</text:p>
          </table:table-cell>
          <table:table-cell office:value-type="float" office:value="-0.0188282765448093" calcext:value-type="float">
            <text:p>-0.01882827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39528301358223" calcext:value-type="float">
            <text:p>0.0439528301</text:p>
          </table:table-cell>
          <table:table-cell office:value-type="float" office:value="-0.486812502145767" calcext:value-type="float">
            <text:p>-0.4868125021</text:p>
          </table:table-cell>
          <table:table-cell office:value-type="float" office:value="-0.018743310123682" calcext:value-type="float">
            <text:p>-0.01874331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3901439756155" calcext:value-type="float">
            <text:p>0.0439014398</text:p>
          </table:table-cell>
          <table:table-cell office:value-type="float" office:value="-0.484592705965042" calcext:value-type="float">
            <text:p>-0.484592706</text:p>
          </table:table-cell>
          <table:table-cell office:value-type="float" office:value="-0.0186562184244394" calcext:value-type="float">
            <text:p>-0.0186562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38493452966213" calcext:value-type="float">
            <text:p>0.0438493453</text:p>
          </table:table-cell>
          <table:table-cell office:value-type="float" office:value="-0.482327610254288" calcext:value-type="float">
            <text:p>-0.4823276103</text:p>
          </table:table-cell>
          <table:table-cell office:value-type="float" office:value="-0.0185670610517263" calcext:value-type="float">
            <text:p>-0.0185670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37965877354145" calcext:value-type="float">
            <text:p>0.0437965877</text:p>
          </table:table-cell>
          <table:table-cell office:value-type="float" office:value="-0.48001816868782" calcext:value-type="float">
            <text:p>-0.4800181687</text:p>
          </table:table-cell>
          <table:table-cell office:value-type="float" office:value="-0.0184759013354778" calcext:value-type="float">
            <text:p>-0.018475901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37432080507278" calcext:value-type="float">
            <text:p>0.0437432081</text:p>
          </table:table-cell>
          <table:table-cell office:value-type="float" office:value="-0.477665573358536" calcext:value-type="float">
            <text:p>-0.4776655734</text:p>
          </table:table-cell>
          <table:table-cell office:value-type="float" office:value="-0.0183828081935644" calcext:value-type="float">
            <text:p>-0.0183828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36347685754299" calcext:value-type="float">
            <text:p>0.0436347686</text:p>
          </table:table-cell>
          <table:table-cell office:value-type="float" office:value="-0.472834974527359" calcext:value-type="float">
            <text:p>-0.4728349745</text:p>
          </table:table-cell>
          <table:table-cell office:value-type="float" office:value="-0.0181910637766123" calcext:value-type="float">
            <text:p>-0.01819106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35797944664955" calcext:value-type="float">
            <text:p>0.0435797945</text:p>
          </table:table-cell>
          <table:table-cell office:value-type="float" office:value="-0.470359176397324" calcext:value-type="float">
            <text:p>-0.4703591764</text:p>
          </table:table-cell>
          <table:table-cell office:value-type="float" office:value="-0.0180925466120243" calcext:value-type="float">
            <text:p>-0.01809254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35243509709835" calcext:value-type="float">
            <text:p>0.043524351</text:p>
          </table:table-cell>
          <table:table-cell office:value-type="float" office:value="-0.467844545841217" calcext:value-type="float">
            <text:p>-0.4678445458</text:p>
          </table:table-cell>
          <table:table-cell office:value-type="float" office:value="-0.0179923381656408" calcext:value-type="float">
            <text:p>-0.01799233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4685163199902" calcext:value-type="float">
            <text:p>0.0434685163</text:p>
          </table:table-cell>
          <table:table-cell office:value-type="float" office:value="-0.465291976928711" calcext:value-type="float">
            <text:p>-0.4652919769</text:p>
          </table:table-cell>
          <table:table-cell office:value-type="float" office:value="-0.0178905110806227" calcext:value-type="float">
            <text:p>-0.01789051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3557592332363" calcext:value-type="float">
            <text:p>0.0433557592</text:p>
          </table:table-cell>
          <table:table-cell office:value-type="float" office:value="-0.460077494382858" calcext:value-type="float">
            <text:p>-0.4600774944</text:p>
          </table:table-cell>
          <table:table-cell office:value-type="float" office:value="-0.0176822263747454" calcext:value-type="float">
            <text:p>-0.01768222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32989224791527" calcext:value-type="float">
            <text:p>0.0432989225</text:p>
          </table:table-cell>
          <table:table-cell office:value-type="float" office:value="-0.457417875528336" calcext:value-type="float">
            <text:p>-0.4574178755</text:p>
          </table:table-cell>
          <table:table-cell office:value-type="float" office:value="-0.0175759010016918" calcext:value-type="float">
            <text:p>-0.0175759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32418212294579" calcext:value-type="float">
            <text:p>0.0432418212</text:p>
          </table:table-cell>
          <table:table-cell office:value-type="float" office:value="-0.454724580049515" calcext:value-type="float">
            <text:p>-0.45472458</text:p>
          </table:table-cell>
          <table:table-cell office:value-type="float" office:value="-0.0174681898206472" calcext:value-type="float">
            <text:p>-0.01746818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3184507638216" calcext:value-type="float">
            <text:p>0.0431845076</text:p>
          </table:table-cell>
          <table:table-cell office:value-type="float" office:value="-0.451998770236969" calcext:value-type="float">
            <text:p>-0.4519987702</text:p>
          </table:table-cell>
          <table:table-cell office:value-type="float" office:value="-0.0173591505736113" calcext:value-type="float">
            <text:p>-0.017359150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31270077824593" calcext:value-type="float">
            <text:p>0.0431270078</text:p>
          </table:table-cell>
          <table:table-cell office:value-type="float" office:value="-0.449241548776627" calcext:value-type="float">
            <text:p>-0.4492415488</text:p>
          </table:table-cell>
          <table:table-cell office:value-type="float" office:value="-0.0172488521784544" calcext:value-type="float">
            <text:p>-0.01724885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30693663656712" calcext:value-type="float">
            <text:p>0.0430693664</text:p>
          </table:table-cell>
          <table:table-cell office:value-type="float" office:value="-0.446454048156738" calcext:value-type="float">
            <text:p>-0.4464540482</text:p>
          </table:table-cell>
          <table:table-cell office:value-type="float" office:value="-0.0171373467892408" calcext:value-type="float">
            <text:p>-0.01713734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429537817835808" calcext:value-type="float">
            <text:p>0.0429537818</text:p>
          </table:table-cell>
          <table:table-cell office:value-type="float" office:value="-0.44079202413559" calcext:value-type="float">
            <text:p>-0.4407920241</text:p>
          </table:table-cell>
          <table:table-cell office:value-type="float" office:value="-0.0169109404087067" calcext:value-type="float">
            <text:p>-0.01691094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28959019482136" calcext:value-type="float">
            <text:p>0.0428959019</text:p>
          </table:table-cell>
          <table:table-cell office:value-type="float" office:value="-0.437919765710831" calcext:value-type="float">
            <text:p>-0.4379197657</text:p>
          </table:table-cell>
          <table:table-cell office:value-type="float" office:value="-0.0167961530387402" calcext:value-type="float">
            <text:p>-0.0167961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28380146622658" calcext:value-type="float">
            <text:p>0.0428380147</text:p>
          </table:table-cell>
          <table:table-cell office:value-type="float" office:value="-0.43502140045166" calcext:value-type="float">
            <text:p>-0.4350214005</text:p>
          </table:table-cell>
          <table:table-cell office:value-type="float" office:value="-0.0166803821921349" calcext:value-type="float">
            <text:p>-0.01668038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27801497280598" calcext:value-type="float">
            <text:p>0.0427801497</text:p>
          </table:table-cell>
          <table:table-cell office:value-type="float" office:value="-0.432098090648651" calcext:value-type="float">
            <text:p>-0.4320980906</text:p>
          </table:table-cell>
          <table:table-cell office:value-type="float" office:value="-0.0165636856108904" calcext:value-type="float">
            <text:p>-0.0165636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27223406732082" calcext:value-type="float">
            <text:p>0.0427223407</text:p>
          </table:table-cell>
          <table:table-cell office:value-type="float" office:value="-0.429150730371475" calcext:value-type="float">
            <text:p>-0.4291507304</text:p>
          </table:table-cell>
          <table:table-cell office:value-type="float" office:value="-0.0164461117237806" calcext:value-type="float">
            <text:p>-0.01644611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42664609849453" calcext:value-type="float">
            <text:p>0.0426646098</text:p>
          </table:table-cell>
          <table:table-cell office:value-type="float" office:value="-0.426180422306061" calcext:value-type="float">
            <text:p>-0.4261804223</text:p>
          </table:table-cell>
          <table:table-cell office:value-type="float" office:value="-0.0163277126848698" calcext:value-type="float">
            <text:p>-0.01632771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25495058298111" calcext:value-type="float">
            <text:p>0.0425495058</text:p>
          </table:table-cell>
          <table:table-cell office:value-type="float" office:value="-0.420175671577454" calcext:value-type="float">
            <text:p>-0.4201756716</text:p>
          </table:table-cell>
          <table:table-cell office:value-type="float" office:value="-0.0160886682569981" calcext:value-type="float">
            <text:p>-0.0160886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24922071397305" calcext:value-type="float">
            <text:p>0.0424922071</text:p>
          </table:table-cell>
          <table:table-cell office:value-type="float" office:value="-0.417143315076828" calcext:value-type="float">
            <text:p>-0.4171433151</text:p>
          </table:table-cell>
          <table:table-cell office:value-type="float" office:value="-0.015968119725585" calcext:value-type="float">
            <text:p>-0.015968119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24350909888744" calcext:value-type="float">
            <text:p>0.042435091</text:p>
          </table:table-cell>
          <table:table-cell office:value-type="float" office:value="-0.414092361927033" calcext:value-type="float">
            <text:p>-0.4140923619</text:p>
          </table:table-cell>
          <table:table-cell office:value-type="float" office:value="-0.0158469621092081" calcext:value-type="float">
            <text:p>-0.01584696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23782020807266" calcext:value-type="float">
            <text:p>0.0423782021</text:p>
          </table:table-cell>
          <table:table-cell office:value-type="float" office:value="-0.411023676395416" calcext:value-type="float">
            <text:p>-0.4110236764</text:p>
          </table:table-cell>
          <table:table-cell office:value-type="float" office:value="-0.0157252326607704" calcext:value-type="float">
            <text:p>-0.0157252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23215627670288" calcext:value-type="float">
            <text:p>0.0423215628</text:p>
          </table:table-cell>
          <table:table-cell office:value-type="float" office:value="-0.407938718795776" calcext:value-type="float">
            <text:p>-0.4079387188</text:p>
          </table:table-cell>
          <table:table-cell office:value-type="float" office:value="-0.0156029937788844" calcext:value-type="float">
            <text:p>-0.01560299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22651991248131" calcext:value-type="float">
            <text:p>0.0422651991</text:p>
          </table:table-cell>
          <table:table-cell office:value-type="float" office:value="-0.404838234186173" calcext:value-type="float">
            <text:p>-0.4048382342</text:p>
          </table:table-cell>
          <table:table-cell office:value-type="float" office:value="-0.0154802808538079" calcext:value-type="float">
            <text:p>-0.015480280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422091335058212" calcext:value-type="float">
            <text:p>0.0422091335</text:p>
          </table:table-cell>
          <table:table-cell office:value-type="float" office:value="-0.40172353386879" calcext:value-type="float">
            <text:p>-0.4017235339</text:p>
          </table:table-cell>
          <table:table-cell office:value-type="float" office:value="-0.0153571581467986" calcext:value-type="float">
            <text:p>-0.015357158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2097982019186" calcext:value-type="float">
            <text:p>0.042097982</text:p>
          </table:table-cell>
          <table:table-cell office:value-type="float" office:value="-0.395455360412598" calcext:value-type="float">
            <text:p>-0.3954553604</text:p>
          </table:table-cell>
          <table:table-cell office:value-type="float" office:value="-0.0151098407804966" calcext:value-type="float">
            <text:p>-0.01510984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20429408550263" calcext:value-type="float">
            <text:p>0.0420429409</text:p>
          </table:table-cell>
          <table:table-cell office:value-type="float" office:value="-0.392304033041" calcext:value-type="float">
            <text:p>-0.392304033</text:p>
          </table:table-cell>
          <table:table-cell office:value-type="float" office:value="-0.0149857420474291" calcext:value-type="float">
            <text:p>-0.0149857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419882945716381" calcext:value-type="float">
            <text:p>0.0419882946</text:p>
          </table:table-cell>
          <table:table-cell office:value-type="float" office:value="-0.389142781496048" calcext:value-type="float">
            <text:p>-0.3891427815</text:p>
          </table:table-cell>
          <table:table-cell office:value-type="float" office:value="-0.0148614207282662" calcext:value-type="float">
            <text:p>-0.01486142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19340543448925" calcext:value-type="float">
            <text:p>0.0419340543</text:p>
          </table:table-cell>
          <table:table-cell office:value-type="float" office:value="-0.385972499847412" calcext:value-type="float">
            <text:p>-0.3859724998</text:p>
          </table:table-cell>
          <table:table-cell office:value-type="float" office:value="-0.0147369066253305" calcext:value-type="float">
            <text:p>-0.01473690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418802313506603" calcext:value-type="float">
            <text:p>0.0418802314</text:p>
          </table:table-cell>
          <table:table-cell office:value-type="float" office:value="-0.382794171571732" calcext:value-type="float">
            <text:p>-0.3827941716</text:p>
          </table:table-cell>
          <table:table-cell office:value-type="float" office:value="-0.014612253755331" calcext:value-type="float">
            <text:p>-0.01461225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418268665671349" calcext:value-type="float">
            <text:p>0.0418268666</text:p>
          </table:table-cell>
          <table:table-cell office:value-type="float" office:value="-0.379609048366547" calcext:value-type="float">
            <text:p>-0.3796090484</text:p>
          </table:table-cell>
          <table:table-cell office:value-type="float" office:value="-0.0144875040277839" calcext:value-type="float">
            <text:p>-0.0144875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417215302586556" calcext:value-type="float">
            <text:p>0.0417215303</text:p>
          </table:table-cell>
          <table:table-cell office:value-type="float" office:value="-0.37322273850441" calcext:value-type="float">
            <text:p>-0.3732227385</text:p>
          </table:table-cell>
          <table:table-cell office:value-type="float" office:value="-0.0142378937453032" calcext:value-type="float">
            <text:p>-0.01423789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6695959866047" calcext:value-type="float">
            <text:p>0.041669596</text:p>
          </table:table-cell>
          <table:table-cell office:value-type="float" office:value="-0.370023608207703" calcext:value-type="float">
            <text:p>-0.3700236082</text:p>
          </table:table-cell>
          <table:table-cell office:value-type="float" office:value="-0.0141131216660142" calcext:value-type="float">
            <text:p>-0.0141131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15672957897186" calcext:value-type="float">
            <text:p>0.0415672958</text:p>
          </table:table-cell>
          <table:table-cell office:value-type="float" office:value="-0.363618582487106" calcext:value-type="float">
            <text:p>-0.3636185825</text:p>
          </table:table-cell>
          <table:table-cell office:value-type="float" office:value="-0.0138638447970152" calcext:value-type="float">
            <text:p>-0.01386384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415169559419155" calcext:value-type="float">
            <text:p>0.0415169559</text:p>
          </table:table-cell>
          <table:table-cell office:value-type="float" office:value="-0.360415160655975" calcext:value-type="float">
            <text:p>-0.3604151607</text:p>
          </table:table-cell>
          <table:table-cell office:value-type="float" office:value="-0.0137394350022078" calcext:value-type="float">
            <text:p>-0.013739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14671637117863" calcext:value-type="float">
            <text:p>0.0414671637</text:p>
          </table:table-cell>
          <table:table-cell office:value-type="float" office:value="-0.357212036848068" calcext:value-type="float">
            <text:p>-0.3572120368</text:p>
          </table:table-cell>
          <table:table-cell office:value-type="float" office:value="-0.0136152198538184" calcext:value-type="float">
            <text:p>-0.0136152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14179489016533" calcext:value-type="float">
            <text:p>0.0414179489</text:p>
          </table:table-cell>
          <table:table-cell office:value-type="float" office:value="-0.354010760784149" calcext:value-type="float">
            <text:p>-0.3540107608</text:p>
          </table:table-cell>
          <table:table-cell office:value-type="float" office:value="-0.0134912440553308" calcext:value-type="float">
            <text:p>-0.01349124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413212664425373" calcext:value-type="float">
            <text:p>0.0413212664</text:p>
          </table:table-cell>
          <table:table-cell office:value-type="float" office:value="-0.347617715597153" calcext:value-type="float">
            <text:p>-0.3476177156</text:p>
          </table:table-cell>
          <table:table-cell office:value-type="float" office:value="-0.0132441930472851" calcext:value-type="float">
            <text:p>-0.0132441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412270091474056" calcext:value-type="float">
            <text:p>0.0412270091</text:p>
          </table:table-cell>
          <table:table-cell office:value-type="float" office:value="-0.341244459152222" calcext:value-type="float">
            <text:p>-0.3412444592</text:p>
          </table:table-cell>
          <table:table-cell office:value-type="float" office:value="-0.0129985902458429" calcext:value-type="float">
            <text:p>-0.01299859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1180819272995" calcext:value-type="float">
            <text:p>0.0411808193</text:p>
          </table:table-cell>
          <table:table-cell office:value-type="float" office:value="-0.338067829608917" calcext:value-type="float">
            <text:p>-0.3380678296</text:p>
          </table:table-cell>
          <table:table-cell office:value-type="float" office:value="-0.0128764305263758" calcext:value-type="float">
            <text:p>-0.01287643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10903319716454" calcext:value-type="float">
            <text:p>0.041090332</text:p>
          </table:table-cell>
          <table:table-cell office:value-type="float" office:value="-0.331740230321884" calcext:value-type="float">
            <text:p>-0.3317402303</text:p>
          </table:table-cell>
          <table:table-cell office:value-type="float" office:value="-0.0126335844397545" calcext:value-type="float">
            <text:p>-0.01263358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1046068072319" calcext:value-type="float">
            <text:p>0.0410460681</text:p>
          </table:table-cell>
          <table:table-cell office:value-type="float" office:value="-0.328591167926788" calcext:value-type="float">
            <text:p>-0.3285911679</text:p>
          </table:table-cell>
          <table:table-cell office:value-type="float" office:value="-0.0125129744410515" calcext:value-type="float">
            <text:p>-0.01251297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410024523735047" calcext:value-type="float">
            <text:p>0.0410024524</text:p>
          </table:table-cell>
          <table:table-cell office:value-type="float" office:value="-0.325453549623489" calcext:value-type="float">
            <text:p>-0.3254535496</text:p>
          </table:table-cell>
          <table:table-cell office:value-type="float" office:value="-0.0123929623514414" calcext:value-type="float">
            <text:p>-0.012392962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0917232632637" calcext:value-type="float">
            <text:p>0.0409172326</text:p>
          </table:table-cell>
          <table:table-cell office:value-type="float" office:value="-0.319216638803482" calcext:value-type="float">
            <text:p>-0.3192166388</text:p>
          </table:table-cell>
          <table:table-cell office:value-type="float" office:value="-0.0121548529714346" calcext:value-type="float">
            <text:p>-0.0121548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408756285905838" calcext:value-type="float">
            <text:p>0.0408756286</text:p>
          </table:table-cell>
          <table:table-cell office:value-type="float" office:value="-0.31611955165863" calcext:value-type="float">
            <text:p>-0.3161195517</text:p>
          </table:table-cell>
          <table:table-cell office:value-type="float" office:value="-0.012036838568747" calcext:value-type="float">
            <text:p>-0.0120368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408347100019455" calcext:value-type="float">
            <text:p>0.04083471</text:p>
          </table:table-cell>
          <table:table-cell office:value-type="float" office:value="-0.313037931919098" calcext:value-type="float">
            <text:p>-0.3130379319</text:p>
          </table:table-cell>
          <table:table-cell office:value-type="float" office:value="-0.0119195617735386" calcext:value-type="float">
            <text:p>-0.01191956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407549478113651" calcext:value-type="float">
            <text:p>0.0407549478</text:p>
          </table:table-cell>
          <table:table-cell office:value-type="float" office:value="-0.306926071643829" calcext:value-type="float">
            <text:p>-0.3069260716</text:p>
          </table:table-cell>
          <table:table-cell office:value-type="float" office:value="-0.0116873774677515" calcext:value-type="float">
            <text:p>-0.011687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406779497861862" calcext:value-type="float">
            <text:p>0.0406779498</text:p>
          </table:table-cell>
          <table:table-cell office:value-type="float" office:value="-0.300889372825623" calcext:value-type="float">
            <text:p>-0.3008893728</text:p>
          </table:table-cell>
          <table:table-cell office:value-type="float" office:value="-0.0114585850387812" calcext:value-type="float">
            <text:p>-0.01145858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06405031681061" calcext:value-type="float">
            <text:p>0.0406405032</text:p>
          </table:table-cell>
          <table:table-cell office:value-type="float" office:value="-0.29790210723877" calcext:value-type="float">
            <text:p>-0.2979021072</text:p>
          </table:table-cell>
          <table:table-cell office:value-type="float" office:value="-0.0113455578684807" calcext:value-type="float">
            <text:p>-0.01134555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406037606298924" calcext:value-type="float">
            <text:p>0.0406037606</text:p>
          </table:table-cell>
          <table:table-cell office:value-type="float" office:value="-0.294936805963516" calcext:value-type="float">
            <text:p>-0.294936806</text:p>
          </table:table-cell>
          <table:table-cell office:value-type="float" office:value="-0.011233476921916" calcext:value-type="float">
            <text:p>-0.01123347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05323803424835" calcext:value-type="float">
            <text:p>0.0405323803</text:p>
          </table:table-cell>
          <table:table-cell office:value-type="float" office:value="-0.289076566696167" calcext:value-type="float">
            <text:p>-0.2890765667</text:p>
          </table:table-cell>
          <table:table-cell office:value-type="float" office:value="-0.0110123315826058" calcext:value-type="float">
            <text:p>-0.01101233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404638275504112" calcext:value-type="float">
            <text:p>0.0404638276</text:p>
          </table:table-cell>
          <table:table-cell office:value-type="float" office:value="-0.283317387104034" calcext:value-type="float">
            <text:p>-0.2833173871</text:p>
          </table:table-cell>
          <table:table-cell office:value-type="float" office:value="-0.0107954265549779" calcext:value-type="float">
            <text:p>-0.0107954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403981022536755" calcext:value-type="float">
            <text:p>0.0403981023</text:p>
          </table:table-cell>
          <table:table-cell office:value-type="float" office:value="-0.277667880058289" calcext:value-type="float">
            <text:p>-0.2776678801</text:p>
          </table:table-cell>
          <table:table-cell office:value-type="float" office:value="-0.0105830514803529" calcext:value-type="float">
            <text:p>-0.01058305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403663031756878" calcext:value-type="float">
            <text:p>0.0403663032</text:p>
          </table:table-cell>
          <table:table-cell office:value-type="float" office:value="-0.274886906147003" calcext:value-type="float">
            <text:p>-0.2748869061</text:p>
          </table:table-cell>
          <table:table-cell office:value-type="float" office:value="-0.0104786427691579" calcext:value-type="float">
            <text:p>-0.01047864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40304820984602" calcext:value-type="float">
            <text:p>0.040304821</text:p>
          </table:table-cell>
          <table:table-cell office:value-type="float" office:value="-0.26941767334938" calcext:value-type="float">
            <text:p>-0.2694176733</text:p>
          </table:table-cell>
          <table:table-cell office:value-type="float" office:value="-0.0102735599502921" calcext:value-type="float">
            <text:p>-0.010273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402751341462135" calcext:value-type="float">
            <text:p>0.0402751341</text:p>
          </table:table-cell>
          <table:table-cell office:value-type="float" office:value="-0.266731679439545" calcext:value-type="float">
            <text:p>-0.2667316794</text:p>
          </table:table-cell>
          <table:table-cell office:value-type="float" office:value="-0.010172956623137" calcext:value-type="float">
            <text:p>-0.01017295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402461439371109" calcext:value-type="float">
            <text:p>0.0402461439</text:p>
          </table:table-cell>
          <table:table-cell office:value-type="float" office:value="-0.264079570770264" calcext:value-type="float">
            <text:p>-0.2640795708</text:p>
          </table:table-cell>
          <table:table-cell office:value-type="float" office:value="-0.0100736944004893" calcext:value-type="float">
            <text:p>-0.01007369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401633642613888" calcext:value-type="float">
            <text:p>0.0401633643</text:p>
          </table:table-cell>
          <table:table-cell office:value-type="float" office:value="-0.256336688995361" calcext:value-type="float">
            <text:p>-0.256336689</text:p>
          </table:table-cell>
          <table:table-cell office:value-type="float" office:value="-0.00978427473455668" calcext:value-type="float">
            <text:p>-0.009784274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01371605694294" calcext:value-type="float">
            <text:p>0.0401371606</text:p>
          </table:table-cell>
          <table:table-cell office:value-type="float" office:value="-0.253830313682556" calcext:value-type="float">
            <text:p>-0.2538303137</text:p>
          </table:table-cell>
          <table:table-cell office:value-type="float" office:value="-0.00969069823622704" calcext:value-type="float">
            <text:p>-0.00969069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401116497814655" calcext:value-type="float">
            <text:p>0.0401116498</text:p>
          </table:table-cell>
          <table:table-cell office:value-type="float" office:value="-0.251363396644592" calcext:value-type="float">
            <text:p>-0.2513633966</text:p>
          </table:table-cell>
          <table:table-cell office:value-type="float" office:value="-0.00959864258766175" calcext:value-type="float">
            <text:p>-0.00959864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00868058204651" calcext:value-type="float">
            <text:p>0.0400868058</text:p>
          </table:table-cell>
          <table:table-cell office:value-type="float" office:value="-0.248936459422111" calcext:value-type="float">
            <text:p>-0.2489364594</text:p>
          </table:table-cell>
          <table:table-cell office:value-type="float" office:value="-0.00950811989605427" calcext:value-type="float">
            <text:p>-0.0095081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400626584887505" calcext:value-type="float">
            <text:p>0.0400626585</text:p>
          </table:table-cell>
          <table:table-cell office:value-type="float" office:value="-0.24655094742775" calcext:value-type="float">
            <text:p>-0.2465509474</text:p>
          </table:table-cell>
          <table:table-cell office:value-type="float" office:value="-0.00941917859017849" calcext:value-type="float">
            <text:p>-0.00941917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400163903832436" calcext:value-type="float">
            <text:p>0.0400163904</text:p>
          </table:table-cell>
          <table:table-cell office:value-type="float" office:value="-0.241908133029938" calcext:value-type="float">
            <text:p>-0.241908133</text:p>
          </table:table-cell>
          <table:table-cell office:value-type="float" office:value="-0.00924617983400822" calcext:value-type="float">
            <text:p>-0.00924617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9994265884161" calcext:value-type="float">
            <text:p>0.0399942659</text:p>
          </table:table-cell>
          <table:table-cell office:value-type="float" office:value="-0.2396529763937" calcext:value-type="float">
            <text:p>-0.2396529764</text:p>
          </table:table-cell>
          <table:table-cell office:value-type="float" office:value="-0.00916218105703593" calcext:value-type="float">
            <text:p>-0.009162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99728156626225" calcext:value-type="float">
            <text:p>0.0399728157</text:p>
          </table:table-cell>
          <table:table-cell office:value-type="float" office:value="-0.237443327903748" calcext:value-type="float">
            <text:p>-0.2374433279</text:p>
          </table:table-cell>
          <table:table-cell office:value-type="float" office:value="-0.00907989870756865" calcext:value-type="float">
            <text:p>-0.00907989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99520210921764" calcext:value-type="float">
            <text:p>0.0399520211</text:p>
          </table:table-cell>
          <table:table-cell office:value-type="float" office:value="-0.235280320048332" calcext:value-type="float">
            <text:p>-0.23528032</text:p>
          </table:table-cell>
          <table:table-cell office:value-type="float" office:value="-0.00899936910718679" calcext:value-type="float">
            <text:p>-0.00899936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399124138057232" calcext:value-type="float">
            <text:p>0.0399124138</text:p>
          </table:table-cell>
          <table:table-cell office:value-type="float" office:value="-0.231098666787148" calcext:value-type="float">
            <text:p>-0.2310986668</text:p>
          </table:table-cell>
          <table:table-cell office:value-type="float" office:value="-0.00884370505809784" calcext:value-type="float">
            <text:p>-0.008843705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98935861885548" calcext:value-type="float">
            <text:p>0.0398935862</text:p>
          </table:table-cell>
          <table:table-cell office:value-type="float" office:value="-0.229082107543945" calcext:value-type="float">
            <text:p>-0.2290821075</text:p>
          </table:table-cell>
          <table:table-cell office:value-type="float" office:value="-0.00876863859593868" calcext:value-type="float">
            <text:p>-0.00876863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398754104971886" calcext:value-type="float">
            <text:p>0.0398754105</text:p>
          </table:table-cell>
          <table:table-cell office:value-type="float" office:value="-0.227116540074348" calcext:value-type="float">
            <text:p>-0.2271165401</text:p>
          </table:table-cell>
          <table:table-cell office:value-type="float" office:value="-0.00869546830654144" calcext:value-type="float">
            <text:p>-0.00869546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98578830063343" calcext:value-type="float">
            <text:p>0.039857883</text:p>
          </table:table-cell>
          <table:table-cell office:value-type="float" office:value="-0.225202783942223" calcext:value-type="float">
            <text:p>-0.2252027839</text:p>
          </table:table-cell>
          <table:table-cell office:value-type="float" office:value="-0.00862421374768019" calcext:value-type="float">
            <text:p>-0.00862421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98247353732586" calcext:value-type="float">
            <text:p>0.0398247354</text:p>
          </table:table-cell>
          <table:table-cell office:value-type="float" office:value="-0.221535861492157" calcext:value-type="float">
            <text:p>-0.2215358615</text:p>
          </table:table-cell>
          <table:table-cell office:value-type="float" office:value="-0.0084876399487257" calcext:value-type="float">
            <text:p>-0.00848763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98091189563274" calcext:value-type="float">
            <text:p>0.039809119</text:p>
          </table:table-cell>
          <table:table-cell office:value-type="float" office:value="-0.21978460252285" calcext:value-type="float">
            <text:p>-0.2197846025</text:p>
          </table:table-cell>
          <table:table-cell office:value-type="float" office:value="-0.00842237751930952" calcext:value-type="float">
            <text:p>-0.0084223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97941283881664" calcext:value-type="float">
            <text:p>0.0397941284</text:p>
          </table:table-cell>
          <table:table-cell office:value-type="float" office:value="-0.218089640140533" calcext:value-type="float">
            <text:p>-0.2180896401</text:p>
          </table:table-cell>
          <table:table-cell office:value-type="float" office:value="-0.00835918355733156" calcext:value-type="float">
            <text:p>-0.00835918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97797673940659" calcext:value-type="float">
            <text:p>0.0397797674</text:p>
          </table:table-cell>
          <table:table-cell office:value-type="float" office:value="-0.216452062129974" calcext:value-type="float">
            <text:p>-0.2164520621</text:p>
          </table:table-cell>
          <table:table-cell office:value-type="float" office:value="-0.00829810369759798" calcext:value-type="float">
            <text:p>-0.00829810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97660136222839" calcext:value-type="float">
            <text:p>0.0397660136</text:p>
          </table:table-cell>
          <table:table-cell office:value-type="float" office:value="-0.214872866868973" calcext:value-type="float">
            <text:p>-0.2148728669</text:p>
          </table:table-cell>
          <table:table-cell office:value-type="float" office:value="-0.00823915284126997" calcext:value-type="float">
            <text:p>-0.00823915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97403948009014" calcext:value-type="float">
            <text:p>0.0397403948</text:p>
          </table:table-cell>
          <table:table-cell office:value-type="float" office:value="-0.211894080042839" calcext:value-type="float">
            <text:p>-0.21189408</text:p>
          </table:table-cell>
          <table:table-cell office:value-type="float" office:value="-0.00812781788408756" calcext:value-type="float">
            <text:p>-0.00812781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97284999489784" calcext:value-type="float">
            <text:p>0.0397284999</text:p>
          </table:table-cell>
          <table:table-cell office:value-type="float" office:value="-0.210496693849564" calcext:value-type="float">
            <text:p>-0.2104966938</text:p>
          </table:table-cell>
          <table:table-cell office:value-type="float" office:value="-0.00807551015168428" calcext:value-type="float">
            <text:p>-0.008075510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97172160446644" calcext:value-type="float">
            <text:p>0.039717216</text:p>
          </table:table-cell>
          <table:table-cell office:value-type="float" office:value="-0.209161907434463" calcext:value-type="float">
            <text:p>-0.2091619074</text:p>
          </table:table-cell>
          <table:table-cell office:value-type="float" office:value="-0.00802548322826624" calcext:value-type="float">
            <text:p>-0.008025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397065579891205" calcext:value-type="float">
            <text:p>0.039706558</text:p>
          </table:table-cell>
          <table:table-cell office:value-type="float" office:value="-0.207890868186951" calcext:value-type="float">
            <text:p>-0.2078908682</text:p>
          </table:table-cell>
          <table:table-cell office:value-type="float" office:value="-0.00797777902334929" calcext:value-type="float">
            <text:p>-0.0079777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96964885294437" calcext:value-type="float">
            <text:p>0.0396964885</text:p>
          </table:table-cell>
          <table:table-cell office:value-type="float" office:value="-0.206684783101082" calcext:value-type="float">
            <text:p>-0.2066847831</text:p>
          </table:table-cell>
          <table:table-cell office:value-type="float" office:value="-0.00793243199586868" calcext:value-type="float">
            <text:p>-0.0079324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9678193628788" calcext:value-type="float">
            <text:p>0.0396781936</text:p>
          </table:table-cell>
          <table:table-cell office:value-type="float" office:value="-0.204471081495285" calcext:value-type="float">
            <text:p>-0.2044710815</text:p>
          </table:table-cell>
          <table:table-cell office:value-type="float" office:value="-0.00784895475953818" calcext:value-type="float">
            <text:p>-0.007848954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96699532866478" calcext:value-type="float">
            <text:p>0.0396699533</text:p>
          </table:table-cell>
          <table:table-cell office:value-type="float" office:value="-0.203465968370438" calcext:value-type="float">
            <text:p>-0.2034659684</text:p>
          </table:table-cell>
          <table:table-cell office:value-type="float" office:value="-0.00781091209501028" calcext:value-type="float">
            <text:p>-0.0078109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96552830934525" calcext:value-type="float">
            <text:p>0.0396552831</text:p>
          </table:table-cell>
          <table:table-cell office:value-type="float" office:value="-0.201663762331009" calcext:value-type="float">
            <text:p>-0.2016637623</text:p>
          </table:table-cell>
          <table:table-cell office:value-type="float" office:value="-0.0077423662878573" calcext:value-type="float">
            <text:p>-0.007742366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73344123363495" calcext:value-type="float">
            <text:p>0.0373344123</text:p>
          </table:table-cell>
          <table:table-cell office:value-type="float" office:value="-0.194298043847084" calcext:value-type="float">
            <text:p>-0.1942980438</text:p>
          </table:table-cell>
          <table:table-cell office:value-type="float" office:value="0.237157821655273" calcext:value-type="float">
            <text:p>0.23715782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72076034545898" calcext:value-type="float">
            <text:p>0.0372076035</text:p>
          </table:table-cell>
          <table:table-cell office:value-type="float" office:value="-0.194451153278351" calcext:value-type="float">
            <text:p>-0.1944511533</text:p>
          </table:table-cell>
          <table:table-cell office:value-type="float" office:value="0.246245861053467" calcext:value-type="float">
            <text:p>0.24624586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70763354003429" calcext:value-type="float">
            <text:p>0.0370763354</text:p>
          </table:table-cell>
          <table:table-cell office:value-type="float" office:value="-0.194610208272934" calcext:value-type="float">
            <text:p>-0.1946102083</text:p>
          </table:table-cell>
          <table:table-cell office:value-type="float" office:value="0.255435049533844" calcext:value-type="float">
            <text:p>0.25543504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69405075907707" calcext:value-type="float">
            <text:p>0.0369405076</text:p>
          </table:table-cell>
          <table:table-cell office:value-type="float" office:value="-0.194775074720383" calcext:value-type="float">
            <text:p>-0.1947750747</text:p>
          </table:table-cell>
          <table:table-cell office:value-type="float" office:value="0.264721870422363" calcext:value-type="float">
            <text:p>0.26472187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368001461029053" calcext:value-type="float">
            <text:p>0.0368001461</text:p>
          </table:table-cell>
          <table:table-cell office:value-type="float" office:value="-0.194945469498634" calcext:value-type="float">
            <text:p>-0.1949454695</text:p>
          </table:table-cell>
          <table:table-cell office:value-type="float" office:value="0.274102300405502" calcext:value-type="float">
            <text:p>0.27410230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365055948495865" calcext:value-type="float">
            <text:p>0.0365055948</text:p>
          </table:table-cell>
          <table:table-cell office:value-type="float" office:value="-0.195301994681358" calcext:value-type="float">
            <text:p>-0.1953019947</text:p>
          </table:table-cell>
          <table:table-cell office:value-type="float" office:value="0.293129742145538" calcext:value-type="float">
            <text:p>0.2931297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363513864576817" calcext:value-type="float">
            <text:p>0.0363513865</text:p>
          </table:table-cell>
          <table:table-cell office:value-type="float" office:value="-0.195487573742866" calcext:value-type="float">
            <text:p>-0.1954875737</text:p>
          </table:table-cell>
          <table:table-cell office:value-type="float" office:value="0.302769243717194" calcext:value-type="float">
            <text:p>0.302769243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60290370881557" calcext:value-type="float">
            <text:p>0.0360290371</text:p>
          </table:table-cell>
          <table:table-cell office:value-type="float" office:value="-0.195872321724892" calcext:value-type="float">
            <text:p>-0.1958723217</text:p>
          </table:table-cell>
          <table:table-cell office:value-type="float" office:value="0.322281330823898" calcext:value-type="float">
            <text:p>0.3222813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35860899835825" calcext:value-type="float">
            <text:p>0.0358608998</text:p>
          </table:table-cell>
          <table:table-cell office:value-type="float" office:value="-0.196071028709412" calcext:value-type="float">
            <text:p>-0.1960710287</text:p>
          </table:table-cell>
          <table:table-cell office:value-type="float" office:value="0.332146435976028" calcext:value-type="float">
            <text:p>0.3321464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356880910694599" calcext:value-type="float">
            <text:p>0.0356880911</text:p>
          </table:table-cell>
          <table:table-cell office:value-type="float" office:value="-0.196273595094681" calcext:value-type="float">
            <text:p>-0.1962735951</text:p>
          </table:table-cell>
          <table:table-cell office:value-type="float" office:value="0.342079401016235" calcext:value-type="float">
            <text:p>0.342079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55106815695763" calcext:value-type="float">
            <text:p>0.0355106816</text:p>
          </table:table-cell>
          <table:table-cell office:value-type="float" office:value="-0.196479797363281" calcext:value-type="float">
            <text:p>-0.1964797974</text:p>
          </table:table-cell>
          <table:table-cell office:value-type="float" office:value="0.352076321840286" calcext:value-type="float">
            <text:p>0.3520763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53286229074001" calcext:value-type="float">
            <text:p>0.0353286229</text:p>
          </table:table-cell>
          <table:table-cell office:value-type="float" office:value="-0.196689486503601" calcext:value-type="float">
            <text:p>-0.1966894865</text:p>
          </table:table-cell>
          <table:table-cell office:value-type="float" office:value="0.362133651971817" calcext:value-type="float">
            <text:p>0.3621336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51419895887375" calcext:value-type="float">
            <text:p>0.0351419896</text:p>
          </table:table-cell>
          <table:table-cell office:value-type="float" office:value="-0.196902319788933" calcext:value-type="float">
            <text:p>-0.1969023198</text:p>
          </table:table-cell>
          <table:table-cell office:value-type="float" office:value="0.372247576713562" calcext:value-type="float">
            <text:p>0.37224757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349507965147495" calcext:value-type="float">
            <text:p>0.0349507965</text:p>
          </table:table-cell>
          <table:table-cell office:value-type="float" office:value="-0.197118103504181" calcext:value-type="float">
            <text:p>-0.1971181035</text:p>
          </table:table-cell>
          <table:table-cell office:value-type="float" office:value="0.382414370775223" calcext:value-type="float">
            <text:p>0.38241437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345548167824745" calcext:value-type="float">
            <text:p>0.0345548168</text:p>
          </table:table-cell>
          <table:table-cell office:value-type="float" office:value="-0.197557732462883" calcext:value-type="float">
            <text:p>-0.1975577325</text:p>
          </table:table-cell>
          <table:table-cell office:value-type="float" office:value="0.402891784906387" calcext:value-type="float">
            <text:p>0.40289178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43501567840576" calcext:value-type="float">
            <text:p>0.0343501568</text:p>
          </table:table-cell>
          <table:table-cell office:value-type="float" office:value="-0.197781160473824" calcext:value-type="float">
            <text:p>-0.1977811605</text:p>
          </table:table-cell>
          <table:table-cell office:value-type="float" office:value="0.413194864988327" calcext:value-type="float">
            <text:p>0.4131948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41410934925079" calcext:value-type="float">
            <text:p>0.0341410935</text:p>
          </table:table-cell>
          <table:table-cell office:value-type="float" office:value="-0.198006585240364" calcext:value-type="float">
            <text:p>-0.1980065852</text:p>
          </table:table-cell>
          <table:table-cell office:value-type="float" office:value="0.423536002635956" calcext:value-type="float">
            <text:p>0.42353600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39277237653732" calcext:value-type="float">
            <text:p>0.0339277238</text:p>
          </table:table-cell>
          <table:table-cell office:value-type="float" office:value="-0.198233857750893" calcext:value-type="float">
            <text:p>-0.1982338578</text:p>
          </table:table-cell>
          <table:table-cell office:value-type="float" office:value="0.433911323547363" calcext:value-type="float">
            <text:p>0.43391132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37100476026535" calcext:value-type="float">
            <text:p>0.0337100476</text:p>
          </table:table-cell>
          <table:table-cell office:value-type="float" office:value="-0.198462769389153" calcext:value-type="float">
            <text:p>-0.1984627694</text:p>
          </table:table-cell>
          <table:table-cell office:value-type="float" office:value="0.444317370653152" calcext:value-type="float">
            <text:p>0.444317370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332622341811657" calcext:value-type="float">
            <text:p>0.0332622342</text:p>
          </table:table-cell>
          <table:table-cell office:value-type="float" office:value="-0.198924705386162" calcext:value-type="float">
            <text:p>-0.1989247054</text:p>
          </table:table-cell>
          <table:table-cell office:value-type="float" office:value="0.465205818414688" calcext:value-type="float">
            <text:p>0.46520581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330322198569775" calcext:value-type="float">
            <text:p>0.0330322199</text:p>
          </table:table-cell>
          <table:table-cell office:value-type="float" office:value="-0.199157312512398" calcext:value-type="float">
            <text:p>-0.1991573125</text:p>
          </table:table-cell>
          <table:table-cell office:value-type="float" office:value="0.475680977106094" calcext:value-type="float">
            <text:p>0.475680977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325604416429996" calcext:value-type="float">
            <text:p>0.0325604416</text:p>
          </table:table-cell>
          <table:table-cell office:value-type="float" office:value="-0.199624642729759" calcext:value-type="float">
            <text:p>-0.1996246427</text:p>
          </table:table-cell>
          <table:table-cell office:value-type="float" office:value="0.496674299240112" calcext:value-type="float">
            <text:p>0.49667429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20736840367317" calcext:value-type="float">
            <text:p>0.032073684</text:p>
          </table:table-cell>
          <table:table-cell office:value-type="float" office:value="-0.200093597173691" calcext:value-type="float">
            <text:p>-0.2000935972</text:p>
          </table:table-cell>
          <table:table-cell office:value-type="float" office:value="0.517700135707855" calcext:value-type="float">
            <text:p>0.51770013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31824879348278" calcext:value-type="float">
            <text:p>0.0318248793</text:p>
          </table:table-cell>
          <table:table-cell office:value-type="float" office:value="-0.200328230857849" calcext:value-type="float">
            <text:p>-0.2003282309</text:p>
          </table:table-cell>
          <table:table-cell office:value-type="float" office:value="0.528215885162354" calcext:value-type="float">
            <text:p>0.528215885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15727293491364" calcext:value-type="float">
            <text:p>0.0315727293</text:p>
          </table:table-cell>
          <table:table-cell office:value-type="float" office:value="-0.200562611222267" calcext:value-type="float">
            <text:p>-0.2005626112</text:p>
          </table:table-cell>
          <table:table-cell office:value-type="float" office:value="0.538728713989258" calcext:value-type="float">
            <text:p>0.53872871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13172563910484" calcext:value-type="float">
            <text:p>0.0313172564</text:p>
          </table:table-cell>
          <table:table-cell office:value-type="float" office:value="-0.200796782970428" calcext:value-type="float">
            <text:p>-0.200796783</text:p>
          </table:table-cell>
          <table:table-cell office:value-type="float" office:value="0.549234449863434" calcext:value-type="float">
            <text:p>0.54923444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1058618798852" calcext:value-type="float">
            <text:p>0.0310586188</text:p>
          </table:table-cell>
          <table:table-cell office:value-type="float" office:value="-0.201030313968658" calcext:value-type="float">
            <text:p>-0.201030314</text:p>
          </table:table-cell>
          <table:table-cell office:value-type="float" office:value="0.559729754924774" calcext:value-type="float">
            <text:p>0.55972975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07969208806753" calcext:value-type="float">
            <text:p>0.0307969209</text:p>
          </table:table-cell>
          <table:table-cell office:value-type="float" office:value="-0.201263204216957" calcext:value-type="float">
            <text:p>-0.2012632042</text:p>
          </table:table-cell>
          <table:table-cell office:value-type="float" office:value="0.570210874080658" calcext:value-type="float">
            <text:p>0.57021087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02649922668934" calcext:value-type="float">
            <text:p>0.0302649923</text:p>
          </table:table-cell>
          <table:table-cell office:value-type="float" office:value="-0.201726093888283" calcext:value-type="float">
            <text:p>-0.2017260939</text:p>
          </table:table-cell>
          <table:table-cell office:value-type="float" office:value="0.59111499786377" calcext:value-type="float">
            <text:p>0.59111499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99950242042542" calcext:value-type="float">
            <text:p>0.0299950242</text:p>
          </table:table-cell>
          <table:table-cell office:value-type="float" office:value="-0.201955869793892" calcext:value-type="float">
            <text:p>-0.2019558698</text:p>
          </table:table-cell>
          <table:table-cell office:value-type="float" office:value="0.6015305519104" calcext:value-type="float">
            <text:p>0.601530551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97226067632437" calcext:value-type="float">
            <text:p>0.0297226068</text:p>
          </table:table-cell>
          <table:table-cell office:value-type="float" office:value="-0.20218425989151" calcext:value-type="float">
            <text:p>-0.2021842599</text:p>
          </table:table-cell>
          <table:table-cell office:value-type="float" office:value="0.611916840076447" calcext:value-type="float">
            <text:p>0.61191684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91710030287504" calcext:value-type="float">
            <text:p>0.029171003</text:p>
          </table:table-cell>
          <table:table-cell office:value-type="float" office:value="-0.202636405825615" calcext:value-type="float">
            <text:p>-0.2026364058</text:p>
          </table:table-cell>
          <table:table-cell office:value-type="float" office:value="0.632586479187012" calcext:value-type="float">
            <text:p>0.63258647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88921501487494" calcext:value-type="float">
            <text:p>0.0288921501</text:p>
          </table:table-cell>
          <table:table-cell office:value-type="float" office:value="-0.202859878540039" calcext:value-type="float">
            <text:p>-0.2028598785</text:p>
          </table:table-cell>
          <table:table-cell office:value-type="float" office:value="0.642862319946289" calcext:value-type="float">
            <text:p>0.64286231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86114811897278" calcext:value-type="float">
            <text:p>0.0286114812</text:p>
          </table:table-cell>
          <table:table-cell office:value-type="float" office:value="-0.20308144390583" calcext:value-type="float">
            <text:p>-0.2030814439</text:p>
          </table:table-cell>
          <table:table-cell office:value-type="float" office:value="0.653094053268433" calcext:value-type="float">
            <text:p>0.65309405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83291768282652" calcext:value-type="float">
            <text:p>0.0283291768</text:p>
          </table:table-cell>
          <table:table-cell office:value-type="float" office:value="-0.203300893306732" calcext:value-type="float">
            <text:p>-0.2033008933</text:p>
          </table:table-cell>
          <table:table-cell office:value-type="float" office:value="0.663277626037598" calcext:value-type="float">
            <text:p>0.6632776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80454363673925" calcext:value-type="float">
            <text:p>0.0280454364</text:p>
          </table:table-cell>
          <table:table-cell office:value-type="float" office:value="-0.2035181671381" calcext:value-type="float">
            <text:p>-0.2035181671</text:p>
          </table:table-cell>
          <table:table-cell office:value-type="float" office:value="0.673409283161163" calcext:value-type="float">
            <text:p>0.6734092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776038646698" calcext:value-type="float">
            <text:p>0.0277603865</text:p>
          </table:table-cell>
          <table:table-cell office:value-type="float" office:value="-0.203733161091804" calcext:value-type="float">
            <text:p>-0.2037331611</text:p>
          </table:table-cell>
          <table:table-cell office:value-type="float" office:value="0.683485507965088" calcext:value-type="float">
            <text:p>0.6834855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74742264300585" calcext:value-type="float">
            <text:p>0.0274742264</text:p>
          </table:table-cell>
          <table:table-cell office:value-type="float" office:value="-0.203945696353912" calcext:value-type="float">
            <text:p>-0.2039456964</text:p>
          </table:table-cell>
          <table:table-cell office:value-type="float" office:value="0.693502247333527" calcext:value-type="float">
            <text:p>0.69350224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68994104117155" calcext:value-type="float">
            <text:p>0.0268994104</text:p>
          </table:table-cell>
          <table:table-cell office:value-type="float" office:value="-0.204363122582436" calcext:value-type="float">
            <text:p>-0.2043631226</text:p>
          </table:table-cell>
          <table:table-cell office:value-type="float" office:value="0.7133429646492" calcext:value-type="float">
            <text:p>0.71334296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66110673546791" calcext:value-type="float">
            <text:p>0.0266110674</text:p>
          </table:table-cell>
          <table:table-cell office:value-type="float" office:value="-0.204567730426788" calcext:value-type="float">
            <text:p>-0.2045677304</text:p>
          </table:table-cell>
          <table:table-cell office:value-type="float" office:value="0.723159372806549" calcext:value-type="float">
            <text:p>0.723159372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60336697101593" calcext:value-type="float">
            <text:p>0.0260336697</text:p>
          </table:table-cell>
          <table:table-cell office:value-type="float" office:value="-0.204968467354774" calcext:value-type="float">
            <text:p>-0.2049684674</text:p>
          </table:table-cell>
          <table:table-cell office:value-type="float" office:value="0.742565393447876" calcext:value-type="float">
            <text:p>0.74256539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57449131458998" calcext:value-type="float">
            <text:p>0.0257449131</text:p>
          </table:table-cell>
          <table:table-cell office:value-type="float" office:value="-0.205164328217506" calcext:value-type="float">
            <text:p>-0.2051643282</text:p>
          </table:table-cell>
          <table:table-cell office:value-type="float" office:value="0.752147436141968" calcext:value-type="float">
            <text:p>0.75214743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51683983951807" calcext:value-type="float">
            <text:p>0.0251683984</text:p>
          </table:table-cell>
          <table:table-cell office:value-type="float" office:value="-0.205546721816063" calcext:value-type="float">
            <text:p>-0.2055467218</text:p>
          </table:table-cell>
          <table:table-cell office:value-type="float" office:value="0.771051049232483" calcext:value-type="float">
            <text:p>0.77105104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45945975184441" calcext:value-type="float">
            <text:p>0.0245945975</text:p>
          </table:table-cell>
          <table:table-cell office:value-type="float" office:value="-0.205916240811348" calcext:value-type="float">
            <text:p>-0.2059162408</text:p>
          </table:table-cell>
          <table:table-cell office:value-type="float" office:value="0.789581775665283" calcext:value-type="float">
            <text:p>0.789581775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40251384675503" calcext:value-type="float">
            <text:p>0.0240251385</text:p>
          </table:table-cell>
          <table:table-cell office:value-type="float" office:value="-0.206272259354591" calcext:value-type="float">
            <text:p>-0.2062722594</text:p>
          </table:table-cell>
          <table:table-cell office:value-type="float" office:value="0.807709872722626" calcext:value-type="float">
            <text:p>0.80770987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37425621598959" calcext:value-type="float">
            <text:p>0.0237425622</text:p>
          </table:table-cell>
          <table:table-cell office:value-type="float" office:value="-0.206445097923279" calcext:value-type="float">
            <text:p>-0.2064450979</text:p>
          </table:table-cell>
          <table:table-cell office:value-type="float" office:value="0.816613376140595" calcext:value-type="float">
            <text:p>0.81661337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3461701348424" calcext:value-type="float">
            <text:p>0.0234617013</text:p>
          </table:table-cell>
          <table:table-cell office:value-type="float" office:value="-0.206614404916763" calcext:value-type="float">
            <text:p>-0.2066144049</text:p>
          </table:table-cell>
          <table:table-cell office:value-type="float" office:value="0.825405180454254" calcext:value-type="float">
            <text:p>0.82540518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31827348470688" calcext:value-type="float">
            <text:p>0.0231827348</text:p>
          </table:table-cell>
          <table:table-cell office:value-type="float" office:value="-0.206780210137367" calcext:value-type="float">
            <text:p>-0.2067802101</text:p>
          </table:table-cell>
          <table:table-cell office:value-type="float" office:value="0.83408135175705" calcext:value-type="float">
            <text:p>0.83408135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29059159755707" calcext:value-type="float">
            <text:p>0.022905916</text:p>
          </table:table-cell>
          <table:table-cell office:value-type="float" office:value="-0.206942334771156" calcext:value-type="float">
            <text:p>-0.2069423348</text:p>
          </table:table-cell>
          <table:table-cell office:value-type="float" office:value="0.842637717723846" calcext:value-type="float">
            <text:p>0.84263771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26315222680569" calcext:value-type="float">
            <text:p>0.0226315223</text:p>
          </table:table-cell>
          <table:table-cell office:value-type="float" office:value="-0.207100883126259" calcext:value-type="float">
            <text:p>-0.2071008831</text:p>
          </table:table-cell>
          <table:table-cell office:value-type="float" office:value="0.851070761680603" calcext:value-type="float">
            <text:p>0.8510707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23596319556236" calcext:value-type="float">
            <text:p>0.022359632</text:p>
          </table:table-cell>
          <table:table-cell office:value-type="float" office:value="-0.207255810499191" calcext:value-type="float">
            <text:p>-0.2072558105</text:p>
          </table:table-cell>
          <table:table-cell office:value-type="float" office:value="0.859377026557922" calcext:value-type="float">
            <text:p>0.859377026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18244250863791" calcext:value-type="float">
            <text:p>0.0218244251</text:p>
          </table:table-cell>
          <table:table-cell office:value-type="float" office:value="-0.207554534077644" calcext:value-type="float">
            <text:p>-0.2075545341</text:p>
          </table:table-cell>
          <table:table-cell office:value-type="float" office:value="0.875593245029449" calcext:value-type="float">
            <text:p>0.8755932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15615425258875" calcext:value-type="float">
            <text:p>0.0215615425</text:p>
          </table:table-cell>
          <table:table-cell office:value-type="float" office:value="-0.207698300480843" calcext:value-type="float">
            <text:p>-0.2076983005</text:p>
          </table:table-cell>
          <table:table-cell office:value-type="float" office:value="0.88349586725235" calcext:value-type="float">
            <text:p>0.88349586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13020853698254" calcext:value-type="float">
            <text:p>0.0213020854</text:p>
          </table:table-cell>
          <table:table-cell office:value-type="float" office:value="-0.207838267087936" calcext:value-type="float">
            <text:p>-0.2078382671</text:p>
          </table:table-cell>
          <table:table-cell office:value-type="float" office:value="0.891256392002106" calcext:value-type="float">
            <text:p>0.8912563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10462417453527" calcext:value-type="float">
            <text:p>0.0210462417</text:p>
          </table:table-cell>
          <table:table-cell office:value-type="float" office:value="-0.207974582910538" calcext:value-type="float">
            <text:p>-0.2079745829</text:p>
          </table:table-cell>
          <table:table-cell office:value-type="float" office:value="0.898870825767517" calcext:value-type="float">
            <text:p>0.898870825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05463636666536" calcext:value-type="float">
            <text:p>0.0205463637</text:p>
          </table:table-cell>
          <table:table-cell office:value-type="float" office:value="-0.208235830068588" calcext:value-type="float">
            <text:p>-0.2082358301</text:p>
          </table:table-cell>
          <table:table-cell office:value-type="float" office:value="0.913647413253784" calcext:value-type="float">
            <text:p>0.91364741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0063541829586" calcext:value-type="float">
            <text:p>0.0200635418</text:p>
          </table:table-cell>
          <table:table-cell office:value-type="float" office:value="-0.208481952548027" calcext:value-type="float">
            <text:p>-0.2084819525</text:p>
          </table:table-cell>
          <table:table-cell office:value-type="float" office:value="0.927795469760895" calcext:value-type="float">
            <text:p>0.927795469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95994712412357" calcext:value-type="float">
            <text:p>0.0195994712</text:p>
          </table:table-cell>
          <table:table-cell office:value-type="float" office:value="-0.208712980151176" calcext:value-type="float">
            <text:p>-0.2087129802</text:p>
          </table:table-cell>
          <table:table-cell office:value-type="float" office:value="0.941284716129303" calcext:value-type="float">
            <text:p>0.94128471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193750020116568" calcext:value-type="float">
            <text:p>0.019375002</text:p>
          </table:table-cell>
          <table:table-cell office:value-type="float" office:value="-0.208822771906853" calcext:value-type="float">
            <text:p>-0.2088227719</text:p>
          </table:table-cell>
          <table:table-cell office:value-type="float" office:value="0.947772920131683" calcext:value-type="float">
            <text:p>0.9477729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91558264195919" calcext:value-type="float">
            <text:p>0.0191558264</text:p>
          </table:table-cell>
          <table:table-cell office:value-type="float" office:value="-0.208928883075714" calcext:value-type="float">
            <text:p>-0.2089288831</text:p>
          </table:table-cell>
          <table:table-cell office:value-type="float" office:value="0.954085230827332" calcext:value-type="float">
            <text:p>0.954085230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8942141905427" calcext:value-type="float">
            <text:p>0.0189421419</text:p>
          </table:table-cell>
          <table:table-cell office:value-type="float" office:value="-0.209031164646149" calcext:value-type="float">
            <text:p>-0.2090311646</text:p>
          </table:table-cell>
          <table:table-cell office:value-type="float" office:value="0.960217952728272" calcext:value-type="float">
            <text:p>0.96021795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87342017889023" calcext:value-type="float">
            <text:p>0.0187342018</text:p>
          </table:table-cell>
          <table:table-cell office:value-type="float" office:value="-0.209129720926285" calcext:value-type="float">
            <text:p>-0.2091297209</text:p>
          </table:table-cell>
          <table:table-cell office:value-type="float" office:value="0.966167032718658" calcext:value-type="float">
            <text:p>0.966167032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85321979224682" calcext:value-type="float">
            <text:p>0.0185321979</text:p>
          </table:table-cell>
          <table:table-cell office:value-type="float" office:value="-0.209224551916122" calcext:value-type="float">
            <text:p>-0.2092245519</text:p>
          </table:table-cell>
          <table:table-cell office:value-type="float" office:value="0.971928775310516" calcext:value-type="float">
            <text:p>0.97192877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183362867683172" calcext:value-type="float">
            <text:p>0.0183362868</text:p>
          </table:table-cell>
          <table:table-cell office:value-type="float" office:value="-0.209315523505211" calcext:value-type="float">
            <text:p>-0.2093155235</text:p>
          </table:table-cell>
          <table:table-cell office:value-type="float" office:value="0.977499544620514" calcext:value-type="float">
            <text:p>0.97749954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181466788053513" calcext:value-type="float">
            <text:p>0.0181466788</text:p>
          </table:table-cell>
          <table:table-cell office:value-type="float" office:value="-0.209402859210968" calcext:value-type="float">
            <text:p>-0.2094028592</text:p>
          </table:table-cell>
          <table:table-cell office:value-type="float" office:value="0.98287558555603" calcext:value-type="float">
            <text:p>0.982875585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79635863751173" calcext:value-type="float">
            <text:p>0.0179635864</text:p>
          </table:table-cell>
          <table:table-cell office:value-type="float" office:value="-0.209486410021782" calcext:value-type="float">
            <text:p>-0.20948641</text:p>
          </table:table-cell>
          <table:table-cell office:value-type="float" office:value="0.988053023815155" calcext:value-type="float">
            <text:p>0.988053023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76177117973566" calcext:value-type="float">
            <text:p>0.0176177118</text:p>
          </table:table-cell>
          <table:table-cell office:value-type="float" office:value="-0.209642335772514" calcext:value-type="float">
            <text:p>-0.2096423358</text:p>
          </table:table-cell>
          <table:table-cell office:value-type="float" office:value="0.997797310352325" calcext:value-type="float">
            <text:p>0.9977973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74553021788597" calcext:value-type="float">
            <text:p>0.0174553022</text:p>
          </table:table-cell>
          <table:table-cell office:value-type="float" office:value="-0.20971468091011" calcext:value-type="float">
            <text:p>-0.2097146809</text:p>
          </table:table-cell>
          <table:table-cell office:value-type="float" office:value="1.00235676765442" calcext:value-type="float">
            <text:p>1.002356767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171524882316589" calcext:value-type="float">
            <text:p>0.0171524882</text:p>
          </table:table-cell>
          <table:table-cell office:value-type="float" office:value="-0.209848269820213" calcext:value-type="float">
            <text:p>-0.2098482698</text:p>
          </table:table-cell>
          <table:table-cell office:value-type="float" office:value="1.01083076000214" calcext:value-type="float">
            <text:p>1.0108307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70124713331461" calcext:value-type="float">
            <text:p>0.0170124713</text:p>
          </table:table-cell>
          <table:table-cell office:value-type="float" office:value="-0.209909453988075" calcext:value-type="float">
            <text:p>-0.209909454</text:p>
          </table:table-cell>
          <table:table-cell office:value-type="float" office:value="1.01473808288574" calcext:value-type="float">
            <text:p>1.01473808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67559925466776" calcext:value-type="float">
            <text:p>0.0167559925</text:p>
          </table:table-cell>
          <table:table-cell office:value-type="float" office:value="-0.21002060174942" calcext:value-type="float">
            <text:p>-0.2100206017</text:p>
          </table:table-cell>
          <table:table-cell office:value-type="float" office:value="1.02187430858612" calcext:value-type="float">
            <text:p>1.021874308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66399795562029" calcext:value-type="float">
            <text:p>0.0166399796</text:p>
          </table:table-cell>
          <table:table-cell office:value-type="float" office:value="-0.210070535540581" calcext:value-type="float">
            <text:p>-0.2100705355</text:p>
          </table:table-cell>
          <table:table-cell office:value-type="float" office:value="1.02509570121765" calcext:value-type="float">
            <text:p>1.02509570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65322870016098" calcext:value-type="float">
            <text:p>0.016532287</text:p>
          </table:table-cell>
          <table:table-cell office:value-type="float" office:value="-0.210116729140282" calcext:value-type="float">
            <text:p>-0.2101167291</text:p>
          </table:table-cell>
          <table:table-cell office:value-type="float" office:value="1.028080701828" calcext:value-type="float">
            <text:p>1.0280807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64331514388323" calcext:value-type="float">
            <text:p>0.0164331514</text:p>
          </table:table-cell>
          <table:table-cell office:value-type="float" office:value="-0.210159078240395" calcext:value-type="float">
            <text:p>-0.2101590782</text:p>
          </table:table-cell>
          <table:table-cell office:value-type="float" office:value="1.03082609176636" calcext:value-type="float">
            <text:p>1.0308260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63426734507084" calcext:value-type="float">
            <text:p>0.0163426735</text:p>
          </table:table-cell>
          <table:table-cell office:value-type="float" office:value="-0.210197627544403" calcext:value-type="float">
            <text:p>-0.2101976275</text:p>
          </table:table-cell>
          <table:table-cell office:value-type="float" office:value="1.03332817554474" calcext:value-type="float">
            <text:p>1.03332817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162610653787851" calcext:value-type="float">
            <text:p>0.0162610654</text:p>
          </table:table-cell>
          <table:table-cell office:value-type="float" office:value="-0.210232362151146" calcext:value-type="float">
            <text:p>-0.2102323622</text:p>
          </table:table-cell>
          <table:table-cell office:value-type="float" office:value="1.03558230400085" calcext:value-type="float">
            <text:p>1.0355823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61884948611259" calcext:value-type="float">
            <text:p>0.0161884949</text:p>
          </table:table-cell>
          <table:table-cell office:value-type="float" office:value="-0.210263177752495" calcext:value-type="float">
            <text:p>-0.2102631778</text:p>
          </table:table-cell>
          <table:table-cell office:value-type="float" office:value="1.03758549690247" calcext:value-type="float">
            <text:p>1.037585496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61250829696655" calcext:value-type="float">
            <text:p>0.016125083</text:p>
          </table:table-cell>
          <table:table-cell office:value-type="float" office:value="-0.210290119051933" calcext:value-type="float">
            <text:p>-0.2102901191</text:p>
          </table:table-cell>
          <table:table-cell office:value-type="float" office:value="1.0393340587616" calcext:value-type="float">
            <text:p>1.0393340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60710047930479" calcext:value-type="float">
            <text:p>0.0160710048</text:p>
          </table:table-cell>
          <table:table-cell office:value-type="float" office:value="-0.210313051939011" calcext:value-type="float">
            <text:p>-0.2103130519</text:p>
          </table:table-cell>
          <table:table-cell office:value-type="float" office:value="1.04082345962524" calcext:value-type="float">
            <text:p>1.04082345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159915499389172" calcext:value-type="float">
            <text:p>0.0159915499</text:p>
          </table:table-cell>
          <table:table-cell office:value-type="float" office:value="-0.21034674346447" calcext:value-type="float">
            <text:p>-0.2103467435</text:p>
          </table:table-cell>
          <table:table-cell office:value-type="float" office:value="1.04301154613495" calcext:value-type="float">
            <text:p>1.043011546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159664377570152" calcext:value-type="float">
            <text:p>0.0159664378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248317719" calcext:value-type="float">
            <text:p>1.04370248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159512609243393" calcext:value-type="float">
            <text:p>0.0159512609</text:p>
          </table:table-cell>
          <table:table-cell office:value-type="float" office:value="-0.210363939404488" calcext:value-type="float">
            <text:p>-0.2103639394</text:p>
          </table:table-cell>
          <table:table-cell office:value-type="float" office:value="1.04412007331848" calcext:value-type="float">
            <text:p>1.04412007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159461628645659" calcext:value-type="float">
            <text:p>0.0159461629</text:p>
          </table:table-cell>
          <table:table-cell office:value-type="float" office:value="-0.2103660851717" calcext:value-type="float">
            <text:p>-0.2103660852</text:p>
          </table:table-cell>
          <table:table-cell office:value-type="float" office:value="1.04426002502441" calcext:value-type="float">
            <text:p>1.0442600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159512460231781" calcext:value-type="float">
            <text:p>0.015951246</text:p>
          </table:table-cell>
          <table:table-cell office:value-type="float" office:value="-0.210363954305649" calcext:value-type="float">
            <text:p>-0.2103639543</text:p>
          </table:table-cell>
          <table:table-cell office:value-type="float" office:value="1.04412066936493" calcext:value-type="float">
            <text:p>1.04412066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59663502126932" calcext:value-type="float">
            <text:p>0.0159663502</text:p>
          </table:table-cell>
          <table:table-cell office:value-type="float" office:value="-0.210357472300529" calcext:value-type="float">
            <text:p>-0.2103574723</text:p>
          </table:table-cell>
          <table:table-cell office:value-type="float" office:value="1.04370522499084" calcext:value-type="float">
            <text:p>1.0437052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59913264214993" calcext:value-type="float">
            <text:p>0.0159913264</text:p>
          </table:table-cell>
          <table:table-cell office:value-type="float" office:value="-0.210346728563309" calcext:value-type="float">
            <text:p>-0.2103467286</text:p>
          </table:table-cell>
          <table:table-cell office:value-type="float" office:value="1.04301774501801" calcext:value-type="float">
            <text:p>1.043017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60703882575035" calcext:value-type="float">
            <text:p>0.0160703883</text:p>
          </table:table-cell>
          <table:table-cell office:value-type="float" office:value="-0.210312604904175" calcext:value-type="float">
            <text:p>-0.2103126049</text:p>
          </table:table-cell>
          <table:table-cell office:value-type="float" office:value="1.04084074497223" calcext:value-type="float">
            <text:p>1.04084074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61241721361876" calcext:value-type="float">
            <text:p>0.0161241721</text:p>
          </table:table-cell>
          <table:table-cell office:value-type="float" office:value="-0.210289269685745" calcext:value-type="float">
            <text:p>-0.2102892697</text:p>
          </table:table-cell>
          <table:table-cell office:value-type="float" office:value="1.03935849666595" calcext:value-type="float">
            <text:p>1.039358496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61872506141663" calcext:value-type="float">
            <text:p>0.0161872506</text:p>
          </table:table-cell>
          <table:table-cell office:value-type="float" office:value="-0.21026174724102" calcext:value-type="float">
            <text:p>-0.2102617472</text:p>
          </table:table-cell>
          <table:table-cell office:value-type="float" office:value="1.03761911392212" calcext:value-type="float">
            <text:p>1.03761911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62594635039568" calcext:value-type="float">
            <text:p>0.0162594635</text:p>
          </table:table-cell>
          <table:table-cell office:value-type="float" office:value="-0.210230126976967" calcext:value-type="float">
            <text:p>-0.210230127</text:p>
          </table:table-cell>
          <table:table-cell office:value-type="float" office:value="1.03562593460083" calcext:value-type="float">
            <text:p>1.0356259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63406617939472" calcext:value-type="float">
            <text:p>0.0163406618</text:p>
          </table:table-cell>
          <table:table-cell office:value-type="float" office:value="-0.210194364190102" calcext:value-type="float">
            <text:p>-0.2101943642</text:p>
          </table:table-cell>
          <table:table-cell office:value-type="float" office:value="1.03338277339935" calcext:value-type="float">
            <text:p>1.03338277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64306852966547" calcext:value-type="float">
            <text:p>0.0164306853</text:p>
          </table:table-cell>
          <table:table-cell office:value-type="float" office:value="-0.210154488682747" calcext:value-type="float">
            <text:p>-0.2101544887</text:p>
          </table:table-cell>
          <table:table-cell office:value-type="float" office:value="1.03089368343353" calcext:value-type="float">
            <text:p>1.03089368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65293142199516" calcext:value-type="float">
            <text:p>0.0165293142</text:p>
          </table:table-cell>
          <table:table-cell office:value-type="float" office:value="-0.210110411047935" calcext:value-type="float">
            <text:p>-0.210110411</text:p>
          </table:table-cell>
          <table:table-cell office:value-type="float" office:value="1.02816212177277" calcext:value-type="float">
            <text:p>1.02816212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66364926844835" calcext:value-type="float">
            <text:p>0.0166364927</text:p>
          </table:table-cell>
          <table:table-cell office:value-type="float" office:value="-0.21006229519844" calcext:value-type="float">
            <text:p>-0.2100622952</text:p>
          </table:table-cell>
          <table:table-cell office:value-type="float" office:value="1.02519154548645" calcext:value-type="float">
            <text:p>1.025191545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168755017220974" calcext:value-type="float">
            <text:p>0.0168755017</text:p>
          </table:table-cell>
          <table:table-cell office:value-type="float" office:value="-0.209953412413597" calcext:value-type="float">
            <text:p>-0.2099534124</text:p>
          </table:table-cell>
          <table:table-cell office:value-type="float" office:value="1.01855003833771" calcext:value-type="float">
            <text:p>1.018550038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170070677995682" calcext:value-type="float">
            <text:p>0.0170070678</text:p>
          </table:table-cell>
          <table:table-cell office:value-type="float" office:value="-0.209892705082893" calcext:value-type="float">
            <text:p>-0.2098927051</text:p>
          </table:table-cell>
          <table:table-cell office:value-type="float" office:value="1.01488602161407" calcext:value-type="float">
            <text:p>1.01488602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71464160084724" calcext:value-type="float">
            <text:p>0.017146416</text:p>
          </table:table-cell>
          <table:table-cell office:value-type="float" office:value="-0.209827780723572" calcext:value-type="float">
            <text:p>-0.2098277807</text:p>
          </table:table-cell>
          <table:table-cell office:value-type="float" office:value="1.01099824905396" calcext:value-type="float">
            <text:p>1.010998249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174476858228445" calcext:value-type="float">
            <text:p>0.0174476858</text:p>
          </table:table-cell>
          <table:table-cell office:value-type="float" office:value="-0.209685117006302" calcext:value-type="float">
            <text:p>-0.209685117</text:p>
          </table:table-cell>
          <table:table-cell office:value-type="float" office:value="1.0025669336319" calcext:value-type="float">
            <text:p>1.00256693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176092777401209" calcext:value-type="float">
            <text:p>0.0176092777</text:p>
          </table:table-cell>
          <table:table-cell office:value-type="float" office:value="-0.209607303142548" calcext:value-type="float">
            <text:p>-0.2096073031</text:p>
          </table:table-cell>
          <table:table-cell office:value-type="float" office:value="0.998030424118042" calcext:value-type="float">
            <text:p>0.99803042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177779253572226" calcext:value-type="float">
            <text:p>0.0177779254</text:p>
          </table:table-cell>
          <table:table-cell office:value-type="float" office:value="-0.209525182843208" calcext:value-type="float">
            <text:p>-0.2095251828</text:p>
          </table:table-cell>
          <table:table-cell office:value-type="float" office:value="0.993285238742828" calcext:value-type="float">
            <text:p>0.99328523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360978916287422" calcext:value-type="float">
            <text:p>0.0360978916</text:p>
          </table:table-cell>
          <table:table-cell office:value-type="float" office:value="-0.190933331847191" calcext:value-type="float">
            <text:p>-0.1909333318</text:p>
          </table:table-cell>
          <table:table-cell office:value-type="float" office:value="0.316316485404968" calcext:value-type="float">
            <text:p>0.31631648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362560525536537" calcext:value-type="float">
            <text:p>0.0362560526</text:p>
          </table:table-cell>
          <table:table-cell office:value-type="float" office:value="-0.190589919686317" calcext:value-type="float">
            <text:p>-0.1905899197</text:p>
          </table:table-cell>
          <table:table-cell office:value-type="float" office:value="0.306652963161468" calcext:value-type="float">
            <text:p>0.306652963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364095531404018" calcext:value-type="float">
            <text:p>0.0364095531</text:p>
          </table:table-cell>
          <table:table-cell office:value-type="float" office:value="-0.190247803926468" calcext:value-type="float">
            <text:p>-0.1902478039</text:p>
          </table:table-cell>
          <table:table-cell office:value-type="float" office:value="0.297067821025848" calcext:value-type="float">
            <text:p>0.2970678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36558460444212" calcext:value-type="float">
            <text:p>0.0365584604</text:p>
          </table:table-cell>
          <table:table-cell office:value-type="float" office:value="-0.18990720808506" calcext:value-type="float">
            <text:p>-0.1899072081</text:p>
          </table:table-cell>
          <table:table-cell office:value-type="float" office:value="0.287565350532532" calcext:value-type="float">
            <text:p>0.287565350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36702748388052" calcext:value-type="float">
            <text:p>0.0367027484</text:p>
          </table:table-cell>
          <table:table-cell office:value-type="float" office:value="-0.189568281173706" calcext:value-type="float">
            <text:p>-0.1895682812</text:p>
          </table:table-cell>
          <table:table-cell office:value-type="float" office:value="0.278148651123047" calcext:value-type="float">
            <text:p>0.27814865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368424467742443" calcext:value-type="float">
            <text:p>0.0368424468</text:p>
          </table:table-cell>
          <table:table-cell office:value-type="float" office:value="-0.189231306314468" calcext:value-type="float">
            <text:p>-0.1892313063</text:p>
          </table:table-cell>
          <table:table-cell office:value-type="float" office:value="0.268821865320206" calcext:value-type="float">
            <text:p>0.26882186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69775928556919" calcext:value-type="float">
            <text:p>0.0369775929</text:p>
          </table:table-cell>
          <table:table-cell office:value-type="float" office:value="-0.188896402716637" calcext:value-type="float">
            <text:p>-0.1888964027</text:p>
          </table:table-cell>
          <table:table-cell office:value-type="float" office:value="0.259588658809662" calcext:value-type="float">
            <text:p>0.25958865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371082089841366" calcext:value-type="float">
            <text:p>0.037108209</text:p>
          </table:table-cell>
          <table:table-cell office:value-type="float" office:value="-0.188563838601112" calcext:value-type="float">
            <text:p>-0.1885638386</text:p>
          </table:table-cell>
          <table:table-cell office:value-type="float" office:value="0.250452488660812" calcext:value-type="float">
            <text:p>0.2504524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372343361377716" calcext:value-type="float">
            <text:p>0.0372343361</text:p>
          </table:table-cell>
          <table:table-cell office:value-type="float" office:value="-0.18823379278183" calcext:value-type="float">
            <text:p>-0.1882337928</text:p>
          </table:table-cell>
          <table:table-cell office:value-type="float" office:value="0.241417109966278" calcext:value-type="float">
            <text:p>0.241417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373560264706612" calcext:value-type="float">
            <text:p>0.0373560265</text:p>
          </table:table-cell>
          <table:table-cell office:value-type="float" office:value="-0.18790639936924" calcext:value-type="float">
            <text:p>-0.1879063994</text:p>
          </table:table-cell>
          <table:table-cell office:value-type="float" office:value="0.232486426830292" calcext:value-type="float">
            <text:p>0.23248642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37473302334547" calcext:value-type="float">
            <text:p>0.0374733023</text:p>
          </table:table-cell>
          <table:table-cell office:value-type="float" office:value="-0.18758200109005" calcext:value-type="float">
            <text:p>-0.1875820011</text:p>
          </table:table-cell>
          <table:table-cell office:value-type="float" office:value="0.223663911223412" calcext:value-type="float">
            <text:p>0.223663911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375862345099449" calcext:value-type="float">
            <text:p>0.0375862345</text:p>
          </table:table-cell>
          <table:table-cell office:value-type="float" office:value="-0.187260657548904" calcext:value-type="float">
            <text:p>-0.1872606575</text:p>
          </table:table-cell>
          <table:table-cell office:value-type="float" office:value="0.214953228831291" calcext:value-type="float">
            <text:p>0.214953228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377992801368236" calcext:value-type="float">
            <text:p>0.0377992801</text:p>
          </table:table-cell>
          <table:table-cell office:value-type="float" office:value="-0.186628073453903" calcext:value-type="float">
            <text:p>-0.1866280735</text:p>
          </table:table-cell>
          <table:table-cell office:value-type="float" office:value="0.19788222014904" calcext:value-type="float">
            <text:p>0.197882220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378995165228844" calcext:value-type="float">
            <text:p>0.0378995165</text:p>
          </table:table-cell>
          <table:table-cell office:value-type="float" office:value="-0.186317220330238" calcext:value-type="float">
            <text:p>-0.1863172203</text:p>
          </table:table-cell>
          <table:table-cell office:value-type="float" office:value="0.189529314637184" calcext:value-type="float">
            <text:p>0.18952931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37995632737875" calcext:value-type="float">
            <text:p>0.0379956327</text:p>
          </table:table-cell>
          <table:table-cell office:value-type="float" office:value="-0.186010345816612" calcext:value-type="float">
            <text:p>-0.1860103458</text:p>
          </table:table-cell>
          <table:table-cell office:value-type="float" office:value="0.181303232908249" calcext:value-type="float">
            <text:p>0.18130323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380877330899239" calcext:value-type="float">
            <text:p>0.0380877331</text:p>
          </table:table-cell>
          <table:table-cell office:value-type="float" office:value="-0.18570750951767" calcext:value-type="float">
            <text:p>-0.1857075095</text:p>
          </table:table-cell>
          <table:table-cell office:value-type="float" office:value="0.173207223415375" calcext:value-type="float">
            <text:p>0.173207223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38175854831934" calcext:value-type="float">
            <text:p>0.0381758548</text:p>
          </table:table-cell>
          <table:table-cell office:value-type="float" office:value="-0.185408979654312" calcext:value-type="float">
            <text:p>-0.1854089797</text:p>
          </table:table-cell>
          <table:table-cell office:value-type="float" office:value="0.165245592594147" calcext:value-type="float">
            <text:p>0.165245592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82601022720337" calcext:value-type="float">
            <text:p>0.0382601023</text:p>
          </table:table-cell>
          <table:table-cell office:value-type="float" office:value="-0.185114994645119" calcext:value-type="float">
            <text:p>-0.1851149946</text:p>
          </table:table-cell>
          <table:table-cell office:value-type="float" office:value="0.157421573996544" calcext:value-type="float">
            <text:p>0.1574215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384172685444355" calcext:value-type="float">
            <text:p>0.0384172685</text:p>
          </table:table-cell>
          <table:table-cell office:value-type="float" office:value="-0.184541076421738" calcext:value-type="float">
            <text:p>-0.1845410764</text:p>
          </table:table-cell>
          <table:table-cell office:value-type="float" office:value="0.142201334238052" calcext:value-type="float">
            <text:p>0.142201334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384903736412525" calcext:value-type="float">
            <text:p>0.0384903736</text:p>
          </table:table-cell>
          <table:table-cell office:value-type="float" office:value="-0.184261575341225" calcext:value-type="float">
            <text:p>-0.1842615753</text:p>
          </table:table-cell>
          <table:table-cell office:value-type="float" office:value="0.134812146425247" calcext:value-type="float">
            <text:p>0.134812146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386260002851486" calcext:value-type="float">
            <text:p>0.0386260003</text:p>
          </table:table-cell>
          <table:table-cell office:value-type="float" office:value="-0.183718636631966" calcext:value-type="float">
            <text:p>-0.1837186366</text:p>
          </table:table-cell>
          <table:table-cell office:value-type="float" office:value="0.120495699346066" calcext:value-type="float">
            <text:p>0.120495699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86887304484844" calcext:value-type="float">
            <text:p>0.0386887304</text:p>
          </table:table-cell>
          <table:table-cell office:value-type="float" office:value="-0.183455437421799" calcext:value-type="float">
            <text:p>-0.1834554374</text:p>
          </table:table-cell>
          <table:table-cell office:value-type="float" office:value="0.11357506364584" calcext:value-type="float">
            <text:p>0.113575063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387481898069382" calcext:value-type="float">
            <text:p>0.0387481898</text:p>
          </table:table-cell>
          <table:table-cell office:value-type="float" office:value="-0.183198124170303" calcext:value-type="float">
            <text:p>-0.1831981242</text:p>
          </table:table-cell>
          <table:table-cell office:value-type="float" office:value="0.106818228960037" calcext:value-type="float">
            <text:p>0.10681822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388576686382294" calcext:value-type="float">
            <text:p>0.0388576686</text:p>
          </table:table-cell>
          <table:table-cell office:value-type="float" office:value="-0.182701423764229" calcext:value-type="float">
            <text:p>-0.1827014238</text:p>
          </table:table-cell>
          <table:table-cell office:value-type="float" office:value="0.0938093960285187" calcext:value-type="float">
            <text:p>0.09380939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389078930020332" calcext:value-type="float">
            <text:p>0.038907893</text:p>
          </table:table-cell>
          <table:table-cell office:value-type="float" office:value="-0.182462617754936" calcext:value-type="float">
            <text:p>-0.1824626178</text:p>
          </table:table-cell>
          <table:table-cell office:value-type="float" office:value="0.087565042078495" calcext:value-type="float">
            <text:p>0.08756504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389552153646946" calcext:value-type="float">
            <text:p>0.0389552154</text:p>
          </table:table-cell>
          <table:table-cell office:value-type="float" office:value="-0.182230219244957" calcext:value-type="float">
            <text:p>-0.1822302192</text:p>
          </table:table-cell>
          <table:table-cell office:value-type="float" office:value="0.081498809158802" calcext:value-type="float">
            <text:p>0.08149880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389997623860836" calcext:value-type="float">
            <text:p>0.0389997624</text:p>
          </table:table-cell>
          <table:table-cell office:value-type="float" office:value="-0.182004541158676" calcext:value-type="float">
            <text:p>-0.1820045412</text:p>
          </table:table-cell>
          <table:table-cell office:value-type="float" office:value="0.0756145641207695" calcext:value-type="float">
            <text:p>0.075614564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390416048467159" calcext:value-type="float">
            <text:p>0.0390416048</text:p>
          </table:table-cell>
          <table:table-cell office:value-type="float" office:value="-0.181785762310028" calcext:value-type="float">
            <text:p>-0.1817857623</text:p>
          </table:table-cell>
          <table:table-cell office:value-type="float" office:value="0.0699161440134049" calcext:value-type="float">
            <text:p>0.06991614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390808656811714" calcext:value-type="float">
            <text:p>0.0390808657</text:p>
          </table:table-cell>
          <table:table-cell office:value-type="float" office:value="-0.181573957204819" calcext:value-type="float">
            <text:p>-0.1815739572</text:p>
          </table:table-cell>
          <table:table-cell office:value-type="float" office:value="0.0644064694643021" calcext:value-type="float">
            <text:p>0.06440646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391519702970982" calcext:value-type="float">
            <text:p>0.0391519703</text:p>
          </table:table-cell>
          <table:table-cell office:value-type="float" office:value="-0.181172236800194" calcext:value-type="float">
            <text:p>-0.1811722368</text:p>
          </table:table-cell>
          <table:table-cell office:value-type="float" office:value="0.0539704449474812" calcext:value-type="float">
            <text:p>0.05397044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391840040683746" calcext:value-type="float">
            <text:p>0.0391840041</text:p>
          </table:table-cell>
          <table:table-cell office:value-type="float" office:value="-0.180982604622841" calcext:value-type="float">
            <text:p>-0.1809826046</text:p>
          </table:table-cell>
          <table:table-cell office:value-type="float" office:value="0.049050897359848" calcext:value-type="float">
            <text:p>0.04905089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92138212919235" calcext:value-type="float">
            <text:p>0.0392138213</text:p>
          </table:table-cell>
          <table:table-cell office:value-type="float" office:value="-0.180800661444664" calcext:value-type="float">
            <text:p>-0.1808006614</text:p>
          </table:table-cell>
          <table:table-cell office:value-type="float" office:value="0.0443354435265064" calcext:value-type="float">
            <text:p>0.044335443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92671637237072" calcext:value-type="float">
            <text:p>0.0392671637</text:p>
          </table:table-cell>
          <table:table-cell office:value-type="float" office:value="-0.180460631847382" calcext:value-type="float">
            <text:p>-0.1804606318</text:p>
          </table:table-cell>
          <table:table-cell office:value-type="float" office:value="0.0355313345789909" calcext:value-type="float">
            <text:p>0.035531334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392908491194248" calcext:value-type="float">
            <text:p>0.0392908491</text:p>
          </table:table-cell>
          <table:table-cell office:value-type="float" office:value="-0.180302873253822" calcext:value-type="float">
            <text:p>-0.1803028733</text:p>
          </table:table-cell>
          <table:table-cell office:value-type="float" office:value="0.0314500965178013" calcext:value-type="float">
            <text:p>0.031450096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393126755952835" calcext:value-type="float">
            <text:p>0.0393126756</text:p>
          </table:table-cell>
          <table:table-cell office:value-type="float" office:value="-0.180153414607048" calcext:value-type="float">
            <text:p>-0.1801534146</text:p>
          </table:table-cell>
          <table:table-cell office:value-type="float" office:value="0.0275874081999064" calcext:value-type="float">
            <text:p>0.027587408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393326953053474" calcext:value-type="float">
            <text:p>0.0393326953</text:p>
          </table:table-cell>
          <table:table-cell office:value-type="float" office:value="-0.180012539029121" calcext:value-type="float">
            <text:p>-0.180012539</text:p>
          </table:table-cell>
          <table:table-cell office:value-type="float" office:value="0.023947449401021" calcext:value-type="float">
            <text:p>0.023947449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393676683306694" calcext:value-type="float">
            <text:p>0.0393676683</text:p>
          </table:table-cell>
          <table:table-cell office:value-type="float" office:value="-0.179756984114647" calcext:value-type="float">
            <text:p>-0.1797569841</text:p>
          </table:table-cell>
          <table:table-cell office:value-type="float" office:value="0.0173493679612875" calcext:value-type="float">
            <text:p>0.01734936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393827445805073" calcext:value-type="float">
            <text:p>0.0393827446</text:p>
          </table:table-cell>
          <table:table-cell office:value-type="float" office:value="-0.179642602801323" calcext:value-type="float">
            <text:p>-0.1796426028</text:p>
          </table:table-cell>
          <table:table-cell office:value-type="float" office:value="0.0143988998606801" calcext:value-type="float">
            <text:p>0.014398899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393963158130646" calcext:value-type="float">
            <text:p>0.0393963158</text:p>
          </table:table-cell>
          <table:table-cell office:value-type="float" office:value="-0.179537370800972" calcext:value-type="float">
            <text:p>-0.1795373708</text:p>
          </table:table-cell>
          <table:table-cell office:value-type="float" office:value="0.0116853984072804" calcext:value-type="float">
            <text:p>0.01168539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39419136941433" calcext:value-type="float">
            <text:p>0.0394191369</text:p>
          </table:table-cell>
          <table:table-cell office:value-type="float" office:value="-0.179355010390282" calcext:value-type="float">
            <text:p>-0.1793550104</text:p>
          </table:table-cell>
          <table:table-cell office:value-type="float" office:value="0.00698475725948811" calcext:value-type="float">
            <text:p>0.006984757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394365154206753" calcext:value-type="float">
            <text:p>0.0394365154</text:p>
          </table:table-cell>
          <table:table-cell office:value-type="float" office:value="-0.17921108007431" calcext:value-type="float">
            <text:p>-0.1792110801</text:p>
          </table:table-cell>
          <table:table-cell office:value-type="float" office:value="0.00327677745372057" calcext:value-type="float">
            <text:p>0.00327677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94432730972767" calcext:value-type="float">
            <text:p>0.0394432731</text:p>
          </table:table-cell>
          <table:table-cell office:value-type="float" office:value="-0.179153949022293" calcext:value-type="float">
            <text:p>-0.179153949</text:p>
          </table:table-cell>
          <table:table-cell office:value-type="float" office:value="0.00180491746868938" calcext:value-type="float">
            <text:p>0.001804917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394487641751766" calcext:value-type="float">
            <text:p>0.0394487642</text:p>
          </table:table-cell>
          <table:table-cell office:value-type="float" office:value="-0.179106816649437" calcext:value-type="float">
            <text:p>-0.1791068166</text:p>
          </table:table-cell>
          <table:table-cell office:value-type="float" office:value="0.000592188676819205" calcext:value-type="float">
            <text:p>0.00059218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394560731947422" calcext:value-type="float">
            <text:p>0.0394560732</text:p>
          </table:table-cell>
          <table:table-cell office:value-type="float" office:value="-0.179043412208557" calcext:value-type="float">
            <text:p>-0.1790434122</text:p>
          </table:table-cell>
          <table:table-cell office:value-type="float" office:value="-0.00104037544224411" calcext:value-type="float">
            <text:p>-0.001040375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39457906037569" calcext:value-type="float">
            <text:p>0.039457906</text:p>
          </table:table-cell>
          <table:table-cell office:value-type="float" office:value="-0.179027408361435" calcext:value-type="float">
            <text:p>-0.1790274084</text:p>
          </table:table-cell>
          <table:table-cell office:value-type="float" office:value="-0.00145301886368543" calcext:value-type="float">
            <text:p>-0.001453018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94585244357586" calcext:value-type="float">
            <text:p>0.0394585244</text:p>
          </table:table-cell>
          <table:table-cell office:value-type="float" office:value="-0.179022029042244" calcext:value-type="float">
            <text:p>-0.179022029</text:p>
          </table:table-cell>
          <table:table-cell office:value-type="float" office:value="-0.00159114529378712" calcext:value-type="float">
            <text:p>-0.00159114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394552908837795" calcext:value-type="float">
            <text:p>0.0394552909</text:p>
          </table:table-cell>
          <table:table-cell office:value-type="float" office:value="-0.178569406270981" calcext:value-type="float">
            <text:p>-0.1785694063</text:p>
          </table:table-cell>
          <table:table-cell office:value-type="float" office:value="-0.00157298776321113" calcext:value-type="float">
            <text:p>-0.001572987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394460745155811" calcext:value-type="float">
            <text:p>0.0394460745</text:p>
          </table:table-cell>
          <table:table-cell office:value-type="float" office:value="-0.177270889282227" calcext:value-type="float">
            <text:p>-0.1772708893</text:p>
          </table:table-cell>
          <table:table-cell office:value-type="float" office:value="-0.00152091041672975" calcext:value-type="float">
            <text:p>-0.001520910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394127629697323" calcext:value-type="float">
            <text:p>0.039412763</text:p>
          </table:table-cell>
          <table:table-cell office:value-type="float" office:value="-0.172492459416389" calcext:value-type="float">
            <text:p>-0.1724924594</text:p>
          </table:table-cell>
          <table:table-cell office:value-type="float" office:value="-0.00132948253303766" calcext:value-type="float">
            <text:p>-0.001329482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393650829792023" calcext:value-type="float">
            <text:p>0.039365083</text:p>
          </table:table-cell>
          <table:table-cell office:value-type="float" office:value="-0.165398895740509" calcext:value-type="float">
            <text:p>-0.1653988957</text:p>
          </table:table-cell>
          <table:table-cell office:value-type="float" office:value="-0.00104589504189789" calcext:value-type="float">
            <text:p>-0.00104589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393378846347332" calcext:value-type="float">
            <text:p>0.0393378846</text:p>
          </table:table-cell>
          <table:table-cell office:value-type="float" office:value="-0.161206588149071" calcext:value-type="float">
            <text:p>-0.1612065881</text:p>
          </table:table-cell>
          <table:table-cell office:value-type="float" office:value="-0.000878608727362007" calcext:value-type="float">
            <text:p>-0.000878608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393094830214977" calcext:value-type="float">
            <text:p>0.039309483</text:p>
          </table:table-cell>
          <table:table-cell office:value-type="float" office:value="-0.156702607870102" calcext:value-type="float">
            <text:p>-0.1567026079</text:p>
          </table:table-cell>
          <table:table-cell office:value-type="float" office:value="-0.000699143041856587" calcext:value-type="float">
            <text:p>-0.0006991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392237529158592" calcext:value-type="float">
            <text:p>0.0392237529</text:p>
          </table:table-cell>
          <table:table-cell office:value-type="float" office:value="-0.14221128821373" calcext:value-type="float">
            <text:p>-0.1422112882</text:p>
          </table:table-cell>
          <table:table-cell office:value-type="float" office:value="-0.000123412086395547" calcext:value-type="float">
            <text:p>-0.000123412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391717627644539" calcext:value-type="float">
            <text:p>0.0391717628</text:p>
          </table:table-cell>
          <table:table-cell office:value-type="float" office:value="-0.132624581456184" calcext:value-type="float">
            <text:p>-0.1326245815</text:p>
          </table:table-cell>
          <table:table-cell office:value-type="float" office:value="0.000256135332165286" calcext:value-type="float">
            <text:p>0.000256135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391486175358295" calcext:value-type="float">
            <text:p>0.0391486175</text:p>
          </table:table-cell>
          <table:table-cell office:value-type="float" office:value="-0.128120586276054" calcext:value-type="float">
            <text:p>-0.1281205863</text:p>
          </table:table-cell>
          <table:table-cell office:value-type="float" office:value="0.000434112240327522" calcext:value-type="float">
            <text:p>0.000434112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391278229653835" calcext:value-type="float">
            <text:p>0.039127823</text:p>
          </table:table-cell>
          <table:table-cell office:value-type="float" office:value="-0.123928286135197" calcext:value-type="float">
            <text:p>-0.1239282861</text:p>
          </table:table-cell>
          <table:table-cell office:value-type="float" office:value="0.000599587860051543" calcext:value-type="float">
            <text:p>0.000599587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391096323728561" calcext:value-type="float">
            <text:p>0.0391096324</text:p>
          </table:table-cell>
          <table:table-cell office:value-type="float" office:value="-0.120136603713036" calcext:value-type="float">
            <text:p>-0.1201366037</text:p>
          </table:table-cell>
          <table:table-cell office:value-type="float" office:value="0.000749101454857737" calcext:value-type="float">
            <text:p>0.0007491015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390942431986332" calcext:value-type="float">
            <text:p>0.0390942432</text:p>
          </table:table-cell>
          <table:table-cell office:value-type="float" office:value="-0.11683464795351" calcext:value-type="float">
            <text:p>-0.116834648</text:p>
          </table:table-cell>
          <table:table-cell office:value-type="float" office:value="0.000879191793501377" calcext:value-type="float">
            <text:p>0.00087919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390818901360035" calcext:value-type="float">
            <text:p>0.0390818901</text:p>
          </table:table-cell>
          <table:table-cell office:value-type="float" office:value="-0.114111520349979" calcext:value-type="float">
            <text:p>-0.1141115203</text:p>
          </table:table-cell>
          <table:table-cell office:value-type="float" office:value="0.000986403319984674" calcext:value-type="float">
            <text:p>0.000986403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390727669000626" calcext:value-type="float">
            <text:p>0.0390727669</text:p>
          </table:table-cell>
          <table:table-cell office:value-type="float" office:value="-0.112056128680706" calcext:value-type="float">
            <text:p>-0.1120561287</text:p>
          </table:table-cell>
          <table:table-cell office:value-type="float" office:value="0.00106727844104171" calcext:value-type="float">
            <text:p>0.001067278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390651188790798" calcext:value-type="float">
            <text:p>0.0390651189</text:p>
          </table:table-cell>
          <table:table-cell office:value-type="float" office:value="-0.110304974019527" calcext:value-type="float">
            <text:p>-0.110304974</text:p>
          </table:table-cell>
          <table:table-cell office:value-type="float" office:value="0.00113615428563207" calcext:value-type="float">
            <text:p>0.0011361543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90656255185604" calcext:value-type="float">
            <text:p>0.0390656255</text:p>
          </table:table-cell>
          <table:table-cell office:value-type="float" office:value="-0.110421717166901" calcext:value-type="float">
            <text:p>-0.1104217172</text:p>
          </table:table-cell>
          <table:table-cell office:value-type="float" office:value="0.001131561701186" calcext:value-type="float">
            <text:p>0.0011315617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390671119093895" calcext:value-type="float">
            <text:p>0.0390671119</text:p>
          </table:table-cell>
          <table:table-cell office:value-type="float" office:value="-0.110763795673847" calcext:value-type="float">
            <text:p>-0.1107637957</text:p>
          </table:table-cell>
          <table:table-cell office:value-type="float" office:value="0.00111811002716422" calcext:value-type="float">
            <text:p>0.00111811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390695296227932" calcext:value-type="float">
            <text:p>0.0390695296</text:p>
          </table:table-cell>
          <table:table-cell office:value-type="float" office:value="-0.111319117248058" calcext:value-type="float">
            <text:p>-0.1113191172</text:p>
          </table:table-cell>
          <table:table-cell office:value-type="float" office:value="0.00109626923222095" calcext:value-type="float">
            <text:p>0.0010962692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90770323574543" calcext:value-type="float">
            <text:p>0.0390770324</text:p>
          </table:table-cell>
          <table:table-cell office:value-type="float" office:value="-0.113022238016129" calcext:value-type="float">
            <text:p>-0.113022238</text:p>
          </table:table-cell>
          <table:table-cell office:value-type="float" office:value="0.00102926744148135" calcext:value-type="float">
            <text:p>0.0010292674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390820503234863" calcext:value-type="float">
            <text:p>0.0390820503</text:p>
          </table:table-cell>
          <table:table-cell office:value-type="float" office:value="-0.114146664738655" calcext:value-type="float">
            <text:p>-0.1141466647</text:p>
          </table:table-cell>
          <table:table-cell office:value-type="float" office:value="0.000985017977654934" calcext:value-type="float">
            <text:p>0.000985018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390944592654705" calcext:value-type="float">
            <text:p>0.0390944593</text:p>
          </table:table-cell>
          <table:table-cell office:value-type="float" office:value="-0.11688306927681" calcext:value-type="float">
            <text:p>-0.1168830693</text:p>
          </table:table-cell>
          <table:table-cell office:value-type="float" office:value="0.000877283862791956" calcext:value-type="float">
            <text:p>0.000877283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391098894178867" calcext:value-type="float">
            <text:p>0.0391098894</text:p>
          </table:table-cell>
          <table:table-cell office:value-type="float" office:value="-0.12019307911396" calcext:value-type="float">
            <text:p>-0.1201930791</text:p>
          </table:table-cell>
          <table:table-cell office:value-type="float" office:value="0.000746874895412475" calcext:value-type="float">
            <text:p>0.0007468749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391281135380268" calcext:value-type="float">
            <text:p>0.0391281135</text:p>
          </table:table-cell>
          <table:table-cell office:value-type="float" office:value="-0.123986713588238" calcext:value-type="float">
            <text:p>-0.1239867136</text:p>
          </table:table-cell>
          <table:table-cell office:value-type="float" office:value="0.000597281556110829" calcext:value-type="float">
            <text:p>0.0005972816</text:p>
          </table:table-cell>
          <table:table-cell office:value-type="float" office:value="-0.0111271645873785" calcext:value-type="float">
            <text:p>-0.0111271646</text:p>
          </table:table-cell>
          <table:table-cell office:value-type="float" office:value="-0.0178015436977148" calcext:value-type="float">
            <text:p>-0.0178015437</text:p>
          </table:table-cell>
          <table:table-cell office:value-type="float" office:value="0.455281645059586" calcext:value-type="float">
            <text:p>0.45528164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9128627628088" calcext:value-type="float">
            <text:p>0.0391286276</text:p>
          </table:table-cell>
          <table:table-cell office:value-type="float" office:value="-0.123983345925808" calcext:value-type="float">
            <text:p>-0.1239833459</text:p>
          </table:table-cell>
          <table:table-cell office:value-type="float" office:value="0.000284435576759279" calcext:value-type="float">
            <text:p>0.0002844356</text:p>
          </table:table-cell>
          <table:table-cell office:value-type="float" office:value="-0.0111285988241434" calcext:value-type="float">
            <text:p>-0.0111285988</text:p>
          </table:table-cell>
          <table:table-cell office:value-type="float" office:value="-0.0178024042397738" calcext:value-type="float">
            <text:p>-0.0178024042</text:p>
          </table:table-cell>
          <table:table-cell office:value-type="float" office:value="0.455281734466553" calcext:value-type="float">
            <text:p>0.45528173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391294285655022" calcext:value-type="float">
            <text:p>0.0391294286</text:p>
          </table:table-cell>
          <table:table-cell office:value-type="float" office:value="-0.123973183333874" calcext:value-type="float">
            <text:p>-0.1239731833</text:p>
          </table:table-cell>
          <table:table-cell office:value-type="float" office:value="-0.000636334472801536" calcext:value-type="float">
            <text:p>-0.0006363345</text:p>
          </table:table-cell>
          <table:table-cell office:value-type="float" office:value="-0.0111321974545717" calcext:value-type="float">
            <text:p>-0.0111321975</text:p>
          </table:table-cell>
          <table:table-cell office:value-type="float" office:value="-0.0178046301007271" calcext:value-type="float">
            <text:p>-0.0178046301</text:p>
          </table:table-cell>
          <table:table-cell office:value-type="float" office:value="0.455282181501389" calcext:value-type="float">
            <text:p>0.45528218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91261391341686" calcext:value-type="float">
            <text:p>0.0391261391</text:p>
          </table:table-cell>
          <table:table-cell office:value-type="float" office:value="-0.123931966722012" calcext:value-type="float">
            <text:p>-0.1239319667</text:p>
          </table:table-cell>
          <table:table-cell office:value-type="float" office:value="-0.00419557187706232" calcext:value-type="float">
            <text:p>-0.0041955719</text:p>
          </table:table-cell>
          <table:table-cell office:value-type="float" office:value="-0.0111418329179287" calcext:value-type="float">
            <text:p>-0.0111418329</text:p>
          </table:table-cell>
          <table:table-cell office:value-type="float" office:value="-0.0178108979016542" calcext:value-type="float">
            <text:p>-0.0178108979</text:p>
          </table:table-cell>
          <table:table-cell office:value-type="float" office:value="0.455284655094147" calcext:value-type="float">
            <text:p>0.45528465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39119727909565" calcext:value-type="float">
            <text:p>0.0391197279</text:p>
          </table:table-cell>
          <table:table-cell office:value-type="float" office:value="-0.12390162050724" calcext:value-type="float">
            <text:p>-0.1239016205</text:p>
          </table:table-cell>
          <table:table-cell office:value-type="float" office:value="-0.00678094383329153" calcext:value-type="float">
            <text:p>-0.0067809438</text:p>
          </table:table-cell>
          <table:table-cell office:value-type="float" office:value="-0.0111462734639645" calcext:value-type="float">
            <text:p>-0.0111462735</text:p>
          </table:table-cell>
          <table:table-cell office:value-type="float" office:value="-0.0178140755742788" calcext:value-type="float">
            <text:p>-0.0178140756</text:p>
          </table:table-cell>
          <table:table-cell office:value-type="float" office:value="0.455286949872971" calcext:value-type="float">
            <text:p>0.45528694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391088239848614" calcext:value-type="float">
            <text:p>0.039108824</text:p>
          </table:table-cell>
          <table:table-cell office:value-type="float" office:value="-0.123866036534309" calcext:value-type="float">
            <text:p>-0.1238660365</text:p>
          </table:table-cell>
          <table:table-cell office:value-type="float" office:value="-0.00986828655004501" calcext:value-type="float">
            <text:p>-0.0098682866</text:p>
          </table:table-cell>
          <table:table-cell office:value-type="float" office:value="-0.0111497174948454" calcext:value-type="float">
            <text:p>-0.0111497175</text:p>
          </table:table-cell>
          <table:table-cell office:value-type="float" office:value="-0.0178169179707766" calcext:value-type="float">
            <text:p>-0.017816918</text:p>
          </table:table-cell>
          <table:table-cell office:value-type="float" office:value="0.455290019512177" calcext:value-type="float">
            <text:p>0.45529001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390925705432892" calcext:value-type="float">
            <text:p>0.0390925705</text:p>
          </table:table-cell>
          <table:table-cell office:value-type="float" office:value="-0.123826369643211" calcext:value-type="float">
            <text:p>-0.1238263696</text:p>
          </table:table-cell>
          <table:table-cell office:value-type="float" office:value="-0.0134309343993664" calcext:value-type="float">
            <text:p>-0.0134309344</text:p>
          </table:table-cell>
          <table:table-cell office:value-type="float" office:value="-0.011151734739542" calcext:value-type="float">
            <text:p>-0.0111517347</text:p>
          </table:table-cell>
          <table:table-cell office:value-type="float" office:value="-0.0178191382437944" calcext:value-type="float">
            <text:p>-0.0178191382</text:p>
          </table:table-cell>
          <table:table-cell office:value-type="float" office:value="0.455293953418732" calcext:value-type="float">
            <text:p>0.45529395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390408784151077" calcext:value-type="float">
            <text:p>0.0390408784</text:p>
          </table:table-cell>
          <table:table-cell office:value-type="float" office:value="-0.123741127550602" calcext:value-type="float">
            <text:p>-0.1237411276</text:p>
          </table:table-cell>
          <table:table-cell office:value-type="float" office:value="-0.0218769293278456" calcext:value-type="float">
            <text:p>-0.0218769293</text:p>
          </table:table-cell>
          <table:table-cell office:value-type="float" office:value="-0.0111503545194864" calcext:value-type="float">
            <text:p>-0.0111503545</text:p>
          </table:table-cell>
          <table:table-cell office:value-type="float" office:value="-0.017821166664362" calcext:value-type="float">
            <text:p>-0.0178211667</text:p>
          </table:table-cell>
          <table:table-cell office:value-type="float" office:value="0.455304443836212" calcext:value-type="float">
            <text:p>0.45530444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390040650963783" calcext:value-type="float">
            <text:p>0.0390040651</text:p>
          </table:table-cell>
          <table:table-cell office:value-type="float" office:value="-0.123698994517326" calcext:value-type="float">
            <text:p>-0.1236989945</text:p>
          </table:table-cell>
          <table:table-cell office:value-type="float" office:value="-0.0267074443399906" calcext:value-type="float">
            <text:p>-0.0267074443</text:p>
          </table:table-cell>
          <table:table-cell office:value-type="float" office:value="-0.0111465267837048" calcext:value-type="float">
            <text:p>-0.0111465268</text:p>
          </table:table-cell>
          <table:table-cell office:value-type="float" office:value="-0.0178207587450743" calcext:value-type="float">
            <text:p>-0.0178207587</text:p>
          </table:table-cell>
          <table:table-cell office:value-type="float" office:value="0.455311059951782" calcext:value-type="float">
            <text:p>0.455311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389590486884117" calcext:value-type="float">
            <text:p>0.0389590487</text:p>
          </table:table-cell>
          <table:table-cell office:value-type="float" office:value="-0.123659834265709" calcext:value-type="float">
            <text:p>-0.1236598343</text:p>
          </table:table-cell>
          <table:table-cell office:value-type="float" office:value="-0.03190778195858" calcext:value-type="float">
            <text:p>-0.031907782</text:p>
          </table:table-cell>
          <table:table-cell office:value-type="float" office:value="-0.0111404117196798" calcext:value-type="float">
            <text:p>-0.0111404117</text:p>
          </table:table-cell>
          <table:table-cell office:value-type="float" office:value="-0.0178193207830191" calcext:value-type="float">
            <text:p>-0.0178193208</text:p>
          </table:table-cell>
          <table:table-cell office:value-type="float" office:value="0.455318629741669" calcext:value-type="float">
            <text:p>0.455318629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388421155512333" calcext:value-type="float">
            <text:p>0.0388421156</text:p>
          </table:table-cell>
          <table:table-cell office:value-type="float" office:value="-0.12359856069088" calcext:value-type="float">
            <text:p>-0.1235985607</text:p>
          </table:table-cell>
          <table:table-cell office:value-type="float" office:value="-0.0433123856782913" calcext:value-type="float">
            <text:p>-0.0433123857</text:p>
          </table:table-cell>
          <table:table-cell office:value-type="float" office:value="-0.0111210811883211" calcext:value-type="float">
            <text:p>-0.0111210812</text:p>
          </table:table-cell>
          <table:table-cell office:value-type="float" office:value="-0.0178132671862841" calcext:value-type="float">
            <text:p>-0.0178132672</text:p>
          </table:table-cell>
          <table:table-cell office:value-type="float" office:value="0.455336511135101" calcext:value-type="float">
            <text:p>0.45533651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386857390403748" calcext:value-type="float">
            <text:p>0.038685739</text:p>
          </table:table-cell>
          <table:table-cell office:value-type="float" office:value="-0.123574748635292" calcext:value-type="float">
            <text:p>-0.1235747486</text:p>
          </table:table-cell>
          <table:table-cell office:value-type="float" office:value="-0.0558799207210541" calcext:value-type="float">
            <text:p>-0.0558799207</text:p>
          </table:table-cell>
          <table:table-cell office:value-type="float" office:value="-0.0110920388251543" calcext:value-type="float">
            <text:p>-0.0110920388</text:p>
          </table:table-cell>
          <table:table-cell office:value-type="float" office:value="-0.0178028587251902" calcext:value-type="float">
            <text:p>-0.0178028587</text:p>
          </table:table-cell>
          <table:table-cell office:value-type="float" office:value="0.455358028411865" calcext:value-type="float">
            <text:p>0.45535802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384862348437309" calcext:value-type="float">
            <text:p>0.0384862348</text:p>
          </table:table-cell>
          <table:table-cell office:value-type="float" office:value="-0.123606711626053" calcext:value-type="float">
            <text:p>-0.1236067116</text:p>
          </table:table-cell>
          <table:table-cell office:value-type="float" office:value="-0.0693994536995888" calcext:value-type="float">
            <text:p>-0.0693994537</text:p>
          </table:table-cell>
          <table:table-cell office:value-type="float" office:value="-0.0110532455146313" calcext:value-type="float">
            <text:p>-0.0110532455</text:p>
          </table:table-cell>
          <table:table-cell office:value-type="float" office:value="-0.0177882052958012" calcext:value-type="float">
            <text:p>-0.0177882053</text:p>
          </table:table-cell>
          <table:table-cell office:value-type="float" office:value="0.455383062362671" calcext:value-type="float">
            <text:p>0.45538306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83693985641003" calcext:value-type="float">
            <text:p>0.0383693986</text:p>
          </table:table-cell>
          <table:table-cell office:value-type="float" office:value="-0.123649567365646" calcext:value-type="float">
            <text:p>-0.1236495674</text:p>
          </table:table-cell>
          <table:table-cell office:value-type="float" office:value="-0.0764503926038742" calcext:value-type="float">
            <text:p>-0.0764503926</text:p>
          </table:table-cell>
          <table:table-cell office:value-type="float" office:value="-0.0110302828252316" calcext:value-type="float">
            <text:p>-0.0110302828</text:p>
          </table:table-cell>
          <table:table-cell office:value-type="float" office:value="-0.0177793670445681" calcext:value-type="float">
            <text:p>-0.017779367</text:p>
          </table:table-cell>
          <table:table-cell office:value-type="float" office:value="0.455396860837936" calcext:value-type="float">
            <text:p>0.455396860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8240771740675" calcext:value-type="float">
            <text:p>0.0382407717</text:p>
          </table:table-cell>
          <table:table-cell office:value-type="float" office:value="-0.123713426291943" calcext:value-type="float">
            <text:p>-0.1237134263</text:p>
          </table:table-cell>
          <table:table-cell office:value-type="float" office:value="-0.083660364151001" calcext:value-type="float">
            <text:p>-0.0836603642</text:p>
          </table:table-cell>
          <table:table-cell office:value-type="float" office:value="-0.0110050179064274" calcext:value-type="float">
            <text:p>-0.0110050179</text:p>
          </table:table-cell>
          <table:table-cell office:value-type="float" office:value="-0.0177695602178574" calcext:value-type="float">
            <text:p>-0.0177695602</text:p>
          </table:table-cell>
          <table:table-cell office:value-type="float" office:value="0.455411493778229" calcext:value-type="float">
            <text:p>0.45541149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81001159548759" calcext:value-type="float">
            <text:p>0.038100116</text:p>
          </table:table-cell>
          <table:table-cell office:value-type="float" office:value="-0.123800717294216" calcext:value-type="float">
            <text:p>-0.1238007173</text:p>
          </table:table-cell>
          <table:table-cell office:value-type="float" office:value="-0.0910030230879784" calcext:value-type="float">
            <text:p>-0.0910030231</text:p>
          </table:table-cell>
          <table:table-cell office:value-type="float" office:value="-0.0109774805605412" calcext:value-type="float">
            <text:p>-0.0109774806</text:p>
          </table:table-cell>
          <table:table-cell office:value-type="float" office:value="-0.0177588257938623" calcext:value-type="float">
            <text:p>-0.0177588258</text:p>
          </table:table-cell>
          <table:table-cell office:value-type="float" office:value="0.455426871776581" calcext:value-type="float">
            <text:p>0.45542687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379472598433495" calcext:value-type="float">
            <text:p>0.0379472598</text:p>
          </table:table-cell>
          <table:table-cell office:value-type="float" office:value="-0.123913921415806" calcext:value-type="float">
            <text:p>-0.1239139214</text:p>
          </table:table-cell>
          <table:table-cell office:value-type="float" office:value="-0.0984520241618156" calcext:value-type="float">
            <text:p>-0.0984520242</text:p>
          </table:table-cell>
          <table:table-cell office:value-type="float" office:value="-0.0109477117657661" calcext:value-type="float">
            <text:p>-0.0109477118</text:p>
          </table:table-cell>
          <table:table-cell office:value-type="float" office:value="-0.0177472215145826" calcext:value-type="float">
            <text:p>-0.0177472215</text:p>
          </table:table-cell>
          <table:table-cell office:value-type="float" office:value="0.455443024635315" calcext:value-type="float">
            <text:p>0.455443024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377820990979672" calcext:value-type="float">
            <text:p>0.0377820991</text:p>
          </table:table-cell>
          <table:table-cell office:value-type="float" office:value="-0.124055400490761" calcext:value-type="float">
            <text:p>-0.1240554005</text:p>
          </table:table-cell>
          <table:table-cell office:value-type="float" office:value="-0.105981096625328" calcext:value-type="float">
            <text:p>-0.1059810966</text:p>
          </table:table-cell>
          <table:table-cell office:value-type="float" office:value="-0.0109158027917147" calcext:value-type="float">
            <text:p>-0.0109158028</text:p>
          </table:table-cell>
          <table:table-cell office:value-type="float" office:value="-0.0177347902208567" calcext:value-type="float">
            <text:p>-0.0177347902</text:p>
          </table:table-cell>
          <table:table-cell office:value-type="float" office:value="0.455459952354431" calcext:value-type="float">
            <text:p>0.45545995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376045852899551" calcext:value-type="float">
            <text:p>0.0376045853</text:p>
          </table:table-cell>
          <table:table-cell office:value-type="float" office:value="-0.124227546155453" calcext:value-type="float">
            <text:p>-0.1242275462</text:p>
          </table:table-cell>
          <table:table-cell office:value-type="float" office:value="-0.113563783466816" calcext:value-type="float">
            <text:p>-0.1135637835</text:p>
          </table:table-cell>
          <table:table-cell office:value-type="float" office:value="-0.0108817778527737" calcext:value-type="float">
            <text:p>-0.0108817779</text:p>
          </table:table-cell>
          <table:table-cell office:value-type="float" office:value="-0.0177215822041035" calcext:value-type="float">
            <text:p>-0.0177215822</text:p>
          </table:table-cell>
          <table:table-cell office:value-type="float" office:value="0.455477565526962" calcext:value-type="float">
            <text:p>0.45547756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372127369046211" calcext:value-type="float">
            <text:p>0.0372127369</text:p>
          </table:table-cell>
          <table:table-cell office:value-type="float" office:value="-0.124673470854759" calcext:value-type="float">
            <text:p>-0.1246734709</text:p>
          </table:table-cell>
          <table:table-cell office:value-type="float" office:value="-0.128785371780396" calcext:value-type="float">
            <text:p>-0.1287853718</text:p>
          </table:table-cell>
          <table:table-cell office:value-type="float" office:value="-0.0108078084886074" calcext:value-type="float">
            <text:p>-0.0108078085</text:p>
          </table:table-cell>
          <table:table-cell office:value-type="float" office:value="-0.0176930241286755" calcext:value-type="float">
            <text:p>-0.0176930241</text:p>
          </table:table-cell>
          <table:table-cell office:value-type="float" office:value="0.455514848232269" calcext:value-type="float">
            <text:p>0.45551484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369986332952976" calcext:value-type="float">
            <text:p>0.0369986333</text:p>
          </table:table-cell>
          <table:table-cell office:value-type="float" office:value="-0.12495194375515" calcext:value-type="float">
            <text:p>-0.1249519438</text:p>
          </table:table-cell>
          <table:table-cell office:value-type="float" office:value="-0.136371463537216" calcext:value-type="float">
            <text:p>-0.1363714635</text:p>
          </table:table-cell>
          <table:table-cell office:value-type="float" office:value="-0.0107680056244135" calcext:value-type="float">
            <text:p>-0.0107680056</text:p>
          </table:table-cell>
          <table:table-cell office:value-type="float" office:value="-0.0176777914166451" calcext:value-type="float">
            <text:p>-0.0176777914</text:p>
          </table:table-cell>
          <table:table-cell office:value-type="float" office:value="0.455534428358078" calcext:value-type="float">
            <text:p>0.455534428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367726944386959" calcext:value-type="float">
            <text:p>0.0367726944</text:p>
          </table:table-cell>
          <table:table-cell office:value-type="float" office:value="-0.125270545482636" calcext:value-type="float">
            <text:p>-0.1252705455</text:p>
          </table:table-cell>
          <table:table-cell office:value-type="float" office:value="-0.143906071782112" calcext:value-type="float">
            <text:p>-0.1439060718</text:p>
          </table:table-cell>
          <table:table-cell office:value-type="float" office:value="-0.0107263531535864" calcext:value-type="float">
            <text:p>-0.0107263532</text:p>
          </table:table-cell>
          <table:table-cell office:value-type="float" office:value="-0.0176619943231344" calcext:value-type="float">
            <text:p>-0.0176619943</text:p>
          </table:table-cell>
          <table:table-cell office:value-type="float" office:value="0.455554604530335" calcext:value-type="float">
            <text:p>0.45555460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362866930663586" calcext:value-type="float">
            <text:p>0.0362866931</text:p>
          </table:table-cell>
          <table:table-cell office:value-type="float" office:value="-0.126037210226059" calcext:value-type="float">
            <text:p>-0.1260372102</text:p>
          </table:table-cell>
          <table:table-cell office:value-type="float" office:value="-0.158715918660164" calcext:value-type="float">
            <text:p>-0.1587159187</text:p>
          </table:table-cell>
          <table:table-cell office:value-type="float" office:value="-0.0106380302459002" calcext:value-type="float">
            <text:p>-0.0106380302</text:p>
          </table:table-cell>
          <table:table-cell office:value-type="float" office:value="-0.0176289565861225" calcext:value-type="float">
            <text:p>-0.0176289566</text:p>
          </table:table-cell>
          <table:table-cell office:value-type="float" office:value="0.455596715211868" calcext:value-type="float">
            <text:p>0.45559671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360274501144886" calcext:value-type="float">
            <text:p>0.0360274501</text:p>
          </table:table-cell>
          <table:table-cell office:value-type="float" office:value="-0.126489788293839" calcext:value-type="float">
            <text:p>-0.1264897883</text:p>
          </table:table-cell>
          <table:table-cell office:value-type="float" office:value="-0.165938436985016" calcext:value-type="float">
            <text:p>-0.165938437</text:p>
          </table:table-cell>
          <table:table-cell office:value-type="float" office:value="-0.0105914771556854" calcext:value-type="float">
            <text:p>-0.0105914772</text:p>
          </table:table-cell>
          <table:table-cell office:value-type="float" office:value="-0.017611825838685" calcext:value-type="float">
            <text:p>-0.0176118258</text:p>
          </table:table-cell>
          <table:table-cell office:value-type="float" office:value="0.455618560314178" calcext:value-type="float">
            <text:p>0.45561856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357580371201038" calcext:value-type="float">
            <text:p>0.0357580371</text:p>
          </table:table-cell>
          <table:table-cell office:value-type="float" office:value="-0.126991450786591" calcext:value-type="float">
            <text:p>-0.1269914508</text:p>
          </table:table-cell>
          <table:table-cell office:value-type="float" office:value="-0.173004418611527" calcext:value-type="float">
            <text:p>-0.1730044186</text:p>
          </table:table-cell>
          <table:table-cell office:value-type="float" office:value="-0.0105434209108353" calcext:value-type="float">
            <text:p>-0.0105434209</text:p>
          </table:table-cell>
          <table:table-cell office:value-type="float" office:value="-0.0175943598151207" calcext:value-type="float">
            <text:p>-0.0175943598</text:p>
          </table:table-cell>
          <table:table-cell office:value-type="float" office:value="0.455640882253647" calcext:value-type="float">
            <text:p>0.45564088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354790277779102" calcext:value-type="float">
            <text:p>0.0354790278</text:p>
          </table:table-cell>
          <table:table-cell office:value-type="float" office:value="-0.127544313669205" calcext:value-type="float">
            <text:p>-0.1275443137</text:p>
          </table:table-cell>
          <table:table-cell office:value-type="float" office:value="-0.179887473583221" calcext:value-type="float">
            <text:p>-0.1798874736</text:p>
          </table:table-cell>
          <table:table-cell office:value-type="float" office:value="-0.0104939490556717" calcext:value-type="float">
            <text:p>-0.0104939491</text:p>
          </table:table-cell>
          <table:table-cell office:value-type="float" office:value="-0.0175766386091709" calcext:value-type="float">
            <text:p>-0.0175766386</text:p>
          </table:table-cell>
          <table:table-cell office:value-type="float" office:value="0.455663681030273" calcext:value-type="float">
            <text:p>0.4556636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348949432373047" calcext:value-type="float">
            <text:p>0.0348949432</text:p>
          </table:table-cell>
          <table:table-cell office:value-type="float" office:value="-0.128812074661255" calcext:value-type="float">
            <text:p>-0.1288120747</text:p>
          </table:table-cell>
          <table:table-cell office:value-type="float" office:value="-0.192999839782715" calcext:value-type="float">
            <text:p>-0.1929998398</text:p>
          </table:table-cell>
          <table:table-cell office:value-type="float" office:value="-0.0103910397738218" calcext:value-type="float">
            <text:p>-0.0103910398</text:p>
          </table:table-cell>
          <table:table-cell office:value-type="float" office:value="-0.0175405293703079" calcext:value-type="float">
            <text:p>-0.0175405294</text:p>
          </table:table-cell>
          <table:table-cell office:value-type="float" office:value="0.455710530281067" calcext:value-type="float">
            <text:p>0.45571053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345913656055927" calcext:value-type="float">
            <text:p>0.0345913656</text:p>
          </table:table-cell>
          <table:table-cell office:value-type="float" office:value="-0.129531025886536" calcext:value-type="float">
            <text:p>-0.1295310259</text:p>
          </table:table-cell>
          <table:table-cell office:value-type="float" office:value="-0.199176654219627" calcext:value-type="float">
            <text:p>-0.1991766542</text:p>
          </table:table-cell>
          <table:table-cell office:value-type="float" office:value="-0.010337769985199" calcext:value-type="float">
            <text:p>-0.01033777</text:p>
          </table:table-cell>
          <table:table-cell office:value-type="float" office:value="-0.0175222661346197" calcext:value-type="float">
            <text:p>-0.0175222661</text:p>
          </table:table-cell>
          <table:table-cell office:value-type="float" office:value="0.455734491348267" calcext:value-type="float">
            <text:p>0.45573449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342812016606331" calcext:value-type="float">
            <text:p>0.0342812017</text:p>
          </table:table-cell>
          <table:table-cell office:value-type="float" office:value="-0.130309224128723" calcext:value-type="float">
            <text:p>-0.1303092241</text:p>
          </table:table-cell>
          <table:table-cell office:value-type="float" office:value="-0.20506563782692" calcext:value-type="float">
            <text:p>-0.2050656378</text:p>
          </table:table-cell>
          <table:table-cell office:value-type="float" office:value="-0.0102833993732929" calcext:value-type="float">
            <text:p>-0.0102833994</text:p>
          </table:table-cell>
          <table:table-cell office:value-type="float" office:value="-0.0175039749592543" calcext:value-type="float">
            <text:p>-0.017503975</text:p>
          </table:table-cell>
          <table:table-cell office:value-type="float" office:value="0.45575886964798" calcext:value-type="float">
            <text:p>0.45575886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336447097361088" calcext:value-type="float">
            <text:p>0.0336447097</text:p>
          </table:table-cell>
          <table:table-cell office:value-type="float" office:value="-0.132051095366478" calcext:value-type="float">
            <text:p>-0.1320510954</text:p>
          </table:table-cell>
          <table:table-cell office:value-type="float" office:value="-0.215874806046486" calcext:value-type="float">
            <text:p>-0.215874806</text:p>
          </table:table-cell>
          <table:table-cell office:value-type="float" office:value="-0.0101715549826622" calcext:value-type="float">
            <text:p>-0.010171555</text:p>
          </table:table-cell>
          <table:table-cell office:value-type="float" office:value="-0.0174674745649099" calcext:value-type="float">
            <text:p>-0.0174674746</text:p>
          </table:table-cell>
          <table:table-cell office:value-type="float" office:value="0.455808520317078" calcext:value-type="float">
            <text:p>0.45580852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333203785121441" calcext:value-type="float">
            <text:p>0.0333203785</text:p>
          </table:table-cell>
          <table:table-cell office:value-type="float" office:value="-0.133018329739571" calcext:value-type="float">
            <text:p>-0.1330183297</text:p>
          </table:table-cell>
          <table:table-cell office:value-type="float" office:value="-0.220742419362068" calcext:value-type="float">
            <text:p>-0.2207424194</text:p>
          </table:table-cell>
          <table:table-cell office:value-type="float" office:value="-0.0101142432540655" calcext:value-type="float">
            <text:p>-0.0101142433</text:p>
          </table:table-cell>
          <table:table-cell office:value-type="float" office:value="-0.0174493454396725" calcext:value-type="float">
            <text:p>-0.0174493454</text:p>
          </table:table-cell>
          <table:table-cell office:value-type="float" office:value="0.455833792686462" calcext:value-type="float">
            <text:p>0.45583379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329933315515518" calcext:value-type="float">
            <text:p>0.0329933316</text:p>
          </table:table-cell>
          <table:table-cell office:value-type="float" office:value="-0.134052202105522" calcext:value-type="float">
            <text:p>-0.1340522021</text:p>
          </table:table-cell>
          <table:table-cell office:value-type="float" office:value="-0.225217193365097" calcext:value-type="float">
            <text:p>-0.2252171934</text:p>
          </table:table-cell>
          <table:table-cell office:value-type="float" office:value="-0.0100561063736677" calcext:value-type="float">
            <text:p>-0.0100561064</text:p>
          </table:table-cell>
          <table:table-cell office:value-type="float" office:value="-0.0174313802272081" calcext:value-type="float">
            <text:p>-0.0174313802</text:p>
          </table:table-cell>
          <table:table-cell office:value-type="float" office:value="0.455859273672104" calcext:value-type="float">
            <text:p>0.455859273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326647199690342" calcext:value-type="float">
            <text:p>0.03266472</text:p>
          </table:table-cell>
          <table:table-cell office:value-type="float" office:value="-0.135154277086258" calcext:value-type="float">
            <text:p>-0.1351542771</text:p>
          </table:table-cell>
          <table:table-cell office:value-type="float" office:value="-0.229272902011871" calcext:value-type="float">
            <text:p>-0.229272902</text:p>
          </table:table-cell>
          <table:table-cell office:value-type="float" office:value="-0.00999722070991993" calcext:value-type="float">
            <text:p>-0.0099972207</text:p>
          </table:table-cell>
          <table:table-cell office:value-type="float" office:value="-0.0174136310815811" calcext:value-type="float">
            <text:p>-0.0174136311</text:p>
          </table:table-cell>
          <table:table-cell office:value-type="float" office:value="0.455884963274002" calcext:value-type="float">
            <text:p>0.45588496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320072695612907" calcext:value-type="float">
            <text:p>0.0320072696</text:p>
          </table:table-cell>
          <table:table-cell office:value-type="float" office:value="-0.137569636106491" calcext:value-type="float">
            <text:p>-0.1375696361</text:p>
          </table:table-cell>
          <table:table-cell office:value-type="float" office:value="-0.236022055149078" calcext:value-type="float">
            <text:p>-0.2360220551</text:p>
          </table:table-cell>
          <table:table-cell office:value-type="float" office:value="-0.00987742654979229" calcext:value-type="float">
            <text:p>-0.0098774265</text:p>
          </table:table-cell>
          <table:table-cell office:value-type="float" office:value="-0.0173789504915476" calcext:value-type="float">
            <text:p>-0.0173789505</text:p>
          </table:table-cell>
          <table:table-cell office:value-type="float" office:value="0.455936908721924" calcext:value-type="float">
            <text:p>0.4559369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4:48:07.406606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5:04:51.643903807</dc:date>
    <meta:editing-duration>PT31M3S</meta:editing-duration>
    <meta:editing-cycles>2</meta:editing-cycles>
    <meta:generator>LibreOffice/4.3.3.2$Linux_X86_64 LibreOffice_project/430m0$Build-2</meta:generator>
    <meta:document-statistic meta:table-count="2" meta:cell-count="16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61cm" svg:height="12.731cm" xlink:href=".." xlink:type="simple" chart:class="chart:scatter" chart:style-name="ch1">
        <chart:legend chart:legend-position="end" svg:x="16.362cm" svg:y="4.821cm" style:legend-expansion="high" chart:style-name="ch2"/>
        <chart:plot-area chart:style-name="ch3" table:cell-range-address="Head.A2:Head.G532 Head.B1:Head.G1" chart:data-source-has-labels="row" svg:x="0.383cm" svg:y="0.254cm" svg:width="15.596cm" svg:height="12.223cm">
          <chartooo:coordinate-region svg:x="1.216cm" svg:y="0.453cm" svg:width="14.483cm" svg:height="11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d.B2:Head.B532" chart:label-cell-address="Head.B1:Head.B1" chart:class="chart:scatter">
            <chart:domain table:cell-range-address="Head.A2:Head.A532"/>
            <chart:data-point chart:repeated="531"/>
          </chart:series>
          <chart:series chart:style-name="ch7" chart:values-cell-range-address="Head.C2:Head.C532" chart:label-cell-address="Head.C1:Head.C1" chart:class="chart:scatter">
            <chart:data-point chart:repeated="531"/>
          </chart:series>
          <chart:series chart:style-name="ch8" chart:values-cell-range-address="Head.D2:Head.D532" chart:label-cell-address="Head.D1:Head.D1" chart:class="chart:scatter">
            <chart:data-point chart:repeated="531"/>
          </chart:series>
          <chart:series chart:style-name="ch9" chart:values-cell-range-address="Head.E2:Head.E532" chart:label-cell-address="Head.E1:Head.E1" chart:class="chart:scatter">
            <chart:data-point chart:repeated="531"/>
          </chart:series>
          <chart:series chart:style-name="ch10" chart:values-cell-range-address="Head.F2:Head.F532" chart:label-cell-address="Head.F1:Head.F1" chart:class="chart:scatter">
            <chart:data-point chart:repeated="531"/>
          </chart:series>
          <chart:series chart:style-name="ch11" chart:values-cell-range-address="Head.G2:Head.G532" chart:label-cell-address="Head.G1:Head.G1" chart:class="chart:scatter">
            <chart:data-point chart:repeated="5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X Head</text:p>
                <draw:g>
                  <svg:desc>Head.B1:Head.B1</svg:desc>
                </draw:g>
              </table:table-cell>
              <table:table-cell office:value-type="string">
                <text:p>WY Head</text:p>
                <draw:g>
                  <svg:desc>Head.C1:Head.C1</svg:desc>
                </draw:g>
              </table:table-cell>
              <table:table-cell office:value-type="string">
                <text:p>WZ Head</text:p>
                <draw:g>
                  <svg:desc>Head.D1:Head.D1</svg:desc>
                </draw:g>
              </table:table-cell>
              <table:table-cell office:value-type="string">
                <text:p>X Head</text:p>
                <draw:g>
                  <svg:desc>Head.E1:Head.E1</svg:desc>
                </draw:g>
              </table:table-cell>
              <table:table-cell office:value-type="string">
                <text:p>Y Head</text:p>
                <draw:g>
                  <svg:desc>Head.F1:Head.F1</svg:desc>
                </draw:g>
              </table:table-cell>
              <table:table-cell office:value-type="string">
                <text:p>Z Head</text:p>
                <draw:g>
                  <svg:desc>Head.G1:Hea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ead.A2:Head.A532</svg:desc>
                </draw:g>
              </table:table-cell>
              <table:table-cell office:value-type="float" office:value="0.0394492335617542">
                <text:p>0.0394492335617542</text:p>
                <draw:g>
                  <svg:desc>Head.B2:Head.B532</svg:desc>
                </draw:g>
              </table:table-cell>
              <table:table-cell office:value-type="float" office:value="-0.174289122223854">
                <text:p>-0.174289122223854</text:p>
                <draw:g>
                  <svg:desc>Head.C2:Head.C532</svg:desc>
                </draw:g>
              </table:table-cell>
              <table:table-cell office:value-type="float" office:value="-0.00664548529312015">
                <text:p>-0.00664548529312015</text:p>
                <draw:g>
                  <svg:desc>Head.D2:Head.D532</svg:desc>
                </draw:g>
              </table:table-cell>
              <table:table-cell office:value-type="float" office:value="-0.0111271645873785">
                <text:p>-0.0111271645873785</text:p>
                <draw:g>
                  <svg:desc>Head.E2:Head.E532</svg:desc>
                </draw:g>
              </table:table-cell>
              <table:table-cell office:value-type="float" office:value="-0.0178015436977148">
                <text:p>-0.0178015436977148</text:p>
                <draw:g>
                  <svg:desc>Head.F2:Head.F532</svg:desc>
                </draw:g>
              </table:table-cell>
              <table:table-cell office:value-type="float" office:value="0.455281645059586">
                <text:p>0.455281645059586</text:p>
                <draw:g>
                  <svg:desc>Head.G2:Head.G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394492335617542">
                <text:p>0.0394492335617542</text:p>
              </table:table-cell>
              <table:table-cell office:value-type="float" office:value="-0.174289122223854">
                <text:p>-0.174289122223854</text:p>
              </table:table-cell>
              <table:table-cell office:value-type="float" office:value="-0.00664548529312015">
                <text:p>-0.006645485293120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394452922046185">
                <text:p>0.0394452922046185</text:p>
              </table:table-cell>
              <table:table-cell office:value-type="float" office:value="-0.174469172954559">
                <text:p>-0.174469172954559</text:p>
              </table:table-cell>
              <table:table-cell office:value-type="float" office:value="-0.00550004234537482">
                <text:p>-0.0055000423453748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394450388848782">
                <text:p>0.0394450388848782</text:p>
              </table:table-cell>
              <table:table-cell office:value-type="float" office:value="-0.174491450190544">
                <text:p>-0.174491450190544</text:p>
              </table:table-cell>
              <table:table-cell office:value-type="float" office:value="-0.00541303306818008">
                <text:p>-0.005413033068180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394448041915894">
                <text:p>0.0394448041915894</text:p>
              </table:table-cell>
              <table:table-cell office:value-type="float" office:value="-0.174515470862389">
                <text:p>-0.174515470862389</text:p>
              </table:table-cell>
              <table:table-cell office:value-type="float" office:value="-0.00532420631498098">
                <text:p>-0.005324206314980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394445732235909">
                <text:p>0.0394445732235909</text:p>
              </table:table-cell>
              <table:table-cell office:value-type="float" office:value="-0.174541294574738">
                <text:p>-0.174541294574738</text:p>
              </table:table-cell>
              <table:table-cell office:value-type="float" office:value="-0.00523371109738946">
                <text:p>-0.005233711097389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394443385303021">
                <text:p>0.0394443385303021</text:p>
              </table:table-cell>
              <table:table-cell office:value-type="float" office:value="-0.174569070339203">
                <text:p>-0.174569070339203</text:p>
              </table:table-cell>
              <table:table-cell office:value-type="float" office:value="-0.00514170899987221">
                <text:p>-0.005141708999872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394441150128841">
                <text:p>0.0394441150128841</text:p>
              </table:table-cell>
              <table:table-cell office:value-type="float" office:value="-0.174598708748817">
                <text:p>-0.174598708748817</text:p>
              </table:table-cell>
              <table:table-cell office:value-type="float" office:value="-0.00504834530875087">
                <text:p>-0.005048345308750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394436940550804">
                <text:p>0.0394436940550804</text:p>
              </table:table-cell>
              <table:table-cell office:value-type="float" office:value="-0.174664184451103">
                <text:p>-0.174664184451103</text:p>
              </table:table-cell>
              <table:table-cell office:value-type="float" office:value="-0.00485816271975637">
                <text:p>-0.004858162719756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394434966146946">
                <text:p>0.0394434966146946</text:p>
              </table:table-cell>
              <table:table-cell office:value-type="float" office:value="-0.174700036644936">
                <text:p>-0.174700036644936</text:p>
              </table:table-cell>
              <table:table-cell office:value-type="float" office:value="-0.0047616483643651">
                <text:p>-0.00476164836436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394433103501797">
                <text:p>0.0394433103501797</text:p>
              </table:table-cell>
              <table:table-cell office:value-type="float" office:value="-0.174738168716431">
                <text:p>-0.174738168716431</text:p>
              </table:table-cell>
              <table:table-cell office:value-type="float" office:value="-0.00466439267620444">
                <text:p>-0.004664392676204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394429862499237">
                <text:p>0.0394429862499237</text:p>
              </table:table-cell>
              <table:table-cell office:value-type="float" office:value="-0.174821197986603">
                <text:p>-0.174821197986603</text:p>
              </table:table-cell>
              <table:table-cell office:value-type="float" office:value="-0.0044682645238936">
                <text:p>-0.00446826452389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394428372383118">
                <text:p>0.0394428372383118</text:p>
              </table:table-cell>
              <table:table-cell office:value-type="float" office:value="-0.174866363406181">
                <text:p>-0.174866363406181</text:p>
              </table:table-cell>
              <table:table-cell office:value-type="float" office:value="-0.00436970265582204">
                <text:p>-0.004369702655822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394427105784416">
                <text:p>0.0394427105784416</text:p>
              </table:table-cell>
              <table:table-cell office:value-type="float" office:value="-0.174913957715035">
                <text:p>-0.174913957715035</text:p>
              </table:table-cell>
              <table:table-cell office:value-type="float" office:value="-0.00427101133391261">
                <text:p>-0.0042710113339126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39442602545023">
                <text:p>0.039442602545023</text:p>
              </table:table-cell>
              <table:table-cell office:value-type="float" office:value="-0.174964070320129">
                <text:p>-0.174964070320129</text:p>
              </table:table-cell>
              <table:table-cell office:value-type="float" office:value="-0.00417234655469656">
                <text:p>-0.004172346554696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394425056874752">
                <text:p>0.0394425056874752</text:p>
              </table:table-cell>
              <table:table-cell office:value-type="float" office:value="-0.175016775727272">
                <text:p>-0.175016775727272</text:p>
              </table:table-cell>
              <table:table-cell office:value-type="float" office:value="-0.00407386105507612">
                <text:p>-0.004073861055076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394424311816692">
                <text:p>0.0394424311816692</text:p>
              </table:table-cell>
              <table:table-cell office:value-type="float" office:value="-0.175072178244591">
                <text:p>-0.175072178244591</text:p>
              </table:table-cell>
              <table:table-cell office:value-type="float" office:value="-0.00397570850327611">
                <text:p>-0.003975708503276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394423753023148">
                <text:p>0.0394423753023148</text:p>
              </table:table-cell>
              <table:table-cell office:value-type="float" office:value="-0.175130307674408">
                <text:p>-0.175130307674408</text:p>
              </table:table-cell>
              <table:table-cell office:value-type="float" office:value="-0.00387804675847292">
                <text:p>-0.003878046758472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394423454999924">
                <text:p>0.0394423454999924</text:p>
              </table:table-cell>
              <table:table-cell office:value-type="float" office:value="-0.175191178917885">
                <text:p>-0.175191178917885</text:p>
              </table:table-cell>
              <table:table-cell office:value-type="float" office:value="-0.00378101924434304">
                <text:p>-0.003781019244343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394423343241215">
                <text:p>0.0394423343241215</text:p>
              </table:table-cell>
              <table:table-cell office:value-type="float" office:value="-0.175255000591278">
                <text:p>-0.175255000591278</text:p>
              </table:table-cell>
              <table:table-cell office:value-type="float" office:value="-0.00368479290045798">
                <text:p>-0.003684792900457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394423454999924">
                <text:p>0.0394423454999924</text:p>
              </table:table-cell>
              <table:table-cell office:value-type="float" office:value="-0.175321698188782">
                <text:p>-0.175321698188782</text:p>
              </table:table-cell>
              <table:table-cell office:value-type="float" office:value="-0.00358951231464744">
                <text:p>-0.003589512314647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394423939287663">
                <text:p>0.0394423939287663</text:p>
              </table:table-cell>
              <table:table-cell office:value-type="float" office:value="-0.175391390919685">
                <text:p>-0.175391390919685</text:p>
              </table:table-cell>
              <table:table-cell office:value-type="float" office:value="-0.00349533488042653">
                <text:p>-0.0034953348804265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394424609839916">
                <text:p>0.0394424609839916</text:p>
              </table:table-cell>
              <table:table-cell office:value-type="float" office:value="-0.175464153289795">
                <text:p>-0.175464153289795</text:p>
              </table:table-cell>
              <table:table-cell office:value-type="float" office:value="-0.00340241263620555">
                <text:p>-0.003402412636205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394425541162491">
                <text:p>0.0394425541162491</text:p>
              </table:table-cell>
              <table:table-cell office:value-type="float" office:value="-0.175540074706078">
                <text:p>-0.175540074706078</text:p>
              </table:table-cell>
              <table:table-cell office:value-type="float" office:value="-0.00331090344116092">
                <text:p>-0.003310903441160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394426733255386">
                <text:p>0.0394426733255386</text:p>
              </table:table-cell>
              <table:table-cell office:value-type="float" office:value="-0.175619095563889">
                <text:p>-0.175619095563889</text:p>
              </table:table-cell>
              <table:table-cell office:value-type="float" office:value="-0.00322095444425941">
                <text:p>-0.0032209544442594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394430123269558">
                <text:p>0.0394430123269558</text:p>
              </table:table-cell>
              <table:table-cell office:value-type="float" office:value="-0.175787076354027">
                <text:p>-0.175787076354027</text:p>
              </table:table-cell>
              <table:table-cell office:value-type="float" office:value="-0.00304636429063976">
                <text:p>-0.003046364290639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394430123269558">
                <text:p>0.0394430123269558</text:p>
              </table:table-cell>
              <table:table-cell office:value-type="float" office:value="-0.175787076354027">
                <text:p>-0.175787076354027</text:p>
              </table:table-cell>
              <table:table-cell office:value-type="float" office:value="-0.00304636429063976">
                <text:p>-0.003046364290639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394434817135334">
                <text:p>0.0394434817135334</text:p>
              </table:table-cell>
              <table:table-cell office:value-type="float" office:value="-0.175968587398529">
                <text:p>-0.175968587398529</text:p>
              </table:table-cell>
              <table:table-cell office:value-type="float" office:value="-0.00287987245246768">
                <text:p>-0.002879872452467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394437685608864">
                <text:p>0.0394437685608864</text:p>
              </table:table-cell>
              <table:table-cell office:value-type="float" office:value="-0.176064610481262">
                <text:p>-0.176064610481262</text:p>
              </table:table-cell>
              <table:table-cell office:value-type="float" office:value="-0.00280004926025867">
                <text:p>-0.002800049260258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394444428384304">
                <text:p>0.0394444428384304</text:p>
              </table:table-cell>
              <table:table-cell office:value-type="float" office:value="-0.176267355680466">
                <text:p>-0.176267355680466</text:p>
              </table:table-cell>
              <table:table-cell office:value-type="float" office:value="-0.00264801527373493">
                <text:p>-0.002648015273734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394448488950729">
                <text:p>0.0394448488950729</text:p>
              </table:table-cell>
              <table:table-cell office:value-type="float" office:value="-0.176374271512032">
                <text:p>-0.176374271512032</text:p>
              </table:table-cell>
              <table:table-cell office:value-type="float" office:value="-0.00257611111737788">
                <text:p>-0.002576111117377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394452884793282">
                <text:p>0.0394452884793282</text:p>
              </table:table-cell>
              <table:table-cell office:value-type="float" office:value="-0.176485016942024">
                <text:p>-0.176485016942024</text:p>
              </table:table-cell>
              <table:table-cell office:value-type="float" office:value="-0.00250715715810656">
                <text:p>-0.002507157158106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394457653164864">
                <text:p>0.0394457653164864</text:p>
              </table:table-cell>
              <table:table-cell office:value-type="float" office:value="-0.176599621772766">
                <text:p>-0.176599621772766</text:p>
              </table:table-cell>
              <table:table-cell office:value-type="float" office:value="-0.0024413054343313">
                <text:p>-0.00244130543433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394462831318378">
                <text:p>0.0394462831318378</text:p>
              </table:table-cell>
              <table:table-cell office:value-type="float" office:value="-0.176718100905418">
                <text:p>-0.176718100905418</text:p>
              </table:table-cell>
              <table:table-cell office:value-type="float" office:value="-0.00237870728597045">
                <text:p>-0.002378707285970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394474603235722">
                <text:p>0.0394474603235722</text:p>
              </table:table-cell>
              <table:table-cell office:value-type="float" office:value="-0.176967024803162">
                <text:p>-0.176967024803162</text:p>
              </table:table-cell>
              <table:table-cell office:value-type="float" office:value="-0.00226389127783477">
                <text:p>-0.002263891277834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394481159746647">
                <text:p>0.0394481159746647</text:p>
              </table:table-cell>
              <table:table-cell office:value-type="float" office:value="-0.17709755897522">
                <text:p>-0.17709755897522</text:p>
              </table:table-cell>
              <table:table-cell office:value-type="float" office:value="-0.00221197982318699">
                <text:p>-0.0022119798231869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394488200545311">
                <text:p>0.0394488200545311</text:p>
              </table:table-cell>
              <table:table-cell office:value-type="float" office:value="-0.177232280373573">
                <text:p>-0.177232280373573</text:p>
              </table:table-cell>
              <table:table-cell office:value-type="float" office:value="-0.00216393894515932">
                <text:p>-0.002163938945159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394495651125908">
                <text:p>0.0394495651125908</text:p>
              </table:table-cell>
              <table:table-cell office:value-type="float" office:value="-0.177371293306351">
                <text:p>-0.177371293306351</text:p>
              </table:table-cell>
              <table:table-cell office:value-type="float" office:value="-0.00211992510594428">
                <text:p>-0.002119925105944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394503697752953">
                <text:p>0.0394503697752953</text:p>
              </table:table-cell>
              <table:table-cell office:value-type="float" office:value="-0.177514612674713">
                <text:p>-0.177514612674713</text:p>
              </table:table-cell>
              <table:table-cell office:value-type="float" office:value="-0.00208008685149252">
                <text:p>-0.002080086851492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394512265920639">
                <text:p>0.0394512265920639</text:p>
              </table:table-cell>
              <table:table-cell office:value-type="float" office:value="-0.177662283182144">
                <text:p>-0.177662283182144</text:p>
              </table:table-cell>
              <table:table-cell office:value-type="float" office:value="-0.00204458320513368">
                <text:p>-0.002044583205133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394530855119228">
                <text:p>0.0394530855119228</text:p>
              </table:table-cell>
              <table:table-cell office:value-type="float" office:value="-0.177970975637436">
                <text:p>-0.177970975637436</text:p>
              </table:table-cell>
              <table:table-cell office:value-type="float" office:value="-0.00198718416504562">
                <text:p>-0.001987184165045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394541025161743">
                <text:p>0.0394541025161743</text:p>
              </table:table-cell>
              <table:table-cell office:value-type="float" office:value="-0.178132146596909">
                <text:p>-0.178132146596909</text:p>
              </table:table-cell>
              <table:table-cell office:value-type="float" office:value="-0.0019655991345644">
                <text:p>-0.00196559913456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394551753997803">
                <text:p>0.0394551753997803</text:p>
              </table:table-cell>
              <table:table-cell office:value-type="float" office:value="-0.178297892212868">
                <text:p>-0.178297892212868</text:p>
              </table:table-cell>
              <table:table-cell office:value-type="float" office:value="-0.00194895872846246">
                <text:p>-0.001948958728462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394563004374504">
                <text:p>0.0394563004374504</text:p>
              </table:table-cell>
              <table:table-cell office:value-type="float" office:value="-0.178468391299248">
                <text:p>-0.178468391299248</text:p>
              </table:table-cell>
              <table:table-cell office:value-type="float" office:value="-0.00193741836119443">
                <text:p>-0.001937418361194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394587330520153">
                <text:p>0.0394587330520153</text:p>
              </table:table-cell>
              <table:table-cell office:value-type="float" office:value="-0.178823694586754">
                <text:p>-0.178823694586754</text:p>
              </table:table-cell>
              <table:table-cell office:value-type="float" office:value="-0.00193026009947062">
                <text:p>-0.001930260099470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394600331783295">
                <text:p>0.0394600331783295</text:p>
              </table:table-cell>
              <table:table-cell office:value-type="float" office:value="-0.179008647799492">
                <text:p>-0.179008647799492</text:p>
              </table:table-cell>
              <table:table-cell office:value-type="float" office:value="-0.00193494709674269">
                <text:p>-0.0019349470967426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39461687207222">
                <text:p>0.039461687207222</text:p>
              </table:table-cell>
              <table:table-cell office:value-type="float" office:value="-0.179239854216576">
                <text:p>-0.179239854216576</text:p>
              </table:table-cell>
              <table:table-cell office:value-type="float" office:value="-0.00194438686594367">
                <text:p>-0.001944386865943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394639633595943">
                <text:p>0.0394639633595943</text:p>
              </table:table-cell>
              <table:table-cell office:value-type="float" office:value="-0.179557859897614">
                <text:p>-0.179557859897614</text:p>
              </table:table-cell>
              <table:table-cell office:value-type="float" office:value="-0.00195763516239822">
                <text:p>-0.001957635162398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394703857600689">
                <text:p>0.0394703857600689</text:p>
              </table:table-cell>
              <table:table-cell office:value-type="float" office:value="-0.180449634790421">
                <text:p>-0.180449634790421</text:p>
              </table:table-cell>
              <table:table-cell office:value-type="float" office:value="-0.00199536723084748">
                <text:p>-0.001995367230847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394745282828808">
                <text:p>0.0394745282828808</text:p>
              </table:table-cell>
              <table:table-cell office:value-type="float" office:value="-0.181020975112915">
                <text:p>-0.181020975112915</text:p>
              </table:table-cell>
              <table:table-cell office:value-type="float" office:value="-0.00201975298114121">
                <text:p>-0.002019752981141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394792594015598">
                <text:p>0.0394792594015598</text:p>
              </table:table-cell>
              <table:table-cell office:value-type="float" office:value="-0.181674376130104">
                <text:p>-0.181674376130104</text:p>
              </table:table-cell>
              <table:table-cell office:value-type="float" office:value="-0.00204775435850024">
                <text:p>-0.002047754358500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394846051931381">
                <text:p>0.0394846051931381</text:p>
              </table:table-cell>
              <table:table-cell office:value-type="float" office:value="-0.18240861594677">
                <text:p>-0.18240861594677</text:p>
              </table:table-cell>
              <table:table-cell office:value-type="float" office:value="-0.00207932223565877">
                <text:p>-0.002079322235658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394905582070351">
                <text:p>0.0394905582070351</text:p>
              </table:table-cell>
              <table:table-cell office:value-type="float" office:value="-0.183222472667694">
                <text:p>-0.183222472667694</text:p>
              </table:table-cell>
              <table:table-cell office:value-type="float" office:value="-0.00211441167630255">
                <text:p>-0.002114411676302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394971258938313">
                <text:p>0.0394971258938313</text:p>
              </table:table-cell>
              <table:table-cell office:value-type="float" office:value="-0.184114918112755">
                <text:p>-0.184114918112755</text:p>
              </table:table-cell>
              <table:table-cell office:value-type="float" office:value="-0.0021529751829803">
                <text:p>-0.00215297518298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395120717585087">
                <text:p>0.0395120717585087</text:p>
              </table:table-cell>
              <table:table-cell office:value-type="float" office:value="-0.186130329966545">
                <text:p>-0.186130329966545</text:p>
              </table:table-cell>
              <table:table-cell office:value-type="float" office:value="-0.00224033487029374">
                <text:p>-0.002240334870293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395204536616802">
                <text:p>0.0395204536616802</text:p>
              </table:table-cell>
              <table:table-cell office:value-type="float" office:value="-0.187251076102257">
                <text:p>-0.187251076102257</text:p>
              </table:table-cell>
              <table:table-cell office:value-type="float" office:value="-0.00228904304094613">
                <text:p>-0.002289043040946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39529450237751">
                <text:p>0.039529450237751</text:p>
              </table:table-cell>
              <table:table-cell office:value-type="float" office:value="-0.18844547867775">
                <text:p>-0.18844547867775</text:p>
              </table:table-cell>
              <table:table-cell office:value-type="float" office:value="-0.00234103365801275">
                <text:p>-0.002341033658012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39539061486721">
                <text:p>0.039539061486721</text:p>
              </table:table-cell>
              <table:table-cell office:value-type="float" office:value="-0.189712420105934">
                <text:p>-0.189712420105934</text:p>
              </table:table-cell>
              <table:table-cell office:value-type="float" office:value="-0.00239626946859062">
                <text:p>-0.002396269468590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395492874085903">
                <text:p>0.0395492874085903</text:p>
              </table:table-cell>
              <table:table-cell office:value-type="float" office:value="-0.191050678491592">
                <text:p>-0.191050678491592</text:p>
              </table:table-cell>
              <table:table-cell office:value-type="float" office:value="-0.00245469901710749">
                <text:p>-0.002454699017107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395601354539394">
                <text:p>0.0395601354539394</text:p>
              </table:table-cell>
              <table:table-cell office:value-type="float" office:value="-0.192459121346474">
                <text:p>-0.192459121346474</text:p>
              </table:table-cell>
              <table:table-cell office:value-type="float" office:value="-0.002516282023862">
                <text:p>-0.0025162820238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395716018974781">
                <text:p>0.0395716018974781</text:p>
              </table:table-cell>
              <table:table-cell office:value-type="float" office:value="-0.193936511874199">
                <text:p>-0.193936511874199</text:p>
              </table:table-cell>
              <table:table-cell office:value-type="float" office:value="-0.00258096773177385">
                <text:p>-0.002580967731773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395836941897869">
                <text:p>0.0395836941897869</text:p>
              </table:table-cell>
              <table:table-cell office:value-type="float" office:value="-0.195481657981873">
                <text:p>-0.195481657981873</text:p>
              </table:table-cell>
              <table:table-cell office:value-type="float" office:value="-0.00264871539548039">
                <text:p>-0.002648715395480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395964123308659">
                <text:p>0.0395964123308659</text:p>
              </table:table-cell>
              <table:table-cell office:value-type="float" office:value="-0.19709338247776">
                <text:p>-0.19709338247776</text:p>
              </table:table-cell>
              <table:table-cell office:value-type="float" office:value="-0.00271947705186903">
                <text:p>-0.002719477051869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396237745881081">
                <text:p>0.0396237745881081</text:p>
              </table:table-cell>
              <table:table-cell office:value-type="float" office:value="-0.200511813163757">
                <text:p>-0.200511813163757</text:p>
              </table:table-cell>
              <table:table-cell office:value-type="float" office:value="-0.00286986911669374">
                <text:p>-0.002869869116693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39653692394495">
                <text:p>0.039653692394495</text:p>
              </table:table-cell>
              <table:table-cell office:value-type="float" office:value="-0.204182282090187">
                <text:p>-0.204182282090187</text:p>
              </table:table-cell>
              <table:table-cell office:value-type="float" office:value="-0.00303179142065346">
                <text:p>-0.003031791420653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396696291863918">
                <text:p>0.0396696291863918</text:p>
              </table:table-cell>
              <table:table-cell office:value-type="float" office:value="-0.206109032034874">
                <text:p>-0.206109032034874</text:p>
              </table:table-cell>
              <table:table-cell office:value-type="float" office:value="-0.00311696459539235">
                <text:p>-0.00311696459539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396862365305424">
                <text:p>0.0396862365305424</text:p>
              </table:table-cell>
              <table:table-cell office:value-type="float" office:value="-0.208095237612724">
                <text:p>-0.208095237612724</text:p>
              </table:table-cell>
              <table:table-cell office:value-type="float" office:value="-0.00320488563738763">
                <text:p>-0.003204885637387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397214367985725">
                <text:p>0.0397214367985725</text:p>
              </table:table-cell>
              <table:table-cell office:value-type="float" office:value="-0.21224120259285">
                <text:p>-0.21224120259285</text:p>
              </table:table-cell>
              <table:table-cell office:value-type="float" office:value="-0.00338880415074527">
                <text:p>-0.003388804150745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397400557994843">
                <text:p>0.0397400557994843</text:p>
              </table:table-cell>
              <table:table-cell office:value-type="float" office:value="-0.21439865231514">
                <text:p>-0.21439865231514</text:p>
              </table:table-cell>
              <table:table-cell office:value-type="float" office:value="-0.00348471500910819">
                <text:p>-0.003484715009108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397793427109718">
                <text:p>0.0397793427109718</text:p>
              </table:table-cell>
              <table:table-cell office:value-type="float" office:value="-0.218876227736473">
                <text:p>-0.218876227736473</text:p>
              </table:table-cell>
              <table:table-cell office:value-type="float" office:value="-0.00368421664461494">
                <text:p>-0.003684216644614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39800014346838">
                <text:p>0.039800014346838</text:p>
              </table:table-cell>
              <table:table-cell office:value-type="float" office:value="-0.221194073557854">
                <text:p>-0.221194073557854</text:p>
              </table:table-cell>
              <table:table-cell office:value-type="float" office:value="-0.00378772174008191">
                <text:p>-0.003787721740081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398213975131512">
                <text:p>0.0398213975131512</text:p>
              </table:table-cell>
              <table:table-cell office:value-type="float" office:value="-0.223562955856323">
                <text:p>-0.223562955856323</text:p>
              </table:table-cell>
              <table:table-cell office:value-type="float" office:value="-0.00389367272146046">
                <text:p>-0.003893672721460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398434884846211">
                <text:p>0.0398434884846211</text:p>
              </table:table-cell>
              <table:table-cell office:value-type="float" office:value="-0.225981861352921">
                <text:p>-0.225981861352921</text:p>
              </table:table-cell>
              <table:table-cell office:value-type="float" office:value="-0.0040020328015089">
                <text:p>-0.00400203280150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39866279810667">
                <text:p>0.039866279810667</text:p>
              </table:table-cell>
              <table:table-cell office:value-type="float" office:value="-0.228449434041977">
                <text:p>-0.228449434041977</text:p>
              </table:table-cell>
              <table:table-cell office:value-type="float" office:value="-0.0041127479635179">
                <text:p>-0.00411274796351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398897975683212">
                <text:p>0.0398897975683212</text:p>
              </table:table-cell>
              <table:table-cell office:value-type="float" office:value="-0.230964541435242">
                <text:p>-0.230964541435242</text:p>
              </table:table-cell>
              <table:table-cell office:value-type="float" office:value="-0.00422578025609255">
                <text:p>-0.004225780256092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39938997477293">
                <text:p>0.039938997477293</text:p>
              </table:table-cell>
              <table:table-cell office:value-type="float" office:value="-0.236132606863976">
                <text:p>-0.236132606863976</text:p>
              </table:table-cell>
              <table:table-cell office:value-type="float" office:value="-0.00445863278582692">
                <text:p>-0.004458632785826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399646833539009">
                <text:p>0.0399646833539009</text:p>
              </table:table-cell>
              <table:table-cell office:value-type="float" office:value="-0.238783225417137">
                <text:p>-0.238783225417137</text:p>
              </table:table-cell>
              <table:table-cell office:value-type="float" office:value="-0.00457836454734206">
                <text:p>-0.004578364547342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399911180138588">
                <text:p>0.0399911180138588</text:p>
              </table:table-cell>
              <table:table-cell office:value-type="float" office:value="-0.241476520895958">
                <text:p>-0.241476520895958</text:p>
              </table:table-cell>
              <table:table-cell office:value-type="float" office:value="-0.00470024440437555">
                <text:p>-0.004700244404375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400462001562119">
                <text:p>0.0400462001562119</text:p>
              </table:table-cell>
              <table:table-cell office:value-type="float" office:value="-0.24698680639267">
                <text:p>-0.24698680639267</text:p>
              </table:table-cell>
              <table:table-cell office:value-type="float" office:value="-0.00495027890428901">
                <text:p>-0.004950278904289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400748737156391">
                <text:p>0.0400748737156391</text:p>
              </table:table-cell>
              <table:table-cell office:value-type="float" office:value="-0.249801352620125">
                <text:p>-0.249801352620125</text:p>
              </table:table-cell>
              <table:table-cell office:value-type="float" office:value="-0.00507834833115339">
                <text:p>-0.005078348331153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401042886078358">
                <text:p>0.0401042886078358</text:p>
              </table:table-cell>
              <table:table-cell office:value-type="float" office:value="-0.252653926610947">
                <text:p>-0.252653926610947</text:p>
              </table:table-cell>
              <table:table-cell office:value-type="float" office:value="-0.00520839542150497">
                <text:p>-0.0052083954215049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401654206216335">
                <text:p>0.0401654206216335</text:p>
              </table:table-cell>
              <table:table-cell office:value-type="float" office:value="-0.258468300104141">
                <text:p>-0.258468300104141</text:p>
              </table:table-cell>
              <table:table-cell office:value-type="float" office:value="-0.0054742549546063">
                <text:p>-0.00547425495460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401654206216335">
                <text:p>0.0401654206216335</text:p>
              </table:table-cell>
              <table:table-cell office:value-type="float" office:value="-0.258468300104141">
                <text:p>-0.258468300104141</text:p>
              </table:table-cell>
              <table:table-cell office:value-type="float" office:value="-0.0054742549546063">
                <text:p>-0.00547425495460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402295961976051">
                <text:p>0.0402295961976051</text:p>
              </table:table-cell>
              <table:table-cell office:value-type="float" office:value="-0.264420390129089">
                <text:p>-0.264420390129089</text:p>
              </table:table-cell>
              <table:table-cell office:value-type="float" office:value="-0.0057475189678371">
                <text:p>-0.00574751896783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402628295123577">
                <text:p>0.0402628295123577</text:p>
              </table:table-cell>
              <table:table-cell office:value-type="float" office:value="-0.267445206642151">
                <text:p>-0.267445206642151</text:p>
              </table:table-cell>
              <table:table-cell office:value-type="float" office:value="-0.00588682573288679">
                <text:p>-0.005886825732886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402968414127827">
                <text:p>0.0402968414127827</text:p>
              </table:table-cell>
              <table:table-cell office:value-type="float" office:value="-0.270500749349594">
                <text:p>-0.270500749349594</text:p>
              </table:table-cell>
              <table:table-cell office:value-type="float" office:value="-0.00602785078808665">
                <text:p>-0.006027850788086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403671711683273">
                <text:p>0.0403671711683273</text:p>
              </table:table-cell>
              <table:table-cell office:value-type="float" office:value="-0.276699900627136">
                <text:p>-0.276699900627136</text:p>
              </table:table-cell>
              <table:table-cell office:value-type="float" office:value="-0.00631490582600236">
                <text:p>-0.006314905826002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403671711683273">
                <text:p>0.0403671711683273</text:p>
              </table:table-cell>
              <table:table-cell office:value-type="float" office:value="-0.276699900627136">
                <text:p>-0.276699900627136</text:p>
              </table:table-cell>
              <table:table-cell office:value-type="float" office:value="-0.00631490582600236">
                <text:p>-0.006314905826002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404406040906906">
                <text:p>0.0404406040906906</text:p>
              </table:table-cell>
              <table:table-cell office:value-type="float" office:value="-0.283008247613907">
                <text:p>-0.283008247613907</text:p>
              </table:table-cell>
              <table:table-cell office:value-type="float" office:value="-0.00660834740847349">
                <text:p>-0.006608347408473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404784716665745">
                <text:p>0.0404784716665745</text:p>
              </table:table-cell>
              <table:table-cell office:value-type="float" office:value="-0.286200374364853">
                <text:p>-0.286200374364853</text:p>
              </table:table-cell>
              <table:table-cell office:value-type="float" office:value="-0.00675735389813781">
                <text:p>-0.006757353898137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405171178281307">
                <text:p>0.0405171178281307</text:p>
              </table:table-cell>
              <table:table-cell office:value-type="float" office:value="-0.289416283369064">
                <text:p>-0.289416283369064</text:p>
              </table:table-cell>
              <table:table-cell office:value-type="float" office:value="-0.00690782256424427">
                <text:p>-0.006907822564244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405565313994885">
                <text:p>0.0405565313994885</text:p>
              </table:table-cell>
              <table:table-cell office:value-type="float" office:value="-0.292654633522034">
                <text:p>-0.292654633522034</text:p>
              </table:table-cell>
              <table:table-cell office:value-type="float" office:value="-0.00705972034484148">
                <text:p>-0.007059720344841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405967123806477">
                <text:p>0.0405967123806477</text:p>
              </table:table-cell>
              <table:table-cell office:value-type="float" office:value="-0.295914381742477">
                <text:p>-0.295914381742477</text:p>
              </table:table-cell>
              <table:table-cell office:value-type="float" office:value="-0.00721299508586526">
                <text:p>-0.0072129950858652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40637668222189">
                <text:p>0.040637668222189</text:p>
              </table:table-cell>
              <table:table-cell office:value-type="float" office:value="-0.299194306135178">
                <text:p>-0.299194306135178</text:p>
              </table:table-cell>
              <table:table-cell office:value-type="float" office:value="-0.00736760953441262">
                <text:p>-0.007367609534412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406793728470802">
                <text:p>0.0406793728470802</text:p>
              </table:table-cell>
              <table:table-cell office:value-type="float" office:value="-0.302493214607239">
                <text:p>-0.302493214607239</text:p>
              </table:table-cell>
              <table:table-cell office:value-type="float" office:value="-0.0075235147960484">
                <text:p>-0.00752351479604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40721844881773">
                <text:p>0.040721844881773</text:p>
              </table:table-cell>
              <table:table-cell office:value-type="float" office:value="-0.305809885263443">
                <text:p>-0.305809885263443</text:p>
              </table:table-cell>
              <table:table-cell office:value-type="float" office:value="-0.00768066616728902">
                <text:p>-0.007680666167289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407650694251061">
                <text:p>0.0407650694251061</text:p>
              </table:table-cell>
              <table:table-cell office:value-type="float" office:value="-0.309143126010895">
                <text:p>-0.309143126010895</text:p>
              </table:table-cell>
              <table:table-cell office:value-type="float" office:value="-0.0078390259295702">
                <text:p>-0.00783902592957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408537723124027">
                <text:p>0.0408537723124027</text:p>
              </table:table-cell>
              <table:table-cell office:value-type="float" office:value="-0.315854579210281">
                <text:p>-0.315854579210281</text:p>
              </table:table-cell>
              <table:table-cell office:value-type="float" office:value="-0.00815916899591684">
                <text:p>-0.008159168995916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408992245793343">
                <text:p>0.0408992245793343</text:p>
              </table:table-cell>
              <table:table-cell office:value-type="float" office:value="-0.31923046708107">
                <text:p>-0.31923046708107</text:p>
              </table:table-cell>
              <table:table-cell office:value-type="float" office:value="-0.00832087080925703">
                <text:p>-0.008320870809257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409454144537449">
                <text:p>0.0409454144537449</text:p>
              </table:table-cell>
              <table:table-cell office:value-type="float" office:value="-0.322618186473846">
                <text:p>-0.322618186473846</text:p>
              </table:table-cell>
              <table:table-cell office:value-type="float" office:value="-0.00848359242081642">
                <text:p>-0.008483592420816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41039951145649">
                <text:p>0.041039951145649</text:p>
              </table:table-cell>
              <table:table-cell office:value-type="float" office:value="-0.329424321651459">
                <text:p>-0.329424321651459</text:p>
              </table:table-cell>
              <table:table-cell office:value-type="float" office:value="-0.00881193112581968">
                <text:p>-0.00881193112581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410882830619812">
                <text:p>0.0410882830619812</text:p>
              </table:table-cell>
              <table:table-cell office:value-type="float" office:value="-0.332840353250504">
                <text:p>-0.332840353250504</text:p>
              </table:table-cell>
              <table:table-cell office:value-type="float" office:value="-0.00897745322436094">
                <text:p>-0.008977453224360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411373190581799">
                <text:p>0.0411373190581799</text:p>
              </table:table-cell>
              <table:table-cell office:value-type="float" office:value="-0.336263567209244">
                <text:p>-0.336263567209244</text:p>
              </table:table-cell>
              <table:table-cell office:value-type="float" office:value="-0.00914380978792906">
                <text:p>-0.009143809787929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411870367825031">
                <text:p>0.0411870367825031</text:p>
              </table:table-cell>
              <table:table-cell office:value-type="float" office:value="-0.339692503213882">
                <text:p>-0.339692503213882</text:p>
              </table:table-cell>
              <table:table-cell office:value-type="float" office:value="-0.00931096076965332">
                <text:p>-0.009310960769653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412374325096607">
                <text:p>0.0412374325096607</text:p>
              </table:table-cell>
              <table:table-cell office:value-type="float" office:value="-0.343126207590103">
                <text:p>-0.343126207590103</text:p>
              </table:table-cell>
              <table:table-cell office:value-type="float" office:value="-0.0094788558781147">
                <text:p>-0.00947885587811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412884950637818">
                <text:p>0.0412884950637818</text:p>
              </table:table-cell>
              <table:table-cell office:value-type="float" office:value="-0.346563369035721">
                <text:p>-0.346563369035721</text:p>
              </table:table-cell>
              <table:table-cell office:value-type="float" office:value="-0.00964744295924902">
                <text:p>-0.009647442959249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413402169942856">
                <text:p>0.0413402169942856</text:p>
              </table:table-cell>
              <table:table-cell office:value-type="float" office:value="-0.350002825260162">
                <text:p>-0.350002825260162</text:p>
              </table:table-cell>
              <table:table-cell office:value-type="float" office:value="-0.00981668289750814">
                <text:p>-0.009816682897508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41392557322979">
                <text:p>0.041392557322979</text:p>
              </table:table-cell>
              <table:table-cell office:value-type="float" office:value="-0.353443413972855">
                <text:p>-0.353443413972855</text:p>
              </table:table-cell>
              <table:table-cell office:value-type="float" office:value="-0.00998651515692472">
                <text:p>-0.009986515156924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414455272257328">
                <text:p>0.0414455272257328</text:p>
              </table:table-cell>
              <table:table-cell office:value-type="float" office:value="-0.35688391327858">
                <text:p>-0.35688391327858</text:p>
              </table:table-cell>
              <table:table-cell office:value-type="float" office:value="-0.0101568996906281">
                <text:p>-0.01015689969062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414991080760956">
                <text:p>0.0414991080760956</text:p>
              </table:table-cell>
              <table:table-cell office:value-type="float" office:value="-0.360323220491409">
                <text:p>-0.360323220491409</text:p>
              </table:table-cell>
              <table:table-cell office:value-type="float" office:value="-0.0103277824819088">
                <text:p>-0.01032778248190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416080355644226">
                <text:p>0.0416080355644226</text:p>
              </table:table-cell>
              <table:table-cell office:value-type="float" office:value="-0.367193222045898">
                <text:p>-0.367193222045898</text:p>
              </table:table-cell>
              <table:table-cell office:value-type="float" office:value="-0.0106708481907845">
                <text:p>-0.01067084819078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416633449494839">
                <text:p>0.0416633449494839</text:p>
              </table:table-cell>
              <table:table-cell office:value-type="float" office:value="-0.370621562004089">
                <text:p>-0.370621562004089</text:p>
              </table:table-cell>
              <table:table-cell office:value-type="float" office:value="-0.0108429221436381">
                <text:p>-0.01084292214363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41775569319725">
                <text:p>0.041775569319725</text:p>
              </table:table-cell>
              <table:table-cell office:value-type="float" office:value="-0.377459079027176">
                <text:p>-0.377459079027176</text:p>
              </table:table-cell>
              <table:table-cell office:value-type="float" office:value="-0.0111879091709852">
                <text:p>-0.01118790917098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418324396014214">
                <text:p>0.0418324396014214</text:p>
              </table:table-cell>
              <table:table-cell office:value-type="float" office:value="-0.380865693092346">
                <text:p>-0.380865693092346</text:p>
              </table:table-cell>
              <table:table-cell office:value-type="float" office:value="-0.0113607086241245">
                <text:p>-0.01136070862412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419476069509983">
                <text:p>0.0419476069509983</text:p>
              </table:table-cell>
              <table:table-cell office:value-type="float" office:value="-0.387649118900299">
                <text:p>-0.387649118900299</text:p>
              </table:table-cell>
              <table:table-cell office:value-type="float" office:value="-0.0117066595703363">
                <text:p>-0.0117066595703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420058518648148">
                <text:p>0.0420058518648148</text:p>
              </table:table-cell>
              <table:table-cell office:value-type="float" office:value="-0.391023397445679">
                <text:p>-0.391023397445679</text:p>
              </table:table-cell>
              <table:table-cell office:value-type="float" office:value="-0.0118796955794096">
                <text:p>-0.01187969557940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42064506560564">
                <text:p>0.042064506560564</text:p>
              </table:table-cell>
              <table:table-cell office:value-type="float" office:value="-0.394384622573852">
                <text:p>-0.394384622573852</text:p>
              </table:table-cell>
              <table:table-cell office:value-type="float" office:value="-0.0120527092367411">
                <text:p>-0.01205270923674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421235524117947">
                <text:p>0.0421235524117947</text:p>
              </table:table-cell>
              <table:table-cell office:value-type="float" office:value="-0.397731423377991">
                <text:p>-0.397731423377991</text:p>
              </table:table-cell>
              <table:table-cell office:value-type="float" office:value="-0.0122256297618151">
                <text:p>-0.01222562976181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448132604360581">
                <text:p>0.0448132604360581</text:p>
              </table:table-cell>
              <table:table-cell office:value-type="float" office:value="-0.52201372385025">
                <text:p>-0.52201372385025</text:p>
              </table:table-cell>
              <table:table-cell office:value-type="float" office:value="-0.0200027637183666">
                <text:p>-0.02000276371836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44788870960474">
                <text:p>0.044788870960474</text:p>
              </table:table-cell>
              <table:table-cell office:value-type="float" office:value="-0.521061837673187">
                <text:p>-0.521061837673187</text:p>
              </table:table-cell>
              <table:table-cell office:value-type="float" office:value="-0.0199779216200113">
                <text:p>-0.0199779216200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447627827525139">
                <text:p>0.0447627827525139</text:p>
              </table:table-cell>
              <table:table-cell office:value-type="float" office:value="-0.520041227340698">
                <text:p>-0.520041227340698</text:p>
              </table:table-cell>
              <table:table-cell office:value-type="float" office:value="-0.0199495553970337">
                <text:p>-0.01994955539703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447627827525139">
                <text:p>0.0447627827525139</text:p>
              </table:table-cell>
              <table:table-cell office:value-type="float" office:value="-0.520041227340698">
                <text:p>-0.520041227340698</text:p>
              </table:table-cell>
              <table:table-cell office:value-type="float" office:value="-0.0199495553970337">
                <text:p>-0.01994955539703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447056740522385">
                <text:p>0.0447056740522385</text:p>
              </table:table-cell>
              <table:table-cell office:value-type="float" office:value="-0.517797410488129">
                <text:p>-0.517797410488129</text:p>
              </table:table-cell>
              <table:table-cell office:value-type="float" office:value="-0.0198824778199196">
                <text:p>-0.01988247781991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446747429668903">
                <text:p>0.0446747429668903</text:p>
              </table:table-cell>
              <table:table-cell office:value-type="float" office:value="-0.516576528549194">
                <text:p>-0.516576528549194</text:p>
              </table:table-cell>
              <table:table-cell office:value-type="float" office:value="-0.0198439080268145">
                <text:p>-0.01984390802681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446422807872296">
                <text:p>0.0446422807872296</text:p>
              </table:table-cell>
              <table:table-cell office:value-type="float" office:value="-0.515291035175324">
                <text:p>-0.515291035175324</text:p>
              </table:table-cell>
              <table:table-cell office:value-type="float" office:value="-0.0198020730167627">
                <text:p>-0.01980207301676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446083471179009">
                <text:p>0.0446083471179009</text:p>
              </table:table-cell>
              <table:table-cell office:value-type="float" office:value="-0.513942003250122">
                <text:p>-0.513942003250122</text:p>
              </table:table-cell>
              <table:table-cell office:value-type="float" office:value="-0.0197570379823446">
                <text:p>-0.01975703798234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445729717612267">
                <text:p>0.0445729717612267</text:p>
              </table:table-cell>
              <table:table-cell office:value-type="float" office:value="-0.512530505657196">
                <text:p>-0.512530505657196</text:p>
              </table:table-cell>
              <table:table-cell office:value-type="float" office:value="-0.0197088681161404">
                <text:p>-0.01970886811614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445362143218517">
                <text:p>0.0445362143218517</text:p>
              </table:table-cell>
              <table:table-cell office:value-type="float" office:value="-0.511057734489441">
                <text:p>-0.511057734489441</text:p>
              </table:table-cell>
              <table:table-cell office:value-type="float" office:value="-0.0196576397866011">
                <text:p>-0.01965763978660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444587096571922">
                <text:p>0.0444587096571922</text:p>
              </table:table-cell>
              <table:table-cell office:value-type="float" office:value="-0.507932305335999">
                <text:p>-0.507932305335999</text:p>
              </table:table-cell>
              <table:table-cell office:value-type="float" office:value="-0.0195462498813868">
                <text:p>-0.0195462498813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444180555641651">
                <text:p>0.0444180555641651</text:p>
              </table:table-cell>
              <table:table-cell office:value-type="float" office:value="-0.506281733512878">
                <text:p>-0.506281733512878</text:p>
              </table:table-cell>
              <table:table-cell office:value-type="float" office:value="-0.0194862261414528">
                <text:p>-0.01948622614145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44376190751791">
                <text:p>0.044376190751791</text:p>
              </table:table-cell>
              <table:table-cell office:value-type="float" office:value="-0.504574060440064">
                <text:p>-0.504574060440064</text:p>
              </table:table-cell>
              <table:table-cell office:value-type="float" office:value="-0.0194234047085047">
                <text:p>-0.01942340470850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442890487611294">
                <text:p>0.0442890487611294</text:p>
              </table:table-cell>
              <table:table-cell office:value-type="float" office:value="-0.500991821289063">
                <text:p>-0.500991821289063</text:p>
              </table:table-cell>
              <table:table-cell office:value-type="float" office:value="-0.0192896500229836">
                <text:p>-0.01928965002298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442438498139381">
                <text:p>0.0442438498139381</text:p>
              </table:table-cell>
              <table:table-cell office:value-type="float" office:value="-0.499119371175766">
                <text:p>-0.499119371175766</text:p>
              </table:table-cell>
              <table:table-cell office:value-type="float" office:value="-0.0192188490182161">
                <text:p>-0.019218849018216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441504344344139">
                <text:p>0.0441504344344139</text:p>
              </table:table-cell>
              <table:table-cell office:value-type="float" office:value="-0.495216935873032">
                <text:p>-0.495216935873032</text:p>
              </table:table-cell>
              <table:table-cell office:value-type="float" office:value="-0.0190697312355042">
                <text:p>-0.01906973123550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440533086657524">
                <text:p>0.0440533086657524</text:p>
              </table:table-cell>
              <table:table-cell office:value-type="float" office:value="-0.491111814975738">
                <text:p>-0.491111814975738</text:p>
              </table:table-cell>
              <table:table-cell office:value-type="float" office:value="-0.0189110413193703">
                <text:p>-0.01891104131937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440034754574299">
                <text:p>0.0440034754574299</text:p>
              </table:table-cell>
              <table:table-cell office:value-type="float" office:value="-0.488985866308212">
                <text:p>-0.488985866308212</text:p>
              </table:table-cell>
              <table:table-cell office:value-type="float" office:value="-0.0188282765448093">
                <text:p>-0.01882827654480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439528301358223">
                <text:p>0.0439528301358223</text:p>
              </table:table-cell>
              <table:table-cell office:value-type="float" office:value="-0.486812502145767">
                <text:p>-0.486812502145767</text:p>
              </table:table-cell>
              <table:table-cell office:value-type="float" office:value="-0.018743310123682">
                <text:p>-0.01874331012368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43901439756155">
                <text:p>0.043901439756155</text:p>
              </table:table-cell>
              <table:table-cell office:value-type="float" office:value="-0.484592705965042">
                <text:p>-0.484592705965042</text:p>
              </table:table-cell>
              <table:table-cell office:value-type="float" office:value="-0.0186562184244394">
                <text:p>-0.01865621842443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438493452966213">
                <text:p>0.0438493452966213</text:p>
              </table:table-cell>
              <table:table-cell office:value-type="float" office:value="-0.482327610254288">
                <text:p>-0.482327610254288</text:p>
              </table:table-cell>
              <table:table-cell office:value-type="float" office:value="-0.0185670610517263">
                <text:p>-0.01856706105172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437965877354145">
                <text:p>0.0437965877354145</text:p>
              </table:table-cell>
              <table:table-cell office:value-type="float" office:value="-0.48001816868782">
                <text:p>-0.48001816868782</text:p>
              </table:table-cell>
              <table:table-cell office:value-type="float" office:value="-0.0184759013354778">
                <text:p>-0.01847590133547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437432080507278">
                <text:p>0.0437432080507278</text:p>
              </table:table-cell>
              <table:table-cell office:value-type="float" office:value="-0.477665573358536">
                <text:p>-0.477665573358536</text:p>
              </table:table-cell>
              <table:table-cell office:value-type="float" office:value="-0.0183828081935644">
                <text:p>-0.01838280819356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436347685754299">
                <text:p>0.0436347685754299</text:p>
              </table:table-cell>
              <table:table-cell office:value-type="float" office:value="-0.472834974527359">
                <text:p>-0.472834974527359</text:p>
              </table:table-cell>
              <table:table-cell office:value-type="float" office:value="-0.0181910637766123">
                <text:p>-0.01819106377661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435797944664955">
                <text:p>0.0435797944664955</text:p>
              </table:table-cell>
              <table:table-cell office:value-type="float" office:value="-0.470359176397324">
                <text:p>-0.470359176397324</text:p>
              </table:table-cell>
              <table:table-cell office:value-type="float" office:value="-0.0180925466120243">
                <text:p>-0.01809254661202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435243509709835">
                <text:p>0.0435243509709835</text:p>
              </table:table-cell>
              <table:table-cell office:value-type="float" office:value="-0.467844545841217">
                <text:p>-0.467844545841217</text:p>
              </table:table-cell>
              <table:table-cell office:value-type="float" office:value="-0.0179923381656408">
                <text:p>-0.01799233816564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434685163199902">
                <text:p>0.0434685163199902</text:p>
              </table:table-cell>
              <table:table-cell office:value-type="float" office:value="-0.465291976928711">
                <text:p>-0.465291976928711</text:p>
              </table:table-cell>
              <table:table-cell office:value-type="float" office:value="-0.0178905110806227">
                <text:p>-0.01789051108062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433557592332363">
                <text:p>0.0433557592332363</text:p>
              </table:table-cell>
              <table:table-cell office:value-type="float" office:value="-0.460077494382858">
                <text:p>-0.460077494382858</text:p>
              </table:table-cell>
              <table:table-cell office:value-type="float" office:value="-0.0176822263747454">
                <text:p>-0.01768222637474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432989224791527">
                <text:p>0.0432989224791527</text:p>
              </table:table-cell>
              <table:table-cell office:value-type="float" office:value="-0.457417875528336">
                <text:p>-0.457417875528336</text:p>
              </table:table-cell>
              <table:table-cell office:value-type="float" office:value="-0.0175759010016918">
                <text:p>-0.017575901001691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432418212294579">
                <text:p>0.0432418212294579</text:p>
              </table:table-cell>
              <table:table-cell office:value-type="float" office:value="-0.454724580049515">
                <text:p>-0.454724580049515</text:p>
              </table:table-cell>
              <table:table-cell office:value-type="float" office:value="-0.0174681898206472">
                <text:p>-0.01746818982064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43184507638216">
                <text:p>0.043184507638216</text:p>
              </table:table-cell>
              <table:table-cell office:value-type="float" office:value="-0.451998770236969">
                <text:p>-0.451998770236969</text:p>
              </table:table-cell>
              <table:table-cell office:value-type="float" office:value="-0.0173591505736113">
                <text:p>-0.0173591505736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431270077824593">
                <text:p>0.0431270077824593</text:p>
              </table:table-cell>
              <table:table-cell office:value-type="float" office:value="-0.449241548776627">
                <text:p>-0.449241548776627</text:p>
              </table:table-cell>
              <table:table-cell office:value-type="float" office:value="-0.0172488521784544">
                <text:p>-0.01724885217845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430693663656712">
                <text:p>0.0430693663656712</text:p>
              </table:table-cell>
              <table:table-cell office:value-type="float" office:value="-0.446454048156738">
                <text:p>-0.446454048156738</text:p>
              </table:table-cell>
              <table:table-cell office:value-type="float" office:value="-0.0171373467892408">
                <text:p>-0.01713734678924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429537817835808">
                <text:p>0.0429537817835808</text:p>
              </table:table-cell>
              <table:table-cell office:value-type="float" office:value="-0.44079202413559">
                <text:p>-0.44079202413559</text:p>
              </table:table-cell>
              <table:table-cell office:value-type="float" office:value="-0.0169109404087067">
                <text:p>-0.01691094040870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428959019482136">
                <text:p>0.0428959019482136</text:p>
              </table:table-cell>
              <table:table-cell office:value-type="float" office:value="-0.437919765710831">
                <text:p>-0.437919765710831</text:p>
              </table:table-cell>
              <table:table-cell office:value-type="float" office:value="-0.0167961530387402">
                <text:p>-0.01679615303874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428380146622658">
                <text:p>0.0428380146622658</text:p>
              </table:table-cell>
              <table:table-cell office:value-type="float" office:value="-0.43502140045166">
                <text:p>-0.43502140045166</text:p>
              </table:table-cell>
              <table:table-cell office:value-type="float" office:value="-0.0166803821921349">
                <text:p>-0.01668038219213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427801497280598">
                <text:p>0.0427801497280598</text:p>
              </table:table-cell>
              <table:table-cell office:value-type="float" office:value="-0.432098090648651">
                <text:p>-0.432098090648651</text:p>
              </table:table-cell>
              <table:table-cell office:value-type="float" office:value="-0.0165636856108904">
                <text:p>-0.01656368561089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427223406732082">
                <text:p>0.0427223406732082</text:p>
              </table:table-cell>
              <table:table-cell office:value-type="float" office:value="-0.429150730371475">
                <text:p>-0.429150730371475</text:p>
              </table:table-cell>
              <table:table-cell office:value-type="float" office:value="-0.0164461117237806">
                <text:p>-0.01644611172378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42664609849453">
                <text:p>0.042664609849453</text:p>
              </table:table-cell>
              <table:table-cell office:value-type="float" office:value="-0.426180422306061">
                <text:p>-0.426180422306061</text:p>
              </table:table-cell>
              <table:table-cell office:value-type="float" office:value="-0.0163277126848698">
                <text:p>-0.01632771268486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425495058298111">
                <text:p>0.0425495058298111</text:p>
              </table:table-cell>
              <table:table-cell office:value-type="float" office:value="-0.420175671577454">
                <text:p>-0.420175671577454</text:p>
              </table:table-cell>
              <table:table-cell office:value-type="float" office:value="-0.0160886682569981">
                <text:p>-0.01608866825699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424922071397305">
                <text:p>0.0424922071397305</text:p>
              </table:table-cell>
              <table:table-cell office:value-type="float" office:value="-0.417143315076828">
                <text:p>-0.417143315076828</text:p>
              </table:table-cell>
              <table:table-cell office:value-type="float" office:value="-0.015968119725585">
                <text:p>-0.0159681197255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424350909888744">
                <text:p>0.0424350909888744</text:p>
              </table:table-cell>
              <table:table-cell office:value-type="float" office:value="-0.414092361927033">
                <text:p>-0.414092361927033</text:p>
              </table:table-cell>
              <table:table-cell office:value-type="float" office:value="-0.0158469621092081">
                <text:p>-0.015846962109208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423782020807266">
                <text:p>0.0423782020807266</text:p>
              </table:table-cell>
              <table:table-cell office:value-type="float" office:value="-0.411023676395416">
                <text:p>-0.411023676395416</text:p>
              </table:table-cell>
              <table:table-cell office:value-type="float" office:value="-0.0157252326607704">
                <text:p>-0.01572523266077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423215627670288">
                <text:p>0.0423215627670288</text:p>
              </table:table-cell>
              <table:table-cell office:value-type="float" office:value="-0.407938718795776">
                <text:p>-0.407938718795776</text:p>
              </table:table-cell>
              <table:table-cell office:value-type="float" office:value="-0.0156029937788844">
                <text:p>-0.01560299377888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422651991248131">
                <text:p>0.0422651991248131</text:p>
              </table:table-cell>
              <table:table-cell office:value-type="float" office:value="-0.404838234186173">
                <text:p>-0.404838234186173</text:p>
              </table:table-cell>
              <table:table-cell office:value-type="float" office:value="-0.0154802808538079">
                <text:p>-0.01548028085380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422091335058212">
                <text:p>0.0422091335058212</text:p>
              </table:table-cell>
              <table:table-cell office:value-type="float" office:value="-0.40172353386879">
                <text:p>-0.40172353386879</text:p>
              </table:table-cell>
              <table:table-cell office:value-type="float" office:value="-0.0153571581467986">
                <text:p>-0.01535715814679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42097982019186">
                <text:p>0.042097982019186</text:p>
              </table:table-cell>
              <table:table-cell office:value-type="float" office:value="-0.395455360412598">
                <text:p>-0.395455360412598</text:p>
              </table:table-cell>
              <table:table-cell office:value-type="float" office:value="-0.0151098407804966">
                <text:p>-0.01510984078049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420429408550263">
                <text:p>0.0420429408550263</text:p>
              </table:table-cell>
              <table:table-cell office:value-type="float" office:value="-0.392304033041">
                <text:p>-0.392304033041</text:p>
              </table:table-cell>
              <table:table-cell office:value-type="float" office:value="-0.0149857420474291">
                <text:p>-0.01498574204742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419882945716381">
                <text:p>0.0419882945716381</text:p>
              </table:table-cell>
              <table:table-cell office:value-type="float" office:value="-0.389142781496048">
                <text:p>-0.389142781496048</text:p>
              </table:table-cell>
              <table:table-cell office:value-type="float" office:value="-0.0148614207282662">
                <text:p>-0.01486142072826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419340543448925">
                <text:p>0.0419340543448925</text:p>
              </table:table-cell>
              <table:table-cell office:value-type="float" office:value="-0.385972499847412">
                <text:p>-0.385972499847412</text:p>
              </table:table-cell>
              <table:table-cell office:value-type="float" office:value="-0.0147369066253305">
                <text:p>-0.01473690662533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418802313506603">
                <text:p>0.0418802313506603</text:p>
              </table:table-cell>
              <table:table-cell office:value-type="float" office:value="-0.382794171571732">
                <text:p>-0.382794171571732</text:p>
              </table:table-cell>
              <table:table-cell office:value-type="float" office:value="-0.014612253755331">
                <text:p>-0.01461225375533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418268665671349">
                <text:p>0.0418268665671349</text:p>
              </table:table-cell>
              <table:table-cell office:value-type="float" office:value="-0.379609048366547">
                <text:p>-0.379609048366547</text:p>
              </table:table-cell>
              <table:table-cell office:value-type="float" office:value="-0.0144875040277839">
                <text:p>-0.014487504027783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417215302586556">
                <text:p>0.0417215302586556</text:p>
              </table:table-cell>
              <table:table-cell office:value-type="float" office:value="-0.37322273850441">
                <text:p>-0.37322273850441</text:p>
              </table:table-cell>
              <table:table-cell office:value-type="float" office:value="-0.0142378937453032">
                <text:p>-0.01423789374530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416695959866047">
                <text:p>0.0416695959866047</text:p>
              </table:table-cell>
              <table:table-cell office:value-type="float" office:value="-0.370023608207703">
                <text:p>-0.370023608207703</text:p>
              </table:table-cell>
              <table:table-cell office:value-type="float" office:value="-0.0141131216660142">
                <text:p>-0.01411312166601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415672957897186">
                <text:p>0.0415672957897186</text:p>
              </table:table-cell>
              <table:table-cell office:value-type="float" office:value="-0.363618582487106">
                <text:p>-0.363618582487106</text:p>
              </table:table-cell>
              <table:table-cell office:value-type="float" office:value="-0.0138638447970152">
                <text:p>-0.01386384479701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415169559419155">
                <text:p>0.0415169559419155</text:p>
              </table:table-cell>
              <table:table-cell office:value-type="float" office:value="-0.360415160655975">
                <text:p>-0.360415160655975</text:p>
              </table:table-cell>
              <table:table-cell office:value-type="float" office:value="-0.0137394350022078">
                <text:p>-0.01373943500220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414671637117863">
                <text:p>0.0414671637117863</text:p>
              </table:table-cell>
              <table:table-cell office:value-type="float" office:value="-0.357212036848068">
                <text:p>-0.357212036848068</text:p>
              </table:table-cell>
              <table:table-cell office:value-type="float" office:value="-0.0136152198538184">
                <text:p>-0.01361521985381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414179489016533">
                <text:p>0.0414179489016533</text:p>
              </table:table-cell>
              <table:table-cell office:value-type="float" office:value="-0.354010760784149">
                <text:p>-0.354010760784149</text:p>
              </table:table-cell>
              <table:table-cell office:value-type="float" office:value="-0.0134912440553308">
                <text:p>-0.013491244055330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413212664425373">
                <text:p>0.0413212664425373</text:p>
              </table:table-cell>
              <table:table-cell office:value-type="float" office:value="-0.347617715597153">
                <text:p>-0.347617715597153</text:p>
              </table:table-cell>
              <table:table-cell office:value-type="float" office:value="-0.0132441930472851">
                <text:p>-0.013244193047285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412270091474056">
                <text:p>0.0412270091474056</text:p>
              </table:table-cell>
              <table:table-cell office:value-type="float" office:value="-0.341244459152222">
                <text:p>-0.341244459152222</text:p>
              </table:table-cell>
              <table:table-cell office:value-type="float" office:value="-0.0129985902458429">
                <text:p>-0.01299859024584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41180819272995">
                <text:p>0.041180819272995</text:p>
              </table:table-cell>
              <table:table-cell office:value-type="float" office:value="-0.338067829608917">
                <text:p>-0.338067829608917</text:p>
              </table:table-cell>
              <table:table-cell office:value-type="float" office:value="-0.0128764305263758">
                <text:p>-0.01287643052637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410903319716454">
                <text:p>0.0410903319716454</text:p>
              </table:table-cell>
              <table:table-cell office:value-type="float" office:value="-0.331740230321884">
                <text:p>-0.331740230321884</text:p>
              </table:table-cell>
              <table:table-cell office:value-type="float" office:value="-0.0126335844397545">
                <text:p>-0.01263358443975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41046068072319">
                <text:p>0.041046068072319</text:p>
              </table:table-cell>
              <table:table-cell office:value-type="float" office:value="-0.328591167926788">
                <text:p>-0.328591167926788</text:p>
              </table:table-cell>
              <table:table-cell office:value-type="float" office:value="-0.0125129744410515">
                <text:p>-0.01251297444105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410024523735047">
                <text:p>0.0410024523735047</text:p>
              </table:table-cell>
              <table:table-cell office:value-type="float" office:value="-0.325453549623489">
                <text:p>-0.325453549623489</text:p>
              </table:table-cell>
              <table:table-cell office:value-type="float" office:value="-0.0123929623514414">
                <text:p>-0.01239296235144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40917232632637">
                <text:p>0.040917232632637</text:p>
              </table:table-cell>
              <table:table-cell office:value-type="float" office:value="-0.319216638803482">
                <text:p>-0.319216638803482</text:p>
              </table:table-cell>
              <table:table-cell office:value-type="float" office:value="-0.0121548529714346">
                <text:p>-0.01215485297143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408756285905838">
                <text:p>0.0408756285905838</text:p>
              </table:table-cell>
              <table:table-cell office:value-type="float" office:value="-0.31611955165863">
                <text:p>-0.31611955165863</text:p>
              </table:table-cell>
              <table:table-cell office:value-type="float" office:value="-0.012036838568747">
                <text:p>-0.0120368385687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408347100019455">
                <text:p>0.0408347100019455</text:p>
              </table:table-cell>
              <table:table-cell office:value-type="float" office:value="-0.313037931919098">
                <text:p>-0.313037931919098</text:p>
              </table:table-cell>
              <table:table-cell office:value-type="float" office:value="-0.0119195617735386">
                <text:p>-0.01191956177353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407549478113651">
                <text:p>0.0407549478113651</text:p>
              </table:table-cell>
              <table:table-cell office:value-type="float" office:value="-0.306926071643829">
                <text:p>-0.306926071643829</text:p>
              </table:table-cell>
              <table:table-cell office:value-type="float" office:value="-0.0116873774677515">
                <text:p>-0.011687377467751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406779497861862">
                <text:p>0.0406779497861862</text:p>
              </table:table-cell>
              <table:table-cell office:value-type="float" office:value="-0.300889372825623">
                <text:p>-0.300889372825623</text:p>
              </table:table-cell>
              <table:table-cell office:value-type="float" office:value="-0.0114585850387812">
                <text:p>-0.0114585850387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406405031681061">
                <text:p>0.0406405031681061</text:p>
              </table:table-cell>
              <table:table-cell office:value-type="float" office:value="-0.29790210723877">
                <text:p>-0.29790210723877</text:p>
              </table:table-cell>
              <table:table-cell office:value-type="float" office:value="-0.0113455578684807">
                <text:p>-0.01134555786848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406037606298924">
                <text:p>0.0406037606298924</text:p>
              </table:table-cell>
              <table:table-cell office:value-type="float" office:value="-0.294936805963516">
                <text:p>-0.294936805963516</text:p>
              </table:table-cell>
              <table:table-cell office:value-type="float" office:value="-0.011233476921916">
                <text:p>-0.0112334769219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405323803424835">
                <text:p>0.0405323803424835</text:p>
              </table:table-cell>
              <table:table-cell office:value-type="float" office:value="-0.289076566696167">
                <text:p>-0.289076566696167</text:p>
              </table:table-cell>
              <table:table-cell office:value-type="float" office:value="-0.0110123315826058">
                <text:p>-0.01101233158260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404638275504112">
                <text:p>0.0404638275504112</text:p>
              </table:table-cell>
              <table:table-cell office:value-type="float" office:value="-0.283317387104034">
                <text:p>-0.283317387104034</text:p>
              </table:table-cell>
              <table:table-cell office:value-type="float" office:value="-0.0107954265549779">
                <text:p>-0.01079542655497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404638275504112">
                <text:p>0.0404638275504112</text:p>
              </table:table-cell>
              <table:table-cell office:value-type="float" office:value="-0.283317387104034">
                <text:p>-0.283317387104034</text:p>
              </table:table-cell>
              <table:table-cell office:value-type="float" office:value="-0.0107954265549779">
                <text:p>-0.01079542655497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403981022536755">
                <text:p>0.0403981022536755</text:p>
              </table:table-cell>
              <table:table-cell office:value-type="float" office:value="-0.277667880058289">
                <text:p>-0.277667880058289</text:p>
              </table:table-cell>
              <table:table-cell office:value-type="float" office:value="-0.0105830514803529">
                <text:p>-0.01058305148035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403663031756878">
                <text:p>0.0403663031756878</text:p>
              </table:table-cell>
              <table:table-cell office:value-type="float" office:value="-0.274886906147003">
                <text:p>-0.274886906147003</text:p>
              </table:table-cell>
              <table:table-cell office:value-type="float" office:value="-0.0104786427691579">
                <text:p>-0.01047864276915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40304820984602">
                <text:p>0.040304820984602</text:p>
              </table:table-cell>
              <table:table-cell office:value-type="float" office:value="-0.26941767334938">
                <text:p>-0.26941767334938</text:p>
              </table:table-cell>
              <table:table-cell office:value-type="float" office:value="-0.0102735599502921">
                <text:p>-0.01027355995029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402751341462135">
                <text:p>0.0402751341462135</text:p>
              </table:table-cell>
              <table:table-cell office:value-type="float" office:value="-0.266731679439545">
                <text:p>-0.266731679439545</text:p>
              </table:table-cell>
              <table:table-cell office:value-type="float" office:value="-0.010172956623137">
                <text:p>-0.0101729566231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402461439371109">
                <text:p>0.0402461439371109</text:p>
              </table:table-cell>
              <table:table-cell office:value-type="float" office:value="-0.264079570770264">
                <text:p>-0.264079570770264</text:p>
              </table:table-cell>
              <table:table-cell office:value-type="float" office:value="-0.0100736944004893">
                <text:p>-0.01007369440048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401633642613888">
                <text:p>0.0401633642613888</text:p>
              </table:table-cell>
              <table:table-cell office:value-type="float" office:value="-0.256336688995361">
                <text:p>-0.256336688995361</text:p>
              </table:table-cell>
              <table:table-cell office:value-type="float" office:value="-0.00978427473455668">
                <text:p>-0.009784274734556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401371605694294">
                <text:p>0.0401371605694294</text:p>
              </table:table-cell>
              <table:table-cell office:value-type="float" office:value="-0.253830313682556">
                <text:p>-0.253830313682556</text:p>
              </table:table-cell>
              <table:table-cell office:value-type="float" office:value="-0.00969069823622704">
                <text:p>-0.009690698236227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401116497814655">
                <text:p>0.0401116497814655</text:p>
              </table:table-cell>
              <table:table-cell office:value-type="float" office:value="-0.251363396644592">
                <text:p>-0.251363396644592</text:p>
              </table:table-cell>
              <table:table-cell office:value-type="float" office:value="-0.00959864258766175">
                <text:p>-0.009598642587661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400868058204651">
                <text:p>0.0400868058204651</text:p>
              </table:table-cell>
              <table:table-cell office:value-type="float" office:value="-0.248936459422111">
                <text:p>-0.248936459422111</text:p>
              </table:table-cell>
              <table:table-cell office:value-type="float" office:value="-0.00950811989605427">
                <text:p>-0.009508119896054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0400626584887505">
                <text:p>0.0400626584887505</text:p>
              </table:table-cell>
              <table:table-cell office:value-type="float" office:value="-0.24655094742775">
                <text:p>-0.24655094742775</text:p>
              </table:table-cell>
              <table:table-cell office:value-type="float" office:value="-0.00941917859017849">
                <text:p>-0.009419178590178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0400163903832436">
                <text:p>0.0400163903832436</text:p>
              </table:table-cell>
              <table:table-cell office:value-type="float" office:value="-0.241908133029938">
                <text:p>-0.241908133029938</text:p>
              </table:table-cell>
              <table:table-cell office:value-type="float" office:value="-0.00924617983400822">
                <text:p>-0.009246179834008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039994265884161">
                <text:p>0.039994265884161</text:p>
              </table:table-cell>
              <table:table-cell office:value-type="float" office:value="-0.2396529763937">
                <text:p>-0.2396529763937</text:p>
              </table:table-cell>
              <table:table-cell office:value-type="float" office:value="-0.00916218105703593">
                <text:p>-0.009162181057035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0399728156626225">
                <text:p>0.0399728156626225</text:p>
              </table:table-cell>
              <table:table-cell office:value-type="float" office:value="-0.237443327903748">
                <text:p>-0.237443327903748</text:p>
              </table:table-cell>
              <table:table-cell office:value-type="float" office:value="-0.00907989870756865">
                <text:p>-0.009079898707568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0399520210921764">
                <text:p>0.0399520210921764</text:p>
              </table:table-cell>
              <table:table-cell office:value-type="float" office:value="-0.235280320048332">
                <text:p>-0.235280320048332</text:p>
              </table:table-cell>
              <table:table-cell office:value-type="float" office:value="-0.00899936910718679">
                <text:p>-0.0089993691071867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399124138057232">
                <text:p>0.0399124138057232</text:p>
              </table:table-cell>
              <table:table-cell office:value-type="float" office:value="-0.231098666787148">
                <text:p>-0.231098666787148</text:p>
              </table:table-cell>
              <table:table-cell office:value-type="float" office:value="-0.00884370505809784">
                <text:p>-0.008843705058097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0398935861885548">
                <text:p>0.0398935861885548</text:p>
              </table:table-cell>
              <table:table-cell office:value-type="float" office:value="-0.229082107543945">
                <text:p>-0.229082107543945</text:p>
              </table:table-cell>
              <table:table-cell office:value-type="float" office:value="-0.00876863859593868">
                <text:p>-0.00876863859593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0398754104971886">
                <text:p>0.0398754104971886</text:p>
              </table:table-cell>
              <table:table-cell office:value-type="float" office:value="-0.227116540074348">
                <text:p>-0.227116540074348</text:p>
              </table:table-cell>
              <table:table-cell office:value-type="float" office:value="-0.00869546830654144">
                <text:p>-0.008695468306541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0398578830063343">
                <text:p>0.0398578830063343</text:p>
              </table:table-cell>
              <table:table-cell office:value-type="float" office:value="-0.225202783942223">
                <text:p>-0.225202783942223</text:p>
              </table:table-cell>
              <table:table-cell office:value-type="float" office:value="-0.00862421374768019">
                <text:p>-0.008624213747680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0398247353732586">
                <text:p>0.0398247353732586</text:p>
              </table:table-cell>
              <table:table-cell office:value-type="float" office:value="-0.221535861492157">
                <text:p>-0.221535861492157</text:p>
              </table:table-cell>
              <table:table-cell office:value-type="float" office:value="-0.0084876399487257">
                <text:p>-0.008487639948725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0398091189563274">
                <text:p>0.0398091189563274</text:p>
              </table:table-cell>
              <table:table-cell office:value-type="float" office:value="-0.21978460252285">
                <text:p>-0.21978460252285</text:p>
              </table:table-cell>
              <table:table-cell office:value-type="float" office:value="-0.00842237751930952">
                <text:p>-0.008422377519309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0397941283881664">
                <text:p>0.0397941283881664</text:p>
              </table:table-cell>
              <table:table-cell office:value-type="float" office:value="-0.218089640140533">
                <text:p>-0.218089640140533</text:p>
              </table:table-cell>
              <table:table-cell office:value-type="float" office:value="-0.00835918355733156">
                <text:p>-0.008359183557331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0397797673940659">
                <text:p>0.0397797673940659</text:p>
              </table:table-cell>
              <table:table-cell office:value-type="float" office:value="-0.216452062129974">
                <text:p>-0.216452062129974</text:p>
              </table:table-cell>
              <table:table-cell office:value-type="float" office:value="-0.00829810369759798">
                <text:p>-0.008298103697597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0397660136222839">
                <text:p>0.0397660136222839</text:p>
              </table:table-cell>
              <table:table-cell office:value-type="float" office:value="-0.214872866868973">
                <text:p>-0.214872866868973</text:p>
              </table:table-cell>
              <table:table-cell office:value-type="float" office:value="-0.00823915284126997">
                <text:p>-0.0082391528412699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0397403948009014">
                <text:p>0.0397403948009014</text:p>
              </table:table-cell>
              <table:table-cell office:value-type="float" office:value="-0.211894080042839">
                <text:p>-0.211894080042839</text:p>
              </table:table-cell>
              <table:table-cell office:value-type="float" office:value="-0.00812781788408756">
                <text:p>-0.008127817884087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397284999489784">
                <text:p>0.0397284999489784</text:p>
              </table:table-cell>
              <table:table-cell office:value-type="float" office:value="-0.210496693849564">
                <text:p>-0.210496693849564</text:p>
              </table:table-cell>
              <table:table-cell office:value-type="float" office:value="-0.00807551015168428">
                <text:p>-0.008075510151684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0397172160446644">
                <text:p>0.0397172160446644</text:p>
              </table:table-cell>
              <table:table-cell office:value-type="float" office:value="-0.209161907434463">
                <text:p>-0.209161907434463</text:p>
              </table:table-cell>
              <table:table-cell office:value-type="float" office:value="-0.00802548322826624">
                <text:p>-0.008025483228266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0397065579891205">
                <text:p>0.0397065579891205</text:p>
              </table:table-cell>
              <table:table-cell office:value-type="float" office:value="-0.207890868186951">
                <text:p>-0.207890868186951</text:p>
              </table:table-cell>
              <table:table-cell office:value-type="float" office:value="-0.00797777902334929">
                <text:p>-0.007977779023349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0396964885294437">
                <text:p>0.0396964885294437</text:p>
              </table:table-cell>
              <table:table-cell office:value-type="float" office:value="-0.206684783101082">
                <text:p>-0.206684783101082</text:p>
              </table:table-cell>
              <table:table-cell office:value-type="float" office:value="-0.00793243199586868">
                <text:p>-0.007932431995868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039678193628788">
                <text:p>0.039678193628788</text:p>
              </table:table-cell>
              <table:table-cell office:value-type="float" office:value="-0.204471081495285">
                <text:p>-0.204471081495285</text:p>
              </table:table-cell>
              <table:table-cell office:value-type="float" office:value="-0.00784895475953818">
                <text:p>-0.0078489547595381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0396699532866478">
                <text:p>0.0396699532866478</text:p>
              </table:table-cell>
              <table:table-cell office:value-type="float" office:value="-0.203465968370438">
                <text:p>-0.203465968370438</text:p>
              </table:table-cell>
              <table:table-cell office:value-type="float" office:value="-0.00781091209501028">
                <text:p>-0.007810912095010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0396552830934525">
                <text:p>0.0396552830934525</text:p>
              </table:table-cell>
              <table:table-cell office:value-type="float" office:value="-0.201663762331009">
                <text:p>-0.201663762331009</text:p>
              </table:table-cell>
              <table:table-cell office:value-type="float" office:value="-0.0077423662878573">
                <text:p>-0.007742366287857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0373344123363495">
                <text:p>0.0373344123363495</text:p>
              </table:table-cell>
              <table:table-cell office:value-type="float" office:value="-0.194298043847084">
                <text:p>-0.194298043847084</text:p>
              </table:table-cell>
              <table:table-cell office:value-type="float" office:value="0.237157821655273">
                <text:p>0.23715782165527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0372076034545898">
                <text:p>0.0372076034545898</text:p>
              </table:table-cell>
              <table:table-cell office:value-type="float" office:value="-0.194451153278351">
                <text:p>-0.194451153278351</text:p>
              </table:table-cell>
              <table:table-cell office:value-type="float" office:value="0.246245861053467">
                <text:p>0.24624586105346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0370763354003429">
                <text:p>0.0370763354003429</text:p>
              </table:table-cell>
              <table:table-cell office:value-type="float" office:value="-0.194610208272934">
                <text:p>-0.194610208272934</text:p>
              </table:table-cell>
              <table:table-cell office:value-type="float" office:value="0.255435049533844">
                <text:p>0.2554350495338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369405075907707">
                <text:p>0.0369405075907707</text:p>
              </table:table-cell>
              <table:table-cell office:value-type="float" office:value="-0.194775074720383">
                <text:p>-0.194775074720383</text:p>
              </table:table-cell>
              <table:table-cell office:value-type="float" office:value="0.264721870422363">
                <text:p>0.264721870422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0368001461029053">
                <text:p>0.0368001461029053</text:p>
              </table:table-cell>
              <table:table-cell office:value-type="float" office:value="-0.194945469498634">
                <text:p>-0.194945469498634</text:p>
              </table:table-cell>
              <table:table-cell office:value-type="float" office:value="0.274102300405502">
                <text:p>0.2741023004055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0365055948495865">
                <text:p>0.0365055948495865</text:p>
              </table:table-cell>
              <table:table-cell office:value-type="float" office:value="-0.195301994681358">
                <text:p>-0.195301994681358</text:p>
              </table:table-cell>
              <table:table-cell office:value-type="float" office:value="0.293129742145538">
                <text:p>0.29312974214553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0363513864576817">
                <text:p>0.0363513864576817</text:p>
              </table:table-cell>
              <table:table-cell office:value-type="float" office:value="-0.195487573742866">
                <text:p>-0.195487573742866</text:p>
              </table:table-cell>
              <table:table-cell office:value-type="float" office:value="0.302769243717194">
                <text:p>0.3027692437171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0360290370881557">
                <text:p>0.0360290370881557</text:p>
              </table:table-cell>
              <table:table-cell office:value-type="float" office:value="-0.195872321724892">
                <text:p>-0.195872321724892</text:p>
              </table:table-cell>
              <table:table-cell office:value-type="float" office:value="0.322281330823898">
                <text:p>0.3222813308238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035860899835825">
                <text:p>0.035860899835825</text:p>
              </table:table-cell>
              <table:table-cell office:value-type="float" office:value="-0.196071028709412">
                <text:p>-0.196071028709412</text:p>
              </table:table-cell>
              <table:table-cell office:value-type="float" office:value="0.332146435976028">
                <text:p>0.3321464359760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0356880910694599">
                <text:p>0.0356880910694599</text:p>
              </table:table-cell>
              <table:table-cell office:value-type="float" office:value="-0.196273595094681">
                <text:p>-0.196273595094681</text:p>
              </table:table-cell>
              <table:table-cell office:value-type="float" office:value="0.342079401016235">
                <text:p>0.342079401016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0355106815695763">
                <text:p>0.0355106815695763</text:p>
              </table:table-cell>
              <table:table-cell office:value-type="float" office:value="-0.196479797363281">
                <text:p>-0.196479797363281</text:p>
              </table:table-cell>
              <table:table-cell office:value-type="float" office:value="0.352076321840286">
                <text:p>0.3520763218402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0353286229074001">
                <text:p>0.0353286229074001</text:p>
              </table:table-cell>
              <table:table-cell office:value-type="float" office:value="-0.196689486503601">
                <text:p>-0.196689486503601</text:p>
              </table:table-cell>
              <table:table-cell office:value-type="float" office:value="0.362133651971817">
                <text:p>0.36213365197181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0351419895887375">
                <text:p>0.0351419895887375</text:p>
              </table:table-cell>
              <table:table-cell office:value-type="float" office:value="-0.196902319788933">
                <text:p>-0.196902319788933</text:p>
              </table:table-cell>
              <table:table-cell office:value-type="float" office:value="0.372247576713562">
                <text:p>0.3722475767135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349507965147495">
                <text:p>0.0349507965147495</text:p>
              </table:table-cell>
              <table:table-cell office:value-type="float" office:value="-0.197118103504181">
                <text:p>-0.197118103504181</text:p>
              </table:table-cell>
              <table:table-cell office:value-type="float" office:value="0.382414370775223">
                <text:p>0.3824143707752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0345548167824745">
                <text:p>0.0345548167824745</text:p>
              </table:table-cell>
              <table:table-cell office:value-type="float" office:value="-0.197557732462883">
                <text:p>-0.197557732462883</text:p>
              </table:table-cell>
              <table:table-cell office:value-type="float" office:value="0.402891784906387">
                <text:p>0.4028917849063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0343501567840576">
                <text:p>0.0343501567840576</text:p>
              </table:table-cell>
              <table:table-cell office:value-type="float" office:value="-0.197781160473824">
                <text:p>-0.197781160473824</text:p>
              </table:table-cell>
              <table:table-cell office:value-type="float" office:value="0.413194864988327">
                <text:p>0.4131948649883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0341410934925079">
                <text:p>0.0341410934925079</text:p>
              </table:table-cell>
              <table:table-cell office:value-type="float" office:value="-0.198006585240364">
                <text:p>-0.198006585240364</text:p>
              </table:table-cell>
              <table:table-cell office:value-type="float" office:value="0.423536002635956">
                <text:p>0.4235360026359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0339277237653732">
                <text:p>0.0339277237653732</text:p>
              </table:table-cell>
              <table:table-cell office:value-type="float" office:value="-0.198233857750893">
                <text:p>-0.198233857750893</text:p>
              </table:table-cell>
              <table:table-cell office:value-type="float" office:value="0.433911323547363">
                <text:p>0.4339113235473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0337100476026535">
                <text:p>0.0337100476026535</text:p>
              </table:table-cell>
              <table:table-cell office:value-type="float" office:value="-0.198462769389153">
                <text:p>-0.198462769389153</text:p>
              </table:table-cell>
              <table:table-cell office:value-type="float" office:value="0.444317370653152">
                <text:p>0.4443173706531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0332622341811657">
                <text:p>0.0332622341811657</text:p>
              </table:table-cell>
              <table:table-cell office:value-type="float" office:value="-0.198924705386162">
                <text:p>-0.198924705386162</text:p>
              </table:table-cell>
              <table:table-cell office:value-type="float" office:value="0.465205818414688">
                <text:p>0.4652058184146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0330322198569775">
                <text:p>0.0330322198569775</text:p>
              </table:table-cell>
              <table:table-cell office:value-type="float" office:value="-0.199157312512398">
                <text:p>-0.199157312512398</text:p>
              </table:table-cell>
              <table:table-cell office:value-type="float" office:value="0.475680977106094">
                <text:p>0.47568097710609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0325604416429996">
                <text:p>0.0325604416429996</text:p>
              </table:table-cell>
              <table:table-cell office:value-type="float" office:value="-0.199624642729759">
                <text:p>-0.199624642729759</text:p>
              </table:table-cell>
              <table:table-cell office:value-type="float" office:value="0.496674299240112">
                <text:p>0.4966742992401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0320736840367317">
                <text:p>0.0320736840367317</text:p>
              </table:table-cell>
              <table:table-cell office:value-type="float" office:value="-0.200093597173691">
                <text:p>-0.200093597173691</text:p>
              </table:table-cell>
              <table:table-cell office:value-type="float" office:value="0.517700135707855">
                <text:p>0.5177001357078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31824879348278">
                <text:p>0.031824879348278</text:p>
              </table:table-cell>
              <table:table-cell office:value-type="float" office:value="-0.200328230857849">
                <text:p>-0.200328230857849</text:p>
              </table:table-cell>
              <table:table-cell office:value-type="float" office:value="0.528215885162354">
                <text:p>0.5282158851623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0315727293491364">
                <text:p>0.0315727293491364</text:p>
              </table:table-cell>
              <table:table-cell office:value-type="float" office:value="-0.200562611222267">
                <text:p>-0.200562611222267</text:p>
              </table:table-cell>
              <table:table-cell office:value-type="float" office:value="0.538728713989258">
                <text:p>0.5387287139892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0313172563910484">
                <text:p>0.0313172563910484</text:p>
              </table:table-cell>
              <table:table-cell office:value-type="float" office:value="-0.200796782970428">
                <text:p>-0.200796782970428</text:p>
              </table:table-cell>
              <table:table-cell office:value-type="float" office:value="0.549234449863434">
                <text:p>0.54923444986343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031058618798852">
                <text:p>0.031058618798852</text:p>
              </table:table-cell>
              <table:table-cell office:value-type="float" office:value="-0.201030313968658">
                <text:p>-0.201030313968658</text:p>
              </table:table-cell>
              <table:table-cell office:value-type="float" office:value="0.559729754924774">
                <text:p>0.5597297549247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0307969208806753">
                <text:p>0.0307969208806753</text:p>
              </table:table-cell>
              <table:table-cell office:value-type="float" office:value="-0.201263204216957">
                <text:p>-0.201263204216957</text:p>
              </table:table-cell>
              <table:table-cell office:value-type="float" office:value="0.570210874080658">
                <text:p>0.5702108740806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302649922668934">
                <text:p>0.0302649922668934</text:p>
              </table:table-cell>
              <table:table-cell office:value-type="float" office:value="-0.201726093888283">
                <text:p>-0.201726093888283</text:p>
              </table:table-cell>
              <table:table-cell office:value-type="float" office:value="0.59111499786377">
                <text:p>0.591114997863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0299950242042542">
                <text:p>0.0299950242042542</text:p>
              </table:table-cell>
              <table:table-cell office:value-type="float" office:value="-0.201955869793892">
                <text:p>-0.201955869793892</text:p>
              </table:table-cell>
              <table:table-cell office:value-type="float" office:value="0.6015305519104">
                <text:p>0.60153055191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0297226067632437">
                <text:p>0.0297226067632437</text:p>
              </table:table-cell>
              <table:table-cell office:value-type="float" office:value="-0.20218425989151">
                <text:p>-0.20218425989151</text:p>
              </table:table-cell>
              <table:table-cell office:value-type="float" office:value="0.611916840076447">
                <text:p>0.6119168400764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0291710030287504">
                <text:p>0.0291710030287504</text:p>
              </table:table-cell>
              <table:table-cell office:value-type="float" office:value="-0.202636405825615">
                <text:p>-0.202636405825615</text:p>
              </table:table-cell>
              <table:table-cell office:value-type="float" office:value="0.632586479187012">
                <text:p>0.6325864791870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0288921501487494">
                <text:p>0.0288921501487494</text:p>
              </table:table-cell>
              <table:table-cell office:value-type="float" office:value="-0.202859878540039">
                <text:p>-0.202859878540039</text:p>
              </table:table-cell>
              <table:table-cell office:value-type="float" office:value="0.642862319946289">
                <text:p>0.6428623199462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286114811897278">
                <text:p>0.0286114811897278</text:p>
              </table:table-cell>
              <table:table-cell office:value-type="float" office:value="-0.20308144390583">
                <text:p>-0.20308144390583</text:p>
              </table:table-cell>
              <table:table-cell office:value-type="float" office:value="0.653094053268433">
                <text:p>0.65309405326843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0283291768282652">
                <text:p>0.0283291768282652</text:p>
              </table:table-cell>
              <table:table-cell office:value-type="float" office:value="-0.203300893306732">
                <text:p>-0.203300893306732</text:p>
              </table:table-cell>
              <table:table-cell office:value-type="float" office:value="0.663277626037598">
                <text:p>0.66327762603759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0280454363673925">
                <text:p>0.0280454363673925</text:p>
              </table:table-cell>
              <table:table-cell office:value-type="float" office:value="-0.2035181671381">
                <text:p>-0.2035181671381</text:p>
              </table:table-cell>
              <table:table-cell office:value-type="float" office:value="0.673409283161163">
                <text:p>0.67340928316116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02776038646698">
                <text:p>0.02776038646698</text:p>
              </table:table-cell>
              <table:table-cell office:value-type="float" office:value="-0.203733161091804">
                <text:p>-0.203733161091804</text:p>
              </table:table-cell>
              <table:table-cell office:value-type="float" office:value="0.683485507965088">
                <text:p>0.68348550796508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0274742264300585">
                <text:p>0.0274742264300585</text:p>
              </table:table-cell>
              <table:table-cell office:value-type="float" office:value="-0.203945696353912">
                <text:p>-0.203945696353912</text:p>
              </table:table-cell>
              <table:table-cell office:value-type="float" office:value="0.693502247333527">
                <text:p>0.69350224733352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0268994104117155">
                <text:p>0.0268994104117155</text:p>
              </table:table-cell>
              <table:table-cell office:value-type="float" office:value="-0.204363122582436">
                <text:p>-0.204363122582436</text:p>
              </table:table-cell>
              <table:table-cell office:value-type="float" office:value="0.7133429646492">
                <text:p>0.71334296464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0266110673546791">
                <text:p>0.0266110673546791</text:p>
              </table:table-cell>
              <table:table-cell office:value-type="float" office:value="-0.204567730426788">
                <text:p>-0.204567730426788</text:p>
              </table:table-cell>
              <table:table-cell office:value-type="float" office:value="0.723159372806549">
                <text:p>0.7231593728065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0260336697101593">
                <text:p>0.0260336697101593</text:p>
              </table:table-cell>
              <table:table-cell office:value-type="float" office:value="-0.204968467354774">
                <text:p>-0.204968467354774</text:p>
              </table:table-cell>
              <table:table-cell office:value-type="float" office:value="0.742565393447876">
                <text:p>0.74256539344787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0257449131458998">
                <text:p>0.0257449131458998</text:p>
              </table:table-cell>
              <table:table-cell office:value-type="float" office:value="-0.205164328217506">
                <text:p>-0.205164328217506</text:p>
              </table:table-cell>
              <table:table-cell office:value-type="float" office:value="0.752147436141968">
                <text:p>0.752147436141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0251683983951807">
                <text:p>0.0251683983951807</text:p>
              </table:table-cell>
              <table:table-cell office:value-type="float" office:value="-0.205546721816063">
                <text:p>-0.205546721816063</text:p>
              </table:table-cell>
              <table:table-cell office:value-type="float" office:value="0.771051049232483">
                <text:p>0.7710510492324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0245945975184441">
                <text:p>0.0245945975184441</text:p>
              </table:table-cell>
              <table:table-cell office:value-type="float" office:value="-0.205916240811348">
                <text:p>-0.205916240811348</text:p>
              </table:table-cell>
              <table:table-cell office:value-type="float" office:value="0.789581775665283">
                <text:p>0.7895817756652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0240251384675503">
                <text:p>0.0240251384675503</text:p>
              </table:table-cell>
              <table:table-cell office:value-type="float" office:value="-0.206272259354591">
                <text:p>-0.206272259354591</text:p>
              </table:table-cell>
              <table:table-cell office:value-type="float" office:value="0.807709872722626">
                <text:p>0.80770987272262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0237425621598959">
                <text:p>0.0237425621598959</text:p>
              </table:table-cell>
              <table:table-cell office:value-type="float" office:value="-0.206445097923279">
                <text:p>-0.206445097923279</text:p>
              </table:table-cell>
              <table:table-cell office:value-type="float" office:value="0.816613376140595">
                <text:p>0.8166133761405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023461701348424">
                <text:p>0.023461701348424</text:p>
              </table:table-cell>
              <table:table-cell office:value-type="float" office:value="-0.206614404916763">
                <text:p>-0.206614404916763</text:p>
              </table:table-cell>
              <table:table-cell office:value-type="float" office:value="0.825405180454254">
                <text:p>0.82540518045425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0231827348470688">
                <text:p>0.0231827348470688</text:p>
              </table:table-cell>
              <table:table-cell office:value-type="float" office:value="-0.206780210137367">
                <text:p>-0.206780210137367</text:p>
              </table:table-cell>
              <table:table-cell office:value-type="float" office:value="0.83408135175705">
                <text:p>0.834081351757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0229059159755707">
                <text:p>0.0229059159755707</text:p>
              </table:table-cell>
              <table:table-cell office:value-type="float" office:value="-0.206942334771156">
                <text:p>-0.206942334771156</text:p>
              </table:table-cell>
              <table:table-cell office:value-type="float" office:value="0.842637717723846">
                <text:p>0.84263771772384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0226315222680569">
                <text:p>0.0226315222680569</text:p>
              </table:table-cell>
              <table:table-cell office:value-type="float" office:value="-0.207100883126259">
                <text:p>-0.207100883126259</text:p>
              </table:table-cell>
              <table:table-cell office:value-type="float" office:value="0.851070761680603">
                <text:p>0.8510707616806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0223596319556236">
                <text:p>0.0223596319556236</text:p>
              </table:table-cell>
              <table:table-cell office:value-type="float" office:value="-0.207255810499191">
                <text:p>-0.207255810499191</text:p>
              </table:table-cell>
              <table:table-cell office:value-type="float" office:value="0.859377026557922">
                <text:p>0.8593770265579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0218244250863791">
                <text:p>0.0218244250863791</text:p>
              </table:table-cell>
              <table:table-cell office:value-type="float" office:value="-0.207554534077644">
                <text:p>-0.207554534077644</text:p>
              </table:table-cell>
              <table:table-cell office:value-type="float" office:value="0.875593245029449">
                <text:p>0.8755932450294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0215615425258875">
                <text:p>0.0215615425258875</text:p>
              </table:table-cell>
              <table:table-cell office:value-type="float" office:value="-0.207698300480843">
                <text:p>-0.207698300480843</text:p>
              </table:table-cell>
              <table:table-cell office:value-type="float" office:value="0.88349586725235">
                <text:p>0.883495867252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0213020853698254">
                <text:p>0.0213020853698254</text:p>
              </table:table-cell>
              <table:table-cell office:value-type="float" office:value="-0.207838267087936">
                <text:p>-0.207838267087936</text:p>
              </table:table-cell>
              <table:table-cell office:value-type="float" office:value="0.891256392002106">
                <text:p>0.8912563920021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0210462417453527">
                <text:p>0.0210462417453527</text:p>
              </table:table-cell>
              <table:table-cell office:value-type="float" office:value="-0.207974582910538">
                <text:p>-0.207974582910538</text:p>
              </table:table-cell>
              <table:table-cell office:value-type="float" office:value="0.898870825767517">
                <text:p>0.89887082576751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0205463636666536">
                <text:p>0.0205463636666536</text:p>
              </table:table-cell>
              <table:table-cell office:value-type="float" office:value="-0.208235830068588">
                <text:p>-0.208235830068588</text:p>
              </table:table-cell>
              <table:table-cell office:value-type="float" office:value="0.913647413253784">
                <text:p>0.9136474132537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020063541829586">
                <text:p>0.020063541829586</text:p>
              </table:table-cell>
              <table:table-cell office:value-type="float" office:value="-0.208481952548027">
                <text:p>-0.208481952548027</text:p>
              </table:table-cell>
              <table:table-cell office:value-type="float" office:value="0.927795469760895">
                <text:p>0.9277954697608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0195994712412357">
                <text:p>0.0195994712412357</text:p>
              </table:table-cell>
              <table:table-cell office:value-type="float" office:value="-0.208712980151176">
                <text:p>-0.208712980151176</text:p>
              </table:table-cell>
              <table:table-cell office:value-type="float" office:value="0.941284716129303">
                <text:p>0.9412847161293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0193750020116568">
                <text:p>0.0193750020116568</text:p>
              </table:table-cell>
              <table:table-cell office:value-type="float" office:value="-0.208822771906853">
                <text:p>-0.208822771906853</text:p>
              </table:table-cell>
              <table:table-cell office:value-type="float" office:value="0.947772920131683">
                <text:p>0.9477729201316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0191558264195919">
                <text:p>0.0191558264195919</text:p>
              </table:table-cell>
              <table:table-cell office:value-type="float" office:value="-0.208928883075714">
                <text:p>-0.208928883075714</text:p>
              </table:table-cell>
              <table:table-cell office:value-type="float" office:value="0.954085230827332">
                <text:p>0.9540852308273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018942141905427">
                <text:p>0.018942141905427</text:p>
              </table:table-cell>
              <table:table-cell office:value-type="float" office:value="-0.209031164646149">
                <text:p>-0.209031164646149</text:p>
              </table:table-cell>
              <table:table-cell office:value-type="float" office:value="0.960217952728272">
                <text:p>0.96021795272827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0187342017889023">
                <text:p>0.0187342017889023</text:p>
              </table:table-cell>
              <table:table-cell office:value-type="float" office:value="-0.209129720926285">
                <text:p>-0.209129720926285</text:p>
              </table:table-cell>
              <table:table-cell office:value-type="float" office:value="0.966167032718658">
                <text:p>0.96616703271865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0185321979224682">
                <text:p>0.0185321979224682</text:p>
              </table:table-cell>
              <table:table-cell office:value-type="float" office:value="-0.209224551916122">
                <text:p>-0.209224551916122</text:p>
              </table:table-cell>
              <table:table-cell office:value-type="float" office:value="0.971928775310516">
                <text:p>0.9719287753105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0183362867683172">
                <text:p>0.0183362867683172</text:p>
              </table:table-cell>
              <table:table-cell office:value-type="float" office:value="-0.209315523505211">
                <text:p>-0.209315523505211</text:p>
              </table:table-cell>
              <table:table-cell office:value-type="float" office:value="0.977499544620514">
                <text:p>0.9774995446205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0181466788053513">
                <text:p>0.0181466788053513</text:p>
              </table:table-cell>
              <table:table-cell office:value-type="float" office:value="-0.209402859210968">
                <text:p>-0.209402859210968</text:p>
              </table:table-cell>
              <table:table-cell office:value-type="float" office:value="0.98287558555603">
                <text:p>0.9828755855560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0179635863751173">
                <text:p>0.0179635863751173</text:p>
              </table:table-cell>
              <table:table-cell office:value-type="float" office:value="-0.209486410021782">
                <text:p>-0.209486410021782</text:p>
              </table:table-cell>
              <table:table-cell office:value-type="float" office:value="0.988053023815155">
                <text:p>0.98805302381515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0176177117973566">
                <text:p>0.0176177117973566</text:p>
              </table:table-cell>
              <table:table-cell office:value-type="float" office:value="-0.209642335772514">
                <text:p>-0.209642335772514</text:p>
              </table:table-cell>
              <table:table-cell office:value-type="float" office:value="0.997797310352325">
                <text:p>0.99779731035232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0174553021788597">
                <text:p>0.0174553021788597</text:p>
              </table:table-cell>
              <table:table-cell office:value-type="float" office:value="-0.20971468091011">
                <text:p>-0.20971468091011</text:p>
              </table:table-cell>
              <table:table-cell office:value-type="float" office:value="1.00235676765442">
                <text:p>1.002356767654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0171524882316589">
                <text:p>0.0171524882316589</text:p>
              </table:table-cell>
              <table:table-cell office:value-type="float" office:value="-0.209848269820213">
                <text:p>-0.209848269820213</text:p>
              </table:table-cell>
              <table:table-cell office:value-type="float" office:value="1.01083076000214">
                <text:p>1.0108307600021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0170124713331461">
                <text:p>0.0170124713331461</text:p>
              </table:table-cell>
              <table:table-cell office:value-type="float" office:value="-0.209909453988075">
                <text:p>-0.209909453988075</text:p>
              </table:table-cell>
              <table:table-cell office:value-type="float" office:value="1.01473808288574">
                <text:p>1.014738082885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0167559925466776">
                <text:p>0.0167559925466776</text:p>
              </table:table-cell>
              <table:table-cell office:value-type="float" office:value="-0.21002060174942">
                <text:p>-0.21002060174942</text:p>
              </table:table-cell>
              <table:table-cell office:value-type="float" office:value="1.02187430858612">
                <text:p>1.021874308586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0166399795562029">
                <text:p>0.0166399795562029</text:p>
              </table:table-cell>
              <table:table-cell office:value-type="float" office:value="-0.210070535540581">
                <text:p>-0.210070535540581</text:p>
              </table:table-cell>
              <table:table-cell office:value-type="float" office:value="1.02509570121765">
                <text:p>1.0250957012176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0165322870016098">
                <text:p>0.0165322870016098</text:p>
              </table:table-cell>
              <table:table-cell office:value-type="float" office:value="-0.210116729140282">
                <text:p>-0.210116729140282</text:p>
              </table:table-cell>
              <table:table-cell office:value-type="float" office:value="1.028080701828">
                <text:p>1.0280807018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0164331514388323">
                <text:p>0.0164331514388323</text:p>
              </table:table-cell>
              <table:table-cell office:value-type="float" office:value="-0.210159078240395">
                <text:p>-0.210159078240395</text:p>
              </table:table-cell>
              <table:table-cell office:value-type="float" office:value="1.03082609176636">
                <text:p>1.0308260917663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0163426734507084">
                <text:p>0.0163426734507084</text:p>
              </table:table-cell>
              <table:table-cell office:value-type="float" office:value="-0.210197627544403">
                <text:p>-0.210197627544403</text:p>
              </table:table-cell>
              <table:table-cell office:value-type="float" office:value="1.03332817554474">
                <text:p>1.033328175544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0162610653787851">
                <text:p>0.0162610653787851</text:p>
              </table:table-cell>
              <table:table-cell office:value-type="float" office:value="-0.210232362151146">
                <text:p>-0.210232362151146</text:p>
              </table:table-cell>
              <table:table-cell office:value-type="float" office:value="1.03558230400085">
                <text:p>1.0355823040008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0161884948611259">
                <text:p>0.0161884948611259</text:p>
              </table:table-cell>
              <table:table-cell office:value-type="float" office:value="-0.210263177752495">
                <text:p>-0.210263177752495</text:p>
              </table:table-cell>
              <table:table-cell office:value-type="float" office:value="1.03758549690247">
                <text:p>1.037585496902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0161250829696655">
                <text:p>0.0161250829696655</text:p>
              </table:table-cell>
              <table:table-cell office:value-type="float" office:value="-0.210290119051933">
                <text:p>-0.210290119051933</text:p>
              </table:table-cell>
              <table:table-cell office:value-type="float" office:value="1.0393340587616">
                <text:p>1.039334058761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0160710047930479">
                <text:p>0.0160710047930479</text:p>
              </table:table-cell>
              <table:table-cell office:value-type="float" office:value="-0.210313051939011">
                <text:p>-0.210313051939011</text:p>
              </table:table-cell>
              <table:table-cell office:value-type="float" office:value="1.04082345962524">
                <text:p>1.0408234596252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0159915499389172">
                <text:p>0.0159915499389172</text:p>
              </table:table-cell>
              <table:table-cell office:value-type="float" office:value="-0.21034674346447">
                <text:p>-0.21034674346447</text:p>
              </table:table-cell>
              <table:table-cell office:value-type="float" office:value="1.04301154613495">
                <text:p>1.043011546134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0159664377570152">
                <text:p>0.0159664377570152</text:p>
              </table:table-cell>
              <table:table-cell office:value-type="float" office:value="-0.210357472300529">
                <text:p>-0.210357472300529</text:p>
              </table:table-cell>
              <table:table-cell office:value-type="float" office:value="1.04370248317719">
                <text:p>1.043702483177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0159512609243393">
                <text:p>0.0159512609243393</text:p>
              </table:table-cell>
              <table:table-cell office:value-type="float" office:value="-0.210363939404488">
                <text:p>-0.210363939404488</text:p>
              </table:table-cell>
              <table:table-cell office:value-type="float" office:value="1.04412007331848">
                <text:p>1.04412007331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0159461628645659">
                <text:p>0.0159461628645659</text:p>
              </table:table-cell>
              <table:table-cell office:value-type="float" office:value="-0.2103660851717">
                <text:p>-0.2103660851717</text:p>
              </table:table-cell>
              <table:table-cell office:value-type="float" office:value="1.04426002502441">
                <text:p>1.0442600250244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0159512460231781">
                <text:p>0.0159512460231781</text:p>
              </table:table-cell>
              <table:table-cell office:value-type="float" office:value="-0.210363954305649">
                <text:p>-0.210363954305649</text:p>
              </table:table-cell>
              <table:table-cell office:value-type="float" office:value="1.04412066936493">
                <text:p>1.0441206693649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0159663502126932">
                <text:p>0.0159663502126932</text:p>
              </table:table-cell>
              <table:table-cell office:value-type="float" office:value="-0.210357472300529">
                <text:p>-0.210357472300529</text:p>
              </table:table-cell>
              <table:table-cell office:value-type="float" office:value="1.04370522499084">
                <text:p>1.043705224990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0159913264214993">
                <text:p>0.0159913264214993</text:p>
              </table:table-cell>
              <table:table-cell office:value-type="float" office:value="-0.210346728563309">
                <text:p>-0.210346728563309</text:p>
              </table:table-cell>
              <table:table-cell office:value-type="float" office:value="1.04301774501801">
                <text:p>1.043017745018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0160703882575035">
                <text:p>0.0160703882575035</text:p>
              </table:table-cell>
              <table:table-cell office:value-type="float" office:value="-0.210312604904175">
                <text:p>-0.210312604904175</text:p>
              </table:table-cell>
              <table:table-cell office:value-type="float" office:value="1.04084074497223">
                <text:p>1.0408407449722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0161241721361876">
                <text:p>0.0161241721361876</text:p>
              </table:table-cell>
              <table:table-cell office:value-type="float" office:value="-0.210289269685745">
                <text:p>-0.210289269685745</text:p>
              </table:table-cell>
              <table:table-cell office:value-type="float" office:value="1.03935849666595">
                <text:p>1.039358496665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0161872506141663">
                <text:p>0.0161872506141663</text:p>
              </table:table-cell>
              <table:table-cell office:value-type="float" office:value="-0.21026174724102">
                <text:p>-0.21026174724102</text:p>
              </table:table-cell>
              <table:table-cell office:value-type="float" office:value="1.03761911392212">
                <text:p>1.037619113922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0162594635039568">
                <text:p>0.0162594635039568</text:p>
              </table:table-cell>
              <table:table-cell office:value-type="float" office:value="-0.210230126976967">
                <text:p>-0.210230126976967</text:p>
              </table:table-cell>
              <table:table-cell office:value-type="float" office:value="1.03562593460083">
                <text:p>1.0356259346008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0163406617939472">
                <text:p>0.0163406617939472</text:p>
              </table:table-cell>
              <table:table-cell office:value-type="float" office:value="-0.210194364190102">
                <text:p>-0.210194364190102</text:p>
              </table:table-cell>
              <table:table-cell office:value-type="float" office:value="1.03338277339935">
                <text:p>1.033382773399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0164306852966547">
                <text:p>0.0164306852966547</text:p>
              </table:table-cell>
              <table:table-cell office:value-type="float" office:value="-0.210154488682747">
                <text:p>-0.210154488682747</text:p>
              </table:table-cell>
              <table:table-cell office:value-type="float" office:value="1.03089368343353">
                <text:p>1.0308936834335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0165293142199516">
                <text:p>0.0165293142199516</text:p>
              </table:table-cell>
              <table:table-cell office:value-type="float" office:value="-0.210110411047935">
                <text:p>-0.210110411047935</text:p>
              </table:table-cell>
              <table:table-cell office:value-type="float" office:value="1.02816212177277">
                <text:p>1.028162121772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0166364926844835">
                <text:p>0.0166364926844835</text:p>
              </table:table-cell>
              <table:table-cell office:value-type="float" office:value="-0.21006229519844">
                <text:p>-0.21006229519844</text:p>
              </table:table-cell>
              <table:table-cell office:value-type="float" office:value="1.02519154548645">
                <text:p>1.0251915454864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0168755017220974">
                <text:p>0.0168755017220974</text:p>
              </table:table-cell>
              <table:table-cell office:value-type="float" office:value="-0.209953412413597">
                <text:p>-0.209953412413597</text:p>
              </table:table-cell>
              <table:table-cell office:value-type="float" office:value="1.01855003833771">
                <text:p>1.018550038337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0170070677995682">
                <text:p>0.0170070677995682</text:p>
              </table:table-cell>
              <table:table-cell office:value-type="float" office:value="-0.209892705082893">
                <text:p>-0.209892705082893</text:p>
              </table:table-cell>
              <table:table-cell office:value-type="float" office:value="1.01488602161407">
                <text:p>1.014886021614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0170070677995682">
                <text:p>0.0170070677995682</text:p>
              </table:table-cell>
              <table:table-cell office:value-type="float" office:value="-0.209892705082893">
                <text:p>-0.209892705082893</text:p>
              </table:table-cell>
              <table:table-cell office:value-type="float" office:value="1.01488602161407">
                <text:p>1.014886021614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0171464160084724">
                <text:p>0.0171464160084724</text:p>
              </table:table-cell>
              <table:table-cell office:value-type="float" office:value="-0.209827780723572">
                <text:p>-0.209827780723572</text:p>
              </table:table-cell>
              <table:table-cell office:value-type="float" office:value="1.01099824905396">
                <text:p>1.0109982490539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0174476858228445">
                <text:p>0.0174476858228445</text:p>
              </table:table-cell>
              <table:table-cell office:value-type="float" office:value="-0.209685117006302">
                <text:p>-0.209685117006302</text:p>
              </table:table-cell>
              <table:table-cell office:value-type="float" office:value="1.0025669336319">
                <text:p>1.002566933631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0176092777401209">
                <text:p>0.0176092777401209</text:p>
              </table:table-cell>
              <table:table-cell office:value-type="float" office:value="-0.209607303142548">
                <text:p>-0.209607303142548</text:p>
              </table:table-cell>
              <table:table-cell office:value-type="float" office:value="0.998030424118042">
                <text:p>0.99803042411804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0177779253572226">
                <text:p>0.0177779253572226</text:p>
              </table:table-cell>
              <table:table-cell office:value-type="float" office:value="-0.209525182843208">
                <text:p>-0.209525182843208</text:p>
              </table:table-cell>
              <table:table-cell office:value-type="float" office:value="0.993285238742828">
                <text:p>0.99328523874282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0360978916287422">
                <text:p>0.0360978916287422</text:p>
              </table:table-cell>
              <table:table-cell office:value-type="float" office:value="-0.190933331847191">
                <text:p>-0.190933331847191</text:p>
              </table:table-cell>
              <table:table-cell office:value-type="float" office:value="0.316316485404968">
                <text:p>0.3163164854049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0362560525536537">
                <text:p>0.0362560525536537</text:p>
              </table:table-cell>
              <table:table-cell office:value-type="float" office:value="-0.190589919686317">
                <text:p>-0.190589919686317</text:p>
              </table:table-cell>
              <table:table-cell office:value-type="float" office:value="0.306652963161468">
                <text:p>0.30665296316146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364095531404018">
                <text:p>0.0364095531404018</text:p>
              </table:table-cell>
              <table:table-cell office:value-type="float" office:value="-0.190247803926468">
                <text:p>-0.190247803926468</text:p>
              </table:table-cell>
              <table:table-cell office:value-type="float" office:value="0.297067821025848">
                <text:p>0.297067821025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036558460444212">
                <text:p>0.036558460444212</text:p>
              </table:table-cell>
              <table:table-cell office:value-type="float" office:value="-0.18990720808506">
                <text:p>-0.18990720808506</text:p>
              </table:table-cell>
              <table:table-cell office:value-type="float" office:value="0.287565350532532">
                <text:p>0.28756535053253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036702748388052">
                <text:p>0.036702748388052</text:p>
              </table:table-cell>
              <table:table-cell office:value-type="float" office:value="-0.189568281173706">
                <text:p>-0.189568281173706</text:p>
              </table:table-cell>
              <table:table-cell office:value-type="float" office:value="0.278148651123047">
                <text:p>0.2781486511230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0368424467742443">
                <text:p>0.0368424467742443</text:p>
              </table:table-cell>
              <table:table-cell office:value-type="float" office:value="-0.189231306314468">
                <text:p>-0.189231306314468</text:p>
              </table:table-cell>
              <table:table-cell office:value-type="float" office:value="0.268821865320206">
                <text:p>0.26882186532020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0369775928556919">
                <text:p>0.0369775928556919</text:p>
              </table:table-cell>
              <table:table-cell office:value-type="float" office:value="-0.188896402716637">
                <text:p>-0.188896402716637</text:p>
              </table:table-cell>
              <table:table-cell office:value-type="float" office:value="0.259588658809662">
                <text:p>0.25958865880966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0371082089841366">
                <text:p>0.0371082089841366</text:p>
              </table:table-cell>
              <table:table-cell office:value-type="float" office:value="-0.188563838601112">
                <text:p>-0.188563838601112</text:p>
              </table:table-cell>
              <table:table-cell office:value-type="float" office:value="0.250452488660812">
                <text:p>0.250452488660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0372343361377716">
                <text:p>0.0372343361377716</text:p>
              </table:table-cell>
              <table:table-cell office:value-type="float" office:value="-0.18823379278183">
                <text:p>-0.18823379278183</text:p>
              </table:table-cell>
              <table:table-cell office:value-type="float" office:value="0.241417109966278">
                <text:p>0.24141710996627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0373560264706612">
                <text:p>0.0373560264706612</text:p>
              </table:table-cell>
              <table:table-cell office:value-type="float" office:value="-0.18790639936924">
                <text:p>-0.18790639936924</text:p>
              </table:table-cell>
              <table:table-cell office:value-type="float" office:value="0.232486426830292">
                <text:p>0.23248642683029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037473302334547">
                <text:p>0.037473302334547</text:p>
              </table:table-cell>
              <table:table-cell office:value-type="float" office:value="-0.18758200109005">
                <text:p>-0.18758200109005</text:p>
              </table:table-cell>
              <table:table-cell office:value-type="float" office:value="0.223663911223412">
                <text:p>0.2236639112234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0375862345099449">
                <text:p>0.0375862345099449</text:p>
              </table:table-cell>
              <table:table-cell office:value-type="float" office:value="-0.187260657548904">
                <text:p>-0.187260657548904</text:p>
              </table:table-cell>
              <table:table-cell office:value-type="float" office:value="0.214953228831291">
                <text:p>0.21495322883129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0377992801368236">
                <text:p>0.0377992801368236</text:p>
              </table:table-cell>
              <table:table-cell office:value-type="float" office:value="-0.186628073453903">
                <text:p>-0.186628073453903</text:p>
              </table:table-cell>
              <table:table-cell office:value-type="float" office:value="0.19788222014904">
                <text:p>0.197882220149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0378995165228844">
                <text:p>0.0378995165228844</text:p>
              </table:table-cell>
              <table:table-cell office:value-type="float" office:value="-0.186317220330238">
                <text:p>-0.186317220330238</text:p>
              </table:table-cell>
              <table:table-cell office:value-type="float" office:value="0.189529314637184">
                <text:p>0.1895293146371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037995632737875">
                <text:p>0.037995632737875</text:p>
              </table:table-cell>
              <table:table-cell office:value-type="float" office:value="-0.186010345816612">
                <text:p>-0.186010345816612</text:p>
              </table:table-cell>
              <table:table-cell office:value-type="float" office:value="0.181303232908249">
                <text:p>0.1813032329082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0380877330899239">
                <text:p>0.0380877330899239</text:p>
              </table:table-cell>
              <table:table-cell office:value-type="float" office:value="-0.18570750951767">
                <text:p>-0.18570750951767</text:p>
              </table:table-cell>
              <table:table-cell office:value-type="float" office:value="0.173207223415375">
                <text:p>0.1732072234153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038175854831934">
                <text:p>0.038175854831934</text:p>
              </table:table-cell>
              <table:table-cell office:value-type="float" office:value="-0.185408979654312">
                <text:p>-0.185408979654312</text:p>
              </table:table-cell>
              <table:table-cell office:value-type="float" office:value="0.165245592594147">
                <text:p>0.1652455925941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0382601022720337">
                <text:p>0.0382601022720337</text:p>
              </table:table-cell>
              <table:table-cell office:value-type="float" office:value="-0.185114994645119">
                <text:p>-0.185114994645119</text:p>
              </table:table-cell>
              <table:table-cell office:value-type="float" office:value="0.157421573996544">
                <text:p>0.15742157399654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0384172685444355">
                <text:p>0.0384172685444355</text:p>
              </table:table-cell>
              <table:table-cell office:value-type="float" office:value="-0.184541076421738">
                <text:p>-0.184541076421738</text:p>
              </table:table-cell>
              <table:table-cell office:value-type="float" office:value="0.142201334238052">
                <text:p>0.14220133423805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0384903736412525">
                <text:p>0.0384903736412525</text:p>
              </table:table-cell>
              <table:table-cell office:value-type="float" office:value="-0.184261575341225">
                <text:p>-0.184261575341225</text:p>
              </table:table-cell>
              <table:table-cell office:value-type="float" office:value="0.134812146425247">
                <text:p>0.1348121464252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0386260002851486">
                <text:p>0.0386260002851486</text:p>
              </table:table-cell>
              <table:table-cell office:value-type="float" office:value="-0.183718636631966">
                <text:p>-0.183718636631966</text:p>
              </table:table-cell>
              <table:table-cell office:value-type="float" office:value="0.120495699346066">
                <text:p>0.1204956993460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0386887304484844">
                <text:p>0.0386887304484844</text:p>
              </table:table-cell>
              <table:table-cell office:value-type="float" office:value="-0.183455437421799">
                <text:p>-0.183455437421799</text:p>
              </table:table-cell>
              <table:table-cell office:value-type="float" office:value="0.11357506364584">
                <text:p>0.1135750636458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0387481898069382">
                <text:p>0.0387481898069382</text:p>
              </table:table-cell>
              <table:table-cell office:value-type="float" office:value="-0.183198124170303">
                <text:p>-0.183198124170303</text:p>
              </table:table-cell>
              <table:table-cell office:value-type="float" office:value="0.106818228960037">
                <text:p>0.1068182289600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0388576686382294">
                <text:p>0.0388576686382294</text:p>
              </table:table-cell>
              <table:table-cell office:value-type="float" office:value="-0.182701423764229">
                <text:p>-0.182701423764229</text:p>
              </table:table-cell>
              <table:table-cell office:value-type="float" office:value="0.0938093960285187">
                <text:p>0.09380939602851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0389078930020332">
                <text:p>0.0389078930020332</text:p>
              </table:table-cell>
              <table:table-cell office:value-type="float" office:value="-0.182462617754936">
                <text:p>-0.182462617754936</text:p>
              </table:table-cell>
              <table:table-cell office:value-type="float" office:value="0.087565042078495">
                <text:p>0.0875650420784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0389552153646946">
                <text:p>0.0389552153646946</text:p>
              </table:table-cell>
              <table:table-cell office:value-type="float" office:value="-0.182230219244957">
                <text:p>-0.182230219244957</text:p>
              </table:table-cell>
              <table:table-cell office:value-type="float" office:value="0.081498809158802">
                <text:p>0.08149880915880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0389997623860836">
                <text:p>0.0389997623860836</text:p>
              </table:table-cell>
              <table:table-cell office:value-type="float" office:value="-0.182004541158676">
                <text:p>-0.182004541158676</text:p>
              </table:table-cell>
              <table:table-cell office:value-type="float" office:value="0.0756145641207695">
                <text:p>0.07561456412076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0390416048467159">
                <text:p>0.0390416048467159</text:p>
              </table:table-cell>
              <table:table-cell office:value-type="float" office:value="-0.181785762310028">
                <text:p>-0.181785762310028</text:p>
              </table:table-cell>
              <table:table-cell office:value-type="float" office:value="0.0699161440134049">
                <text:p>0.069916144013404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0390808656811714">
                <text:p>0.0390808656811714</text:p>
              </table:table-cell>
              <table:table-cell office:value-type="float" office:value="-0.181573957204819">
                <text:p>-0.181573957204819</text:p>
              </table:table-cell>
              <table:table-cell office:value-type="float" office:value="0.0644064694643021">
                <text:p>0.06440646946430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0391519702970982">
                <text:p>0.0391519702970982</text:p>
              </table:table-cell>
              <table:table-cell office:value-type="float" office:value="-0.181172236800194">
                <text:p>-0.181172236800194</text:p>
              </table:table-cell>
              <table:table-cell office:value-type="float" office:value="0.0539704449474812">
                <text:p>0.05397044494748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0391840040683746">
                <text:p>0.0391840040683746</text:p>
              </table:table-cell>
              <table:table-cell office:value-type="float" office:value="-0.180982604622841">
                <text:p>-0.180982604622841</text:p>
              </table:table-cell>
              <table:table-cell office:value-type="float" office:value="0.049050897359848">
                <text:p>0.04905089735984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0392138212919235">
                <text:p>0.0392138212919235</text:p>
              </table:table-cell>
              <table:table-cell office:value-type="float" office:value="-0.180800661444664">
                <text:p>-0.180800661444664</text:p>
              </table:table-cell>
              <table:table-cell office:value-type="float" office:value="0.0443354435265064">
                <text:p>0.044335443526506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392671637237072">
                <text:p>0.0392671637237072</text:p>
              </table:table-cell>
              <table:table-cell office:value-type="float" office:value="-0.180460631847382">
                <text:p>-0.180460631847382</text:p>
              </table:table-cell>
              <table:table-cell office:value-type="float" office:value="0.0355313345789909">
                <text:p>0.035531334578990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0392908491194248">
                <text:p>0.0392908491194248</text:p>
              </table:table-cell>
              <table:table-cell office:value-type="float" office:value="-0.180302873253822">
                <text:p>-0.180302873253822</text:p>
              </table:table-cell>
              <table:table-cell office:value-type="float" office:value="0.0314500965178013">
                <text:p>0.03145009651780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0393126755952835">
                <text:p>0.0393126755952835</text:p>
              </table:table-cell>
              <table:table-cell office:value-type="float" office:value="-0.180153414607048">
                <text:p>-0.180153414607048</text:p>
              </table:table-cell>
              <table:table-cell office:value-type="float" office:value="0.0275874081999064">
                <text:p>0.027587408199906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0393326953053474">
                <text:p>0.0393326953053474</text:p>
              </table:table-cell>
              <table:table-cell office:value-type="float" office:value="-0.180012539029121">
                <text:p>-0.180012539029121</text:p>
              </table:table-cell>
              <table:table-cell office:value-type="float" office:value="0.023947449401021">
                <text:p>0.02394744940102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0393676683306694">
                <text:p>0.0393676683306694</text:p>
              </table:table-cell>
              <table:table-cell office:value-type="float" office:value="-0.179756984114647">
                <text:p>-0.179756984114647</text:p>
              </table:table-cell>
              <table:table-cell office:value-type="float" office:value="0.0173493679612875">
                <text:p>0.01734936796128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0393827445805073">
                <text:p>0.0393827445805073</text:p>
              </table:table-cell>
              <table:table-cell office:value-type="float" office:value="-0.179642602801323">
                <text:p>-0.179642602801323</text:p>
              </table:table-cell>
              <table:table-cell office:value-type="float" office:value="0.0143988998606801">
                <text:p>0.014398899860680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0393963158130646">
                <text:p>0.0393963158130646</text:p>
              </table:table-cell>
              <table:table-cell office:value-type="float" office:value="-0.179537370800972">
                <text:p>-0.179537370800972</text:p>
              </table:table-cell>
              <table:table-cell office:value-type="float" office:value="0.0116853984072804">
                <text:p>0.011685398407280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039419136941433">
                <text:p>0.039419136941433</text:p>
              </table:table-cell>
              <table:table-cell office:value-type="float" office:value="-0.179355010390282">
                <text:p>-0.179355010390282</text:p>
              </table:table-cell>
              <table:table-cell office:value-type="float" office:value="0.00698475725948811">
                <text:p>0.006984757259488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0394365154206753">
                <text:p>0.0394365154206753</text:p>
              </table:table-cell>
              <table:table-cell office:value-type="float" office:value="-0.17921108007431">
                <text:p>-0.17921108007431</text:p>
              </table:table-cell>
              <table:table-cell office:value-type="float" office:value="0.00327677745372057">
                <text:p>0.0032767774537205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0394432730972767">
                <text:p>0.0394432730972767</text:p>
              </table:table-cell>
              <table:table-cell office:value-type="float" office:value="-0.179153949022293">
                <text:p>-0.179153949022293</text:p>
              </table:table-cell>
              <table:table-cell office:value-type="float" office:value="0.00180491746868938">
                <text:p>0.00180491746868938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394487641751766">
                <text:p>0.0394487641751766</text:p>
              </table:table-cell>
              <table:table-cell office:value-type="float" office:value="-0.179106816649437">
                <text:p>-0.179106816649437</text:p>
              </table:table-cell>
              <table:table-cell office:value-type="float" office:value="0.000592188676819205">
                <text:p>0.00059218867681920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0394560731947422">
                <text:p>0.0394560731947422</text:p>
              </table:table-cell>
              <table:table-cell office:value-type="float" office:value="-0.179043412208557">
                <text:p>-0.179043412208557</text:p>
              </table:table-cell>
              <table:table-cell office:value-type="float" office:value="-0.00104037544224411">
                <text:p>-0.0010403754422441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039457906037569">
                <text:p>0.039457906037569</text:p>
              </table:table-cell>
              <table:table-cell office:value-type="float" office:value="-0.179027408361435">
                <text:p>-0.179027408361435</text:p>
              </table:table-cell>
              <table:table-cell office:value-type="float" office:value="-0.00145301886368543">
                <text:p>-0.001453018863685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0394585244357586">
                <text:p>0.0394585244357586</text:p>
              </table:table-cell>
              <table:table-cell office:value-type="float" office:value="-0.179022029042244">
                <text:p>-0.179022029042244</text:p>
              </table:table-cell>
              <table:table-cell office:value-type="float" office:value="-0.00159114529378712">
                <text:p>-0.0015911452937871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394552908837795">
                <text:p>0.0394552908837795</text:p>
              </table:table-cell>
              <table:table-cell office:value-type="float" office:value="-0.178569406270981">
                <text:p>-0.178569406270981</text:p>
              </table:table-cell>
              <table:table-cell office:value-type="float" office:value="-0.00157298776321113">
                <text:p>-0.0015729877632111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0394460745155811">
                <text:p>0.0394460745155811</text:p>
              </table:table-cell>
              <table:table-cell office:value-type="float" office:value="-0.177270889282227">
                <text:p>-0.177270889282227</text:p>
              </table:table-cell>
              <table:table-cell office:value-type="float" office:value="-0.00152091041672975">
                <text:p>-0.001520910416729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0.0394127629697323">
                <text:p>0.0394127629697323</text:p>
              </table:table-cell>
              <table:table-cell office:value-type="float" office:value="-0.172492459416389">
                <text:p>-0.172492459416389</text:p>
              </table:table-cell>
              <table:table-cell office:value-type="float" office:value="-0.00132948253303766">
                <text:p>-0.0013294825330376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0.0393650829792023">
                <text:p>0.0393650829792023</text:p>
              </table:table-cell>
              <table:table-cell office:value-type="float" office:value="-0.165398895740509">
                <text:p>-0.165398895740509</text:p>
              </table:table-cell>
              <table:table-cell office:value-type="float" office:value="-0.00104589504189789">
                <text:p>-0.0010458950418978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0.0393378846347332">
                <text:p>0.0393378846347332</text:p>
              </table:table-cell>
              <table:table-cell office:value-type="float" office:value="-0.161206588149071">
                <text:p>-0.161206588149071</text:p>
              </table:table-cell>
              <table:table-cell office:value-type="float" office:value="-0.000878608727362007">
                <text:p>-0.0008786087273620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0.0393094830214977">
                <text:p>0.0393094830214977</text:p>
              </table:table-cell>
              <table:table-cell office:value-type="float" office:value="-0.156702607870102">
                <text:p>-0.156702607870102</text:p>
              </table:table-cell>
              <table:table-cell office:value-type="float" office:value="-0.000699143041856587">
                <text:p>-0.00069914304185658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0.0392237529158592">
                <text:p>0.0392237529158592</text:p>
              </table:table-cell>
              <table:table-cell office:value-type="float" office:value="-0.14221128821373">
                <text:p>-0.14221128821373</text:p>
              </table:table-cell>
              <table:table-cell office:value-type="float" office:value="-0.000123412086395547">
                <text:p>-0.0001234120863955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0.0392237529158592">
                <text:p>0.0392237529158592</text:p>
              </table:table-cell>
              <table:table-cell office:value-type="float" office:value="-0.14221128821373">
                <text:p>-0.14221128821373</text:p>
              </table:table-cell>
              <table:table-cell office:value-type="float" office:value="-0.000123412086395547">
                <text:p>-0.00012341208639554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0.0391717627644539">
                <text:p>0.0391717627644539</text:p>
              </table:table-cell>
              <table:table-cell office:value-type="float" office:value="-0.132624581456184">
                <text:p>-0.132624581456184</text:p>
              </table:table-cell>
              <table:table-cell office:value-type="float" office:value="0.000256135332165286">
                <text:p>0.0002561353321652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0.0391486175358295">
                <text:p>0.0391486175358295</text:p>
              </table:table-cell>
              <table:table-cell office:value-type="float" office:value="-0.128120586276054">
                <text:p>-0.128120586276054</text:p>
              </table:table-cell>
              <table:table-cell office:value-type="float" office:value="0.000434112240327522">
                <text:p>0.0004341122403275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391278229653835">
                <text:p>0.0391278229653835</text:p>
              </table:table-cell>
              <table:table-cell office:value-type="float" office:value="-0.123928286135197">
                <text:p>-0.123928286135197</text:p>
              </table:table-cell>
              <table:table-cell office:value-type="float" office:value="0.000599587860051543">
                <text:p>0.000599587860051543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0.0391096323728561">
                <text:p>0.0391096323728561</text:p>
              </table:table-cell>
              <table:table-cell office:value-type="float" office:value="-0.120136603713036">
                <text:p>-0.120136603713036</text:p>
              </table:table-cell>
              <table:table-cell office:value-type="float" office:value="0.000749101454857737">
                <text:p>0.00074910145485773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0.0390942431986332">
                <text:p>0.0390942431986332</text:p>
              </table:table-cell>
              <table:table-cell office:value-type="float" office:value="-0.11683464795351">
                <text:p>-0.11683464795351</text:p>
              </table:table-cell>
              <table:table-cell office:value-type="float" office:value="0.000879191793501377">
                <text:p>0.00087919179350137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0.0390818901360035">
                <text:p>0.0390818901360035</text:p>
              </table:table-cell>
              <table:table-cell office:value-type="float" office:value="-0.114111520349979">
                <text:p>-0.114111520349979</text:p>
              </table:table-cell>
              <table:table-cell office:value-type="float" office:value="0.000986403319984674">
                <text:p>0.00098640331998467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0.0390727669000626">
                <text:p>0.0390727669000626</text:p>
              </table:table-cell>
              <table:table-cell office:value-type="float" office:value="-0.112056128680706">
                <text:p>-0.112056128680706</text:p>
              </table:table-cell>
              <table:table-cell office:value-type="float" office:value="0.00106727844104171">
                <text:p>0.00106727844104171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0.0390651188790798">
                <text:p>0.0390651188790798</text:p>
              </table:table-cell>
              <table:table-cell office:value-type="float" office:value="-0.110304974019527">
                <text:p>-0.110304974019527</text:p>
              </table:table-cell>
              <table:table-cell office:value-type="float" office:value="0.00113615428563207">
                <text:p>0.00113615428563207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0.0390656255185604">
                <text:p>0.0390656255185604</text:p>
              </table:table-cell>
              <table:table-cell office:value-type="float" office:value="-0.110421717166901">
                <text:p>-0.110421717166901</text:p>
              </table:table-cell>
              <table:table-cell office:value-type="float" office:value="0.001131561701186">
                <text:p>0.00113156170118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0.0390671119093895">
                <text:p>0.0390671119093895</text:p>
              </table:table-cell>
              <table:table-cell office:value-type="float" office:value="-0.110763795673847">
                <text:p>-0.110763795673847</text:p>
              </table:table-cell>
              <table:table-cell office:value-type="float" office:value="0.00111811002716422">
                <text:p>0.00111811002716422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0.0390695296227932">
                <text:p>0.0390695296227932</text:p>
              </table:table-cell>
              <table:table-cell office:value-type="float" office:value="-0.111319117248058">
                <text:p>-0.111319117248058</text:p>
              </table:table-cell>
              <table:table-cell office:value-type="float" office:value="0.00109626923222095">
                <text:p>0.0010962692322209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0.0390770323574543">
                <text:p>0.0390770323574543</text:p>
              </table:table-cell>
              <table:table-cell office:value-type="float" office:value="-0.113022238016129">
                <text:p>-0.113022238016129</text:p>
              </table:table-cell>
              <table:table-cell office:value-type="float" office:value="0.00102926744148135">
                <text:p>0.0010292674414813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390820503234863">
                <text:p>0.0390820503234863</text:p>
              </table:table-cell>
              <table:table-cell office:value-type="float" office:value="-0.114146664738655">
                <text:p>-0.114146664738655</text:p>
              </table:table-cell>
              <table:table-cell office:value-type="float" office:value="0.000985017977654934">
                <text:p>0.000985017977654934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0.0390944592654705">
                <text:p>0.0390944592654705</text:p>
              </table:table-cell>
              <table:table-cell office:value-type="float" office:value="-0.11688306927681">
                <text:p>-0.11688306927681</text:p>
              </table:table-cell>
              <table:table-cell office:value-type="float" office:value="0.000877283862791956">
                <text:p>0.000877283862791956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0.0391098894178867">
                <text:p>0.0391098894178867</text:p>
              </table:table-cell>
              <table:table-cell office:value-type="float" office:value="-0.12019307911396">
                <text:p>-0.12019307911396</text:p>
              </table:table-cell>
              <table:table-cell office:value-type="float" office:value="0.000746874895412475">
                <text:p>0.000746874895412475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0.0391281135380268">
                <text:p>0.0391281135380268</text:p>
              </table:table-cell>
              <table:table-cell office:value-type="float" office:value="-0.123986713588238">
                <text:p>-0.123986713588238</text:p>
              </table:table-cell>
              <table:table-cell office:value-type="float" office:value="0.000597281556110829">
                <text:p>0.000597281556110829</text:p>
              </table:table-cell>
              <table:table-cell office:value-type="float" office:value="-0.0111271645873785">
                <text:p>-0.0111271645873785</text:p>
              </table:table-cell>
              <table:table-cell office:value-type="float" office:value="-0.0178015436977148">
                <text:p>-0.0178015436977148</text:p>
              </table:table-cell>
              <table:table-cell office:value-type="float" office:value="0.455281645059586">
                <text:p>0.4552816450595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0.039128627628088">
                <text:p>0.039128627628088</text:p>
              </table:table-cell>
              <table:table-cell office:value-type="float" office:value="-0.123983345925808">
                <text:p>-0.123983345925808</text:p>
              </table:table-cell>
              <table:table-cell office:value-type="float" office:value="0.000284435576759279">
                <text:p>0.000284435576759279</text:p>
              </table:table-cell>
              <table:table-cell office:value-type="float" office:value="-0.0111285988241434">
                <text:p>-0.0111285988241434</text:p>
              </table:table-cell>
              <table:table-cell office:value-type="float" office:value="-0.0178024042397738">
                <text:p>-0.0178024042397738</text:p>
              </table:table-cell>
              <table:table-cell office:value-type="float" office:value="0.455281734466553">
                <text:p>0.4552817344665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0.0391294285655022">
                <text:p>0.0391294285655022</text:p>
              </table:table-cell>
              <table:table-cell office:value-type="float" office:value="-0.123973183333874">
                <text:p>-0.123973183333874</text:p>
              </table:table-cell>
              <table:table-cell office:value-type="float" office:value="-0.000636334472801536">
                <text:p>-0.000636334472801536</text:p>
              </table:table-cell>
              <table:table-cell office:value-type="float" office:value="-0.0111321974545717">
                <text:p>-0.0111321974545717</text:p>
              </table:table-cell>
              <table:table-cell office:value-type="float" office:value="-0.0178046301007271">
                <text:p>-0.0178046301007271</text:p>
              </table:table-cell>
              <table:table-cell office:value-type="float" office:value="0.455282181501389">
                <text:p>0.4552821815013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0.0391261391341686">
                <text:p>0.0391261391341686</text:p>
              </table:table-cell>
              <table:table-cell office:value-type="float" office:value="-0.123931966722012">
                <text:p>-0.123931966722012</text:p>
              </table:table-cell>
              <table:table-cell office:value-type="float" office:value="-0.00419557187706232">
                <text:p>-0.00419557187706232</text:p>
              </table:table-cell>
              <table:table-cell office:value-type="float" office:value="-0.0111418329179287">
                <text:p>-0.0111418329179287</text:p>
              </table:table-cell>
              <table:table-cell office:value-type="float" office:value="-0.0178108979016542">
                <text:p>-0.0178108979016542</text:p>
              </table:table-cell>
              <table:table-cell office:value-type="float" office:value="0.455284655094147">
                <text:p>0.455284655094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0.039119727909565">
                <text:p>0.039119727909565</text:p>
              </table:table-cell>
              <table:table-cell office:value-type="float" office:value="-0.12390162050724">
                <text:p>-0.12390162050724</text:p>
              </table:table-cell>
              <table:table-cell office:value-type="float" office:value="-0.00678094383329153">
                <text:p>-0.00678094383329153</text:p>
              </table:table-cell>
              <table:table-cell office:value-type="float" office:value="-0.0111462734639645">
                <text:p>-0.0111462734639645</text:p>
              </table:table-cell>
              <table:table-cell office:value-type="float" office:value="-0.0178140755742788">
                <text:p>-0.0178140755742788</text:p>
              </table:table-cell>
              <table:table-cell office:value-type="float" office:value="0.455286949872971">
                <text:p>0.4552869498729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0.0391088239848614">
                <text:p>0.0391088239848614</text:p>
              </table:table-cell>
              <table:table-cell office:value-type="float" office:value="-0.123866036534309">
                <text:p>-0.123866036534309</text:p>
              </table:table-cell>
              <table:table-cell office:value-type="float" office:value="-0.00986828655004501">
                <text:p>-0.00986828655004501</text:p>
              </table:table-cell>
              <table:table-cell office:value-type="float" office:value="-0.0111497174948454">
                <text:p>-0.0111497174948454</text:p>
              </table:table-cell>
              <table:table-cell office:value-type="float" office:value="-0.0178169179707766">
                <text:p>-0.0178169179707766</text:p>
              </table:table-cell>
              <table:table-cell office:value-type="float" office:value="0.455290019512177">
                <text:p>0.4552900195121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0.0390925705432892">
                <text:p>0.0390925705432892</text:p>
              </table:table-cell>
              <table:table-cell office:value-type="float" office:value="-0.123826369643211">
                <text:p>-0.123826369643211</text:p>
              </table:table-cell>
              <table:table-cell office:value-type="float" office:value="-0.0134309343993664">
                <text:p>-0.0134309343993664</text:p>
              </table:table-cell>
              <table:table-cell office:value-type="float" office:value="-0.011151734739542">
                <text:p>-0.011151734739542</text:p>
              </table:table-cell>
              <table:table-cell office:value-type="float" office:value="-0.0178191382437944">
                <text:p>-0.0178191382437944</text:p>
              </table:table-cell>
              <table:table-cell office:value-type="float" office:value="0.455293953418732">
                <text:p>0.4552939534187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0.0390408784151077">
                <text:p>0.0390408784151077</text:p>
              </table:table-cell>
              <table:table-cell office:value-type="float" office:value="-0.123741127550602">
                <text:p>-0.123741127550602</text:p>
              </table:table-cell>
              <table:table-cell office:value-type="float" office:value="-0.0218769293278456">
                <text:p>-0.0218769293278456</text:p>
              </table:table-cell>
              <table:table-cell office:value-type="float" office:value="-0.0111503545194864">
                <text:p>-0.0111503545194864</text:p>
              </table:table-cell>
              <table:table-cell office:value-type="float" office:value="-0.017821166664362">
                <text:p>-0.017821166664362</text:p>
              </table:table-cell>
              <table:table-cell office:value-type="float" office:value="0.455304443836212">
                <text:p>0.4553044438362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0.0390040650963783">
                <text:p>0.0390040650963783</text:p>
              </table:table-cell>
              <table:table-cell office:value-type="float" office:value="-0.123698994517326">
                <text:p>-0.123698994517326</text:p>
              </table:table-cell>
              <table:table-cell office:value-type="float" office:value="-0.0267074443399906">
                <text:p>-0.0267074443399906</text:p>
              </table:table-cell>
              <table:table-cell office:value-type="float" office:value="-0.0111465267837048">
                <text:p>-0.0111465267837048</text:p>
              </table:table-cell>
              <table:table-cell office:value-type="float" office:value="-0.0178207587450743">
                <text:p>-0.0178207587450743</text:p>
              </table:table-cell>
              <table:table-cell office:value-type="float" office:value="0.455311059951782">
                <text:p>0.4553110599517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0.0389590486884117">
                <text:p>0.0389590486884117</text:p>
              </table:table-cell>
              <table:table-cell office:value-type="float" office:value="-0.123659834265709">
                <text:p>-0.123659834265709</text:p>
              </table:table-cell>
              <table:table-cell office:value-type="float" office:value="-0.03190778195858">
                <text:p>-0.03190778195858</text:p>
              </table:table-cell>
              <table:table-cell office:value-type="float" office:value="-0.0111404117196798">
                <text:p>-0.0111404117196798</text:p>
              </table:table-cell>
              <table:table-cell office:value-type="float" office:value="-0.0178193207830191">
                <text:p>-0.0178193207830191</text:p>
              </table:table-cell>
              <table:table-cell office:value-type="float" office:value="0.455318629741669">
                <text:p>0.4553186297416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0.0388421155512333">
                <text:p>0.0388421155512333</text:p>
              </table:table-cell>
              <table:table-cell office:value-type="float" office:value="-0.12359856069088">
                <text:p>-0.12359856069088</text:p>
              </table:table-cell>
              <table:table-cell office:value-type="float" office:value="-0.0433123856782913">
                <text:p>-0.0433123856782913</text:p>
              </table:table-cell>
              <table:table-cell office:value-type="float" office:value="-0.0111210811883211">
                <text:p>-0.0111210811883211</text:p>
              </table:table-cell>
              <table:table-cell office:value-type="float" office:value="-0.0178132671862841">
                <text:p>-0.0178132671862841</text:p>
              </table:table-cell>
              <table:table-cell office:value-type="float" office:value="0.455336511135101">
                <text:p>0.455336511135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0.0386857390403748">
                <text:p>0.0386857390403748</text:p>
              </table:table-cell>
              <table:table-cell office:value-type="float" office:value="-0.123574748635292">
                <text:p>-0.123574748635292</text:p>
              </table:table-cell>
              <table:table-cell office:value-type="float" office:value="-0.0558799207210541">
                <text:p>-0.0558799207210541</text:p>
              </table:table-cell>
              <table:table-cell office:value-type="float" office:value="-0.0110920388251543">
                <text:p>-0.0110920388251543</text:p>
              </table:table-cell>
              <table:table-cell office:value-type="float" office:value="-0.0178028587251902">
                <text:p>-0.0178028587251902</text:p>
              </table:table-cell>
              <table:table-cell office:value-type="float" office:value="0.455358028411865">
                <text:p>0.4553580284118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0.0384862348437309">
                <text:p>0.0384862348437309</text:p>
              </table:table-cell>
              <table:table-cell office:value-type="float" office:value="-0.123606711626053">
                <text:p>-0.123606711626053</text:p>
              </table:table-cell>
              <table:table-cell office:value-type="float" office:value="-0.0693994536995888">
                <text:p>-0.0693994536995888</text:p>
              </table:table-cell>
              <table:table-cell office:value-type="float" office:value="-0.0110532455146313">
                <text:p>-0.0110532455146313</text:p>
              </table:table-cell>
              <table:table-cell office:value-type="float" office:value="-0.0177882052958012">
                <text:p>-0.0177882052958012</text:p>
              </table:table-cell>
              <table:table-cell office:value-type="float" office:value="0.455383062362671">
                <text:p>0.4553830623626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0.0383693985641003">
                <text:p>0.0383693985641003</text:p>
              </table:table-cell>
              <table:table-cell office:value-type="float" office:value="-0.123649567365646">
                <text:p>-0.123649567365646</text:p>
              </table:table-cell>
              <table:table-cell office:value-type="float" office:value="-0.0764503926038742">
                <text:p>-0.0764503926038742</text:p>
              </table:table-cell>
              <table:table-cell office:value-type="float" office:value="-0.0110302828252316">
                <text:p>-0.0110302828252316</text:p>
              </table:table-cell>
              <table:table-cell office:value-type="float" office:value="-0.0177793670445681">
                <text:p>-0.0177793670445681</text:p>
              </table:table-cell>
              <table:table-cell office:value-type="float" office:value="0.455396860837936">
                <text:p>0.455396860837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0.038240771740675">
                <text:p>0.038240771740675</text:p>
              </table:table-cell>
              <table:table-cell office:value-type="float" office:value="-0.123713426291943">
                <text:p>-0.123713426291943</text:p>
              </table:table-cell>
              <table:table-cell office:value-type="float" office:value="-0.083660364151001">
                <text:p>-0.083660364151001</text:p>
              </table:table-cell>
              <table:table-cell office:value-type="float" office:value="-0.0110050179064274">
                <text:p>-0.0110050179064274</text:p>
              </table:table-cell>
              <table:table-cell office:value-type="float" office:value="-0.0177695602178574">
                <text:p>-0.0177695602178574</text:p>
              </table:table-cell>
              <table:table-cell office:value-type="float" office:value="0.455411493778229">
                <text:p>0.455411493778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0.0381001159548759">
                <text:p>0.0381001159548759</text:p>
              </table:table-cell>
              <table:table-cell office:value-type="float" office:value="-0.123800717294216">
                <text:p>-0.123800717294216</text:p>
              </table:table-cell>
              <table:table-cell office:value-type="float" office:value="-0.0910030230879784">
                <text:p>-0.0910030230879784</text:p>
              </table:table-cell>
              <table:table-cell office:value-type="float" office:value="-0.0109774805605412">
                <text:p>-0.0109774805605412</text:p>
              </table:table-cell>
              <table:table-cell office:value-type="float" office:value="-0.0177588257938623">
                <text:p>-0.0177588257938623</text:p>
              </table:table-cell>
              <table:table-cell office:value-type="float" office:value="0.455426871776581">
                <text:p>0.4554268717765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0.0379472598433495">
                <text:p>0.0379472598433495</text:p>
              </table:table-cell>
              <table:table-cell office:value-type="float" office:value="-0.123913921415806">
                <text:p>-0.123913921415806</text:p>
              </table:table-cell>
              <table:table-cell office:value-type="float" office:value="-0.0984520241618156">
                <text:p>-0.0984520241618156</text:p>
              </table:table-cell>
              <table:table-cell office:value-type="float" office:value="-0.0109477117657661">
                <text:p>-0.0109477117657661</text:p>
              </table:table-cell>
              <table:table-cell office:value-type="float" office:value="-0.0177472215145826">
                <text:p>-0.0177472215145826</text:p>
              </table:table-cell>
              <table:table-cell office:value-type="float" office:value="0.455443024635315">
                <text:p>0.4554430246353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0.0377820990979672">
                <text:p>0.0377820990979672</text:p>
              </table:table-cell>
              <table:table-cell office:value-type="float" office:value="-0.124055400490761">
                <text:p>-0.124055400490761</text:p>
              </table:table-cell>
              <table:table-cell office:value-type="float" office:value="-0.105981096625328">
                <text:p>-0.105981096625328</text:p>
              </table:table-cell>
              <table:table-cell office:value-type="float" office:value="-0.0109158027917147">
                <text:p>-0.0109158027917147</text:p>
              </table:table-cell>
              <table:table-cell office:value-type="float" office:value="-0.0177347902208567">
                <text:p>-0.0177347902208567</text:p>
              </table:table-cell>
              <table:table-cell office:value-type="float" office:value="0.455459952354431">
                <text:p>0.4554599523544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0.0376045852899551">
                <text:p>0.0376045852899551</text:p>
              </table:table-cell>
              <table:table-cell office:value-type="float" office:value="-0.124227546155453">
                <text:p>-0.124227546155453</text:p>
              </table:table-cell>
              <table:table-cell office:value-type="float" office:value="-0.113563783466816">
                <text:p>-0.113563783466816</text:p>
              </table:table-cell>
              <table:table-cell office:value-type="float" office:value="-0.0108817778527737">
                <text:p>-0.0108817778527737</text:p>
              </table:table-cell>
              <table:table-cell office:value-type="float" office:value="-0.0177215822041035">
                <text:p>-0.0177215822041035</text:p>
              </table:table-cell>
              <table:table-cell office:value-type="float" office:value="0.455477565526962">
                <text:p>0.455477565526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0.0372127369046211">
                <text:p>0.0372127369046211</text:p>
              </table:table-cell>
              <table:table-cell office:value-type="float" office:value="-0.124673470854759">
                <text:p>-0.124673470854759</text:p>
              </table:table-cell>
              <table:table-cell office:value-type="float" office:value="-0.128785371780396">
                <text:p>-0.128785371780396</text:p>
              </table:table-cell>
              <table:table-cell office:value-type="float" office:value="-0.0108078084886074">
                <text:p>-0.0108078084886074</text:p>
              </table:table-cell>
              <table:table-cell office:value-type="float" office:value="-0.0176930241286755">
                <text:p>-0.0176930241286755</text:p>
              </table:table-cell>
              <table:table-cell office:value-type="float" office:value="0.455514848232269">
                <text:p>0.4555148482322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0.0369986332952976">
                <text:p>0.0369986332952976</text:p>
              </table:table-cell>
              <table:table-cell office:value-type="float" office:value="-0.12495194375515">
                <text:p>-0.12495194375515</text:p>
              </table:table-cell>
              <table:table-cell office:value-type="float" office:value="-0.136371463537216">
                <text:p>-0.136371463537216</text:p>
              </table:table-cell>
              <table:table-cell office:value-type="float" office:value="-0.0107680056244135">
                <text:p>-0.0107680056244135</text:p>
              </table:table-cell>
              <table:table-cell office:value-type="float" office:value="-0.0176777914166451">
                <text:p>-0.0176777914166451</text:p>
              </table:table-cell>
              <table:table-cell office:value-type="float" office:value="0.455534428358078">
                <text:p>0.4555344283580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0.0367726944386959">
                <text:p>0.0367726944386959</text:p>
              </table:table-cell>
              <table:table-cell office:value-type="float" office:value="-0.125270545482636">
                <text:p>-0.125270545482636</text:p>
              </table:table-cell>
              <table:table-cell office:value-type="float" office:value="-0.143906071782112">
                <text:p>-0.143906071782112</text:p>
              </table:table-cell>
              <table:table-cell office:value-type="float" office:value="-0.0107263531535864">
                <text:p>-0.0107263531535864</text:p>
              </table:table-cell>
              <table:table-cell office:value-type="float" office:value="-0.0176619943231344">
                <text:p>-0.0176619943231344</text:p>
              </table:table-cell>
              <table:table-cell office:value-type="float" office:value="0.455554604530335">
                <text:p>0.4555546045303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0.0362866930663586">
                <text:p>0.0362866930663586</text:p>
              </table:table-cell>
              <table:table-cell office:value-type="float" office:value="-0.126037210226059">
                <text:p>-0.126037210226059</text:p>
              </table:table-cell>
              <table:table-cell office:value-type="float" office:value="-0.158715918660164">
                <text:p>-0.158715918660164</text:p>
              </table:table-cell>
              <table:table-cell office:value-type="float" office:value="-0.0106380302459002">
                <text:p>-0.0106380302459002</text:p>
              </table:table-cell>
              <table:table-cell office:value-type="float" office:value="-0.0176289565861225">
                <text:p>-0.0176289565861225</text:p>
              </table:table-cell>
              <table:table-cell office:value-type="float" office:value="0.455596715211868">
                <text:p>0.4555967152118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0.0360274501144886">
                <text:p>0.0360274501144886</text:p>
              </table:table-cell>
              <table:table-cell office:value-type="float" office:value="-0.126489788293839">
                <text:p>-0.126489788293839</text:p>
              </table:table-cell>
              <table:table-cell office:value-type="float" office:value="-0.165938436985016">
                <text:p>-0.165938436985016</text:p>
              </table:table-cell>
              <table:table-cell office:value-type="float" office:value="-0.0105914771556854">
                <text:p>-0.0105914771556854</text:p>
              </table:table-cell>
              <table:table-cell office:value-type="float" office:value="-0.017611825838685">
                <text:p>-0.017611825838685</text:p>
              </table:table-cell>
              <table:table-cell office:value-type="float" office:value="0.455618560314178">
                <text:p>0.4556185603141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0.0357580371201038">
                <text:p>0.0357580371201038</text:p>
              </table:table-cell>
              <table:table-cell office:value-type="float" office:value="-0.126991450786591">
                <text:p>-0.126991450786591</text:p>
              </table:table-cell>
              <table:table-cell office:value-type="float" office:value="-0.173004418611527">
                <text:p>-0.173004418611527</text:p>
              </table:table-cell>
              <table:table-cell office:value-type="float" office:value="-0.0105434209108353">
                <text:p>-0.0105434209108353</text:p>
              </table:table-cell>
              <table:table-cell office:value-type="float" office:value="-0.0175943598151207">
                <text:p>-0.0175943598151207</text:p>
              </table:table-cell>
              <table:table-cell office:value-type="float" office:value="0.455640882253647">
                <text:p>0.4556408822536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0.0354790277779102">
                <text:p>0.0354790277779102</text:p>
              </table:table-cell>
              <table:table-cell office:value-type="float" office:value="-0.127544313669205">
                <text:p>-0.127544313669205</text:p>
              </table:table-cell>
              <table:table-cell office:value-type="float" office:value="-0.179887473583221">
                <text:p>-0.179887473583221</text:p>
              </table:table-cell>
              <table:table-cell office:value-type="float" office:value="-0.0104939490556717">
                <text:p>-0.0104939490556717</text:p>
              </table:table-cell>
              <table:table-cell office:value-type="float" office:value="-0.0175766386091709">
                <text:p>-0.0175766386091709</text:p>
              </table:table-cell>
              <table:table-cell office:value-type="float" office:value="0.455663681030273">
                <text:p>0.455663681030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0.0348949432373047">
                <text:p>0.0348949432373047</text:p>
              </table:table-cell>
              <table:table-cell office:value-type="float" office:value="-0.128812074661255">
                <text:p>-0.128812074661255</text:p>
              </table:table-cell>
              <table:table-cell office:value-type="float" office:value="-0.192999839782715">
                <text:p>-0.192999839782715</text:p>
              </table:table-cell>
              <table:table-cell office:value-type="float" office:value="-0.0103910397738218">
                <text:p>-0.0103910397738218</text:p>
              </table:table-cell>
              <table:table-cell office:value-type="float" office:value="-0.0175405293703079">
                <text:p>-0.0175405293703079</text:p>
              </table:table-cell>
              <table:table-cell office:value-type="float" office:value="0.455710530281067">
                <text:p>0.4557105302810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0.0345913656055927">
                <text:p>0.0345913656055927</text:p>
              </table:table-cell>
              <table:table-cell office:value-type="float" office:value="-0.129531025886536">
                <text:p>-0.129531025886536</text:p>
              </table:table-cell>
              <table:table-cell office:value-type="float" office:value="-0.199176654219627">
                <text:p>-0.199176654219627</text:p>
              </table:table-cell>
              <table:table-cell office:value-type="float" office:value="-0.010337769985199">
                <text:p>-0.010337769985199</text:p>
              </table:table-cell>
              <table:table-cell office:value-type="float" office:value="-0.0175222661346197">
                <text:p>-0.0175222661346197</text:p>
              </table:table-cell>
              <table:table-cell office:value-type="float" office:value="0.455734491348267">
                <text:p>0.455734491348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0.0342812016606331">
                <text:p>0.0342812016606331</text:p>
              </table:table-cell>
              <table:table-cell office:value-type="float" office:value="-0.130309224128723">
                <text:p>-0.130309224128723</text:p>
              </table:table-cell>
              <table:table-cell office:value-type="float" office:value="-0.20506563782692">
                <text:p>-0.20506563782692</text:p>
              </table:table-cell>
              <table:table-cell office:value-type="float" office:value="-0.0102833993732929">
                <text:p>-0.0102833993732929</text:p>
              </table:table-cell>
              <table:table-cell office:value-type="float" office:value="-0.0175039749592543">
                <text:p>-0.0175039749592543</text:p>
              </table:table-cell>
              <table:table-cell office:value-type="float" office:value="0.45575886964798">
                <text:p>0.455758869647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0.0336447097361088">
                <text:p>0.0336447097361088</text:p>
              </table:table-cell>
              <table:table-cell office:value-type="float" office:value="-0.132051095366478">
                <text:p>-0.132051095366478</text:p>
              </table:table-cell>
              <table:table-cell office:value-type="float" office:value="-0.215874806046486">
                <text:p>-0.215874806046486</text:p>
              </table:table-cell>
              <table:table-cell office:value-type="float" office:value="-0.0101715549826622">
                <text:p>-0.0101715549826622</text:p>
              </table:table-cell>
              <table:table-cell office:value-type="float" office:value="-0.0174674745649099">
                <text:p>-0.0174674745649099</text:p>
              </table:table-cell>
              <table:table-cell office:value-type="float" office:value="0.455808520317078">
                <text:p>0.4558085203170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0.0333203785121441">
                <text:p>0.0333203785121441</text:p>
              </table:table-cell>
              <table:table-cell office:value-type="float" office:value="-0.133018329739571">
                <text:p>-0.133018329739571</text:p>
              </table:table-cell>
              <table:table-cell office:value-type="float" office:value="-0.220742419362068">
                <text:p>-0.220742419362068</text:p>
              </table:table-cell>
              <table:table-cell office:value-type="float" office:value="-0.0101142432540655">
                <text:p>-0.0101142432540655</text:p>
              </table:table-cell>
              <table:table-cell office:value-type="float" office:value="-0.0174493454396725">
                <text:p>-0.0174493454396725</text:p>
              </table:table-cell>
              <table:table-cell office:value-type="float" office:value="0.455833792686462">
                <text:p>0.4558337926864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0.0329933315515518">
                <text:p>0.0329933315515518</text:p>
              </table:table-cell>
              <table:table-cell office:value-type="float" office:value="-0.134052202105522">
                <text:p>-0.134052202105522</text:p>
              </table:table-cell>
              <table:table-cell office:value-type="float" office:value="-0.225217193365097">
                <text:p>-0.225217193365097</text:p>
              </table:table-cell>
              <table:table-cell office:value-type="float" office:value="-0.0100561063736677">
                <text:p>-0.0100561063736677</text:p>
              </table:table-cell>
              <table:table-cell office:value-type="float" office:value="-0.0174313802272081">
                <text:p>-0.0174313802272081</text:p>
              </table:table-cell>
              <table:table-cell office:value-type="float" office:value="0.455859273672104">
                <text:p>0.4558592736721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0.0326647199690342">
                <text:p>0.0326647199690342</text:p>
              </table:table-cell>
              <table:table-cell office:value-type="float" office:value="-0.135154277086258">
                <text:p>-0.135154277086258</text:p>
              </table:table-cell>
              <table:table-cell office:value-type="float" office:value="-0.229272902011871">
                <text:p>-0.229272902011871</text:p>
              </table:table-cell>
              <table:table-cell office:value-type="float" office:value="-0.00999722070991993">
                <text:p>-0.00999722070991993</text:p>
              </table:table-cell>
              <table:table-cell office:value-type="float" office:value="-0.0174136310815811">
                <text:p>-0.0174136310815811</text:p>
              </table:table-cell>
              <table:table-cell office:value-type="float" office:value="0.455884963274002">
                <text:p>0.4558849632740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0.0320072695612907">
                <text:p>0.0320072695612907</text:p>
              </table:table-cell>
              <table:table-cell office:value-type="float" office:value="-0.137569636106491">
                <text:p>-0.137569636106491</text:p>
              </table:table-cell>
              <table:table-cell office:value-type="float" office:value="-0.236022055149078">
                <text:p>-0.236022055149078</text:p>
              </table:table-cell>
              <table:table-cell office:value-type="float" office:value="-0.00987742654979229">
                <text:p>-0.00987742654979229</text:p>
              </table:table-cell>
              <table:table-cell office:value-type="float" office:value="-0.0173789504915476">
                <text:p>-0.0173789504915476</text:p>
              </table:table-cell>
              <table:table-cell office:value-type="float" office:value="0.455936908721924">
                <text:p>0.455936908721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